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Pascal">
      <style:paragraph-properties fo:margin-left="0in" fo:margin-right="0in" fo:text-indent="0in" style:auto-text-indent="false"/>
      <style:text-properties officeooo:rsid="0022f8bb" officeooo:paragraph-rsid="01a48dcc"/>
    </style:style>
    <style:style style:name="P21" style:family="paragraph" style:parent-style-name="Pascal">
      <style:paragraph-properties fo:margin-left="0in" fo:margin-right="0in" fo:text-indent="0in" style:auto-text-indent="false"/>
      <style:text-properties fo:font-size="8pt" officeooo:rsid="0024cde4" officeooo:paragraph-rsid="01a48dcc" style:font-size-asian="8pt" style:font-size-complex="8pt"/>
    </style:style>
    <style:style style:name="P22" style:family="paragraph" style:parent-style-name="Pascal">
      <style:paragraph-properties fo:margin-left="0in" fo:margin-right="0in" fo:text-indent="0in" style:auto-text-indent="false"/>
      <style:text-properties fo:font-size="8pt" officeooo:rsid="0022f8bb" officeooo:paragraph-rsid="01a48dcc" style:font-size-asian="8pt" style:font-size-complex="8pt"/>
    </style:style>
    <style:style style:name="P23" style:family="paragraph" style:parent-style-name="Pascal">
      <style:paragraph-properties fo:margin-left="0in" fo:margin-right="0in" fo:text-indent="0in" style:auto-text-indent="false"/>
      <style:text-properties fo:font-size="8pt" officeooo:paragraph-rsid="01a48dcc" style:font-size-asian="8pt" style:font-size-complex="8pt"/>
    </style:style>
    <style:style style:name="P24" style:family="paragraph" style:parent-style-name="Pascal" style:master-page-name="">
      <style:paragraph-properties fo:margin-left="0in" fo:margin-right="0in" fo:text-indent="0in" style:auto-text-indent="false" style:page-number="auto"/>
      <style:text-properties fo:font-size="8pt" officeooo:rsid="0024cde4" officeooo:paragraph-rsid="01a48dcc" style:font-size-asian="8pt" style:font-size-complex="8pt"/>
    </style:style>
    <style:style style:name="P25" style:family="paragraph" style:parent-style-name="Running_20_Footer">
      <style:paragraph-properties fo:margin-top="0in" fo:margin-bottom="0in" loext:contextual-spacing="false" fo:padding="0in" fo:border="none"/>
      <style:text-properties style:font-name="Arial"/>
    </style:style>
    <style:style style:name="P26"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8" style:family="paragraph" style:parent-style-name="Running_20_Footer">
      <style:paragraph-properties fo:margin-top="0in" fo:margin-bottom="0in" loext:contextual-spacing="false" fo:line-height="100%" fo:padding="0in" fo:border="none">
        <style:tab-stops/>
      </style:paragraph-properties>
    </style:style>
    <style:style style:name="P29"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30"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31"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32" style:family="paragraph" style:parent-style-name="Standard">
      <style:paragraph-properties fo:margin-top="0in" fo:margin-bottom="0in" loext:contextual-spacing="false"/>
    </style:style>
    <style:style style:name="P33" style:family="paragraph" style:parent-style-name="Standard">
      <style:paragraph-properties fo:margin-top="0in" fo:margin-bottom="0in" loext:contextual-spacing="false" fo:text-align="start" style:justify-single-word="false"/>
      <style:text-properties style:font-name="Helv"/>
    </style:style>
    <style:style style:name="P3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5" style:family="paragraph" style:parent-style-name="Header">
      <style:paragraph-properties fo:text-align="end" style:justify-single-word="false"/>
    </style:style>
    <style:style style:name="P36" style:family="paragraph" style:parent-style-name="Footer">
      <style:paragraph-properties fo:text-align="start" style:justify-single-word="false"/>
    </style:style>
    <style:style style:name="P37"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8" style:family="paragraph" style:parent-style-name="Footer">
      <style:paragraph-properties fo:text-align="end" style:justify-single-word="false"/>
    </style:style>
    <style:style style:name="P3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4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4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4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4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4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5" style:family="paragraph" style:parent-style-name="Standard">
      <style:text-properties officeooo:rsid="00195933" officeooo:paragraph-rsid="00195933"/>
    </style:style>
    <style:style style:name="P46" style:family="paragraph" style:parent-style-name="Standard">
      <style:text-properties officeooo:rsid="00195933" officeooo:paragraph-rsid="00fd2add"/>
    </style:style>
    <style:style style:name="P47" style:family="paragraph" style:parent-style-name="Standard">
      <style:text-properties officeooo:rsid="001a707b" officeooo:paragraph-rsid="001a707b"/>
    </style:style>
    <style:style style:name="P48" style:family="paragraph" style:parent-style-name="Standard">
      <style:text-properties officeooo:rsid="001b632e" officeooo:paragraph-rsid="001b632e"/>
    </style:style>
    <style:style style:name="P49" style:family="paragraph" style:parent-style-name="Standard">
      <style:text-properties officeooo:paragraph-rsid="001ca170"/>
    </style:style>
    <style:style style:name="P50" style:family="paragraph" style:parent-style-name="Standard">
      <style:text-properties officeooo:rsid="001dbf25" officeooo:paragraph-rsid="001dbf25"/>
    </style:style>
    <style:style style:name="P51" style:family="paragraph" style:parent-style-name="Standard">
      <style:text-properties fo:font-style="normal" officeooo:paragraph-rsid="001dbf25" style:font-style-asian="normal" style:font-style-complex="normal"/>
    </style:style>
    <style:style style:name="P52" style:family="paragraph" style:parent-style-name="Standard">
      <style:text-properties fo:font-style="normal" officeooo:rsid="001ca170" officeooo:paragraph-rsid="001ca170" style:font-style-asian="normal" style:font-style-complex="normal"/>
    </style:style>
    <style:style style:name="P53" style:family="paragraph" style:parent-style-name="Standard">
      <style:text-properties fo:font-style="normal" officeooo:rsid="001d38dd" officeooo:paragraph-rsid="001d38dd" style:font-style-asian="normal" style:font-style-complex="normal"/>
    </style:style>
    <style:style style:name="P54" style:family="paragraph" style:parent-style-name="Standard">
      <style:text-properties fo:font-style="normal" officeooo:rsid="001dbf25" officeooo:paragraph-rsid="001dbf25" style:font-style-asian="normal" style:font-style-complex="normal"/>
    </style:style>
    <style:style style:name="P55" style:family="paragraph" style:parent-style-name="Standard">
      <style:text-properties fo:font-style="normal" officeooo:rsid="001dbf25" officeooo:paragraph-rsid="016f7898" style:font-style-asian="normal" style:font-style-complex="normal"/>
    </style:style>
    <style:style style:name="P56" style:family="paragraph" style:parent-style-name="Standard">
      <style:text-properties fo:font-style="normal" officeooo:rsid="00216cff" officeooo:paragraph-rsid="00216cff" style:font-style-asian="normal" style:font-style-complex="normal"/>
    </style:style>
    <style:style style:name="P57" style:family="paragraph" style:parent-style-name="Standard">
      <style:text-properties fo:font-style="normal" officeooo:rsid="00229329" officeooo:paragraph-rsid="00229329" style:font-style-asian="normal" style:font-style-complex="normal"/>
    </style:style>
    <style:style style:name="P58" style:family="paragraph" style:parent-style-name="Standard">
      <style:text-properties fo:font-style="normal" officeooo:rsid="00b36d09" officeooo:paragraph-rsid="00b36d09" style:font-style-asian="normal" style:font-style-complex="normal"/>
    </style:style>
    <style:style style:name="P59" style:family="paragraph" style:parent-style-name="Standard">
      <style:text-properties fo:font-style="normal" officeooo:rsid="00285a1f" officeooo:paragraph-rsid="00285a1f" style:font-style-asian="normal" style:font-style-complex="normal"/>
    </style:style>
    <style:style style:name="P60" style:family="paragraph" style:parent-style-name="Standard">
      <style:text-properties fo:font-style="normal" officeooo:rsid="011d7d45" officeooo:paragraph-rsid="011d7d45" style:font-style-asian="normal" style:font-style-complex="normal"/>
    </style:style>
    <style:style style:name="P61"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62"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63" style:family="paragraph" style:parent-style-name="Standard">
      <style:text-properties officeooo:rsid="00229329" officeooo:paragraph-rsid="00229329"/>
    </style:style>
    <style:style style:name="P64" style:family="paragraph" style:parent-style-name="Standard">
      <style:text-properties officeooo:rsid="0022a7f5" officeooo:paragraph-rsid="0022a7f5"/>
    </style:style>
    <style:style style:name="P65" style:family="paragraph" style:parent-style-name="Standard">
      <style:text-properties officeooo:rsid="002e11af" officeooo:paragraph-rsid="002e11af"/>
    </style:style>
    <style:style style:name="P66" style:family="paragraph" style:parent-style-name="Standard">
      <style:text-properties officeooo:rsid="002f1947" officeooo:paragraph-rsid="002f1947"/>
    </style:style>
    <style:style style:name="P67" style:family="paragraph" style:parent-style-name="Standard">
      <style:text-properties officeooo:rsid="002f4ef5" officeooo:paragraph-rsid="002f4ef5"/>
    </style:style>
    <style:style style:name="P68" style:family="paragraph" style:parent-style-name="Standard">
      <style:text-properties officeooo:rsid="003214ec" officeooo:paragraph-rsid="003214ec"/>
    </style:style>
    <style:style style:name="P69" style:family="paragraph" style:parent-style-name="Standard">
      <style:text-properties officeooo:rsid="00327b52" officeooo:paragraph-rsid="00327b52"/>
    </style:style>
    <style:style style:name="P70" style:family="paragraph" style:parent-style-name="Standard">
      <style:text-properties officeooo:rsid="00346d7d" officeooo:paragraph-rsid="00346d7d"/>
    </style:style>
    <style:style style:name="P71" style:family="paragraph" style:parent-style-name="Standard">
      <style:text-properties officeooo:rsid="00349edc" officeooo:paragraph-rsid="00349edc"/>
    </style:style>
    <style:style style:name="P72" style:family="paragraph" style:parent-style-name="Standard">
      <style:text-properties officeooo:rsid="003641e7" officeooo:paragraph-rsid="003641e7"/>
    </style:style>
    <style:style style:name="P73" style:family="paragraph" style:parent-style-name="Standard">
      <style:text-properties officeooo:rsid="003641e7" officeooo:paragraph-rsid="0042c228"/>
    </style:style>
    <style:style style:name="P74" style:family="paragraph" style:parent-style-name="Standard">
      <style:text-properties officeooo:rsid="0023da1d" officeooo:paragraph-rsid="00389324"/>
    </style:style>
    <style:style style:name="P75" style:family="paragraph" style:parent-style-name="Standard">
      <style:text-properties officeooo:rsid="00240278" officeooo:paragraph-rsid="00389324"/>
    </style:style>
    <style:style style:name="P76" style:family="paragraph" style:parent-style-name="Standard">
      <style:text-properties officeooo:rsid="003c7cb7" officeooo:paragraph-rsid="003c7cb7"/>
    </style:style>
    <style:style style:name="P77" style:family="paragraph" style:parent-style-name="Standard">
      <style:text-properties officeooo:rsid="003e351f" officeooo:paragraph-rsid="003e351f"/>
    </style:style>
    <style:style style:name="P78" style:family="paragraph" style:parent-style-name="Standard">
      <style:text-properties officeooo:rsid="003e3d66" officeooo:paragraph-rsid="003e3d66"/>
    </style:style>
    <style:style style:name="P79" style:family="paragraph" style:parent-style-name="Standard">
      <style:text-properties officeooo:rsid="0040ce2e" officeooo:paragraph-rsid="0040ce2e"/>
    </style:style>
    <style:style style:name="P80" style:family="paragraph" style:parent-style-name="Standard">
      <style:text-properties officeooo:rsid="0040ce2e" officeooo:paragraph-rsid="0042c228"/>
    </style:style>
    <style:style style:name="P81" style:family="paragraph" style:parent-style-name="Standard">
      <style:text-properties officeooo:rsid="0042c228" officeooo:paragraph-rsid="0042c228"/>
    </style:style>
    <style:style style:name="P82" style:family="paragraph" style:parent-style-name="Standard">
      <style:text-properties officeooo:rsid="0048bf6a" officeooo:paragraph-rsid="0048bf6a"/>
    </style:style>
    <style:style style:name="P83" style:family="paragraph" style:parent-style-name="Standard">
      <style:text-properties officeooo:rsid="004b58ad" officeooo:paragraph-rsid="004b58ad"/>
    </style:style>
    <style:style style:name="P84" style:family="paragraph" style:parent-style-name="Standard">
      <style:text-properties officeooo:rsid="0051f471" officeooo:paragraph-rsid="0051f471"/>
    </style:style>
    <style:style style:name="P85" style:family="paragraph" style:parent-style-name="Standard">
      <style:text-properties officeooo:rsid="0053b8e4" officeooo:paragraph-rsid="0053b8e4"/>
    </style:style>
    <style:style style:name="P86" style:family="paragraph" style:parent-style-name="Standard">
      <style:text-properties officeooo:rsid="0055f817" officeooo:paragraph-rsid="0055f817"/>
    </style:style>
    <style:style style:name="P87" style:family="paragraph" style:parent-style-name="Standard">
      <style:text-properties officeooo:rsid="0055f817" officeooo:paragraph-rsid="00da4964"/>
    </style:style>
    <style:style style:name="P88" style:family="paragraph" style:parent-style-name="Standard">
      <style:text-properties officeooo:rsid="005bd345" officeooo:paragraph-rsid="005bd345"/>
    </style:style>
    <style:style style:name="P89" style:family="paragraph" style:parent-style-name="Standard">
      <style:text-properties officeooo:rsid="005bd345" officeooo:paragraph-rsid="005f7b67"/>
    </style:style>
    <style:style style:name="P90" style:family="paragraph" style:parent-style-name="Standard">
      <style:text-properties officeooo:rsid="005d2810" officeooo:paragraph-rsid="005d2810"/>
    </style:style>
    <style:style style:name="P91" style:family="paragraph" style:parent-style-name="Standard">
      <style:text-properties officeooo:rsid="00628db8" officeooo:paragraph-rsid="00628db8"/>
    </style:style>
    <style:style style:name="P92" style:family="paragraph" style:parent-style-name="Standard">
      <style:text-properties officeooo:rsid="00628db8" officeooo:paragraph-rsid="006320ca"/>
    </style:style>
    <style:style style:name="P93" style:family="paragraph" style:parent-style-name="Standard">
      <style:text-properties officeooo:rsid="006320ca" officeooo:paragraph-rsid="006320ca"/>
    </style:style>
    <style:style style:name="P94" style:family="paragraph" style:parent-style-name="Standard">
      <style:text-properties officeooo:rsid="0063462e" officeooo:paragraph-rsid="0063462e"/>
    </style:style>
    <style:style style:name="P95" style:family="paragraph" style:parent-style-name="Standard">
      <style:text-properties officeooo:rsid="0063462e" officeooo:paragraph-rsid="007c4db7"/>
    </style:style>
    <style:style style:name="P96" style:family="paragraph" style:parent-style-name="Standard">
      <style:text-properties officeooo:rsid="0063817a" officeooo:paragraph-rsid="0063817a"/>
    </style:style>
    <style:style style:name="P97" style:family="paragraph" style:parent-style-name="Standard">
      <style:text-properties officeooo:rsid="0063817a" officeooo:paragraph-rsid="007f2f05"/>
    </style:style>
    <style:style style:name="P98" style:family="paragraph" style:parent-style-name="Standard">
      <style:text-properties officeooo:rsid="0064a53a" officeooo:paragraph-rsid="0064a53a"/>
    </style:style>
    <style:style style:name="P99" style:family="paragraph" style:parent-style-name="Standard">
      <style:text-properties officeooo:rsid="0064a53a" officeooo:paragraph-rsid="0080760f"/>
    </style:style>
    <style:style style:name="P100" style:family="paragraph" style:parent-style-name="Standard">
      <style:text-properties officeooo:rsid="00668488" officeooo:paragraph-rsid="00668488"/>
    </style:style>
    <style:style style:name="P101" style:family="paragraph" style:parent-style-name="Standard">
      <style:text-properties officeooo:paragraph-rsid="0072e43c"/>
    </style:style>
    <style:style style:name="P102" style:family="paragraph" style:parent-style-name="Standard">
      <style:text-properties officeooo:rsid="00774af3" officeooo:paragraph-rsid="00774af3"/>
    </style:style>
    <style:style style:name="P103" style:family="paragraph" style:parent-style-name="Standard">
      <style:text-properties officeooo:rsid="0078e022" officeooo:paragraph-rsid="0078e022"/>
    </style:style>
    <style:style style:name="P104" style:family="paragraph" style:parent-style-name="Standard">
      <style:text-properties officeooo:rsid="007c4db7" officeooo:paragraph-rsid="007c4db7"/>
    </style:style>
    <style:style style:name="P105" style:family="paragraph" style:parent-style-name="Standard">
      <style:text-properties officeooo:rsid="0080760f" officeooo:paragraph-rsid="0080760f"/>
    </style:style>
    <style:style style:name="P106" style:family="paragraph" style:parent-style-name="Standard">
      <style:text-properties officeooo:rsid="00824c9b" officeooo:paragraph-rsid="00824c9b"/>
    </style:style>
    <style:style style:name="P107" style:family="paragraph" style:parent-style-name="Standard">
      <style:text-properties officeooo:rsid="00853cc7" officeooo:paragraph-rsid="00853cc7"/>
    </style:style>
    <style:style style:name="P108" style:family="paragraph" style:parent-style-name="Standard">
      <style:text-properties officeooo:rsid="0085a00d" officeooo:paragraph-rsid="0085a00d"/>
    </style:style>
    <style:style style:name="P109" style:family="paragraph" style:parent-style-name="Standard">
      <style:text-properties officeooo:rsid="00866529" officeooo:paragraph-rsid="00866529"/>
    </style:style>
    <style:style style:name="P110" style:family="paragraph" style:parent-style-name="Standard">
      <style:text-properties officeooo:rsid="00873b5a" officeooo:paragraph-rsid="00873b5a"/>
    </style:style>
    <style:style style:name="P111" style:family="paragraph" style:parent-style-name="Standard">
      <style:text-properties officeooo:rsid="0087bd7d" officeooo:paragraph-rsid="0087bd7d"/>
    </style:style>
    <style:style style:name="P112" style:family="paragraph" style:parent-style-name="Standard">
      <style:text-properties officeooo:rsid="008923ab" officeooo:paragraph-rsid="008923ab"/>
    </style:style>
    <style:style style:name="P113" style:family="paragraph" style:parent-style-name="Standard">
      <style:text-properties officeooo:rsid="0089c015" officeooo:paragraph-rsid="0089c015"/>
    </style:style>
    <style:style style:name="P114" style:family="paragraph" style:parent-style-name="Standard">
      <style:text-properties officeooo:rsid="008baf0d" officeooo:paragraph-rsid="008baf0d"/>
    </style:style>
    <style:style style:name="P115" style:family="paragraph" style:parent-style-name="Standard">
      <style:text-properties officeooo:rsid="008c9aaf" officeooo:paragraph-rsid="008c9aaf"/>
    </style:style>
    <style:style style:name="P116" style:family="paragraph" style:parent-style-name="Standard">
      <style:text-properties officeooo:rsid="008ca2b4" officeooo:paragraph-rsid="008ca2b4"/>
    </style:style>
    <style:style style:name="P117" style:family="paragraph" style:parent-style-name="Standard">
      <style:text-properties officeooo:rsid="008d2e71" officeooo:paragraph-rsid="008d2e71"/>
    </style:style>
    <style:style style:name="P118" style:family="paragraph" style:parent-style-name="Standard">
      <style:text-properties officeooo:rsid="008e9e29" officeooo:paragraph-rsid="008e9e29"/>
    </style:style>
    <style:style style:name="P119" style:family="paragraph" style:parent-style-name="Standard">
      <style:text-properties officeooo:paragraph-rsid="00941d67"/>
    </style:style>
    <style:style style:name="P120" style:family="paragraph" style:parent-style-name="Standard">
      <style:text-properties officeooo:rsid="0095770e" officeooo:paragraph-rsid="0095770e"/>
    </style:style>
    <style:style style:name="P121" style:family="paragraph" style:parent-style-name="Standard">
      <style:text-properties officeooo:rsid="0095770e" officeooo:paragraph-rsid="009a4ced"/>
    </style:style>
    <style:style style:name="P122" style:family="paragraph" style:parent-style-name="Standard">
      <style:text-properties officeooo:rsid="00972aa9" officeooo:paragraph-rsid="00972aa9"/>
    </style:style>
    <style:style style:name="P123" style:family="paragraph" style:parent-style-name="Standard">
      <style:text-properties officeooo:rsid="009de374" officeooo:paragraph-rsid="009de374"/>
    </style:style>
    <style:style style:name="P124" style:family="paragraph" style:parent-style-name="Standard">
      <style:text-properties officeooo:rsid="009fe2dc" officeooo:paragraph-rsid="009fe2dc"/>
    </style:style>
    <style:style style:name="P125" style:family="paragraph" style:parent-style-name="Standard">
      <style:text-properties officeooo:rsid="00a14908" officeooo:paragraph-rsid="00a14908"/>
    </style:style>
    <style:style style:name="P126" style:family="paragraph" style:parent-style-name="Standard">
      <style:text-properties officeooo:rsid="00a14908" officeooo:paragraph-rsid="00a209c7"/>
    </style:style>
    <style:style style:name="P127" style:family="paragraph" style:parent-style-name="Standard">
      <style:text-properties officeooo:rsid="00a209c7" officeooo:paragraph-rsid="00a209c7"/>
    </style:style>
    <style:style style:name="P128" style:family="paragraph" style:parent-style-name="Standard">
      <style:text-properties officeooo:paragraph-rsid="00a3e70e"/>
    </style:style>
    <style:style style:name="P129" style:family="paragraph" style:parent-style-name="Standard">
      <style:text-properties officeooo:rsid="00a64836" officeooo:paragraph-rsid="00a64836"/>
    </style:style>
    <style:style style:name="P130" style:family="paragraph" style:parent-style-name="Standard">
      <style:text-properties officeooo:rsid="00a7d041" officeooo:paragraph-rsid="00a7d041"/>
    </style:style>
    <style:style style:name="P131" style:family="paragraph" style:parent-style-name="Standard">
      <style:text-properties officeooo:rsid="00aa8d5a" officeooo:paragraph-rsid="00aa8d5a"/>
    </style:style>
    <style:style style:name="P132" style:family="paragraph" style:parent-style-name="Standard">
      <style:text-properties officeooo:rsid="00ac057b" officeooo:paragraph-rsid="00ac057b"/>
    </style:style>
    <style:style style:name="P133" style:family="paragraph" style:parent-style-name="Standard">
      <style:text-properties officeooo:rsid="00ae4bf7" officeooo:paragraph-rsid="00ae4bf7"/>
    </style:style>
    <style:style style:name="P134" style:family="paragraph" style:parent-style-name="Standard">
      <style:text-properties officeooo:rsid="00afc4df" officeooo:paragraph-rsid="00afc4df"/>
    </style:style>
    <style:style style:name="P135" style:family="paragraph" style:parent-style-name="Standard">
      <style:text-properties officeooo:rsid="00b07d65" officeooo:paragraph-rsid="00b07d65"/>
    </style:style>
    <style:style style:name="P136" style:family="paragraph" style:parent-style-name="Standard">
      <style:text-properties officeooo:rsid="00b1db27" officeooo:paragraph-rsid="00b1db27"/>
    </style:style>
    <style:style style:name="P137" style:family="paragraph" style:parent-style-name="Standard">
      <style:text-properties officeooo:rsid="00b23b13" officeooo:paragraph-rsid="00b23b13"/>
    </style:style>
    <style:style style:name="P138" style:family="paragraph" style:parent-style-name="Standard">
      <style:text-properties officeooo:rsid="00b36d09" officeooo:paragraph-rsid="00b36d09"/>
    </style:style>
    <style:style style:name="P139" style:family="paragraph" style:parent-style-name="Standard">
      <style:text-properties officeooo:paragraph-rsid="00b36d09"/>
    </style:style>
    <style:style style:name="P140" style:family="paragraph" style:parent-style-name="Standard">
      <style:text-properties officeooo:rsid="0093e2fa" officeooo:paragraph-rsid="0093e2fa"/>
    </style:style>
    <style:style style:name="P141" style:family="paragraph" style:parent-style-name="Standard">
      <style:text-properties officeooo:rsid="00b4cf87" officeooo:paragraph-rsid="00b4cf87"/>
    </style:style>
    <style:style style:name="P142" style:family="paragraph" style:parent-style-name="Standard">
      <style:text-properties officeooo:rsid="00ba10bc" officeooo:paragraph-rsid="00ba10bc"/>
    </style:style>
    <style:style style:name="P143" style:family="paragraph" style:parent-style-name="Standard">
      <style:text-properties officeooo:rsid="00c806ca" officeooo:paragraph-rsid="00c806ca"/>
    </style:style>
    <style:style style:name="P144" style:family="paragraph" style:parent-style-name="Standard">
      <style:text-properties fo:font-weight="normal" officeooo:rsid="00cc404c" officeooo:paragraph-rsid="00cc404c" style:font-weight-asian="normal" style:font-weight-complex="normal"/>
    </style:style>
    <style:style style:name="P145" style:family="paragraph" style:parent-style-name="Standard">
      <style:text-properties fo:font-weight="normal" officeooo:rsid="00c806ca" officeooo:paragraph-rsid="00c806ca" style:font-weight-asian="normal" style:font-weight-complex="normal"/>
    </style:style>
    <style:style style:name="P146" style:family="paragraph" style:parent-style-name="Standard">
      <style:text-properties officeooo:rsid="00cc404c" officeooo:paragraph-rsid="00cc404c"/>
    </style:style>
    <style:style style:name="P147" style:family="paragraph" style:parent-style-name="Standard">
      <style:text-properties officeooo:rsid="00cd912f" officeooo:paragraph-rsid="00cd912f"/>
    </style:style>
    <style:style style:name="P148" style:family="paragraph" style:parent-style-name="Standard">
      <style:text-properties officeooo:rsid="00cf6918" officeooo:paragraph-rsid="00cf6918"/>
    </style:style>
    <style:style style:name="P149" style:family="paragraph" style:parent-style-name="Standard">
      <style:text-properties officeooo:rsid="00da4964" officeooo:paragraph-rsid="00da4964"/>
    </style:style>
    <style:style style:name="P150" style:family="paragraph" style:parent-style-name="Standard">
      <style:text-properties officeooo:rsid="00db0b3e" officeooo:paragraph-rsid="00db0b3e"/>
    </style:style>
    <style:style style:name="P151" style:family="paragraph" style:parent-style-name="Standard">
      <style:text-properties officeooo:rsid="000473b7" officeooo:paragraph-rsid="00db0b3e"/>
    </style:style>
    <style:style style:name="P152" style:family="paragraph" style:parent-style-name="Standard">
      <style:text-properties officeooo:rsid="000473b7" officeooo:paragraph-rsid="00ddc322"/>
    </style:style>
    <style:style style:name="P153" style:family="paragraph" style:parent-style-name="Standard">
      <style:text-properties officeooo:rsid="01193c89" officeooo:paragraph-rsid="00db0b3e"/>
    </style:style>
    <style:style style:name="P154" style:family="paragraph" style:parent-style-name="Standard">
      <style:text-properties officeooo:rsid="00e0b4f6" officeooo:paragraph-rsid="00e0b4f6"/>
    </style:style>
    <style:style style:name="P155" style:family="paragraph" style:parent-style-name="Standard">
      <style:text-properties officeooo:rsid="00eab1bc" officeooo:paragraph-rsid="00eab1bc"/>
    </style:style>
    <style:style style:name="P156" style:family="paragraph" style:parent-style-name="Standard">
      <style:text-properties style:font-name="DejaVu Sans Mono" fo:font-size="9pt" officeooo:rsid="00eab1bc" officeooo:paragraph-rsid="00eab1bc" style:font-size-asian="9pt" style:font-size-complex="9pt"/>
    </style:style>
    <style:style style:name="P157" style:family="paragraph" style:parent-style-name="Standard">
      <style:text-properties officeooo:rsid="01896efd" officeooo:paragraph-rsid="00f47e31"/>
    </style:style>
    <style:style style:name="P158" style:family="paragraph" style:parent-style-name="Standard">
      <style:text-properties officeooo:rsid="00f5f0d5" officeooo:paragraph-rsid="00f5f0d5"/>
    </style:style>
    <style:style style:name="P159" style:family="paragraph" style:parent-style-name="Standard">
      <style:text-properties officeooo:rsid="00fb7dfd" officeooo:paragraph-rsid="00fb7dfd"/>
    </style:style>
    <style:style style:name="P160" style:family="paragraph" style:parent-style-name="Standard">
      <style:text-properties officeooo:rsid="00fd2add" officeooo:paragraph-rsid="00fd2add"/>
    </style:style>
    <style:style style:name="P161" style:family="paragraph" style:parent-style-name="Standard">
      <style:text-properties officeooo:rsid="00fe7184" officeooo:paragraph-rsid="00fe7184"/>
    </style:style>
    <style:style style:name="P162" style:family="paragraph" style:parent-style-name="Standard">
      <style:text-properties officeooo:rsid="0102c27e" officeooo:paragraph-rsid="0102c27e"/>
    </style:style>
    <style:style style:name="P163" style:family="paragraph" style:parent-style-name="Standard">
      <style:text-properties officeooo:rsid="00884684" officeooo:paragraph-rsid="00884684"/>
    </style:style>
    <style:style style:name="P164" style:family="paragraph" style:parent-style-name="Standard">
      <style:text-properties officeooo:rsid="010f7a59" officeooo:paragraph-rsid="010f7a59"/>
    </style:style>
    <style:style style:name="P165" style:family="paragraph" style:parent-style-name="Standard">
      <style:text-properties officeooo:rsid="01116718" officeooo:paragraph-rsid="01116718"/>
    </style:style>
    <style:style style:name="P166" style:family="paragraph" style:parent-style-name="Standard">
      <style:text-properties officeooo:rsid="01138425" officeooo:paragraph-rsid="01138425"/>
    </style:style>
    <style:style style:name="P167" style:family="paragraph" style:parent-style-name="Standard">
      <style:text-properties officeooo:paragraph-rsid="01159848"/>
    </style:style>
    <style:style style:name="P168" style:family="paragraph" style:parent-style-name="Standard">
      <style:text-properties officeooo:rsid="011b5b35" officeooo:paragraph-rsid="011b5b35"/>
    </style:style>
    <style:style style:name="P169" style:family="paragraph" style:parent-style-name="Standard">
      <style:text-properties officeooo:rsid="011d7d45" officeooo:paragraph-rsid="011d7d45"/>
    </style:style>
    <style:style style:name="P170" style:family="paragraph" style:parent-style-name="Standard">
      <style:text-properties officeooo:rsid="01254652" officeooo:paragraph-rsid="01254652"/>
    </style:style>
    <style:style style:name="P171" style:family="paragraph" style:parent-style-name="Standard">
      <style:text-properties officeooo:rsid="01351a0a" officeooo:paragraph-rsid="013d3409"/>
    </style:style>
    <style:style style:name="P172" style:family="paragraph" style:parent-style-name="Standard">
      <style:text-properties officeooo:rsid="0007e83a" officeooo:paragraph-rsid="01556e5b"/>
    </style:style>
    <style:style style:name="P173" style:family="paragraph" style:parent-style-name="Standard">
      <style:text-properties officeooo:rsid="013dd84e" officeooo:paragraph-rsid="013dd84e"/>
    </style:style>
    <style:style style:name="P174" style:family="paragraph" style:parent-style-name="Standard">
      <style:text-properties officeooo:rsid="014f5919" officeooo:paragraph-rsid="014ec24f"/>
    </style:style>
    <style:style style:name="P175" style:family="paragraph" style:parent-style-name="Standard">
      <style:text-properties officeooo:rsid="000b5d0d" officeooo:paragraph-rsid="0150251e"/>
    </style:style>
    <style:style style:name="P176" style:family="paragraph" style:parent-style-name="Standard">
      <style:text-properties officeooo:rsid="000b5d0d" officeooo:paragraph-rsid="014ed5f2"/>
    </style:style>
    <style:style style:name="P177" style:family="paragraph" style:parent-style-name="Standard">
      <style:text-properties officeooo:rsid="0019b411" officeooo:paragraph-rsid="014ed5f2"/>
    </style:style>
    <style:style style:name="P178" style:family="paragraph" style:parent-style-name="Standard">
      <style:text-properties officeooo:paragraph-rsid="014ed5f2"/>
    </style:style>
    <style:style style:name="P179" style:family="paragraph" style:parent-style-name="Standard">
      <style:text-properties officeooo:rsid="00207a23" officeooo:paragraph-rsid="0150251e"/>
    </style:style>
    <style:style style:name="P180" style:family="paragraph" style:parent-style-name="Standard">
      <style:text-properties officeooo:rsid="00212520" officeooo:paragraph-rsid="0150251e"/>
    </style:style>
    <style:style style:name="P181" style:family="paragraph" style:parent-style-name="Standard">
      <style:text-properties officeooo:rsid="002464ba" officeooo:paragraph-rsid="0150251e"/>
    </style:style>
    <style:style style:name="P182" style:family="paragraph" style:parent-style-name="Standard">
      <style:text-properties officeooo:rsid="002a936c" officeooo:paragraph-rsid="0150251e"/>
    </style:style>
    <style:style style:name="P183" style:family="paragraph" style:parent-style-name="Standard">
      <style:text-properties officeooo:paragraph-rsid="0150251e"/>
    </style:style>
    <style:style style:name="P184" style:family="paragraph" style:parent-style-name="Standard">
      <style:text-properties officeooo:rsid="0153c46f" officeooo:paragraph-rsid="0153c46f"/>
    </style:style>
    <style:style style:name="P185" style:family="paragraph" style:parent-style-name="Standard">
      <style:text-properties officeooo:rsid="0007aebd" officeooo:paragraph-rsid="01556e5b"/>
    </style:style>
    <style:style style:name="P186" style:family="paragraph" style:parent-style-name="Standard">
      <style:text-properties officeooo:rsid="015c2632" officeooo:paragraph-rsid="015c2632"/>
    </style:style>
    <style:style style:name="P187" style:family="paragraph" style:parent-style-name="Standard">
      <style:text-properties officeooo:rsid="015c588e" officeooo:paragraph-rsid="015c588e"/>
    </style:style>
    <style:style style:name="P188" style:family="paragraph" style:parent-style-name="Standard">
      <style:text-properties officeooo:rsid="015cb995" officeooo:paragraph-rsid="015cb995"/>
    </style:style>
    <style:style style:name="P189" style:family="paragraph" style:parent-style-name="Standard">
      <style:text-properties officeooo:rsid="016198e1" officeooo:paragraph-rsid="0164372c"/>
    </style:style>
    <style:style style:name="P190" style:family="paragraph" style:parent-style-name="Standard">
      <style:text-properties officeooo:paragraph-rsid="016198e1"/>
    </style:style>
    <style:style style:name="P191" style:family="paragraph" style:parent-style-name="Standard">
      <style:text-properties officeooo:rsid="01731b81" officeooo:paragraph-rsid="01731b81"/>
    </style:style>
    <style:style style:name="P192" style:family="paragraph" style:parent-style-name="Standard">
      <style:text-properties officeooo:paragraph-rsid="01731b81"/>
    </style:style>
    <style:style style:name="P193" style:family="paragraph" style:parent-style-name="Standard">
      <style:text-properties officeooo:rsid="017c1f58" officeooo:paragraph-rsid="017c1f58"/>
    </style:style>
    <style:style style:name="P194" style:family="paragraph" style:parent-style-name="Standard">
      <style:text-properties officeooo:rsid="017ffa92" officeooo:paragraph-rsid="017ffa92"/>
    </style:style>
    <style:style style:name="P195" style:family="paragraph" style:parent-style-name="Standard">
      <style:text-properties officeooo:rsid="01838866" officeooo:paragraph-rsid="01838866"/>
    </style:style>
    <style:style style:name="P196" style:family="paragraph" style:parent-style-name="Standard">
      <style:text-properties officeooo:rsid="018c9bc4" officeooo:paragraph-rsid="018c9bc4"/>
    </style:style>
    <style:style style:name="P197" style:family="paragraph" style:parent-style-name="Standard">
      <style:text-properties officeooo:paragraph-rsid="018c9bc4"/>
    </style:style>
    <style:style style:name="P198" style:family="paragraph" style:parent-style-name="Standard">
      <style:text-properties officeooo:paragraph-rsid="017ffa92"/>
    </style:style>
    <style:style style:name="P199" style:family="paragraph" style:parent-style-name="Standard">
      <style:text-properties officeooo:rsid="01995129" officeooo:paragraph-rsid="01998beb"/>
    </style:style>
    <style:style style:name="P200" style:family="paragraph" style:parent-style-name="Standard">
      <style:text-properties officeooo:paragraph-rsid="019a84e3"/>
    </style:style>
    <style:style style:name="P201" style:family="paragraph" style:parent-style-name="Standard">
      <style:text-properties style:use-window-font-color="true" style:font-name="Liberation Sans" fo:font-size="11pt" fo:language="en" fo:country="GB" fo:font-weight="normal" officeooo:rsid="019a84e3" officeooo:paragraph-rsid="019a84e3" style:font-name-asian="Times New Roman" style:font-size-asian="11pt" style:font-weight-asian="normal" style:font-name-complex="CG Times" style:font-size-complex="10pt" style:language-complex="ar" style:country-complex="SA" style:font-weight-complex="normal"/>
    </style:style>
    <style:style style:name="P202" style:family="paragraph" style:parent-style-name="Standard">
      <style:text-properties officeooo:rsid="018e0641" officeooo:paragraph-rsid="018e0641"/>
    </style:style>
    <style:style style:name="P203" style:family="paragraph" style:parent-style-name="Standard">
      <style:text-properties officeooo:rsid="01a6878c" officeooo:paragraph-rsid="01a6878c"/>
    </style:style>
    <style:style style:name="P204" style:family="paragraph" style:parent-style-name="Standard">
      <style:text-properties officeooo:rsid="01a8acca" officeooo:paragraph-rsid="01a8acca"/>
    </style:style>
    <style:style style:name="P205" style:family="paragraph" style:parent-style-name="Standard">
      <style:text-properties officeooo:paragraph-rsid="01ab8fad"/>
    </style:style>
    <style:style style:name="P206" style:family="paragraph" style:parent-style-name="Standard">
      <style:text-properties officeooo:rsid="01ad8248" officeooo:paragraph-rsid="01ad8248"/>
    </style:style>
    <style:style style:name="P207" style:family="paragraph" style:parent-style-name="Standard">
      <style:text-properties officeooo:rsid="01b0fcf3" officeooo:paragraph-rsid="01b0fcf3"/>
    </style:style>
    <style:style style:name="P208" style:family="paragraph" style:parent-style-name="Standard">
      <style:text-properties officeooo:paragraph-rsid="01b0fcf3"/>
    </style:style>
    <style:style style:name="P209" style:family="paragraph" style:parent-style-name="Standard">
      <style:text-properties officeooo:rsid="01b1f5a1" officeooo:paragraph-rsid="01b1f5a1"/>
    </style:style>
    <style:style style:name="P210" style:family="paragraph" style:parent-style-name="Text_20_body">
      <style:text-properties officeooo:rsid="001854e8" officeooo:paragraph-rsid="001854e8"/>
    </style:style>
    <style:style style:name="P211" style:family="paragraph" style:parent-style-name="Text_20_body">
      <style:text-properties fo:font-style="normal" officeooo:rsid="001dbf25" officeooo:paragraph-rsid="001dbf25" style:font-style-asian="normal" style:font-style-complex="normal"/>
    </style:style>
    <style:style style:name="P212" style:family="paragraph" style:parent-style-name="Text_20_body">
      <style:text-properties fo:font-style="normal" officeooo:rsid="0063817a" officeooo:paragraph-rsid="0063817a" style:font-style-asian="normal" style:font-style-complex="normal"/>
    </style:style>
    <style:style style:name="P213" style:family="paragraph" style:parent-style-name="Text_20_body">
      <style:text-properties fo:font-style="normal" officeooo:rsid="0063817a" officeooo:paragraph-rsid="007f2f05" style:font-style-asian="normal" style:font-style-complex="normal"/>
    </style:style>
    <style:style style:name="P214" style:family="paragraph" style:parent-style-name="Text_20_body">
      <style:text-properties fo:font-style="normal" officeooo:rsid="0053b8e4" officeooo:paragraph-rsid="0053b8e4" style:font-style-asian="normal" style:font-style-complex="normal"/>
    </style:style>
    <style:style style:name="P215" style:family="paragraph" style:parent-style-name="Text_20_body">
      <style:text-properties fo:font-style="normal" officeooo:rsid="00fb7dfd" officeooo:paragraph-rsid="00fb7dfd" style:font-style-asian="normal" style:font-style-complex="normal"/>
    </style:style>
    <style:style style:name="P216"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17"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18" style:family="paragraph" style:parent-style-name="Text_20_body">
      <style:text-properties officeooo:rsid="002e11af" officeooo:paragraph-rsid="002e11af"/>
    </style:style>
    <style:style style:name="P219" style:family="paragraph" style:parent-style-name="Text_20_body">
      <style:text-properties officeooo:rsid="002e11af" officeooo:paragraph-rsid="0098c4cf"/>
    </style:style>
    <style:style style:name="P220" style:family="paragraph" style:parent-style-name="Text_20_body">
      <style:text-properties officeooo:rsid="002e11af" officeooo:paragraph-rsid="00bb5f68"/>
    </style:style>
    <style:style style:name="P221" style:family="paragraph" style:parent-style-name="Text_20_body">
      <style:text-properties officeooo:rsid="002fb818" officeooo:paragraph-rsid="002fb818"/>
    </style:style>
    <style:style style:name="P222" style:family="paragraph" style:parent-style-name="Text_20_body">
      <style:text-properties officeooo:rsid="002fb818" officeooo:paragraph-rsid="003214ec"/>
    </style:style>
    <style:style style:name="P223" style:family="paragraph" style:parent-style-name="Text_20_body">
      <style:text-properties officeooo:rsid="002fb818" officeooo:paragraph-rsid="00caa1c3"/>
    </style:style>
    <style:style style:name="P224" style:family="paragraph" style:parent-style-name="Text_20_body">
      <style:text-properties officeooo:rsid="003214ec" officeooo:paragraph-rsid="003214ec"/>
    </style:style>
    <style:style style:name="P225" style:family="paragraph" style:parent-style-name="Text_20_body">
      <style:text-properties officeooo:rsid="00346d7d" officeooo:paragraph-rsid="00346d7d"/>
    </style:style>
    <style:style style:name="P226" style:family="paragraph" style:parent-style-name="Text_20_body">
      <style:text-properties officeooo:rsid="00346d7d" officeooo:paragraph-rsid="010f7a59"/>
    </style:style>
    <style:style style:name="P227" style:family="paragraph" style:parent-style-name="Text_20_body">
      <style:text-properties officeooo:rsid="00349edc" officeooo:paragraph-rsid="00349edc"/>
    </style:style>
    <style:style style:name="P228" style:family="paragraph" style:parent-style-name="Text_20_body">
      <style:text-properties fo:font-weight="normal" officeooo:rsid="0051f471" officeooo:paragraph-rsid="0051f471" style:font-weight-asian="normal" style:font-weight-complex="normal"/>
    </style:style>
    <style:style style:name="P229" style:family="paragraph" style:parent-style-name="Text_20_body">
      <style:text-properties fo:font-weight="normal" officeooo:rsid="0051f471" officeooo:paragraph-rsid="0053b8e4" style:font-weight-asian="normal" style:font-weight-complex="normal"/>
    </style:style>
    <style:style style:name="P230" style:family="paragraph" style:parent-style-name="Text_20_body">
      <style:text-properties fo:font-weight="normal" officeooo:rsid="00838ef5" officeooo:paragraph-rsid="00838ef5" style:font-weight-asian="normal" style:font-weight-complex="normal"/>
    </style:style>
    <style:style style:name="P231" style:family="paragraph" style:parent-style-name="Text_20_body">
      <style:text-properties officeooo:rsid="0023da1d" officeooo:paragraph-rsid="00389324"/>
    </style:style>
    <style:style style:name="P232" style:family="paragraph" style:parent-style-name="Text_20_body">
      <style:text-properties officeooo:rsid="00240278" officeooo:paragraph-rsid="00389324"/>
    </style:style>
    <style:style style:name="P233" style:family="paragraph" style:parent-style-name="Text_20_body">
      <style:text-properties officeooo:rsid="003e351f" officeooo:paragraph-rsid="003e351f"/>
    </style:style>
    <style:style style:name="P234" style:family="paragraph" style:parent-style-name="Text_20_body">
      <style:text-properties officeooo:rsid="003e351f" officeooo:paragraph-rsid="009a4ced"/>
    </style:style>
    <style:style style:name="P235" style:family="paragraph" style:parent-style-name="Text_20_body">
      <style:text-properties officeooo:rsid="003f393b" officeooo:paragraph-rsid="003f393b"/>
    </style:style>
    <style:style style:name="P236" style:family="paragraph" style:parent-style-name="Text_20_body">
      <style:text-properties officeooo:rsid="0040ce2e" officeooo:paragraph-rsid="0040ce2e"/>
    </style:style>
    <style:style style:name="P237" style:family="paragraph" style:parent-style-name="Text_20_body">
      <style:text-properties officeooo:rsid="0042c228" officeooo:paragraph-rsid="00703ed5"/>
    </style:style>
    <style:style style:name="P238" style:family="paragraph" style:parent-style-name="Text_20_body">
      <style:text-properties officeooo:rsid="0042c228" officeooo:paragraph-rsid="0042c228"/>
    </style:style>
    <style:style style:name="P239" style:family="paragraph" style:parent-style-name="Text_20_body">
      <style:text-properties officeooo:rsid="00447831" officeooo:paragraph-rsid="00447831"/>
    </style:style>
    <style:style style:name="P240" style:family="paragraph" style:parent-style-name="Text_20_body">
      <style:text-properties officeooo:rsid="004a9a37" officeooo:paragraph-rsid="004a9a37"/>
    </style:style>
    <style:style style:name="P241" style:family="paragraph" style:parent-style-name="Text_20_body">
      <style:text-properties officeooo:rsid="004dc822" officeooo:paragraph-rsid="004dc822"/>
    </style:style>
    <style:style style:name="P242" style:family="paragraph" style:parent-style-name="Text_20_body">
      <style:text-properties officeooo:rsid="00505e30" officeooo:paragraph-rsid="00505e30"/>
    </style:style>
    <style:style style:name="P243" style:family="paragraph" style:parent-style-name="Text_20_body">
      <style:text-properties officeooo:rsid="0051f471" officeooo:paragraph-rsid="0051f471"/>
    </style:style>
    <style:style style:name="P244" style:family="paragraph" style:parent-style-name="Text_20_body">
      <style:text-properties officeooo:rsid="0051f471" officeooo:paragraph-rsid="0053b8e4"/>
    </style:style>
    <style:style style:name="P245" style:family="paragraph" style:parent-style-name="Text_20_body">
      <style:text-properties officeooo:rsid="0051f471" officeooo:paragraph-rsid="007ad4e8"/>
    </style:style>
    <style:style style:name="P246" style:family="paragraph" style:parent-style-name="Text_20_body">
      <style:text-properties officeooo:rsid="0055f817" officeooo:paragraph-rsid="0055f817"/>
    </style:style>
    <style:style style:name="P247" style:family="paragraph" style:parent-style-name="Text_20_body">
      <style:text-properties officeooo:rsid="0055f817" officeooo:paragraph-rsid="00c33e71"/>
    </style:style>
    <style:style style:name="P248" style:family="paragraph" style:parent-style-name="Text_20_body">
      <style:text-properties officeooo:rsid="00592d14" officeooo:paragraph-rsid="00592d14"/>
    </style:style>
    <style:style style:name="P249" style:family="paragraph" style:parent-style-name="Text_20_body">
      <style:text-properties officeooo:rsid="005bd345" officeooo:paragraph-rsid="005bd345"/>
    </style:style>
    <style:style style:name="P250" style:family="paragraph" style:parent-style-name="Text_20_body">
      <style:text-properties officeooo:rsid="005bd345" officeooo:paragraph-rsid="005f7b67"/>
    </style:style>
    <style:style style:name="P251" style:family="paragraph" style:parent-style-name="Text_20_body">
      <style:text-properties officeooo:rsid="005bd345" officeooo:paragraph-rsid="01a2bd88"/>
    </style:style>
    <style:style style:name="P252" style:family="paragraph" style:parent-style-name="Text_20_body">
      <style:text-properties officeooo:rsid="005cc558" officeooo:paragraph-rsid="005cc558"/>
    </style:style>
    <style:style style:name="P253" style:family="paragraph" style:parent-style-name="Text_20_body">
      <style:text-properties officeooo:rsid="005d2810" officeooo:paragraph-rsid="005d2810"/>
    </style:style>
    <style:style style:name="P254" style:family="paragraph" style:parent-style-name="Text_20_body">
      <style:text-properties officeooo:rsid="006320ca" officeooo:paragraph-rsid="006320ca"/>
    </style:style>
    <style:style style:name="P255" style:family="paragraph" style:parent-style-name="Text_20_body">
      <style:text-properties officeooo:rsid="0063462e" officeooo:paragraph-rsid="0063462e"/>
    </style:style>
    <style:style style:name="P256" style:family="paragraph" style:parent-style-name="Text_20_body">
      <style:text-properties officeooo:rsid="0063817a" officeooo:paragraph-rsid="0063817a"/>
    </style:style>
    <style:style style:name="P257" style:family="paragraph" style:parent-style-name="Text_20_body">
      <style:text-properties officeooo:rsid="0063817a" officeooo:paragraph-rsid="007f2f05"/>
    </style:style>
    <style:style style:name="P258" style:family="paragraph" style:parent-style-name="Text_20_body">
      <style:text-properties officeooo:rsid="00668488" officeooo:paragraph-rsid="00668488"/>
    </style:style>
    <style:style style:name="P259" style:family="paragraph" style:parent-style-name="Text_20_body">
      <style:text-properties officeooo:rsid="00668488" officeooo:paragraph-rsid="00695e9b"/>
    </style:style>
    <style:style style:name="P260" style:family="paragraph" style:parent-style-name="Text_20_body">
      <style:text-properties officeooo:rsid="006b29a2" officeooo:paragraph-rsid="006b29a2"/>
    </style:style>
    <style:style style:name="P261" style:family="paragraph" style:parent-style-name="Text_20_body">
      <style:text-properties officeooo:rsid="006b29a2" officeooo:paragraph-rsid="007ce0e3"/>
    </style:style>
    <style:style style:name="P262" style:family="paragraph" style:parent-style-name="Text_20_body">
      <style:text-properties officeooo:rsid="0078e022" officeooo:paragraph-rsid="007d9bef"/>
    </style:style>
    <style:style style:name="P263" style:family="paragraph" style:parent-style-name="Text_20_body">
      <style:text-properties officeooo:rsid="007c268a" officeooo:paragraph-rsid="007c268a"/>
    </style:style>
    <style:style style:name="P264" style:family="paragraph" style:parent-style-name="Text_20_body">
      <style:text-properties officeooo:rsid="007c4db7" officeooo:paragraph-rsid="007c4db7"/>
    </style:style>
    <style:style style:name="P265" style:family="paragraph" style:parent-style-name="Text_20_body">
      <style:text-properties officeooo:paragraph-rsid="007f2f05"/>
    </style:style>
    <style:style style:name="P266" style:family="paragraph" style:parent-style-name="Text_20_body">
      <style:text-properties officeooo:rsid="0080760f" officeooo:paragraph-rsid="0080760f"/>
    </style:style>
    <style:style style:name="P267" style:family="paragraph" style:parent-style-name="Text_20_body">
      <style:text-properties officeooo:rsid="0006ada5" officeooo:paragraph-rsid="00838ef5"/>
    </style:style>
    <style:style style:name="P268" style:family="paragraph" style:parent-style-name="Text_20_body">
      <style:text-properties officeooo:rsid="00838ef5" officeooo:paragraph-rsid="00838ef5"/>
    </style:style>
    <style:style style:name="P269" style:family="paragraph" style:parent-style-name="Text_20_body">
      <style:text-properties officeooo:rsid="0085a00d" officeooo:paragraph-rsid="0085a00d"/>
    </style:style>
    <style:style style:name="P270" style:family="paragraph" style:parent-style-name="Text_20_body">
      <style:text-properties officeooo:rsid="00866529" officeooo:paragraph-rsid="00866529"/>
    </style:style>
    <style:style style:name="P271" style:family="paragraph" style:parent-style-name="Text_20_body">
      <style:text-properties officeooo:rsid="00873b5a" officeooo:paragraph-rsid="00873b5a"/>
    </style:style>
    <style:style style:name="P272" style:family="paragraph" style:parent-style-name="Text_20_body">
      <style:text-properties officeooo:rsid="008923ab" officeooo:paragraph-rsid="008923ab"/>
    </style:style>
    <style:style style:name="P273" style:family="paragraph" style:parent-style-name="Text_20_body">
      <style:text-properties officeooo:rsid="0089c015" officeooo:paragraph-rsid="0089c015"/>
    </style:style>
    <style:style style:name="P274" style:family="paragraph" style:parent-style-name="Text_20_body">
      <style:text-properties officeooo:rsid="008d2e71" officeooo:paragraph-rsid="008d2e71"/>
    </style:style>
    <style:style style:name="P275" style:family="paragraph" style:parent-style-name="Text_20_body">
      <style:text-properties officeooo:rsid="0095770e" officeooo:paragraph-rsid="0095770e"/>
    </style:style>
    <style:style style:name="P276" style:family="paragraph" style:parent-style-name="Text_20_body">
      <style:text-properties officeooo:rsid="0095770e" officeooo:paragraph-rsid="009a4ced"/>
    </style:style>
    <style:style style:name="P277" style:family="paragraph" style:parent-style-name="Text_20_body">
      <style:text-properties officeooo:rsid="00972aa9" officeooo:paragraph-rsid="00972aa9"/>
    </style:style>
    <style:style style:name="P278"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79"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80" style:family="paragraph" style:parent-style-name="Text_20_body">
      <style:text-properties fo:font-style="italic" officeooo:rsid="001f7654" officeooo:paragraph-rsid="0150251e" style:font-style-asian="italic" style:font-style-complex="italic"/>
    </style:style>
    <style:style style:name="P281" style:family="paragraph" style:parent-style-name="Text_20_body">
      <style:text-properties officeooo:rsid="0098c4cf" officeooo:paragraph-rsid="0098c4cf"/>
    </style:style>
    <style:style style:name="P282" style:family="paragraph" style:parent-style-name="Text_20_body">
      <style:text-properties officeooo:rsid="009a4ced" officeooo:paragraph-rsid="009a4ced"/>
    </style:style>
    <style:style style:name="P283" style:family="paragraph" style:parent-style-name="Text_20_body">
      <style:text-properties officeooo:rsid="00a14908" officeooo:paragraph-rsid="00a14908"/>
    </style:style>
    <style:style style:name="P284" style:family="paragraph" style:parent-style-name="Text_20_body">
      <style:text-properties officeooo:rsid="00a7d041" officeooo:paragraph-rsid="00a7d041"/>
    </style:style>
    <style:style style:name="P285" style:family="paragraph" style:parent-style-name="Text_20_body">
      <style:text-properties officeooo:rsid="00ac057b" officeooo:paragraph-rsid="00ac057b"/>
    </style:style>
    <style:style style:name="P286" style:family="paragraph" style:parent-style-name="Text_20_body">
      <style:text-properties officeooo:rsid="00ad214e" officeooo:paragraph-rsid="00ad214e"/>
    </style:style>
    <style:style style:name="P287" style:family="paragraph" style:parent-style-name="Text_20_body">
      <style:text-properties officeooo:paragraph-rsid="00ae4bf7"/>
    </style:style>
    <style:style style:name="P288" style:family="paragraph" style:parent-style-name="Text_20_body">
      <style:text-properties officeooo:rsid="00b07d65" officeooo:paragraph-rsid="00b07d65"/>
    </style:style>
    <style:style style:name="P289" style:family="paragraph" style:parent-style-name="Text_20_body">
      <style:text-properties officeooo:rsid="00b6bc63" officeooo:paragraph-rsid="00b6bc63"/>
    </style:style>
    <style:style style:name="P290" style:family="paragraph" style:parent-style-name="Text_20_body">
      <style:text-properties officeooo:paragraph-rsid="00c66c0a"/>
    </style:style>
    <style:style style:name="P291" style:family="paragraph" style:parent-style-name="Text_20_body">
      <style:text-properties officeooo:rsid="0057e5d9" officeooo:paragraph-rsid="00cc766a"/>
    </style:style>
    <style:style style:name="P292" style:family="paragraph" style:parent-style-name="Text_20_body">
      <style:text-properties officeooo:rsid="0057e5d9" officeooo:paragraph-rsid="013d3409"/>
    </style:style>
    <style:style style:name="P293" style:family="paragraph" style:parent-style-name="Text_20_body">
      <style:text-properties officeooo:rsid="00d954c7" officeooo:paragraph-rsid="00d954c7"/>
    </style:style>
    <style:style style:name="P294" style:family="paragraph" style:parent-style-name="Text_20_body">
      <style:text-properties officeooo:rsid="00da4964" officeooo:paragraph-rsid="00da4964"/>
    </style:style>
    <style:style style:name="P295" style:family="paragraph" style:parent-style-name="Text_20_body">
      <style:text-properties officeooo:rsid="00db0b3e" officeooo:paragraph-rsid="00db0b3e"/>
    </style:style>
    <style:style style:name="P296" style:family="paragraph" style:parent-style-name="Text_20_body">
      <style:text-properties officeooo:rsid="00e0b4f6" officeooo:paragraph-rsid="00e0b4f6"/>
    </style:style>
    <style:style style:name="P297" style:family="paragraph" style:parent-style-name="Text_20_body">
      <style:text-properties officeooo:rsid="00774af3" officeooo:paragraph-rsid="00774af3"/>
    </style:style>
    <style:style style:name="P298" style:family="paragraph" style:parent-style-name="Text_20_body">
      <style:text-properties officeooo:rsid="00f17928" officeooo:paragraph-rsid="00f17928"/>
    </style:style>
    <style:style style:name="P299" style:family="paragraph" style:parent-style-name="Text_20_body">
      <style:text-properties officeooo:rsid="00f1f9e6" officeooo:paragraph-rsid="00f1f9e6"/>
    </style:style>
    <style:style style:name="P300" style:family="paragraph" style:parent-style-name="Text_20_body">
      <style:text-properties officeooo:rsid="00f30d7c" officeooo:paragraph-rsid="00f30d7c"/>
    </style:style>
    <style:style style:name="P301" style:family="paragraph" style:parent-style-name="Text_20_body">
      <style:text-properties officeooo:rsid="010b6b88" officeooo:paragraph-rsid="010b6b88"/>
    </style:style>
    <style:style style:name="P302" style:family="paragraph" style:parent-style-name="Text_20_body">
      <style:text-properties officeooo:rsid="010f7a59" officeooo:paragraph-rsid="010f7a59"/>
    </style:style>
    <style:style style:name="P303" style:family="paragraph" style:parent-style-name="Text_20_body">
      <style:text-properties officeooo:rsid="01116718" officeooo:paragraph-rsid="01116718"/>
    </style:style>
    <style:style style:name="P304" style:family="paragraph" style:parent-style-name="Text_20_body">
      <style:text-properties officeooo:rsid="01138425" officeooo:paragraph-rsid="01138425"/>
    </style:style>
    <style:style style:name="P305" style:family="paragraph" style:parent-style-name="Text_20_body">
      <style:text-properties officeooo:rsid="011d7d45" officeooo:paragraph-rsid="011d7d45"/>
    </style:style>
    <style:style style:name="P306" style:family="paragraph" style:parent-style-name="Text_20_body">
      <style:text-properties officeooo:rsid="013019b0" officeooo:paragraph-rsid="013019b0"/>
    </style:style>
    <style:style style:name="P307" style:family="paragraph" style:parent-style-name="Text_20_body">
      <style:text-properties officeooo:rsid="007ad4e8" officeooo:paragraph-rsid="007ad4e8"/>
    </style:style>
    <style:style style:name="P308" style:family="paragraph" style:parent-style-name="Text_20_body">
      <style:text-properties officeooo:rsid="0139e2e3" officeooo:paragraph-rsid="013b2166"/>
    </style:style>
    <style:style style:name="P309" style:family="paragraph" style:parent-style-name="Text_20_body">
      <style:text-properties officeooo:rsid="013f404a" officeooo:paragraph-rsid="013f404a"/>
    </style:style>
    <style:style style:name="P310" style:family="paragraph" style:parent-style-name="Text_20_body">
      <style:text-properties officeooo:rsid="0138da89" officeooo:paragraph-rsid="0138da89"/>
    </style:style>
    <style:style style:name="P311" style:family="paragraph" style:parent-style-name="Text_20_body">
      <style:text-properties officeooo:rsid="0019b411" officeooo:paragraph-rsid="014ed5f2"/>
    </style:style>
    <style:style style:name="P312" style:family="paragraph" style:parent-style-name="Text_20_body">
      <style:text-properties officeooo:rsid="0019b411" officeooo:paragraph-rsid="01556e5b"/>
    </style:style>
    <style:style style:name="P313" style:family="paragraph" style:parent-style-name="Text_20_body">
      <style:text-properties officeooo:paragraph-rsid="014ed5f2"/>
    </style:style>
    <style:style style:name="P314" style:family="paragraph" style:parent-style-name="Text_20_body">
      <style:text-properties officeooo:rsid="0022c3c0" officeooo:paragraph-rsid="014ed5f2"/>
    </style:style>
    <style:style style:name="P315" style:family="paragraph" style:parent-style-name="Text_20_body">
      <style:text-properties officeooo:rsid="0022da1f" officeooo:paragraph-rsid="014ed5f2"/>
    </style:style>
    <style:style style:name="P316" style:family="paragraph" style:parent-style-name="Text_20_body">
      <style:text-properties officeooo:rsid="0024471d" officeooo:paragraph-rsid="014ed5f2"/>
    </style:style>
    <style:style style:name="P317" style:family="paragraph" style:parent-style-name="Text_20_body">
      <style:text-properties officeooo:rsid="001cf8ee" officeooo:paragraph-rsid="014ed5f2"/>
    </style:style>
    <style:style style:name="P318" style:family="paragraph" style:parent-style-name="Text_20_body">
      <style:text-properties officeooo:rsid="00379958" officeooo:paragraph-rsid="0150251e"/>
    </style:style>
    <style:style style:name="P319" style:family="paragraph" style:parent-style-name="Text_20_body">
      <style:text-properties officeooo:rsid="001fc628" officeooo:paragraph-rsid="0150251e"/>
    </style:style>
    <style:style style:name="P320" style:family="paragraph" style:parent-style-name="Text_20_body">
      <style:text-properties officeooo:rsid="00271df2" officeooo:paragraph-rsid="0150251e"/>
    </style:style>
    <style:style style:name="P321" style:family="paragraph" style:parent-style-name="Text_20_body">
      <style:text-properties officeooo:rsid="002ca324" officeooo:paragraph-rsid="0150251e"/>
    </style:style>
    <style:style style:name="P322" style:family="paragraph" style:parent-style-name="Text_20_body">
      <style:text-properties officeooo:rsid="002b67b9" officeooo:paragraph-rsid="0150251e"/>
    </style:style>
    <style:style style:name="P323" style:family="paragraph" style:parent-style-name="Text_20_body">
      <style:text-properties officeooo:rsid="002b67b9" officeooo:paragraph-rsid="01585383"/>
    </style:style>
    <style:style style:name="P324" style:family="paragraph" style:parent-style-name="Text_20_body">
      <style:text-properties officeooo:rsid="002e79c8" officeooo:paragraph-rsid="0150251e"/>
    </style:style>
    <style:style style:name="P325" style:family="paragraph" style:parent-style-name="Text_20_body">
      <style:text-properties officeooo:rsid="003dd216" officeooo:paragraph-rsid="0150251e"/>
    </style:style>
    <style:style style:name="P326" style:family="paragraph" style:parent-style-name="Text_20_body">
      <style:text-properties officeooo:rsid="00354e6b" officeooo:paragraph-rsid="0150251e"/>
    </style:style>
    <style:style style:name="P327" style:family="paragraph" style:parent-style-name="Text_20_body">
      <style:text-properties officeooo:rsid="002fbec2" officeooo:paragraph-rsid="0150251e"/>
    </style:style>
    <style:style style:name="P328" style:family="paragraph" style:parent-style-name="Text_20_body">
      <style:text-properties officeooo:rsid="002fe50d" officeooo:paragraph-rsid="0150251e"/>
    </style:style>
    <style:style style:name="P329" style:family="paragraph" style:parent-style-name="Text_20_body">
      <style:text-properties officeooo:rsid="0031cd35" officeooo:paragraph-rsid="0150251e"/>
    </style:style>
    <style:style style:name="P330" style:family="paragraph" style:parent-style-name="Text_20_body">
      <style:text-properties officeooo:rsid="003388ce" officeooo:paragraph-rsid="0150251e"/>
    </style:style>
    <style:style style:name="P331" style:family="paragraph" style:parent-style-name="Text_20_body">
      <style:text-properties officeooo:rsid="0035f7d5" officeooo:paragraph-rsid="0150251e"/>
    </style:style>
    <style:style style:name="P332" style:family="paragraph" style:parent-style-name="Text_20_body">
      <style:text-properties officeooo:rsid="00168605" officeooo:paragraph-rsid="0150251e"/>
    </style:style>
    <style:style style:name="P333" style:family="paragraph" style:parent-style-name="Text_20_body">
      <style:text-properties officeooo:rsid="000b5d0d" officeooo:paragraph-rsid="0150251e"/>
    </style:style>
    <style:style style:name="P334" style:family="paragraph" style:parent-style-name="Text_20_body">
      <style:text-properties officeooo:rsid="0013d0a9" officeooo:paragraph-rsid="0150251e"/>
    </style:style>
    <style:style style:name="P335" style:family="paragraph" style:parent-style-name="Text_20_body">
      <style:text-properties officeooo:rsid="001f7654" officeooo:paragraph-rsid="0150251e"/>
    </style:style>
    <style:style style:name="P336" style:family="paragraph" style:parent-style-name="Text_20_body">
      <style:text-properties officeooo:rsid="00123856" officeooo:paragraph-rsid="0150251e"/>
    </style:style>
    <style:style style:name="P337" style:family="paragraph" style:parent-style-name="Text_20_body">
      <style:text-properties officeooo:rsid="001a48cc" officeooo:paragraph-rsid="0150251e"/>
    </style:style>
    <style:style style:name="P338" style:family="paragraph" style:parent-style-name="Text_20_body">
      <style:text-properties officeooo:rsid="00174f20" officeooo:paragraph-rsid="0150251e"/>
    </style:style>
    <style:style style:name="P339" style:family="paragraph" style:parent-style-name="Text_20_body">
      <style:text-properties officeooo:rsid="0010d8fa" officeooo:paragraph-rsid="0150251e"/>
    </style:style>
    <style:style style:name="P340" style:family="paragraph" style:parent-style-name="Text_20_body">
      <style:text-properties officeooo:rsid="01534185" officeooo:paragraph-rsid="01534185"/>
    </style:style>
    <style:style style:name="P341" style:family="paragraph" style:parent-style-name="Text_20_body">
      <style:text-properties officeooo:rsid="000c2adb" officeooo:paragraph-rsid="015172b3"/>
    </style:style>
    <style:style style:name="P342" style:family="paragraph" style:parent-style-name="Text_20_body">
      <style:text-properties officeooo:rsid="01559112" officeooo:paragraph-rsid="01559112"/>
    </style:style>
    <style:style style:name="P343" style:family="paragraph" style:parent-style-name="Text_20_body">
      <style:text-properties officeooo:rsid="015c0778" officeooo:paragraph-rsid="015c0778"/>
    </style:style>
    <style:style style:name="P344" style:family="paragraph" style:parent-style-name="Text_20_body">
      <style:text-properties officeooo:rsid="015c2632" officeooo:paragraph-rsid="015c2632"/>
    </style:style>
    <style:style style:name="P345" style:family="paragraph" style:parent-style-name="Text_20_body">
      <style:text-properties officeooo:rsid="003ea587" officeooo:paragraph-rsid="0150251e"/>
    </style:style>
    <style:style style:name="P346" style:family="paragraph" style:parent-style-name="Text_20_body">
      <style:text-properties officeooo:rsid="015c588e" officeooo:paragraph-rsid="015c588e"/>
    </style:style>
    <style:style style:name="P347" style:family="paragraph" style:parent-style-name="Text_20_body">
      <style:text-properties officeooo:rsid="015cb995" officeooo:paragraph-rsid="015cb995"/>
    </style:style>
    <style:style style:name="P348" style:family="paragraph" style:parent-style-name="Text_20_body">
      <style:text-properties officeooo:paragraph-rsid="016198e1"/>
    </style:style>
    <style:style style:name="P349" style:family="paragraph" style:parent-style-name="Text_20_body">
      <style:text-properties officeooo:rsid="01402505" officeooo:paragraph-rsid="01402505"/>
    </style:style>
    <style:style style:name="P350" style:family="paragraph" style:parent-style-name="Text_20_body">
      <style:text-properties officeooo:rsid="016998a7" officeooo:paragraph-rsid="016998a7"/>
    </style:style>
    <style:style style:name="P351" style:family="paragraph" style:parent-style-name="Text_20_body">
      <style:text-properties officeooo:paragraph-rsid="01731b81"/>
    </style:style>
    <style:style style:name="P352" style:family="paragraph" style:parent-style-name="Text_20_body">
      <style:text-properties officeooo:rsid="00695e9b" officeooo:paragraph-rsid="00695e9b"/>
    </style:style>
    <style:style style:name="P353" style:family="paragraph" style:parent-style-name="Text_20_body">
      <style:text-properties officeooo:rsid="017c1f58" officeooo:paragraph-rsid="017c1f58"/>
    </style:style>
    <style:style style:name="P354" style:family="paragraph" style:parent-style-name="Text_20_body">
      <style:text-properties officeooo:paragraph-rsid="0181db9c"/>
    </style:style>
    <style:style style:name="P355" style:family="paragraph" style:parent-style-name="Text_20_body">
      <style:text-properties officeooo:rsid="01838866" officeooo:paragraph-rsid="01838866"/>
    </style:style>
    <style:style style:name="P356" style:family="paragraph" style:parent-style-name="Text_20_body">
      <style:text-properties officeooo:rsid="017eae73" officeooo:paragraph-rsid="0193578b"/>
    </style:style>
    <style:style style:name="P357" style:family="paragraph" style:parent-style-name="Text_20_body">
      <style:text-properties officeooo:paragraph-rsid="0194575e"/>
    </style:style>
    <style:style style:name="P358" style:family="paragraph" style:parent-style-name="Text_20_body">
      <style:text-properties officeooo:rsid="0194575e" officeooo:paragraph-rsid="0194575e"/>
    </style:style>
    <style:style style:name="P359" style:family="paragraph" style:parent-style-name="Text_20_body">
      <style:text-properties officeooo:paragraph-rsid="019a84e3"/>
    </style:style>
    <style:style style:name="P360" style:family="paragraph" style:parent-style-name="Text_20_body">
      <style:text-properties officeooo:rsid="019c7611" officeooo:paragraph-rsid="019c7611"/>
    </style:style>
    <style:style style:name="P361" style:family="paragraph" style:parent-style-name="Text_20_body">
      <style:text-properties officeooo:rsid="019e9baa" officeooo:paragraph-rsid="019e9baa"/>
    </style:style>
    <style:style style:name="P362" style:family="paragraph" style:parent-style-name="Text_20_body">
      <style:text-properties officeooo:rsid="01a2bd88" officeooo:paragraph-rsid="01a2bd88"/>
    </style:style>
    <style:style style:name="P363" style:family="paragraph" style:parent-style-name="Text_20_body">
      <style:text-properties officeooo:rsid="001ba2d6" officeooo:paragraph-rsid="01a48dcc"/>
    </style:style>
    <style:style style:name="P364" style:family="paragraph" style:parent-style-name="Text_20_body">
      <style:text-properties officeooo:rsid="001cf4ef" officeooo:paragraph-rsid="01a48dcc"/>
    </style:style>
    <style:style style:name="P365" style:family="paragraph" style:parent-style-name="Text_20_body">
      <style:text-properties officeooo:rsid="001cf4ef" officeooo:paragraph-rsid="01a6878c"/>
    </style:style>
    <style:style style:name="P366" style:family="paragraph" style:parent-style-name="Text_20_body">
      <style:text-properties officeooo:rsid="001cf4ef" officeooo:paragraph-rsid="01a98431"/>
    </style:style>
    <style:style style:name="P367" style:family="paragraph" style:parent-style-name="Text_20_body">
      <style:text-properties officeooo:paragraph-rsid="01a48dcc"/>
    </style:style>
    <style:style style:name="P368" style:family="paragraph" style:parent-style-name="Text_20_body">
      <style:text-properties officeooo:rsid="0022f8bb" officeooo:paragraph-rsid="01a48dcc"/>
    </style:style>
    <style:style style:name="P369" style:family="paragraph" style:parent-style-name="Text_20_body">
      <style:text-properties officeooo:rsid="001e8bad" officeooo:paragraph-rsid="01a48dcc"/>
    </style:style>
    <style:style style:name="P370" style:family="paragraph" style:parent-style-name="Text_20_body">
      <style:text-properties officeooo:rsid="01ab8fad" officeooo:paragraph-rsid="01ab8fad"/>
    </style:style>
    <style:style style:name="P371" style:family="paragraph" style:parent-style-name="Text_20_body">
      <style:text-properties officeooo:rsid="01998beb" officeooo:paragraph-rsid="01b05135"/>
    </style:style>
    <style:style style:name="P372" style:family="paragraph" style:parent-style-name="Text_20_body">
      <style:text-properties officeooo:rsid="01998beb" officeooo:paragraph-rsid="01998beb"/>
    </style:style>
    <style:style style:name="P373" style:family="paragraph" style:parent-style-name="Text_20_body">
      <style:text-properties officeooo:rsid="01b1f5a1" officeooo:paragraph-rsid="01b1f5a1"/>
    </style:style>
    <style:style style:name="P374"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75"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76"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77"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78"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79"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80"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81"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82"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83"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84"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85"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86"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87"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88"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89"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90"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391"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392"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93" style:family="paragraph" style:parent-style-name="Table_20_Contents">
      <style:text-properties officeooo:rsid="002f1947" officeooo:paragraph-rsid="002f1947"/>
    </style:style>
    <style:style style:name="P394" style:family="paragraph" style:parent-style-name="Table_20_Contents">
      <style:paragraph-properties fo:text-align="center" style:justify-single-word="false"/>
      <style:text-properties officeooo:rsid="002f1947" officeooo:paragraph-rsid="002f1947"/>
    </style:style>
    <style:style style:name="P395" style:family="paragraph" style:parent-style-name="Table_20_Contents">
      <style:text-properties officeooo:rsid="00346d7d" officeooo:paragraph-rsid="00346d7d"/>
    </style:style>
    <style:style style:name="P396" style:family="paragraph" style:parent-style-name="Table_20_Contents">
      <style:text-properties officeooo:rsid="00349edc" officeooo:paragraph-rsid="00349edc"/>
    </style:style>
    <style:style style:name="P397" style:family="paragraph" style:parent-style-name="Table_20_Contents">
      <style:text-properties officeooo:rsid="00390766" officeooo:paragraph-rsid="00390766"/>
    </style:style>
    <style:style style:name="P398" style:family="paragraph" style:parent-style-name="Table_20_Contents">
      <style:text-properties officeooo:rsid="00390766" officeooo:paragraph-rsid="003a973d"/>
    </style:style>
    <style:style style:name="P399" style:family="paragraph" style:parent-style-name="Table_20_Contents">
      <style:text-properties officeooo:rsid="00390766" officeooo:paragraph-rsid="00447831"/>
    </style:style>
    <style:style style:name="P400" style:family="paragraph" style:parent-style-name="Table_20_Contents">
      <style:text-properties officeooo:rsid="003e351f" officeooo:paragraph-rsid="003e351f"/>
    </style:style>
    <style:style style:name="P401" style:family="paragraph" style:parent-style-name="Table_20_Contents">
      <style:text-properties officeooo:rsid="0045790b" officeooo:paragraph-rsid="0045790b"/>
    </style:style>
    <style:style style:name="P402" style:family="paragraph" style:parent-style-name="Table_20_Contents">
      <style:text-properties officeooo:rsid="00471a28" officeooo:paragraph-rsid="00471a28"/>
    </style:style>
    <style:style style:name="P403" style:family="paragraph" style:parent-style-name="Table_20_Contents">
      <style:text-properties officeooo:rsid="00668488" officeooo:paragraph-rsid="00668488"/>
    </style:style>
    <style:style style:name="P404" style:family="paragraph" style:parent-style-name="Table_20_Contents">
      <style:paragraph-properties fo:text-align="center" style:justify-single-word="false"/>
      <style:text-properties officeooo:rsid="00668488" officeooo:paragraph-rsid="00668488"/>
    </style:style>
    <style:style style:name="P405" style:family="paragraph" style:parent-style-name="Table_20_Contents">
      <style:paragraph-properties fo:text-align="start" style:justify-single-word="false"/>
      <style:text-properties officeooo:rsid="00668488" officeooo:paragraph-rsid="00668488"/>
    </style:style>
    <style:style style:name="P406" style:family="paragraph" style:parent-style-name="Table_20_Contents">
      <style:text-properties officeooo:rsid="0072e43c" officeooo:paragraph-rsid="0072e43c"/>
    </style:style>
    <style:style style:name="P407" style:family="paragraph" style:parent-style-name="Table_20_Contents">
      <style:text-properties officeooo:rsid="007c268a" officeooo:paragraph-rsid="007c268a"/>
    </style:style>
    <style:style style:name="P408" style:family="paragraph" style:parent-style-name="Table_20_Contents">
      <style:text-properties officeooo:rsid="00941d67" officeooo:paragraph-rsid="00941d67"/>
    </style:style>
    <style:style style:name="P409" style:family="paragraph" style:parent-style-name="Table_20_Contents">
      <style:text-properties officeooo:rsid="00941d67" officeooo:paragraph-rsid="01183eb1"/>
    </style:style>
    <style:style style:name="P410" style:family="paragraph" style:parent-style-name="Table_20_Contents">
      <style:text-properties officeooo:rsid="0095770e" officeooo:paragraph-rsid="0095770e"/>
    </style:style>
    <style:style style:name="P411" style:family="paragraph" style:parent-style-name="Table_20_Contents">
      <style:text-properties officeooo:rsid="009bd6b0" officeooo:paragraph-rsid="009bd6b0"/>
    </style:style>
    <style:style style:name="P412" style:family="paragraph" style:parent-style-name="Table_20_Contents">
      <style:paragraph-properties fo:text-align="start" style:justify-single-word="false"/>
      <style:text-properties officeooo:rsid="009bd6b0" officeooo:paragraph-rsid="009bd6b0"/>
    </style:style>
    <style:style style:name="P413" style:family="paragraph" style:parent-style-name="Table_20_Contents">
      <style:paragraph-properties fo:text-align="start" style:justify-single-word="false"/>
      <style:text-properties officeooo:rsid="009bd6b0" officeooo:paragraph-rsid="00a14908"/>
    </style:style>
    <style:style style:name="P414" style:family="paragraph" style:parent-style-name="Table_20_Contents">
      <style:paragraph-properties fo:text-align="start" style:justify-single-word="false"/>
      <style:text-properties officeooo:rsid="009bd6b0" officeooo:paragraph-rsid="00bb5f68"/>
    </style:style>
    <style:style style:name="P415" style:family="paragraph" style:parent-style-name="Table_20_Contents">
      <style:paragraph-properties fo:text-align="start" style:justify-single-word="false"/>
      <style:text-properties officeooo:rsid="009bd6b0" officeooo:paragraph-rsid="00bed7c7"/>
    </style:style>
    <style:style style:name="P416" style:family="paragraph" style:parent-style-name="Table_20_Contents">
      <style:paragraph-properties fo:text-align="start" style:justify-single-word="false"/>
      <style:text-properties officeooo:rsid="009bd6b0" officeooo:paragraph-rsid="010f7a59"/>
    </style:style>
    <style:style style:name="P417" style:family="paragraph" style:parent-style-name="Table_20_Contents">
      <style:paragraph-properties fo:text-align="start" style:justify-single-word="false"/>
      <style:text-properties officeooo:rsid="009c8830" officeooo:paragraph-rsid="009c8830"/>
    </style:style>
    <style:style style:name="P418" style:family="paragraph" style:parent-style-name="Table_20_Contents">
      <style:paragraph-properties fo:text-align="start" style:justify-single-word="false"/>
      <style:text-properties officeooo:rsid="009db5ec" officeooo:paragraph-rsid="009db5ec"/>
    </style:style>
    <style:style style:name="P419" style:family="paragraph" style:parent-style-name="Table_20_Contents">
      <style:text-properties officeooo:rsid="009fe2dc" officeooo:paragraph-rsid="009fe2dc"/>
    </style:style>
    <style:style style:name="P420" style:family="paragraph" style:parent-style-name="Table_20_Contents">
      <style:text-properties officeooo:rsid="00a209c7" officeooo:paragraph-rsid="00a209c7"/>
    </style:style>
    <style:style style:name="P421" style:family="paragraph" style:parent-style-name="Table_20_Contents">
      <style:paragraph-properties fo:text-align="start" style:justify-single-word="false"/>
      <style:text-properties officeooo:rsid="00a209c7" officeooo:paragraph-rsid="00a209c7"/>
    </style:style>
    <style:style style:name="P422" style:family="paragraph" style:parent-style-name="Table_20_Contents">
      <style:text-properties officeooo:rsid="00a3e70e" officeooo:paragraph-rsid="00a3e70e"/>
    </style:style>
    <style:style style:name="P423" style:family="paragraph" style:parent-style-name="Table_20_Contents">
      <style:paragraph-properties fo:text-align="start" style:justify-single-word="false"/>
      <style:text-properties officeooo:rsid="00a3e70e" officeooo:paragraph-rsid="00a3e70e"/>
    </style:style>
    <style:style style:name="P424" style:family="paragraph" style:parent-style-name="Table_20_Contents">
      <style:text-properties officeooo:rsid="00a54837" officeooo:paragraph-rsid="00a54837"/>
    </style:style>
    <style:style style:name="P425" style:family="paragraph" style:parent-style-name="Table_20_Contents">
      <style:paragraph-properties fo:text-align="start" style:justify-single-word="false"/>
      <style:text-properties officeooo:rsid="00a54837" officeooo:paragraph-rsid="00a54837"/>
    </style:style>
    <style:style style:name="P426" style:family="paragraph" style:parent-style-name="Table_20_Contents">
      <style:paragraph-properties fo:text-align="start" style:justify-single-word="false"/>
      <style:text-properties officeooo:rsid="002a2a9c" officeooo:paragraph-rsid="002a2a9c"/>
    </style:style>
    <style:style style:name="P427" style:family="paragraph" style:parent-style-name="Table_20_Contents">
      <style:paragraph-properties fo:text-align="start" style:justify-single-word="false"/>
      <style:text-properties officeooo:rsid="002a2a9c" officeooo:paragraph-rsid="00bacc64"/>
    </style:style>
    <style:style style:name="P428" style:family="paragraph" style:parent-style-name="Table_20_Contents">
      <style:paragraph-properties fo:text-align="start" style:justify-single-word="false"/>
      <style:text-properties officeooo:rsid="002782a0" officeooo:paragraph-rsid="002782a0"/>
    </style:style>
    <style:style style:name="P429" style:family="paragraph" style:parent-style-name="Table_20_Contents">
      <style:paragraph-properties fo:text-align="start" style:justify-single-word="false"/>
      <style:text-properties officeooo:rsid="00285a1f" officeooo:paragraph-rsid="00285a1f"/>
    </style:style>
    <style:style style:name="P430" style:family="paragraph" style:parent-style-name="Table_20_Contents">
      <style:paragraph-properties fo:text-align="start" style:justify-single-word="false"/>
      <style:text-properties officeooo:rsid="006ec48d" officeooo:paragraph-rsid="006ec48d"/>
    </style:style>
    <style:style style:name="P431" style:family="paragraph" style:parent-style-name="Table_20_Contents">
      <style:text-properties officeooo:rsid="00bce451" officeooo:paragraph-rsid="00bce451"/>
    </style:style>
    <style:style style:name="P432" style:family="paragraph" style:parent-style-name="Table_20_Contents">
      <style:text-properties officeooo:rsid="00cc44cf" officeooo:paragraph-rsid="00cc44cf"/>
    </style:style>
    <style:style style:name="P433" style:family="paragraph" style:parent-style-name="Table_20_Contents">
      <style:text-properties fo:font-weight="normal" style:font-weight-asian="normal" style:font-weight-complex="normal"/>
    </style:style>
    <style:style style:name="P434" style:family="paragraph" style:parent-style-name="Table_20_Contents">
      <style:text-properties fo:font-weight="normal" officeooo:rsid="00cc44cf" officeooo:paragraph-rsid="00cc44cf" style:font-weight-asian="normal" style:font-weight-complex="normal"/>
    </style:style>
    <style:style style:name="P435" style:family="paragraph" style:parent-style-name="Table_20_Contents">
      <style:text-properties fo:font-weight="normal" officeooo:paragraph-rsid="0184b54d" style:font-weight-asian="normal" style:font-weight-complex="normal"/>
    </style:style>
    <style:style style:name="P436" style:family="paragraph" style:parent-style-name="Table_20_Contents">
      <style:text-properties fo:font-weight="normal" officeooo:paragraph-rsid="0186c76b" style:font-weight-asian="normal" style:font-weight-complex="normal"/>
    </style:style>
    <style:style style:name="P437" style:family="paragraph" style:parent-style-name="Table_20_Contents">
      <style:text-properties fo:font-weight="normal" officeooo:rsid="019763e8" officeooo:paragraph-rsid="019763e8" style:font-weight-asian="normal" style:font-weight-complex="normal"/>
    </style:style>
    <style:style style:name="P438" style:family="paragraph" style:parent-style-name="Table_20_Contents">
      <style:text-properties officeooo:rsid="00d7e33b"/>
    </style:style>
    <style:style style:name="P439" style:family="paragraph" style:parent-style-name="Table_20_Contents">
      <style:text-properties officeooo:rsid="00d7e33b" officeooo:paragraph-rsid="00d7e33b"/>
    </style:style>
    <style:style style:name="P440" style:family="paragraph" style:parent-style-name="Table_20_Contents">
      <style:text-properties officeooo:rsid="00da4964" officeooo:paragraph-rsid="00da4964"/>
    </style:style>
    <style:style style:name="P441" style:family="paragraph" style:parent-style-name="Table_20_Contents">
      <style:text-properties officeooo:rsid="00dfad8c" officeooo:paragraph-rsid="00dfad8c"/>
    </style:style>
    <style:style style:name="P442" style:family="paragraph" style:parent-style-name="Table_20_Contents">
      <style:text-properties officeooo:rsid="00f17928" officeooo:paragraph-rsid="00f17928"/>
    </style:style>
    <style:style style:name="P443" style:family="paragraph" style:parent-style-name="Table_20_Contents">
      <style:text-properties officeooo:rsid="00f30d7c" officeooo:paragraph-rsid="00f30d7c"/>
    </style:style>
    <style:style style:name="P444" style:family="paragraph" style:parent-style-name="Table_20_Contents">
      <style:text-properties officeooo:rsid="0102a363" officeooo:paragraph-rsid="0102a363"/>
    </style:style>
    <style:style style:name="P445" style:family="paragraph" style:parent-style-name="Table_20_Contents">
      <style:paragraph-properties fo:text-align="start" style:justify-single-word="false"/>
      <style:text-properties officeooo:rsid="0102a363" officeooo:paragraph-rsid="0102a363"/>
    </style:style>
    <style:style style:name="P446" style:family="paragraph" style:parent-style-name="Table_20_Contents">
      <style:text-properties officeooo:rsid="0102c27e" officeooo:paragraph-rsid="0102c27e"/>
    </style:style>
    <style:style style:name="P447" style:family="paragraph" style:parent-style-name="Table_20_Contents">
      <style:text-properties officeooo:rsid="01092397" officeooo:paragraph-rsid="01092397"/>
    </style:style>
    <style:style style:name="P448" style:family="paragraph" style:parent-style-name="Table_20_Contents">
      <style:paragraph-properties fo:text-align="start" style:justify-single-word="false"/>
      <style:text-properties officeooo:rsid="01092397" officeooo:paragraph-rsid="01092397"/>
    </style:style>
    <style:style style:name="P449" style:family="paragraph" style:parent-style-name="Table_20_Contents">
      <style:text-properties officeooo:rsid="0109a608" officeooo:paragraph-rsid="0109a608"/>
    </style:style>
    <style:style style:name="P450" style:family="paragraph" style:parent-style-name="Table_20_Contents">
      <style:text-properties officeooo:rsid="010b6b88" officeooo:paragraph-rsid="010b6b88"/>
    </style:style>
    <style:style style:name="P451" style:family="paragraph" style:parent-style-name="Table_20_Contents">
      <style:text-properties officeooo:rsid="010f7a59" officeooo:paragraph-rsid="010f7a59"/>
    </style:style>
    <style:style style:name="P452" style:family="paragraph" style:parent-style-name="Table_20_Contents">
      <style:text-properties officeooo:rsid="01116718" officeooo:paragraph-rsid="01116718"/>
    </style:style>
    <style:style style:name="P453" style:family="paragraph" style:parent-style-name="Table_20_Contents">
      <style:text-properties officeooo:rsid="01183eb1" officeooo:paragraph-rsid="01183eb1"/>
    </style:style>
    <style:style style:name="P454" style:family="paragraph" style:parent-style-name="Table_20_Contents">
      <style:text-properties officeooo:rsid="011d7d45" officeooo:paragraph-rsid="011d7d45"/>
    </style:style>
    <style:style style:name="P455" style:family="paragraph" style:parent-style-name="Table_20_Contents">
      <style:paragraph-properties fo:text-align="start" style:justify-single-word="false"/>
      <style:text-properties officeooo:rsid="011d7d45" officeooo:paragraph-rsid="011d7d45"/>
    </style:style>
    <style:style style:name="P456" style:family="paragraph" style:parent-style-name="Table_20_Contents">
      <style:text-properties officeooo:rsid="011f50f5" officeooo:paragraph-rsid="011f50f5"/>
    </style:style>
    <style:style style:name="P457" style:family="paragraph" style:parent-style-name="Table_20_Contents">
      <style:paragraph-properties fo:text-align="start" style:justify-single-word="false"/>
      <style:text-properties officeooo:rsid="011f50f5" officeooo:paragraph-rsid="011f50f5"/>
    </style:style>
    <style:style style:name="P458" style:family="paragraph" style:parent-style-name="Table_20_Contents">
      <style:text-properties officeooo:rsid="01210cae" officeooo:paragraph-rsid="01210cae"/>
    </style:style>
    <style:style style:name="P459" style:family="paragraph" style:parent-style-name="Table_20_Contents">
      <style:text-properties officeooo:rsid="01210cae" officeooo:paragraph-rsid="016198e1"/>
    </style:style>
    <style:style style:name="P460" style:family="paragraph" style:parent-style-name="Table_20_Contents">
      <style:text-properties officeooo:rsid="0126f678" officeooo:paragraph-rsid="0126f678"/>
    </style:style>
    <style:style style:name="P461" style:family="paragraph" style:parent-style-name="Table_20_Contents">
      <style:paragraph-properties fo:text-align="start" style:justify-single-word="false"/>
      <style:text-properties officeooo:rsid="013330fb" officeooo:paragraph-rsid="013330fb"/>
    </style:style>
    <style:style style:name="P462" style:family="paragraph" style:parent-style-name="Table_20_Contents">
      <style:paragraph-properties fo:text-align="start" style:justify-single-word="false"/>
      <style:text-properties officeooo:rsid="014216da" officeooo:paragraph-rsid="014216da"/>
    </style:style>
    <style:style style:name="P463" style:family="paragraph" style:parent-style-name="Table_20_Contents">
      <style:paragraph-properties fo:text-align="center" style:justify-single-word="false"/>
      <style:text-properties officeooo:rsid="00207a23" officeooo:paragraph-rsid="0150251e"/>
    </style:style>
    <style:style style:name="P464" style:family="paragraph" style:parent-style-name="Table_20_Contents">
      <style:text-properties officeooo:rsid="00207a23" officeooo:paragraph-rsid="0150251e"/>
    </style:style>
    <style:style style:name="P465" style:family="paragraph" style:parent-style-name="Table_20_Contents">
      <style:text-properties officeooo:rsid="00212520" officeooo:paragraph-rsid="0150251e"/>
    </style:style>
    <style:style style:name="P466" style:family="paragraph" style:parent-style-name="Table_20_Contents">
      <style:text-properties officeooo:paragraph-rsid="0150251e"/>
    </style:style>
    <style:style style:name="P467" style:family="paragraph" style:parent-style-name="Table_20_Contents">
      <style:text-properties officeooo:rsid="015fb9cb" officeooo:paragraph-rsid="015fb9cb"/>
    </style:style>
    <style:style style:name="P468" style:family="paragraph" style:parent-style-name="Table_20_Contents">
      <style:paragraph-properties fo:text-align="start" style:justify-single-word="false"/>
      <style:text-properties officeooo:rsid="015fb9cb" officeooo:paragraph-rsid="015fb9cb"/>
    </style:style>
    <style:style style:name="P469" style:family="paragraph" style:parent-style-name="Table_20_Contents">
      <style:text-properties officeooo:rsid="016198e1" officeooo:paragraph-rsid="016198e1"/>
    </style:style>
    <style:style style:name="P470" style:family="paragraph" style:parent-style-name="Table_20_Contents">
      <style:text-properties officeooo:rsid="01634d32" officeooo:paragraph-rsid="01634d32"/>
    </style:style>
    <style:style style:name="P471" style:family="paragraph" style:parent-style-name="Table_20_Contents">
      <style:paragraph-properties fo:text-align="start" style:justify-single-word="false"/>
      <style:text-properties officeooo:rsid="0166e028" officeooo:paragraph-rsid="0166e028"/>
    </style:style>
    <style:style style:name="P472" style:family="paragraph" style:parent-style-name="Table_20_Contents">
      <style:text-properties officeooo:rsid="017ffa92" officeooo:paragraph-rsid="017ffa92"/>
    </style:style>
    <style:style style:name="P473" style:family="paragraph" style:parent-style-name="Table_20_Contents">
      <style:text-properties officeooo:paragraph-rsid="0184b54d"/>
    </style:style>
    <style:style style:name="P474" style:family="paragraph" style:parent-style-name="Table_20_Contents">
      <style:text-properties officeooo:rsid="0184b54d" officeooo:paragraph-rsid="0184b54d"/>
    </style:style>
    <style:style style:name="P475" style:family="paragraph" style:parent-style-name="Table_20_Contents">
      <style:text-properties officeooo:rsid="0184b54d" officeooo:paragraph-rsid="018c9bc4"/>
    </style:style>
    <style:style style:name="P476" style:family="paragraph" style:parent-style-name="Table_20_Contents">
      <style:text-properties officeooo:rsid="0185375c" officeooo:paragraph-rsid="0185375c"/>
    </style:style>
    <style:style style:name="P477" style:family="paragraph" style:parent-style-name="Table_20_Contents">
      <style:text-properties officeooo:paragraph-rsid="0186c76b"/>
    </style:style>
    <style:style style:name="P478" style:family="paragraph" style:parent-style-name="Table_20_Contents">
      <style:text-properties officeooo:rsid="01877b6d" officeooo:paragraph-rsid="01877b6d"/>
    </style:style>
    <style:style style:name="P479" style:family="paragraph" style:parent-style-name="Table_20_Contents">
      <style:text-properties officeooo:rsid="018891d4" officeooo:paragraph-rsid="018891d4"/>
    </style:style>
    <style:style style:name="P480" style:family="paragraph" style:parent-style-name="Table_20_Contents">
      <style:text-properties officeooo:rsid="01927178" officeooo:paragraph-rsid="01927178"/>
    </style:style>
    <style:style style:name="P481" style:family="paragraph" style:parent-style-name="Table_20_Contents">
      <style:text-properties officeooo:rsid="019763e8" officeooo:paragraph-rsid="019763e8"/>
    </style:style>
    <style:style style:name="P482" style:family="paragraph" style:parent-style-name="Table_20_Contents">
      <style:text-properties officeooo:rsid="019a84e3" officeooo:paragraph-rsid="019a84e3"/>
    </style:style>
    <style:style style:name="P483" style:family="paragraph" style:parent-style-name="Table_20_Contents">
      <style:paragraph-properties fo:text-align="start" style:justify-single-word="false"/>
      <style:text-properties officeooo:rsid="019dd98e" officeooo:paragraph-rsid="019dd98e"/>
    </style:style>
    <style:style style:name="P484" style:family="paragraph" style:parent-style-name="Table_20_Contents">
      <style:text-properties officeooo:rsid="01a2bd88" officeooo:paragraph-rsid="01a2bd88"/>
    </style:style>
    <style:style style:name="P485" style:family="paragraph" style:parent-style-name="Table_20_Contents">
      <style:text-properties officeooo:rsid="01acc107" officeooo:paragraph-rsid="01acc107"/>
    </style:style>
    <style:style style:name="P486" style:family="paragraph" style:parent-style-name="Table_20_Contents">
      <style:text-properties officeooo:rsid="01ad8248" officeooo:paragraph-rsid="01ad8248"/>
    </style:style>
    <style:style style:name="P487" style:family="paragraph" style:parent-style-name="Table_20_Contents">
      <style:text-properties officeooo:rsid="01aef4bf" officeooo:paragraph-rsid="01aef4bf"/>
    </style:style>
    <style:style style:name="P488" style:family="paragraph" style:parent-style-name="Table_20_Contents">
      <style:paragraph-properties fo:text-align="start" style:justify-single-word="false"/>
      <style:text-properties officeooo:rsid="01aef4bf" officeooo:paragraph-rsid="01aef4bf"/>
    </style:style>
    <style:style style:name="P489" style:family="paragraph" style:parent-style-name="Table_20_Contents">
      <style:paragraph-properties fo:text-align="start" style:justify-single-word="false"/>
      <style:text-properties officeooo:paragraph-rsid="01aef4bf"/>
    </style:style>
    <style:style style:name="P490" style:family="paragraph" style:parent-style-name="Pascal">
      <style:text-properties fo:font-style="normal" style:font-style-asian="normal" style:font-style-complex="normal"/>
    </style:style>
    <style:style style:name="P491" style:family="paragraph" style:parent-style-name="Pascal">
      <style:text-properties fo:font-style="normal" officeooo:rsid="0053b8e4" officeooo:paragraph-rsid="0053b8e4" style:font-style-asian="normal" style:font-style-complex="normal"/>
    </style:style>
    <style:style style:name="P492" style:family="paragraph" style:parent-style-name="Pascal">
      <style:text-properties fo:font-style="normal" officeooo:rsid="0053b8e4" officeooo:paragraph-rsid="01351a0a" style:font-style-asian="normal" style:font-style-complex="normal"/>
    </style:style>
    <style:style style:name="P493" style:family="paragraph" style:parent-style-name="Pascal">
      <style:text-properties fo:font-style="normal" officeooo:rsid="0053b8e4" officeooo:paragraph-rsid="01674a32" style:font-style-asian="normal" style:font-style-complex="normal"/>
    </style:style>
    <style:style style:name="P494" style:family="paragraph" style:parent-style-name="Pascal">
      <style:text-properties fo:font-style="normal" officeooo:rsid="006320ca" officeooo:paragraph-rsid="006320ca" style:font-style-asian="normal" style:font-style-complex="normal"/>
    </style:style>
    <style:style style:name="P495" style:family="paragraph" style:parent-style-name="Pascal">
      <style:text-properties fo:font-style="normal" officeooo:rsid="0063817a" officeooo:paragraph-rsid="0063817a" style:font-style-asian="normal" style:font-style-complex="normal"/>
    </style:style>
    <style:style style:name="P496" style:family="paragraph" style:parent-style-name="Pascal">
      <style:text-properties fo:font-style="normal" officeooo:rsid="0063817a" officeooo:paragraph-rsid="007f2f05" style:font-style-asian="normal" style:font-style-complex="normal"/>
    </style:style>
    <style:style style:name="P497" style:family="paragraph" style:parent-style-name="Pascal">
      <style:text-properties fo:font-style="normal" officeooo:rsid="007f2f05" officeooo:paragraph-rsid="007f2f05" style:font-style-asian="normal" style:font-style-complex="normal"/>
    </style:style>
    <style:style style:name="P498" style:family="paragraph" style:parent-style-name="Pascal">
      <style:text-properties fo:font-style="normal" officeooo:rsid="012a519d" officeooo:paragraph-rsid="012a519d" style:font-style-asian="normal" style:font-style-complex="normal"/>
    </style:style>
    <style:style style:name="P499" style:family="paragraph" style:parent-style-name="Pascal">
      <style:text-properties fo:font-style="normal" fo:font-weight="normal" style:font-style-asian="normal" style:font-weight-asian="normal" style:font-style-complex="normal" style:font-weight-complex="normal"/>
    </style:style>
    <style:style style:name="P500" style:family="paragraph" style:parent-style-name="Pascal">
      <style:text-properties fo:font-style="normal" fo:font-weight="normal" officeooo:paragraph-rsid="00389324" style:font-style-asian="normal" style:font-weight-asian="normal" style:font-style-complex="normal" style:font-weight-complex="normal"/>
    </style:style>
    <style:style style:name="P501" style:family="paragraph" style:parent-style-name="Pascal">
      <style:text-properties officeooo:rsid="0025ceb5" officeooo:paragraph-rsid="0025ceb5"/>
    </style:style>
    <style:style style:name="P502" style:family="paragraph" style:parent-style-name="Pascal">
      <style:text-properties officeooo:rsid="0025ceb5" officeooo:paragraph-rsid="00bacc64"/>
    </style:style>
    <style:style style:name="P503" style:family="paragraph" style:parent-style-name="Pascal">
      <style:text-properties officeooo:rsid="0025ceb5" officeooo:paragraph-rsid="01146580"/>
    </style:style>
    <style:style style:name="P504" style:family="paragraph" style:parent-style-name="Pascal">
      <style:text-properties officeooo:rsid="0025ceb5" officeooo:paragraph-rsid="011d7d45"/>
    </style:style>
    <style:style style:name="P505" style:family="paragraph" style:parent-style-name="Pascal">
      <style:text-properties officeooo:rsid="0025ceb5" officeooo:paragraph-rsid="014216da"/>
    </style:style>
    <style:style style:name="P506" style:family="paragraph" style:parent-style-name="Pascal">
      <style:text-properties officeooo:rsid="0025ceb5" officeooo:paragraph-rsid="0166e028"/>
    </style:style>
    <style:style style:name="P507" style:family="paragraph" style:parent-style-name="Pascal">
      <style:text-properties officeooo:rsid="0025ceb5" officeooo:paragraph-rsid="01a1e0ae"/>
    </style:style>
    <style:style style:name="P508" style:family="paragraph" style:parent-style-name="Pascal">
      <style:text-properties officeooo:rsid="002e11af" officeooo:paragraph-rsid="002e11af"/>
    </style:style>
    <style:style style:name="P509" style:family="paragraph" style:parent-style-name="Pascal">
      <style:text-properties officeooo:rsid="002e11af" officeooo:paragraph-rsid="00866529"/>
    </style:style>
    <style:style style:name="P510" style:family="paragraph" style:parent-style-name="Pascal">
      <style:text-properties officeooo:rsid="002e11af" officeooo:paragraph-rsid="0098c4cf"/>
    </style:style>
    <style:style style:name="P511" style:family="paragraph" style:parent-style-name="Pascal">
      <style:text-properties officeooo:rsid="002e11af" officeooo:paragraph-rsid="009a4ced"/>
    </style:style>
    <style:style style:name="P512" style:family="paragraph" style:parent-style-name="Pascal">
      <style:text-properties officeooo:rsid="002f1947" officeooo:paragraph-rsid="002f1947"/>
    </style:style>
    <style:style style:name="P513" style:family="paragraph" style:parent-style-name="Pascal">
      <style:text-properties officeooo:rsid="002f1947" officeooo:paragraph-rsid="0098c4cf"/>
    </style:style>
    <style:style style:name="P514" style:family="paragraph" style:parent-style-name="Pascal">
      <style:text-properties officeooo:rsid="002f4ef5" officeooo:paragraph-rsid="002f4ef5"/>
    </style:style>
    <style:style style:name="P515" style:family="paragraph" style:parent-style-name="Pascal">
      <style:text-properties officeooo:paragraph-rsid="003214ec"/>
    </style:style>
    <style:style style:name="P516" style:family="paragraph" style:parent-style-name="Pascal">
      <style:text-properties officeooo:rsid="003214ec" officeooo:paragraph-rsid="003214ec"/>
    </style:style>
    <style:style style:name="P517" style:family="paragraph" style:parent-style-name="Pascal">
      <style:text-properties officeooo:rsid="003214ec" officeooo:paragraph-rsid="0032c6ca"/>
    </style:style>
    <style:style style:name="P518" style:family="paragraph" style:parent-style-name="Pascal">
      <style:text-properties officeooo:rsid="00346d7d" officeooo:paragraph-rsid="00346d7d"/>
    </style:style>
    <style:style style:name="P519" style:family="paragraph" style:parent-style-name="Pascal">
      <style:text-properties officeooo:rsid="00346d7d" officeooo:paragraph-rsid="010f7a59"/>
    </style:style>
    <style:style style:name="P520" style:family="paragraph" style:parent-style-name="Pascal">
      <style:text-properties fo:font-weight="normal" officeooo:paragraph-rsid="00389324" style:font-weight-asian="normal" style:font-weight-complex="normal"/>
    </style:style>
    <style:style style:name="P521" style:family="paragraph" style:parent-style-name="Pascal">
      <style:text-properties fo:font-weight="normal" officeooo:rsid="003e351f" officeooo:paragraph-rsid="003e351f" style:font-weight-asian="normal" style:font-weight-complex="normal"/>
    </style:style>
    <style:style style:name="P522" style:family="paragraph" style:parent-style-name="Pascal">
      <style:text-properties officeooo:paragraph-rsid="00389324"/>
    </style:style>
    <style:style style:name="P523" style:family="paragraph" style:parent-style-name="Pascal">
      <style:text-properties officeooo:rsid="003e351f" officeooo:paragraph-rsid="003e351f"/>
    </style:style>
    <style:style style:name="P524" style:family="paragraph" style:parent-style-name="Pascal">
      <style:text-properties officeooo:rsid="0040ce2e" officeooo:paragraph-rsid="0040ce2e"/>
    </style:style>
    <style:style style:name="P525" style:family="paragraph" style:parent-style-name="Pascal">
      <style:text-properties officeooo:rsid="0042c228" officeooo:paragraph-rsid="0042c228"/>
    </style:style>
    <style:style style:name="P526" style:family="paragraph" style:parent-style-name="Pascal">
      <style:text-properties officeooo:rsid="00447831" officeooo:paragraph-rsid="00447831"/>
    </style:style>
    <style:style style:name="P527" style:family="paragraph" style:parent-style-name="Pascal">
      <style:text-properties officeooo:rsid="00447831" officeooo:paragraph-rsid="01acc107"/>
    </style:style>
    <style:style style:name="P528" style:family="paragraph" style:parent-style-name="Pascal">
      <style:text-properties officeooo:rsid="00447831" officeooo:paragraph-rsid="01ad8248"/>
    </style:style>
    <style:style style:name="P529" style:family="paragraph" style:parent-style-name="Pascal">
      <style:text-properties officeooo:rsid="004b58ad" officeooo:paragraph-rsid="004b58ad"/>
    </style:style>
    <style:style style:name="P530" style:family="paragraph" style:parent-style-name="Pascal">
      <style:text-properties officeooo:rsid="004dc822" officeooo:paragraph-rsid="004dc822"/>
    </style:style>
    <style:style style:name="P531" style:family="paragraph" style:parent-style-name="Pascal">
      <style:text-properties officeooo:rsid="0051f471" officeooo:paragraph-rsid="0051f471"/>
    </style:style>
    <style:style style:name="P532" style:family="paragraph" style:parent-style-name="Pascal">
      <style:text-properties officeooo:rsid="0051f471" officeooo:paragraph-rsid="0055f817"/>
    </style:style>
    <style:style style:name="P533" style:family="paragraph" style:parent-style-name="Pascal">
      <style:text-properties officeooo:rsid="0051f471" officeooo:paragraph-rsid="0057e5d9"/>
    </style:style>
    <style:style style:name="P534" style:family="paragraph" style:parent-style-name="Pascal">
      <style:text-properties officeooo:rsid="0051f471" officeooo:paragraph-rsid="005bd345"/>
    </style:style>
    <style:style style:name="P535" style:family="paragraph" style:parent-style-name="Pascal">
      <style:text-properties officeooo:rsid="0051f471" officeooo:paragraph-rsid="0063817a"/>
    </style:style>
    <style:style style:name="P536" style:family="paragraph" style:parent-style-name="Pascal">
      <style:text-properties fo:font-weight="bold" style:font-weight-asian="bold" style:font-weight-complex="bold"/>
    </style:style>
    <style:style style:name="P537" style:family="paragraph" style:parent-style-name="Pascal">
      <style:text-properties fo:font-weight="bold" officeooo:rsid="0057e5d9" officeooo:paragraph-rsid="0057e5d9" style:font-weight-asian="bold" style:font-weight-complex="bold"/>
    </style:style>
    <style:style style:name="P538" style:family="paragraph" style:parent-style-name="Pascal">
      <style:text-properties fo:font-weight="bold" officeooo:rsid="0057e5d9" officeooo:paragraph-rsid="005bd345" style:font-weight-asian="bold" style:font-weight-complex="bold"/>
    </style:style>
    <style:style style:name="P539" style:family="paragraph" style:parent-style-name="Pascal">
      <style:text-properties fo:font-weight="bold" officeooo:rsid="0057e5d9" officeooo:paragraph-rsid="0063817a" style:font-weight-asian="bold" style:font-weight-complex="bold"/>
    </style:style>
    <style:style style:name="P540" style:family="paragraph" style:parent-style-name="Pascal">
      <style:text-properties fo:font-weight="bold" officeooo:rsid="0057e5d9" officeooo:paragraph-rsid="01674a32" style:font-weight-asian="bold" style:font-weight-complex="bold"/>
    </style:style>
    <style:style style:name="P541" style:family="paragraph" style:parent-style-name="Pascal">
      <style:text-properties fo:font-weight="bold" officeooo:paragraph-rsid="005bd345" style:font-weight-asian="bold" style:font-weight-complex="bold"/>
    </style:style>
    <style:style style:name="P542" style:family="paragraph" style:parent-style-name="Pascal">
      <style:text-properties fo:font-weight="bold" officeooo:paragraph-rsid="0063817a" style:font-weight-asian="bold" style:font-weight-complex="bold"/>
    </style:style>
    <style:style style:name="P543" style:family="paragraph" style:parent-style-name="Pascal">
      <style:text-properties fo:font-weight="bold" officeooo:rsid="007c4db7" officeooo:paragraph-rsid="007c4db7" style:font-weight-asian="bold" style:font-weight-complex="bold"/>
    </style:style>
    <style:style style:name="P544" style:family="paragraph" style:parent-style-name="Pascal">
      <style:text-properties fo:font-weight="bold" officeooo:rsid="003e351f" officeooo:paragraph-rsid="003e351f" style:font-weight-asian="bold" style:font-weight-complex="bold"/>
    </style:style>
    <style:style style:name="P545" style:family="paragraph" style:parent-style-name="Pascal">
      <style:text-properties fo:font-weight="bold" officeooo:rsid="003e351f" officeooo:paragraph-rsid="009a4ced" style:font-weight-asian="bold" style:font-weight-complex="bold"/>
    </style:style>
    <style:style style:name="P546" style:family="paragraph" style:parent-style-name="Pascal">
      <style:text-properties fo:font-weight="bold" officeooo:rsid="00cc44cf" officeooo:paragraph-rsid="00cc44cf" style:font-weight-asian="bold" style:font-weight-complex="bold"/>
    </style:style>
    <style:style style:name="P547" style:family="paragraph" style:parent-style-name="Pascal">
      <style:text-properties fo:font-weight="bold" officeooo:rsid="00cc44cf" officeooo:paragraph-rsid="00f30d7c" style:font-weight-asian="bold" style:font-weight-complex="bold"/>
    </style:style>
    <style:style style:name="P548" style:family="paragraph" style:parent-style-name="Pascal">
      <style:text-properties fo:font-weight="bold" officeooo:rsid="00cc44cf" officeooo:paragraph-rsid="0185375c" style:font-weight-asian="bold" style:font-weight-complex="bold"/>
    </style:style>
    <style:style style:name="P549" style:family="paragraph" style:parent-style-name="Pascal">
      <style:text-properties fo:font-weight="bold" officeooo:rsid="00cc44cf" officeooo:paragraph-rsid="01877b6d" style:font-weight-asian="bold" style:font-weight-complex="bold"/>
    </style:style>
    <style:style style:name="P550" style:family="paragraph" style:parent-style-name="Pascal">
      <style:text-properties fo:font-weight="bold" officeooo:rsid="00cc44cf" officeooo:paragraph-rsid="019763e8" style:font-weight-asian="bold" style:font-weight-complex="bold"/>
    </style:style>
    <style:style style:name="P551" style:family="paragraph" style:parent-style-name="Pascal">
      <style:text-properties fo:font-weight="bold" officeooo:rsid="00cc44cf" officeooo:paragraph-rsid="019a84e3" style:font-weight-asian="bold" style:font-weight-complex="bold"/>
    </style:style>
    <style:style style:name="P552" style:family="paragraph" style:parent-style-name="Pascal">
      <style:text-properties fo:font-weight="bold" officeooo:rsid="00cc44cf" officeooo:paragraph-rsid="019e9baa" style:font-weight-asian="bold" style:font-weight-complex="bold"/>
    </style:style>
    <style:style style:name="P553" style:family="paragraph" style:parent-style-name="Pascal">
      <style:text-properties fo:font-weight="bold" officeooo:rsid="00f30d7c" officeooo:paragraph-rsid="00f30d7c" style:font-weight-asian="bold" style:font-weight-complex="bold"/>
    </style:style>
    <style:style style:name="P554" style:family="paragraph" style:parent-style-name="Pascal">
      <style:text-properties fo:font-weight="bold" officeooo:rsid="0051f471" officeooo:paragraph-rsid="01661ad0" style:font-weight-asian="bold" style:font-weight-complex="bold"/>
    </style:style>
    <style:style style:name="P555" style:family="paragraph" style:parent-style-name="Pascal">
      <style:text-properties fo:font-weight="bold" officeooo:paragraph-rsid="019c7611" style:font-weight-asian="bold" style:font-weight-complex="bold"/>
    </style:style>
    <style:style style:name="P556" style:family="paragraph" style:parent-style-name="Pascal">
      <style:text-properties officeooo:rsid="0055f817" officeooo:paragraph-rsid="0055f817"/>
    </style:style>
    <style:style style:name="P557" style:family="paragraph" style:parent-style-name="Pascal">
      <style:text-properties officeooo:rsid="0055f817" officeooo:paragraph-rsid="0057e5d9"/>
    </style:style>
    <style:style style:name="P558" style:family="paragraph" style:parent-style-name="Pascal">
      <style:text-properties officeooo:rsid="0055f817" officeooo:paragraph-rsid="005bd345"/>
    </style:style>
    <style:style style:name="P559" style:family="paragraph" style:parent-style-name="Pascal">
      <style:text-properties officeooo:rsid="0055f817" officeooo:paragraph-rsid="0063817a"/>
    </style:style>
    <style:style style:name="P560" style:family="paragraph" style:parent-style-name="Pascal">
      <style:text-properties officeooo:rsid="0055f817" officeooo:paragraph-rsid="007c4db7"/>
    </style:style>
    <style:style style:name="P561" style:family="paragraph" style:parent-style-name="Pascal">
      <style:text-properties officeooo:rsid="0057e5d9" officeooo:paragraph-rsid="0057e5d9"/>
    </style:style>
    <style:style style:name="P562" style:family="paragraph" style:parent-style-name="Pascal">
      <style:text-properties officeooo:rsid="0057e5d9" officeooo:paragraph-rsid="00695e9b"/>
    </style:style>
    <style:style style:name="P563" style:family="paragraph" style:parent-style-name="Pascal">
      <style:text-properties officeooo:rsid="0057e5d9" officeooo:paragraph-rsid="00cc404c"/>
    </style:style>
    <style:style style:name="P564" style:family="paragraph" style:parent-style-name="Pascal">
      <style:text-properties officeooo:rsid="0057e5d9" officeooo:paragraph-rsid="00cc766a"/>
    </style:style>
    <style:style style:name="P565" style:family="paragraph" style:parent-style-name="Pascal">
      <style:text-properties officeooo:rsid="005bd345" officeooo:paragraph-rsid="005bd345"/>
    </style:style>
    <style:style style:name="P566" style:family="paragraph" style:parent-style-name="Pascal">
      <style:text-properties officeooo:rsid="005bd345" officeooo:paragraph-rsid="01351a0a"/>
    </style:style>
    <style:style style:name="P567" style:family="paragraph" style:parent-style-name="Pascal">
      <style:text-properties officeooo:rsid="005bd345" officeooo:paragraph-rsid="019e9baa"/>
    </style:style>
    <style:style style:name="P568" style:family="paragraph" style:parent-style-name="Pascal">
      <style:text-properties officeooo:rsid="005d2810" officeooo:paragraph-rsid="005d2810"/>
    </style:style>
    <style:style style:name="P569" style:family="paragraph" style:parent-style-name="Pascal">
      <style:text-properties officeooo:rsid="006320ca" officeooo:paragraph-rsid="006320ca"/>
    </style:style>
    <style:style style:name="P570" style:family="paragraph" style:parent-style-name="Pascal">
      <style:text-properties officeooo:rsid="006320ca" officeooo:paragraph-rsid="006cad8a"/>
    </style:style>
    <style:style style:name="P571" style:family="paragraph" style:parent-style-name="Pascal">
      <style:text-properties officeooo:rsid="00668488" officeooo:paragraph-rsid="00668488"/>
    </style:style>
    <style:style style:name="P572" style:family="paragraph" style:parent-style-name="Pascal">
      <style:text-properties officeooo:rsid="00668488" officeooo:paragraph-rsid="009a4ced"/>
    </style:style>
    <style:style style:name="P573" style:family="paragraph" style:parent-style-name="Pascal">
      <style:text-properties officeooo:rsid="00695e9b" officeooo:paragraph-rsid="00695e9b"/>
    </style:style>
    <style:style style:name="P574" style:family="paragraph" style:parent-style-name="Pascal">
      <style:text-properties officeooo:rsid="006b29a2" officeooo:paragraph-rsid="006b29a2"/>
    </style:style>
    <style:style style:name="P575" style:family="paragraph" style:parent-style-name="Pascal">
      <style:text-properties officeooo:rsid="006b29a2" officeooo:paragraph-rsid="007ce0e3"/>
    </style:style>
    <style:style style:name="P576" style:family="paragraph" style:parent-style-name="Pascal">
      <style:text-properties officeooo:rsid="006cad8a" officeooo:paragraph-rsid="006cad8a"/>
    </style:style>
    <style:style style:name="P577" style:family="paragraph" style:parent-style-name="Pascal">
      <style:text-properties officeooo:rsid="006ec48d" officeooo:paragraph-rsid="006ec48d"/>
    </style:style>
    <style:style style:name="P578" style:family="paragraph" style:parent-style-name="Pascal">
      <style:text-properties officeooo:rsid="00774af3" officeooo:paragraph-rsid="00774af3"/>
    </style:style>
    <style:style style:name="P579" style:family="paragraph" style:parent-style-name="Pascal">
      <style:text-properties officeooo:rsid="0078e022" officeooo:paragraph-rsid="0080760f"/>
    </style:style>
    <style:style style:name="P580" style:family="paragraph" style:parent-style-name="Pascal">
      <style:text-properties officeooo:rsid="0078e022" officeooo:paragraph-rsid="016d2f7c"/>
    </style:style>
    <style:style style:name="P581" style:family="paragraph" style:parent-style-name="Pascal">
      <style:text-properties officeooo:rsid="0078e022" officeooo:paragraph-rsid="0078e022"/>
    </style:style>
    <style:style style:name="P582" style:family="paragraph" style:parent-style-name="Pascal">
      <style:text-properties officeooo:rsid="007c4db7" officeooo:paragraph-rsid="007c4db7"/>
    </style:style>
    <style:style style:name="P583" style:family="paragraph" style:parent-style-name="Pascal">
      <style:text-properties officeooo:rsid="00824c9b" officeooo:paragraph-rsid="00824c9b"/>
    </style:style>
    <style:style style:name="P584" style:family="paragraph" style:parent-style-name="Pascal">
      <style:text-properties officeooo:rsid="00873b5a" officeooo:paragraph-rsid="00873b5a"/>
    </style:style>
    <style:style style:name="P585" style:family="paragraph" style:parent-style-name="Pascal">
      <style:text-properties officeooo:rsid="008923ab" officeooo:paragraph-rsid="008923ab"/>
    </style:style>
    <style:style style:name="P586" style:family="paragraph" style:parent-style-name="Pascal">
      <style:text-properties officeooo:rsid="0089c015" officeooo:paragraph-rsid="0089c015"/>
    </style:style>
    <style:style style:name="P587" style:family="paragraph" style:parent-style-name="Pascal">
      <style:text-properties officeooo:rsid="008ca2b4" officeooo:paragraph-rsid="008ca2b4"/>
    </style:style>
    <style:style style:name="P588" style:family="paragraph" style:parent-style-name="Pascal">
      <style:text-properties officeooo:rsid="008ca2b4" officeooo:paragraph-rsid="009a4ced"/>
    </style:style>
    <style:style style:name="P589" style:family="paragraph" style:parent-style-name="Pascal">
      <style:text-properties officeooo:rsid="008d2e71" officeooo:paragraph-rsid="008d2e71"/>
    </style:style>
    <style:style style:name="P590" style:family="paragraph" style:parent-style-name="Pascal">
      <style:text-properties officeooo:paragraph-rsid="008d2e71"/>
    </style:style>
    <style:style style:name="P591" style:family="paragraph" style:parent-style-name="Pascal">
      <style:text-properties officeooo:rsid="007ce0e3" officeooo:paragraph-rsid="007ce0e3"/>
    </style:style>
    <style:style style:name="P592" style:family="paragraph" style:parent-style-name="Pascal">
      <style:text-properties officeooo:rsid="00941d67" officeooo:paragraph-rsid="01183eb1"/>
    </style:style>
    <style:style style:name="P593" style:family="paragraph" style:parent-style-name="Pascal">
      <style:text-properties officeooo:rsid="00941d67" officeooo:paragraph-rsid="00941d67"/>
    </style:style>
    <style:style style:name="P594" style:family="paragraph" style:parent-style-name="Pascal">
      <style:text-properties officeooo:rsid="00941d67" officeooo:paragraph-rsid="01210cae"/>
    </style:style>
    <style:style style:name="P595" style:family="paragraph" style:parent-style-name="Pascal">
      <style:text-properties officeooo:rsid="0095770e" officeooo:paragraph-rsid="0095770e"/>
    </style:style>
    <style:style style:name="P596" style:family="paragraph" style:parent-style-name="Pascal">
      <style:text-properties officeooo:rsid="00972aa9" officeooo:paragraph-rsid="00972aa9"/>
    </style:style>
    <style:style style:name="P597" style:family="paragraph" style:parent-style-name="Pascal">
      <style:text-properties officeooo:rsid="00972aa9" officeooo:paragraph-rsid="00a14908"/>
    </style:style>
    <style:style style:name="P598" style:family="paragraph" style:parent-style-name="Pascal">
      <style:text-properties officeooo:rsid="0098c4cf" officeooo:paragraph-rsid="0098c4cf"/>
    </style:style>
    <style:style style:name="P599" style:family="paragraph" style:parent-style-name="Pascal">
      <style:text-properties officeooo:rsid="0099d1e0" officeooo:paragraph-rsid="0099d1e0"/>
    </style:style>
    <style:style style:name="P600" style:family="paragraph" style:parent-style-name="Pascal">
      <style:text-properties officeooo:rsid="009a4ced" officeooo:paragraph-rsid="009a4ced"/>
    </style:style>
    <style:style style:name="P601" style:family="paragraph" style:parent-style-name="Pascal">
      <style:text-properties officeooo:rsid="00a14908" officeooo:paragraph-rsid="00a14908"/>
    </style:style>
    <style:style style:name="P602" style:family="paragraph" style:parent-style-name="Pascal">
      <style:text-properties officeooo:rsid="00a7d041" officeooo:paragraph-rsid="00a7d041"/>
    </style:style>
    <style:style style:name="P603" style:family="paragraph" style:parent-style-name="Pascal">
      <style:text-properties officeooo:rsid="00a7d041" officeooo:paragraph-rsid="00d391e3"/>
    </style:style>
    <style:style style:name="P604" style:family="paragraph" style:parent-style-name="Pascal">
      <style:text-properties officeooo:rsid="00ac057b" officeooo:paragraph-rsid="00ad214e"/>
    </style:style>
    <style:style style:name="P605" style:family="paragraph" style:parent-style-name="Pascal">
      <style:text-properties officeooo:rsid="00ac057b" officeooo:paragraph-rsid="00ae1ee4"/>
    </style:style>
    <style:style style:name="P606" style:family="paragraph" style:parent-style-name="Pascal">
      <style:text-properties officeooo:rsid="00ac057b" officeooo:paragraph-rsid="00d391e3"/>
    </style:style>
    <style:style style:name="P607" style:family="paragraph" style:parent-style-name="Pascal">
      <style:text-properties officeooo:rsid="00ad214e" officeooo:paragraph-rsid="00ad214e"/>
    </style:style>
    <style:style style:name="P608" style:family="paragraph" style:parent-style-name="Pascal">
      <style:text-properties officeooo:rsid="0036c8dd" officeooo:paragraph-rsid="00bce451"/>
    </style:style>
    <style:style style:name="P609" style:family="paragraph" style:parent-style-name="Pascal">
      <style:text-properties officeooo:rsid="0036c8dd" officeooo:paragraph-rsid="0036c8dd"/>
    </style:style>
    <style:style style:name="P610" style:family="paragraph" style:parent-style-name="Pascal">
      <style:text-properties officeooo:rsid="0036c8dd" officeooo:paragraph-rsid="01116718"/>
    </style:style>
    <style:style style:name="P611" style:family="paragraph" style:parent-style-name="Pascal">
      <style:text-properties officeooo:rsid="0036c8dd" officeooo:paragraph-rsid="01210cae"/>
    </style:style>
    <style:style style:name="P612" style:family="paragraph" style:parent-style-name="Pascal">
      <style:text-properties officeooo:rsid="0036c8dd" officeooo:paragraph-rsid="0126f678"/>
    </style:style>
    <style:style style:name="P613" style:family="paragraph" style:parent-style-name="Pascal">
      <style:text-properties officeooo:rsid="0036c8dd" officeooo:paragraph-rsid="01351a0a"/>
    </style:style>
    <style:style style:name="P614" style:family="paragraph" style:parent-style-name="Pascal">
      <style:text-properties officeooo:rsid="0036c8dd" officeooo:paragraph-rsid="015fb9cb"/>
    </style:style>
    <style:style style:name="P615" style:family="paragraph" style:parent-style-name="Pascal">
      <style:text-properties officeooo:rsid="0036c8dd" officeooo:paragraph-rsid="01aa41fb"/>
    </style:style>
    <style:style style:name="P616" style:family="paragraph" style:parent-style-name="Pascal">
      <style:text-properties officeooo:rsid="00c603c3" officeooo:paragraph-rsid="00c603c3"/>
    </style:style>
    <style:style style:name="P617" style:family="paragraph" style:parent-style-name="Pascal">
      <style:text-properties officeooo:rsid="00c806ca" officeooo:paragraph-rsid="00c806ca"/>
    </style:style>
    <style:style style:name="P618" style:family="paragraph" style:parent-style-name="Pascal">
      <style:text-properties officeooo:rsid="00cc766a" officeooo:paragraph-rsid="00cc766a"/>
    </style:style>
    <style:style style:name="P619" style:family="paragraph" style:parent-style-name="Pascal">
      <style:text-properties officeooo:rsid="00d391e3" officeooo:paragraph-rsid="00d391e3"/>
    </style:style>
    <style:style style:name="P620" style:family="paragraph" style:parent-style-name="Pascal">
      <style:text-properties officeooo:rsid="00a9987a" officeooo:paragraph-rsid="00d46331"/>
    </style:style>
    <style:style style:name="P621" style:family="paragraph" style:parent-style-name="Pascal">
      <style:text-properties officeooo:rsid="00d954c7" officeooo:paragraph-rsid="00d954c7"/>
    </style:style>
    <style:style style:name="P622" style:family="paragraph" style:parent-style-name="Pascal">
      <style:text-properties officeooo:rsid="00da4964" officeooo:paragraph-rsid="00da4964"/>
    </style:style>
    <style:style style:name="P623" style:family="paragraph" style:parent-style-name="Pascal">
      <style:text-properties officeooo:rsid="00f17928" officeooo:paragraph-rsid="00f17928"/>
    </style:style>
    <style:style style:name="P624" style:family="paragraph" style:parent-style-name="Pascal">
      <style:text-properties officeooo:rsid="00f1f9e6" officeooo:paragraph-rsid="00f1f9e6"/>
    </style:style>
    <style:style style:name="P625" style:family="paragraph" style:parent-style-name="Pascal">
      <style:text-properties officeooo:paragraph-rsid="00f1f9e6"/>
    </style:style>
    <style:style style:name="P626" style:family="paragraph" style:parent-style-name="Pascal">
      <style:text-properties officeooo:rsid="00f30d7c" officeooo:paragraph-rsid="00f30d7c"/>
    </style:style>
    <style:style style:name="P627" style:family="paragraph" style:parent-style-name="Pascal">
      <style:text-properties officeooo:rsid="0109a608" officeooo:paragraph-rsid="0109a608"/>
    </style:style>
    <style:style style:name="P628" style:family="paragraph" style:parent-style-name="Pascal">
      <style:text-properties officeooo:rsid="0109a608" officeooo:paragraph-rsid="01138425"/>
    </style:style>
    <style:style style:name="P629" style:family="paragraph" style:parent-style-name="Pascal">
      <style:text-properties officeooo:rsid="010b6b88" officeooo:paragraph-rsid="010b6b88"/>
    </style:style>
    <style:style style:name="P630" style:family="paragraph" style:parent-style-name="Pascal">
      <style:text-properties officeooo:rsid="010f7a59" officeooo:paragraph-rsid="010f7a59"/>
    </style:style>
    <style:style style:name="P631" style:family="paragraph" style:parent-style-name="Pascal">
      <style:text-properties officeooo:rsid="01116718" officeooo:paragraph-rsid="01116718"/>
    </style:style>
    <style:style style:name="P632" style:family="paragraph" style:parent-style-name="Pascal">
      <style:text-properties officeooo:rsid="01138425" officeooo:paragraph-rsid="01138425"/>
    </style:style>
    <style:style style:name="P633" style:family="paragraph" style:parent-style-name="Pascal">
      <style:text-properties officeooo:rsid="01146580" officeooo:paragraph-rsid="01146580"/>
    </style:style>
    <style:style style:name="P634" style:family="paragraph" style:parent-style-name="Pascal">
      <style:text-properties officeooo:rsid="01146580" officeooo:paragraph-rsid="0114e9f5"/>
    </style:style>
    <style:style style:name="P635" style:family="paragraph" style:parent-style-name="Pascal">
      <style:text-properties officeooo:rsid="01183eb1" officeooo:paragraph-rsid="01183eb1"/>
    </style:style>
    <style:style style:name="P636" style:family="paragraph" style:parent-style-name="Pascal">
      <style:text-properties officeooo:rsid="01198d77" officeooo:paragraph-rsid="01198d77"/>
    </style:style>
    <style:style style:name="P637" style:family="paragraph" style:parent-style-name="Pascal">
      <style:text-properties officeooo:rsid="011f50f5" officeooo:paragraph-rsid="011f50f5"/>
    </style:style>
    <style:style style:name="P638" style:family="paragraph" style:parent-style-name="Pascal">
      <style:text-properties officeooo:rsid="0126f678" officeooo:paragraph-rsid="0126f678"/>
    </style:style>
    <style:style style:name="P639" style:family="paragraph" style:parent-style-name="Pascal">
      <style:text-properties officeooo:paragraph-rsid="013f404a"/>
    </style:style>
    <style:style style:name="P640" style:family="paragraph" style:parent-style-name="Pascal">
      <style:text-properties officeooo:paragraph-rsid="016b75b4"/>
    </style:style>
    <style:style style:name="P641" style:family="paragraph" style:parent-style-name="Pascal">
      <style:text-properties officeooo:rsid="01731b81" officeooo:paragraph-rsid="01731b81"/>
    </style:style>
    <style:style style:name="P642" style:family="paragraph" style:parent-style-name="Pascal">
      <style:text-properties officeooo:rsid="01731b81" officeooo:paragraph-rsid="0174b2f6"/>
    </style:style>
    <style:style style:name="P643" style:family="paragraph" style:parent-style-name="Pascal">
      <style:text-properties officeooo:rsid="017c1f58" officeooo:paragraph-rsid="017c1f58"/>
    </style:style>
    <style:style style:name="P644" style:family="paragraph" style:parent-style-name="Pascal">
      <style:text-properties officeooo:rsid="017c579d" officeooo:paragraph-rsid="017c579d"/>
    </style:style>
    <style:style style:name="P645" style:family="paragraph" style:parent-style-name="Pascal">
      <style:text-properties officeooo:paragraph-rsid="00346d7d"/>
    </style:style>
    <style:style style:name="P646" style:family="paragraph" style:parent-style-name="Pascal">
      <style:text-properties officeooo:paragraph-rsid="0186c76b"/>
    </style:style>
    <style:style style:name="P647" style:family="paragraph" style:parent-style-name="Pascal">
      <style:text-properties officeooo:paragraph-rsid="018891d4"/>
    </style:style>
    <style:style style:name="P648" style:family="paragraph" style:parent-style-name="Pascal">
      <style:text-properties officeooo:paragraph-rsid="01951592"/>
    </style:style>
    <style:style style:name="P649" style:family="paragraph" style:parent-style-name="Pascal">
      <style:text-properties officeooo:rsid="01995129" officeooo:paragraph-rsid="01998beb"/>
    </style:style>
    <style:style style:name="P650" style:family="paragraph" style:parent-style-name="Pascal">
      <style:text-properties officeooo:rsid="019a1b03" officeooo:paragraph-rsid="019a1b03"/>
    </style:style>
    <style:style style:name="P651" style:family="paragraph" style:parent-style-name="Pascal">
      <style:text-properties officeooo:paragraph-rsid="01a48dcc"/>
    </style:style>
    <style:style style:name="P652" style:family="paragraph" style:parent-style-name="Pascal">
      <style:text-properties officeooo:paragraph-rsid="01a6878c"/>
    </style:style>
    <style:style style:name="P653" style:family="paragraph" style:parent-style-name="Pascal">
      <style:text-properties officeooo:rsid="003f393b" officeooo:paragraph-rsid="003f393b"/>
    </style:style>
    <style:style style:name="P654" style:family="paragraph" style:parent-style-name="Pascal">
      <style:text-properties officeooo:rsid="0102a363" officeooo:paragraph-rsid="0102a363"/>
    </style:style>
    <style:style style:name="P655" style:family="paragraph" style:parent-style-name="Pascal">
      <style:text-properties fo:font-size="8pt" officeooo:paragraph-rsid="01b573cd" style:font-size-asian="7pt" style:font-size-complex="8pt"/>
    </style:style>
    <style:style style:name="P656" style:family="paragraph" style:parent-style-name="Text_20_body">
      <style:paragraph-properties fo:break-before="page"/>
    </style:style>
    <style:style style:name="P657" style:family="paragraph" style:parent-style-name="Pascal" style:master-page-name="">
      <style:paragraph-properties style:page-number="auto" fo:keep-with-next="auto"/>
    </style:style>
    <style:style style:name="P658" style:family="paragraph" style:parent-style-name="Pascal" style:master-page-name="">
      <style:paragraph-properties style:page-number="auto" fo:keep-with-next="auto"/>
      <style:text-properties officeooo:rsid="00505e30" officeooo:paragraph-rsid="00505e30"/>
    </style:style>
    <style:style style:name="P659"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660"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661"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662"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663" style:family="paragraph" style:parent-style-name="Pascal" style:master-page-name="">
      <style:paragraph-properties style:page-number="auto" fo:keep-with-next="auto"/>
      <style:text-properties fo:font-weight="bold" officeooo:paragraph-rsid="019c7611" style:font-weight-asian="bold" style:font-weight-complex="bold"/>
    </style:style>
    <style:style style:name="P664" style:family="paragraph" style:parent-style-name="Pascal" style:master-page-name="">
      <style:paragraph-properties style:page-number="auto" fo:keep-with-next="auto"/>
      <style:text-properties officeooo:rsid="005bd345" officeooo:paragraph-rsid="005bd345"/>
    </style:style>
    <style:style style:name="P665"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666"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667" style:family="paragraph" style:parent-style-name="Pascal" style:master-page-name="">
      <style:paragraph-properties style:page-number="auto" fo:keep-with-next="auto"/>
      <style:text-properties officeooo:rsid="0095770e" officeooo:paragraph-rsid="0095770e"/>
    </style:style>
    <style:style style:name="P668" style:family="paragraph" style:parent-style-name="Pascal" style:master-page-name="">
      <style:paragraph-properties style:page-number="auto" fo:keep-with-next="auto"/>
      <style:text-properties officeooo:rsid="009a4ced" officeooo:paragraph-rsid="009a4ced"/>
    </style:style>
    <style:style style:name="P669" style:family="paragraph" style:parent-style-name="Pascal" style:master-page-name="">
      <style:paragraph-properties style:page-number="auto" fo:keep-with-next="auto"/>
      <style:text-properties officeooo:rsid="00ac057b" officeooo:paragraph-rsid="00ac057b"/>
    </style:style>
    <style:style style:name="P670" style:family="paragraph" style:parent-style-name="Pascal" style:master-page-name="">
      <style:paragraph-properties style:page-number="auto" fo:keep-with-next="auto"/>
      <style:text-properties officeooo:rsid="00ac057b" officeooo:paragraph-rsid="00ad214e"/>
    </style:style>
    <style:style style:name="P671" style:family="paragraph" style:parent-style-name="Pascal" style:master-page-name="">
      <style:paragraph-properties style:page-number="auto" fo:keep-with-next="auto"/>
      <style:text-properties officeooo:rsid="00972aa9" officeooo:paragraph-rsid="00a209c7"/>
    </style:style>
    <style:style style:name="P672" style:family="paragraph" style:parent-style-name="Pascal" style:master-page-name="">
      <style:paragraph-properties style:page-number="auto" fo:keep-with-next="auto"/>
      <style:text-properties officeooo:rsid="00a9987a" officeooo:paragraph-rsid="00a9987a"/>
    </style:style>
    <style:style style:name="P673" style:family="paragraph" style:parent-style-name="Pascal" style:master-page-name="">
      <style:paragraph-properties style:page-number="auto" fo:keep-with-next="auto"/>
      <style:text-properties officeooo:rsid="00ad214e" officeooo:paragraph-rsid="00ad214e"/>
    </style:style>
    <style:style style:name="P674" style:family="paragraph" style:parent-style-name="Pascal" style:master-page-name="">
      <style:paragraph-properties style:page-number="auto" fo:keep-with-next="auto"/>
      <style:text-properties officeooo:rsid="00da4964" officeooo:paragraph-rsid="00da4964"/>
    </style:style>
    <style:style style:name="P675" style:family="paragraph" style:parent-style-name="Pascal" style:master-page-name="">
      <style:paragraph-properties style:page-number="auto" fo:keep-with-next="auto"/>
      <style:text-properties officeooo:rsid="0078e022" officeooo:paragraph-rsid="007d9bef"/>
    </style:style>
    <style:style style:name="P676" style:family="paragraph" style:parent-style-name="Pascal" style:master-page-name="">
      <style:paragraph-properties style:page-number="auto" fo:keep-with-next="auto"/>
      <style:text-properties officeooo:rsid="00f30d7c" officeooo:paragraph-rsid="00f30d7c"/>
    </style:style>
    <style:style style:name="P677" style:family="paragraph" style:parent-style-name="Pascal" style:master-page-name="">
      <style:paragraph-properties style:page-number="auto" fo:keep-with-next="auto"/>
      <style:text-properties officeooo:rsid="0036c8dd" officeooo:paragraph-rsid="0036c8dd"/>
    </style:style>
    <style:style style:name="P678" style:family="paragraph" style:parent-style-name="Pascal" style:master-page-name="">
      <style:paragraph-properties style:page-number="auto" fo:keep-with-next="auto"/>
      <style:text-properties officeooo:rsid="0055f817" officeooo:paragraph-rsid="0057e5d9"/>
    </style:style>
    <style:style style:name="P679" style:family="paragraph" style:parent-style-name="Pascal" style:master-page-name="">
      <style:paragraph-properties style:page-number="auto" fo:keep-with-next="auto"/>
      <style:text-properties officeooo:rsid="01092397" officeooo:paragraph-rsid="01092397"/>
    </style:style>
    <style:style style:name="P680" style:family="paragraph" style:parent-style-name="Pascal" style:master-page-name="">
      <style:paragraph-properties style:page-number="auto" fo:keep-with-next="auto"/>
      <style:text-properties fo:font-size="8pt" style:font-size-asian="7pt" style:font-size-complex="8pt"/>
    </style:style>
    <style:style style:name="P681" style:family="paragraph" style:parent-style-name="Standard" style:master-page-name="">
      <style:paragraph-properties style:page-number="auto" fo:keep-with-next="always"/>
      <style:text-properties officeooo:rsid="0098c4cf" officeooo:paragraph-rsid="0098c4cf"/>
    </style:style>
    <style:style style:name="P682" style:family="paragraph" style:parent-style-name="Text_20_body" style:master-page-name="">
      <style:paragraph-properties style:page-number="auto" fo:keep-with-next="always"/>
      <style:text-properties officeooo:rsid="00b6bc63" officeooo:paragraph-rsid="00b6bc63"/>
    </style:style>
    <style:style style:name="P683"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84" style:family="paragraph" style:parent-style-name="Text_20_body" style:master-page-name="">
      <style:paragraph-properties style:page-number="auto" fo:keep-with-next="always"/>
      <style:text-properties officeooo:rsid="013f404a" officeooo:paragraph-rsid="013f404a"/>
    </style:style>
    <style:style style:name="P685" style:family="paragraph" style:parent-style-name="Text_20_body" style:master-page-name="">
      <style:paragraph-properties style:page-number="auto"/>
      <style:text-properties officeooo:rsid="005d2810" officeooo:paragraph-rsid="005d2810"/>
    </style:style>
    <style:style style:name="P686" style:family="paragraph" style:parent-style-name="Pascal">
      <style:paragraph-properties fo:keep-with-next="auto"/>
    </style:style>
    <style:style style:name="P687" style:family="paragraph" style:parent-style-name="Pascal">
      <style:paragraph-properties fo:keep-with-next="auto"/>
      <style:text-properties officeooo:rsid="0036c8dd" officeooo:paragraph-rsid="0036c8dd"/>
    </style:style>
    <style:style style:name="P688" style:family="paragraph" style:parent-style-name="Pascal">
      <style:paragraph-properties fo:keep-with-next="auto"/>
      <style:text-properties officeooo:rsid="0036c8dd" officeooo:paragraph-rsid="00bce451"/>
    </style:style>
    <style:style style:name="P689" style:family="paragraph" style:parent-style-name="Pascal">
      <style:paragraph-properties fo:keep-with-next="auto"/>
      <style:text-properties officeooo:rsid="0036c8dd" officeooo:paragraph-rsid="01351a0a"/>
    </style:style>
    <style:style style:name="P690" style:family="paragraph" style:parent-style-name="Pascal">
      <style:paragraph-properties fo:keep-with-next="auto"/>
      <style:text-properties officeooo:rsid="0036c8dd" officeooo:paragraph-rsid="015fb9cb"/>
    </style:style>
    <style:style style:name="P691" style:family="paragraph" style:parent-style-name="Pascal">
      <style:paragraph-properties fo:keep-with-next="auto"/>
      <style:text-properties officeooo:rsid="0036c8dd" officeooo:paragraph-rsid="019dd98e"/>
    </style:style>
    <style:style style:name="P692" style:family="paragraph" style:parent-style-name="Pascal">
      <style:paragraph-properties fo:keep-with-next="auto"/>
      <style:text-properties officeooo:rsid="0036c8dd" officeooo:paragraph-rsid="00da4964"/>
    </style:style>
    <style:style style:name="P693" style:family="paragraph" style:parent-style-name="Pascal">
      <style:paragraph-properties fo:keep-with-next="auto"/>
      <style:text-properties officeooo:rsid="0036c8dd" officeooo:paragraph-rsid="01aa41fb"/>
    </style:style>
    <style:style style:name="P694" style:family="paragraph" style:parent-style-name="Pascal">
      <style:paragraph-properties fo:keep-with-next="auto"/>
      <style:text-properties officeooo:rsid="00505e30" officeooo:paragraph-rsid="00505e30"/>
    </style:style>
    <style:style style:name="P695" style:family="paragraph" style:parent-style-name="Pascal">
      <style:paragraph-properties fo:keep-with-next="auto"/>
      <style:text-properties fo:font-weight="bold" officeooo:rsid="0051f471" officeooo:paragraph-rsid="0051f471" style:font-weight-asian="bold" style:font-weight-complex="bold"/>
    </style:style>
    <style:style style:name="P696" style:family="paragraph" style:parent-style-name="Pascal">
      <style:paragraph-properties fo:keep-with-next="auto"/>
      <style:text-properties fo:font-weight="bold" officeooo:rsid="0057e5d9" officeooo:paragraph-rsid="005cc558" style:font-weight-asian="bold" style:font-weight-complex="bold"/>
    </style:style>
    <style:style style:name="P697" style:family="paragraph" style:parent-style-name="Pascal">
      <style:paragraph-properties fo:keep-with-next="auto"/>
      <style:text-properties fo:font-weight="bold" officeooo:rsid="0057e5d9" officeooo:paragraph-rsid="007c4db7" style:font-weight-asian="bold" style:font-weight-complex="bold"/>
    </style:style>
    <style:style style:name="P698" style:family="paragraph" style:parent-style-name="Pascal">
      <style:paragraph-properties fo:keep-with-next="auto"/>
      <style:text-properties fo:font-weight="bold" officeooo:paragraph-rsid="005cc558" style:font-weight-asian="bold" style:font-weight-complex="bold"/>
    </style:style>
    <style:style style:name="P699" style:family="paragraph" style:parent-style-name="Pascal">
      <style:paragraph-properties fo:keep-with-next="auto"/>
      <style:text-properties fo:font-weight="bold" officeooo:paragraph-rsid="007c4db7" style:font-weight-asian="bold" style:font-weight-complex="bold"/>
    </style:style>
    <style:style style:name="P700" style:family="paragraph" style:parent-style-name="Pascal">
      <style:paragraph-properties fo:keep-with-next="auto"/>
      <style:text-properties fo:font-weight="bold" officeooo:rsid="007c4db7" officeooo:paragraph-rsid="007c4db7" style:font-weight-asian="bold" style:font-weight-complex="bold"/>
    </style:style>
    <style:style style:name="P701" style:family="paragraph" style:parent-style-name="Pascal">
      <style:paragraph-properties fo:keep-with-next="auto"/>
      <style:text-properties fo:font-weight="bold" officeooo:paragraph-rsid="019c7611" style:font-weight-asian="bold" style:font-weight-complex="bold"/>
    </style:style>
    <style:style style:name="P702" style:family="paragraph" style:parent-style-name="Pascal">
      <style:paragraph-properties fo:keep-with-next="auto"/>
      <style:text-properties officeooo:rsid="0055f817" officeooo:paragraph-rsid="005cc558"/>
    </style:style>
    <style:style style:name="P703" style:family="paragraph" style:parent-style-name="Pascal">
      <style:paragraph-properties fo:keep-with-next="auto"/>
      <style:text-properties officeooo:rsid="0055f817" officeooo:paragraph-rsid="007c4db7"/>
    </style:style>
    <style:style style:name="P704" style:family="paragraph" style:parent-style-name="Pascal">
      <style:paragraph-properties fo:keep-with-next="auto"/>
      <style:text-properties officeooo:rsid="0051f471" officeooo:paragraph-rsid="005cc558"/>
    </style:style>
    <style:style style:name="P705" style:family="paragraph" style:parent-style-name="Pascal">
      <style:paragraph-properties fo:keep-with-next="auto"/>
      <style:text-properties officeooo:rsid="0051f471" officeooo:paragraph-rsid="007c4db7"/>
    </style:style>
    <style:style style:name="P706" style:family="paragraph" style:parent-style-name="Pascal">
      <style:paragraph-properties fo:keep-with-next="auto"/>
      <style:text-properties fo:font-style="normal" officeooo:rsid="0053b8e4" officeooo:paragraph-rsid="0053b8e4" style:font-style-asian="normal" style:font-style-complex="normal"/>
    </style:style>
    <style:style style:name="P707" style:family="paragraph" style:parent-style-name="Pascal">
      <style:paragraph-properties fo:keep-with-next="auto"/>
      <style:text-properties fo:font-style="normal" officeooo:rsid="0053b8e4" officeooo:paragraph-rsid="01351a0a" style:font-style-asian="normal" style:font-style-complex="normal"/>
    </style:style>
    <style:style style:name="P708" style:family="paragraph" style:parent-style-name="Pascal">
      <style:paragraph-properties fo:keep-with-next="auto"/>
      <style:text-properties fo:font-style="normal" officeooo:rsid="0053b8e4" officeooo:paragraph-rsid="01674a32" style:font-style-asian="normal" style:font-style-complex="normal"/>
    </style:style>
    <style:style style:name="P709" style:family="paragraph" style:parent-style-name="Pascal">
      <style:paragraph-properties fo:keep-with-next="auto"/>
      <style:text-properties fo:font-style="normal" officeooo:rsid="0063817a" officeooo:paragraph-rsid="007f2f05" style:font-style-asian="normal" style:font-style-complex="normal"/>
    </style:style>
    <style:style style:name="P710" style:family="paragraph" style:parent-style-name="Pascal">
      <style:paragraph-properties fo:keep-with-next="auto"/>
      <style:text-properties officeooo:rsid="005bd345" officeooo:paragraph-rsid="005cc558"/>
    </style:style>
    <style:style style:name="P711" style:family="paragraph" style:parent-style-name="Pascal">
      <style:paragraph-properties fo:keep-with-next="auto"/>
      <style:text-properties officeooo:rsid="0095770e" officeooo:paragraph-rsid="0095770e"/>
    </style:style>
    <style:style style:name="P712" style:family="paragraph" style:parent-style-name="Pascal">
      <style:paragraph-properties fo:keep-with-next="auto"/>
      <style:text-properties officeooo:rsid="0095770e" officeooo:paragraph-rsid="00c603c3"/>
    </style:style>
    <style:style style:name="P713" style:family="paragraph" style:parent-style-name="Pascal">
      <style:paragraph-properties fo:keep-with-next="auto"/>
      <style:text-properties officeooo:rsid="00a209c7" officeooo:paragraph-rsid="00a209c7"/>
    </style:style>
    <style:style style:name="P714" style:family="paragraph" style:parent-style-name="Pascal">
      <style:paragraph-properties fo:keep-with-next="auto"/>
      <style:text-properties officeooo:rsid="00972aa9" officeooo:paragraph-rsid="00a209c7"/>
    </style:style>
    <style:style style:name="P715" style:family="paragraph" style:parent-style-name="Pascal">
      <style:paragraph-properties fo:keep-with-next="auto"/>
      <style:text-properties officeooo:rsid="00a9987a" officeooo:paragraph-rsid="00a9987a"/>
    </style:style>
    <style:style style:name="P716" style:family="paragraph" style:parent-style-name="Pascal">
      <style:paragraph-properties fo:keep-with-next="auto"/>
      <style:text-properties officeooo:rsid="00ac057b" officeooo:paragraph-rsid="00ac057b"/>
    </style:style>
    <style:style style:name="P717" style:family="paragraph" style:parent-style-name="Pascal">
      <style:paragraph-properties fo:keep-with-next="auto"/>
      <style:text-properties officeooo:rsid="00ac057b" officeooo:paragraph-rsid="00ac38f3"/>
    </style:style>
    <style:style style:name="P718" style:family="paragraph" style:parent-style-name="Pascal">
      <style:paragraph-properties fo:keep-with-next="auto"/>
      <style:text-properties officeooo:rsid="00ac057b" officeooo:paragraph-rsid="00ad214e"/>
    </style:style>
    <style:style style:name="P719" style:family="paragraph" style:parent-style-name="Pascal">
      <style:paragraph-properties fo:keep-with-next="auto"/>
      <style:text-properties officeooo:rsid="00ac057b" officeooo:paragraph-rsid="00d391e3"/>
    </style:style>
    <style:style style:name="P720" style:family="paragraph" style:parent-style-name="Pascal">
      <style:paragraph-properties fo:keep-with-next="auto"/>
      <style:text-properties officeooo:rsid="00ac057b" officeooo:paragraph-rsid="010f6193"/>
    </style:style>
    <style:style style:name="P721" style:family="paragraph" style:parent-style-name="Pascal">
      <style:paragraph-properties fo:keep-with-next="auto"/>
      <style:text-properties officeooo:rsid="00ad214e" officeooo:paragraph-rsid="00ad214e"/>
    </style:style>
    <style:style style:name="P722" style:family="paragraph" style:parent-style-name="Pascal">
      <style:paragraph-properties fo:keep-with-next="auto"/>
      <style:text-properties officeooo:rsid="00ad214e" officeooo:paragraph-rsid="00ae1ee4"/>
    </style:style>
    <style:style style:name="P723" style:family="paragraph" style:parent-style-name="Pascal">
      <style:paragraph-properties fo:keep-with-next="auto"/>
      <style:text-properties officeooo:rsid="00da4964" officeooo:paragraph-rsid="00da4964"/>
    </style:style>
    <style:style style:name="P724" style:family="paragraph" style:parent-style-name="Pascal">
      <style:paragraph-properties fo:keep-with-next="auto"/>
      <style:text-properties officeooo:rsid="0078e022" officeooo:paragraph-rsid="0078e022"/>
    </style:style>
    <style:style style:name="P725" style:family="paragraph" style:parent-style-name="Pascal">
      <style:paragraph-properties fo:keep-with-next="auto"/>
      <style:text-properties officeooo:rsid="0078e022" officeooo:paragraph-rsid="016d2f7c"/>
    </style:style>
    <style:style style:name="P726" style:family="paragraph" style:parent-style-name="Pascal">
      <style:paragraph-properties fo:keep-with-next="auto"/>
      <style:text-properties officeooo:rsid="00f30d7c" officeooo:paragraph-rsid="00f30d7c"/>
    </style:style>
    <style:style style:name="P727" style:family="paragraph" style:parent-style-name="Pascal">
      <style:paragraph-properties fo:keep-with-next="auto"/>
      <style:text-properties officeooo:rsid="0102a363" officeooo:paragraph-rsid="0102a363"/>
    </style:style>
    <style:style style:name="P728" style:family="paragraph" style:parent-style-name="Pascal">
      <style:paragraph-properties fo:keep-with-next="auto"/>
      <style:text-properties officeooo:rsid="0102a363" officeooo:paragraph-rsid="01092397"/>
    </style:style>
    <style:style style:name="P729" style:family="paragraph" style:parent-style-name="Pascal">
      <style:paragraph-properties fo:keep-with-next="auto"/>
      <style:text-properties officeooo:rsid="0109a608" officeooo:paragraph-rsid="0109a608"/>
    </style:style>
    <style:style style:name="P730" style:family="paragraph" style:parent-style-name="Pascal">
      <style:paragraph-properties fo:keep-with-next="auto"/>
      <style:text-properties officeooo:rsid="01092397" officeooo:paragraph-rsid="01092397"/>
    </style:style>
    <style:style style:name="P731" style:family="paragraph" style:parent-style-name="Pascal">
      <style:paragraph-properties fo:keep-with-next="auto"/>
      <style:text-properties fo:font-size="8pt" style:font-size-asian="7pt" style:font-size-complex="8pt"/>
    </style:style>
    <style:style style:name="P732" style:family="paragraph" style:parent-style-name="Pascal">
      <style:paragraph-properties fo:keep-with-next="auto"/>
      <style:text-properties fo:font-size="8pt" officeooo:paragraph-rsid="01b573cd" style:font-size-asian="7pt" style:font-size-complex="8pt"/>
    </style:style>
    <style:style style:name="P733" style:family="paragraph" style:parent-style-name="Text_20_body">
      <style:paragraph-properties fo:keep-with-next="auto"/>
      <style:text-properties officeooo:rsid="00f30d7c" officeooo:paragraph-rsid="00f30d7c"/>
    </style:style>
    <style:style style:name="P734" style:family="paragraph" style:parent-style-name="SQLStatement">
      <style:text-properties officeooo:rsid="0048bf6a" officeooo:paragraph-rsid="004a9a37"/>
    </style:style>
    <style:style style:name="P735" style:family="paragraph" style:parent-style-name="SQLStatement">
      <style:text-properties officeooo:rsid="0048bf6a" officeooo:paragraph-rsid="011b5b35"/>
    </style:style>
    <style:style style:name="P736" style:family="paragraph" style:parent-style-name="SQLStatement">
      <style:text-properties officeooo:rsid="00853cc7" officeooo:paragraph-rsid="00853cc7"/>
    </style:style>
    <style:style style:name="P737" style:family="paragraph" style:parent-style-name="SQLStatement">
      <style:text-properties officeooo:rsid="00db0b3e" officeooo:paragraph-rsid="00db0b3e"/>
    </style:style>
    <style:style style:name="P738" style:family="paragraph" style:parent-style-name="SQLStatement">
      <style:text-properties officeooo:rsid="017c1f58" officeooo:paragraph-rsid="017c1f58"/>
    </style:style>
    <style:style style:name="P739" style:family="paragraph" style:parent-style-name="Footnote">
      <style:text-properties officeooo:rsid="004dc822" officeooo:paragraph-rsid="004dc822"/>
    </style:style>
    <style:style style:name="P740" style:family="paragraph" style:parent-style-name="Footnote">
      <style:text-properties officeooo:rsid="006320ca" officeooo:paragraph-rsid="006320ca"/>
    </style:style>
    <style:style style:name="P741" style:family="paragraph" style:parent-style-name="Footnote">
      <style:text-properties officeooo:rsid="00bb5f68" officeooo:paragraph-rsid="00bb5f68"/>
    </style:style>
    <style:style style:name="P742" style:family="paragraph" style:parent-style-name="Footnote">
      <style:text-properties officeooo:rsid="00c33e71" officeooo:paragraph-rsid="00c33e71"/>
    </style:style>
    <style:style style:name="P743" style:family="paragraph" style:parent-style-name="Highlighted">
      <style:text-properties officeooo:paragraph-rsid="007ce0e3"/>
    </style:style>
    <style:style style:name="P744" style:family="paragraph" style:parent-style-name="Highlighted">
      <style:text-properties officeooo:paragraph-rsid="007f2f05"/>
    </style:style>
    <style:style style:name="P745" style:family="paragraph" style:parent-style-name="Highlighted">
      <style:text-properties officeooo:rsid="00866529" officeooo:paragraph-rsid="00866529"/>
    </style:style>
    <style:style style:name="P746" style:family="paragraph" style:parent-style-name="Highlighted">
      <style:text-properties officeooo:rsid="0089c015" officeooo:paragraph-rsid="0089c015"/>
    </style:style>
    <style:style style:name="P747" style:family="paragraph" style:parent-style-name="Highlighted">
      <style:paragraph-properties fo:text-align="start" style:justify-single-word="false"/>
    </style:style>
    <style:style style:name="P748" style:family="paragraph" style:parent-style-name="Highlighted">
      <style:paragraph-properties fo:text-align="start" style:justify-single-word="false"/>
      <style:text-properties officeooo:paragraph-rsid="01aef4bf"/>
    </style:style>
    <style:style style:name="P749" style:family="paragraph" style:parent-style-name="Highlighted">
      <style:text-properties officeooo:rsid="00cc766a" officeooo:paragraph-rsid="00cc766a"/>
    </style:style>
    <style:style style:name="P750" style:family="paragraph" style:parent-style-name="Highlighted">
      <style:text-properties officeooo:rsid="00ff8189" officeooo:paragraph-rsid="00ff8189"/>
    </style:style>
    <style:style style:name="P751" style:family="paragraph" style:parent-style-name="Highlighted">
      <style:text-properties officeooo:rsid="0102feef" officeooo:paragraph-rsid="0102feef"/>
    </style:style>
    <style:style style:name="P752" style:family="paragraph" style:parent-style-name="Highlighted">
      <style:text-properties officeooo:rsid="0109a608" officeooo:paragraph-rsid="0109a608"/>
    </style:style>
    <style:style style:name="P753" style:family="paragraph" style:parent-style-name="Highlighted">
      <style:paragraph-properties fo:text-align="start" style:justify-single-word="false"/>
      <style:text-properties officeooo:rsid="0109a608" officeooo:paragraph-rsid="0109a608"/>
    </style:style>
    <style:style style:name="P754" style:family="paragraph" style:parent-style-name="Highlighted">
      <style:text-properties officeooo:rsid="011d7d45" officeooo:paragraph-rsid="011d7d45"/>
    </style:style>
    <style:style style:name="P755" style:family="paragraph" style:parent-style-name="Highlighted">
      <style:text-properties officeooo:rsid="0126e116" officeooo:paragraph-rsid="0126e116"/>
    </style:style>
    <style:style style:name="P756" style:family="paragraph" style:parent-style-name="Highlighted">
      <style:text-properties officeooo:rsid="0126f678" officeooo:paragraph-rsid="0126f678"/>
    </style:style>
    <style:style style:name="P757" style:family="paragraph" style:parent-style-name="Highlighted">
      <style:text-properties officeooo:rsid="013dd84e" officeooo:paragraph-rsid="013dd84e"/>
    </style:style>
    <style:style style:name="P758" style:family="paragraph" style:parent-style-name="Highlighted">
      <style:text-properties officeooo:rsid="01634d32" officeooo:paragraph-rsid="01634d32"/>
    </style:style>
    <style:style style:name="P759" style:family="paragraph" style:parent-style-name="Highlighted">
      <style:text-properties officeooo:rsid="016f7898" officeooo:paragraph-rsid="016f7898"/>
    </style:style>
    <style:style style:name="P760" style:family="paragraph" style:parent-style-name="Highlighted">
      <style:text-properties officeooo:rsid="017d1452" officeooo:paragraph-rsid="017d1452"/>
    </style:style>
    <style:style style:name="P761" style:family="paragraph" style:parent-style-name="Highlighted">
      <style:text-properties officeooo:rsid="0181db9c" officeooo:paragraph-rsid="0181db9c"/>
    </style:style>
    <style:style style:name="P762" style:family="paragraph" style:parent-style-name="Highlighted">
      <style:text-properties officeooo:rsid="0194575e" officeooo:paragraph-rsid="01950a48"/>
    </style:style>
    <style:style style:name="P76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6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65" style:family="paragraph" style:parent-style-name="SQL">
      <style:text-properties officeooo:paragraph-rsid="00db0b3e"/>
    </style:style>
    <style:style style:name="P766" style:family="paragraph" style:parent-style-name="Standard">
      <style:paragraph-properties fo:margin-top="0.0799in" fo:margin-bottom="0.1701in" loext:contextual-spacing="false"/>
      <style:text-properties officeooo:rsid="0186c76b" officeooo:paragraph-rsid="0186c76b"/>
    </style:style>
    <style:style style:name="P76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6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6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70"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71" style:family="paragraph" style:parent-style-name="Contents_20_1" style:master-page-name="Front_20_Right">
      <style:paragraph-properties style:page-number="auto">
        <style:tab-stops>
          <style:tab-stop style:position="6.2701in" style:type="right"/>
        </style:tab-stops>
      </style:paragraph-properties>
    </style:style>
    <style:style style:name="P772" style:family="paragraph" style:parent-style-name="A3">
      <style:text-properties officeooo:rsid="015c2632" officeooo:paragraph-rsid="015c2632"/>
    </style:style>
    <style:style style:name="P773" style:family="paragraph" style:parent-style-name="A4">
      <style:text-properties officeooo:rsid="015cb995" officeooo:paragraph-rsid="015cb995"/>
    </style:style>
    <style:style style:name="P774" style:family="paragraph" style:parent-style-name="Appendix">
      <style:paragraph-properties fo:break-before="page"/>
    </style:style>
    <style:style style:name="P775" style:family="paragraph" style:parent-style-name="Heading_20_1">
      <style:text-properties officeooo:rsid="001853c4" officeooo:paragraph-rsid="001853c4"/>
    </style:style>
    <style:style style:name="P776" style:family="paragraph" style:parent-style-name="Heading_20_1">
      <style:text-properties officeooo:rsid="001853c4" officeooo:paragraph-rsid="011f50f5"/>
    </style:style>
    <style:style style:name="P777" style:family="paragraph" style:parent-style-name="Heading_20_1">
      <style:text-properties officeooo:rsid="001853c4" officeooo:paragraph-rsid="016198e1"/>
    </style:style>
    <style:style style:name="P778" style:family="paragraph" style:parent-style-name="Heading_20_1">
      <style:text-properties officeooo:rsid="001853c4" officeooo:paragraph-rsid="00447831"/>
    </style:style>
    <style:style style:name="P779" style:family="paragraph" style:parent-style-name="Heading_20_1">
      <style:text-properties officeooo:rsid="001ca170" officeooo:paragraph-rsid="001ca170"/>
    </style:style>
    <style:style style:name="P780" style:family="paragraph" style:parent-style-name="Heading_20_1" style:master-page-name="Right_20_Page">
      <style:paragraph-properties style:page-number="1" fo:break-before="auto" fo:break-after="auto"/>
      <style:text-properties officeooo:paragraph-rsid="002a495c"/>
    </style:style>
    <style:style style:name="P781" style:family="paragraph" style:parent-style-name="Heading_20_1" style:master-page-name="Right_20_Page">
      <style:paragraph-properties style:page-number="auto"/>
    </style:style>
    <style:style style:name="P782" style:family="paragraph" style:parent-style-name="Heading_20_2">
      <style:text-properties officeooo:rsid="00c7132a" officeooo:paragraph-rsid="00c7132a"/>
    </style:style>
    <style:style style:name="P783" style:family="paragraph" style:parent-style-name="Heading_20_2">
      <style:text-properties officeooo:rsid="01896efd" officeooo:paragraph-rsid="00f47e31"/>
    </style:style>
    <style:style style:name="P784" style:family="paragraph" style:parent-style-name="Heading_20_2">
      <style:text-properties officeooo:rsid="00195933" officeooo:paragraph-rsid="00195933"/>
    </style:style>
    <style:style style:name="P785" style:family="paragraph" style:parent-style-name="Heading_20_2">
      <style:text-properties officeooo:rsid="001a707b" officeooo:paragraph-rsid="001a707b"/>
    </style:style>
    <style:style style:name="P786" style:family="paragraph" style:parent-style-name="Heading_20_2">
      <style:text-properties officeooo:rsid="00fbe612" officeooo:paragraph-rsid="00fbe612"/>
    </style:style>
    <style:style style:name="P787" style:family="paragraph" style:parent-style-name="Heading_20_2">
      <style:text-properties officeooo:rsid="00cd912f" officeooo:paragraph-rsid="00cd912f"/>
    </style:style>
    <style:style style:name="P788" style:family="paragraph" style:parent-style-name="Heading_20_2">
      <style:text-properties officeooo:rsid="00cf6918" officeooo:paragraph-rsid="00cf6918"/>
    </style:style>
    <style:style style:name="P789" style:family="paragraph" style:parent-style-name="Heading_20_2">
      <style:text-properties officeooo:rsid="001ca170" officeooo:paragraph-rsid="001ca170"/>
    </style:style>
    <style:style style:name="P790" style:family="paragraph" style:parent-style-name="Heading_20_2">
      <style:text-properties fo:font-style="normal" officeooo:rsid="001ca170" officeooo:paragraph-rsid="001ca170" style:font-style-asian="normal" style:font-style-complex="normal"/>
    </style:style>
    <style:style style:name="P791" style:family="paragraph" style:parent-style-name="Heading_20_2">
      <style:text-properties officeooo:rsid="00f5f0d5" officeooo:paragraph-rsid="00f5f0d5"/>
    </style:style>
    <style:style style:name="P792" style:family="paragraph" style:parent-style-name="Heading_20_2">
      <style:text-properties officeooo:rsid="011d7d45" officeooo:paragraph-rsid="011d7d45"/>
    </style:style>
    <style:style style:name="P793" style:family="paragraph" style:parent-style-name="Heading_20_2">
      <style:text-properties officeooo:rsid="01731b81" officeooo:paragraph-rsid="01731b81"/>
    </style:style>
    <style:style style:name="P794" style:family="paragraph" style:parent-style-name="Heading_20_2">
      <style:text-properties officeooo:rsid="01254652" officeooo:paragraph-rsid="01254652"/>
    </style:style>
    <style:style style:name="P795" style:family="paragraph" style:parent-style-name="Heading_20_2">
      <style:text-properties officeooo:rsid="002782a0" officeooo:paragraph-rsid="002782a0"/>
    </style:style>
    <style:style style:name="P796" style:family="paragraph" style:parent-style-name="Heading_20_2">
      <style:text-properties officeooo:rsid="002782a0" officeooo:paragraph-rsid="00327b52"/>
    </style:style>
    <style:style style:name="P797" style:family="paragraph" style:parent-style-name="Heading_20_2">
      <style:text-properties officeooo:rsid="003214ec" officeooo:paragraph-rsid="003214ec"/>
    </style:style>
    <style:style style:name="P798" style:family="paragraph" style:parent-style-name="Heading_20_2">
      <style:text-properties officeooo:rsid="00327b52" officeooo:paragraph-rsid="00327b52"/>
    </style:style>
    <style:style style:name="P799" style:family="paragraph" style:parent-style-name="Heading_20_2">
      <style:text-properties officeooo:rsid="01138425" officeooo:paragraph-rsid="01138425"/>
    </style:style>
    <style:style style:name="P800" style:family="paragraph" style:parent-style-name="Heading_20_2">
      <style:text-properties officeooo:rsid="00346d7d" officeooo:paragraph-rsid="00346d7d"/>
    </style:style>
    <style:style style:name="P801" style:family="paragraph" style:parent-style-name="Heading_20_2">
      <style:text-properties officeooo:rsid="00346d7d" officeooo:paragraph-rsid="0042c228"/>
    </style:style>
    <style:style style:name="P802" style:family="paragraph" style:parent-style-name="Heading_20_2">
      <style:text-properties officeooo:rsid="0093e2fa" officeooo:paragraph-rsid="0093e2fa"/>
    </style:style>
    <style:style style:name="P803" style:family="paragraph" style:parent-style-name="Heading_20_2">
      <style:text-properties officeooo:rsid="00285a1f" officeooo:paragraph-rsid="00285a1f"/>
    </style:style>
    <style:style style:name="P804" style:family="paragraph" style:parent-style-name="Heading_20_2">
      <style:text-properties officeooo:rsid="01ab8fad" officeooo:paragraph-rsid="01ab8fad"/>
    </style:style>
    <style:style style:name="P805" style:family="paragraph" style:parent-style-name="Heading_20_2">
      <style:text-properties officeooo:rsid="003c7cb7" officeooo:paragraph-rsid="003c7cb7"/>
    </style:style>
    <style:style style:name="P806" style:family="paragraph" style:parent-style-name="Heading_20_2">
      <style:text-properties officeooo:rsid="0040ce2e" officeooo:paragraph-rsid="0040ce2e"/>
    </style:style>
    <style:style style:name="P807" style:family="paragraph" style:parent-style-name="Heading_20_2">
      <style:text-properties officeooo:rsid="01ad8248" officeooo:paragraph-rsid="01ad8248"/>
    </style:style>
    <style:style style:name="P808" style:family="paragraph" style:parent-style-name="Heading_20_2">
      <style:text-properties officeooo:rsid="00447831" officeooo:paragraph-rsid="00447831"/>
    </style:style>
    <style:style style:name="P809" style:family="paragraph" style:parent-style-name="Heading_20_2">
      <style:text-properties officeooo:rsid="003743af" officeooo:paragraph-rsid="003743af"/>
    </style:style>
    <style:style style:name="P810" style:family="paragraph" style:parent-style-name="Heading_20_2">
      <style:text-properties officeooo:rsid="004d5719" officeooo:paragraph-rsid="004d5719"/>
    </style:style>
    <style:style style:name="P811" style:family="paragraph" style:parent-style-name="Heading_20_2">
      <style:text-properties officeooo:rsid="004d49b8" officeooo:paragraph-rsid="004d49b8"/>
    </style:style>
    <style:style style:name="P812" style:family="paragraph" style:parent-style-name="Heading_20_2">
      <style:text-properties officeooo:rsid="01b0fcf3" officeooo:paragraph-rsid="01b0fcf3"/>
    </style:style>
    <style:style style:name="P813" style:family="paragraph" style:parent-style-name="Heading_20_2">
      <style:text-properties officeooo:rsid="017ffa92" officeooo:paragraph-rsid="017ffa92"/>
    </style:style>
    <style:style style:name="P814" style:family="paragraph" style:parent-style-name="Heading_20_2">
      <style:text-properties fo:font-weight="bold" officeooo:rsid="00f30d7c" officeooo:paragraph-rsid="00f30d7c" style:font-weight-asian="bold" style:font-weight-complex="bold"/>
    </style:style>
    <style:style style:name="P815" style:family="paragraph" style:parent-style-name="Heading_20_2">
      <style:text-properties fo:font-weight="bold" officeooo:rsid="019a84e3" officeooo:paragraph-rsid="019a84e3" style:font-weight-asian="bold" style:font-weight-complex="bold"/>
    </style:style>
    <style:style style:name="P816" style:family="paragraph" style:parent-style-name="Heading_20_2">
      <style:text-properties fo:font-weight="bold" officeooo:rsid="00cc44cf" officeooo:paragraph-rsid="00cc44cf" style:font-weight-asian="bold" style:font-weight-complex="bold"/>
    </style:style>
    <style:style style:name="P817" style:family="paragraph" style:parent-style-name="Heading_20_2">
      <style:text-properties officeooo:rsid="00390766" officeooo:paragraph-rsid="00390766"/>
    </style:style>
    <style:style style:name="P818" style:family="paragraph" style:parent-style-name="Heading_20_2">
      <style:text-properties officeooo:rsid="017c1f58" officeooo:paragraph-rsid="017c1f58"/>
    </style:style>
    <style:style style:name="P819" style:family="paragraph" style:parent-style-name="Heading_20_2">
      <style:text-properties officeooo:rsid="007c268a" officeooo:paragraph-rsid="007c268a"/>
    </style:style>
    <style:style style:name="P820" style:family="paragraph" style:parent-style-name="Heading_20_2">
      <style:text-properties officeooo:rsid="00853cc7" officeooo:paragraph-rsid="00853cc7"/>
    </style:style>
    <style:style style:name="P821" style:family="paragraph" style:parent-style-name="Heading_20_2">
      <style:text-properties officeooo:rsid="01159848" officeooo:paragraph-rsid="01159848"/>
    </style:style>
    <style:style style:name="P822" style:family="paragraph" style:parent-style-name="Heading_20_2">
      <style:text-properties officeooo:rsid="00873b5a" officeooo:paragraph-rsid="00873b5a"/>
    </style:style>
    <style:style style:name="P823" style:family="paragraph" style:parent-style-name="Heading_20_2">
      <style:text-properties officeooo:rsid="0102c27e" officeooo:paragraph-rsid="0102c27e"/>
    </style:style>
    <style:style style:name="P824" style:family="paragraph" style:parent-style-name="Heading_20_2">
      <style:text-properties officeooo:rsid="00389324" officeooo:paragraph-rsid="00389324"/>
    </style:style>
    <style:style style:name="P825" style:family="paragraph" style:parent-style-name="Heading_20_2">
      <style:text-properties officeooo:rsid="009a4ced" officeooo:paragraph-rsid="009a4ced"/>
    </style:style>
    <style:style style:name="P826" style:family="paragraph" style:parent-style-name="Heading_20_2">
      <style:text-properties officeooo:rsid="00ae4bf7" officeooo:paragraph-rsid="00ae4bf7"/>
    </style:style>
    <style:style style:name="P827" style:family="paragraph" style:parent-style-name="Heading_20_2">
      <style:text-properties officeooo:rsid="00b23b13" officeooo:paragraph-rsid="00b23b13"/>
    </style:style>
    <style:style style:name="P828" style:family="paragraph" style:parent-style-name="Heading_20_2">
      <style:text-properties officeooo:rsid="01a48dcc" officeooo:paragraph-rsid="01a48dcc"/>
    </style:style>
    <style:style style:name="P829" style:family="paragraph" style:parent-style-name="Heading_20_2">
      <style:text-properties officeooo:rsid="0022f8bb" officeooo:paragraph-rsid="01a48dcc"/>
    </style:style>
    <style:style style:name="P830" style:family="paragraph" style:parent-style-name="Heading_20_2" style:master-page-name="">
      <style:paragraph-properties style:page-number="auto" fo:break-before="page"/>
      <style:text-properties officeooo:rsid="002782a0" officeooo:paragraph-rsid="002782a0"/>
    </style:style>
    <style:style style:name="P831" style:family="paragraph" style:parent-style-name="Heading_20_2" style:master-page-name="">
      <style:paragraph-properties style:page-number="auto" fo:break-before="page"/>
      <style:text-properties officeooo:rsid="01a6878c" officeooo:paragraph-rsid="01a6878c"/>
    </style:style>
    <style:style style:name="P832" style:family="paragraph" style:parent-style-name="Heading_20_2">
      <style:paragraph-properties fo:margin-top="0.1701in" fo:margin-bottom="0.1701in" loext:contextual-spacing="false"/>
      <style:text-properties officeooo:rsid="00cc404c" officeooo:paragraph-rsid="0186c76b"/>
    </style:style>
    <style:style style:name="P833" style:family="paragraph" style:parent-style-name="Heading_20_3">
      <style:text-properties officeooo:rsid="01896efd" officeooo:paragraph-rsid="00f47e31"/>
    </style:style>
    <style:style style:name="P834" style:family="paragraph" style:parent-style-name="Heading_20_3">
      <style:text-properties officeooo:rsid="00fb7dfd" officeooo:paragraph-rsid="00fb7dfd"/>
    </style:style>
    <style:style style:name="P835" style:family="paragraph" style:parent-style-name="Heading_20_3">
      <style:text-properties officeooo:rsid="0102c27e" officeooo:paragraph-rsid="0102c27e"/>
    </style:style>
    <style:style style:name="P836" style:family="paragraph" style:parent-style-name="Heading_20_3">
      <style:text-properties officeooo:rsid="01092397" officeooo:paragraph-rsid="01092397"/>
    </style:style>
    <style:style style:name="P837" style:family="paragraph" style:parent-style-name="Heading_20_3">
      <style:text-properties officeooo:rsid="01183eb1" officeooo:paragraph-rsid="01183eb1"/>
    </style:style>
    <style:style style:name="P838" style:family="paragraph" style:parent-style-name="Heading_20_3">
      <style:text-properties officeooo:rsid="011b5b35" officeooo:paragraph-rsid="011b5b35"/>
    </style:style>
    <style:style style:name="P839" style:family="paragraph" style:parent-style-name="Heading_20_3">
      <style:text-properties officeooo:rsid="0126f678" officeooo:paragraph-rsid="0126f678"/>
    </style:style>
    <style:style style:name="P840" style:family="paragraph" style:parent-style-name="Heading_20_3">
      <style:text-properties officeooo:rsid="01332a83" officeooo:paragraph-rsid="01332a83"/>
    </style:style>
    <style:style style:name="P841" style:family="paragraph" style:parent-style-name="Heading_20_3">
      <style:text-properties officeooo:rsid="01a98431" officeooo:paragraph-rsid="01a98431"/>
    </style:style>
    <style:style style:name="P842" style:family="paragraph" style:parent-style-name="Heading_20_3">
      <style:text-properties fo:font-style="normal" officeooo:rsid="001dbf25" officeooo:paragraph-rsid="001dbf25" style:font-style-asian="normal" style:font-style-complex="normal"/>
    </style:style>
    <style:style style:name="P843" style:family="paragraph" style:parent-style-name="Heading_20_3">
      <style:text-properties fo:font-style="normal" officeooo:rsid="0052c74a" officeooo:paragraph-rsid="0052c74a" style:font-style-asian="normal" style:font-style-complex="normal"/>
    </style:style>
    <style:style style:name="P844" style:family="paragraph" style:parent-style-name="Heading_20_3">
      <style:text-properties fo:font-style="normal" officeooo:rsid="006320ca" officeooo:paragraph-rsid="006320ca" style:font-style-asian="normal" style:font-style-complex="normal"/>
    </style:style>
    <style:style style:name="P845" style:family="paragraph" style:parent-style-name="Heading_20_3">
      <style:text-properties fo:font-style="normal" officeooo:rsid="00b36d09" officeooo:paragraph-rsid="00b36d09" style:font-style-asian="normal" style:font-style-complex="normal"/>
    </style:style>
    <style:style style:name="P846" style:family="paragraph" style:parent-style-name="Heading_20_3">
      <style:text-properties officeooo:rsid="002f1947" officeooo:paragraph-rsid="002f1947"/>
    </style:style>
    <style:style style:name="P847" style:family="paragraph" style:parent-style-name="Heading_20_3">
      <style:text-properties officeooo:rsid="01116718"/>
    </style:style>
    <style:style style:name="P848" style:family="paragraph" style:parent-style-name="Heading_20_3">
      <style:text-properties officeooo:rsid="01116718" officeooo:paragraph-rsid="01116718"/>
    </style:style>
    <style:style style:name="P849" style:family="paragraph" style:parent-style-name="Heading_20_3">
      <style:text-properties officeooo:rsid="0048bf6a" officeooo:paragraph-rsid="0048bf6a"/>
    </style:style>
    <style:style style:name="P850" style:family="paragraph" style:parent-style-name="Heading_20_3">
      <style:text-properties officeooo:rsid="00db0b3e" officeooo:paragraph-rsid="00db0b3e"/>
    </style:style>
    <style:style style:name="P851" style:family="paragraph" style:parent-style-name="Heading_20_3">
      <style:text-properties fo:font-weight="bold" officeooo:rsid="0051f471" officeooo:paragraph-rsid="0051f471" style:font-weight-asian="bold" style:font-weight-complex="bold"/>
    </style:style>
    <style:style style:name="P852" style:family="paragraph" style:parent-style-name="Heading_20_3">
      <style:text-properties officeooo:rsid="00da4964" officeooo:paragraph-rsid="00da4964"/>
    </style:style>
    <style:style style:name="P853" style:family="paragraph" style:parent-style-name="Heading_20_3">
      <style:text-properties officeooo:rsid="013d3409" officeooo:paragraph-rsid="013d3409"/>
    </style:style>
    <style:style style:name="P854" style:family="paragraph" style:parent-style-name="Heading_20_3">
      <style:text-properties officeooo:rsid="01a2bd88" officeooo:paragraph-rsid="01a2bd88"/>
    </style:style>
    <style:style style:name="P855" style:family="paragraph" style:parent-style-name="Heading_20_3">
      <style:text-properties officeooo:rsid="01831052" officeooo:paragraph-rsid="01831052"/>
    </style:style>
    <style:style style:name="P856" style:family="paragraph" style:parent-style-name="Heading_20_3">
      <style:text-properties officeooo:rsid="01831052" officeooo:paragraph-rsid="01998beb"/>
    </style:style>
    <style:style style:name="P857" style:family="paragraph" style:parent-style-name="Heading_20_3">
      <style:text-properties officeooo:rsid="01995129" officeooo:paragraph-rsid="01998beb"/>
    </style:style>
    <style:style style:name="P858" style:family="paragraph" style:parent-style-name="Heading_20_3">
      <style:text-properties officeooo:rsid="006320ca" officeooo:paragraph-rsid="006320ca"/>
    </style:style>
    <style:style style:name="P859" style:family="paragraph" style:parent-style-name="Heading_20_3">
      <style:text-properties officeooo:rsid="0072e43c" officeooo:paragraph-rsid="0072e43c"/>
    </style:style>
    <style:style style:name="P860" style:family="paragraph" style:parent-style-name="Heading_20_3">
      <style:text-properties officeooo:rsid="00941d67" officeooo:paragraph-rsid="00941d67"/>
    </style:style>
    <style:style style:name="P861" style:family="paragraph" style:parent-style-name="Heading_20_3">
      <style:text-properties officeooo:rsid="0095770e" officeooo:paragraph-rsid="0095770e"/>
    </style:style>
    <style:style style:name="P862" style:family="paragraph" style:parent-style-name="Heading_20_3">
      <style:text-properties officeooo:rsid="009a4ced"/>
    </style:style>
    <style:style style:name="P863" style:family="paragraph" style:parent-style-name="Heading_20_3">
      <style:text-properties officeooo:rsid="009a4ced" officeooo:paragraph-rsid="009a4ced"/>
    </style:style>
    <style:style style:name="P864" style:family="paragraph" style:parent-style-name="Heading_20_3">
      <style:text-properties officeooo:rsid="00a54837" officeooo:paragraph-rsid="00a54837"/>
    </style:style>
    <style:style style:name="P865" style:family="paragraph" style:parent-style-name="Heading_20_3">
      <style:text-properties officeooo:rsid="00ac057b" officeooo:paragraph-rsid="00ac057b"/>
    </style:style>
    <style:style style:name="P866" style:family="paragraph" style:parent-style-name="Heading_20_3">
      <style:text-properties officeooo:rsid="00ae4bf7" officeooo:paragraph-rsid="00ae4bf7"/>
    </style:style>
    <style:style style:name="P867" style:family="paragraph" style:parent-style-name="Heading_20_3">
      <style:text-properties officeooo:rsid="00afc4df" officeooo:paragraph-rsid="00afc4df"/>
    </style:style>
    <style:style style:name="P868" style:family="paragraph" style:parent-style-name="Heading_20_3">
      <style:text-properties officeooo:rsid="0147ef3b" officeooo:paragraph-rsid="0147ef3b"/>
    </style:style>
    <style:style style:name="P869" style:family="paragraph" style:parent-style-name="Heading_20_3">
      <style:text-properties officeooo:rsid="00b36d09" officeooo:paragraph-rsid="00b36d09"/>
    </style:style>
    <style:style style:name="P870" style:family="paragraph" style:parent-style-name="Heading_20_3">
      <style:text-properties officeooo:paragraph-rsid="01a48dcc"/>
    </style:style>
    <style:style style:name="P871" style:family="paragraph" style:parent-style-name="Heading_20_3">
      <style:text-properties officeooo:rsid="01a6878c" officeooo:paragraph-rsid="01a6878c"/>
    </style:style>
    <style:style style:name="P872" style:family="paragraph" style:parent-style-name="Heading_20_3">
      <style:text-properties officeooo:rsid="01a715d1" officeooo:paragraph-rsid="01a715d1"/>
    </style:style>
    <style:style style:name="P873" style:family="paragraph" style:parent-style-name="Heading_20_3">
      <style:paragraph-properties fo:margin-top="0.1701in" fo:margin-bottom="0.1701in" loext:contextual-spacing="false"/>
      <style:text-properties officeooo:rsid="0186c76b" officeooo:paragraph-rsid="0186c76b"/>
    </style:style>
    <style:style style:name="P874" style:family="paragraph" style:parent-style-name="Heading_20_3">
      <style:paragraph-properties fo:break-before="page"/>
      <style:text-properties officeooo:rsid="01a715d1" officeooo:paragraph-rsid="01a715d1"/>
    </style:style>
    <style:style style:name="P875" style:family="paragraph" style:parent-style-name="Heading_20_4">
      <style:text-properties fo:font-style="normal" officeooo:rsid="0022a7f5" officeooo:paragraph-rsid="0022a7f5" style:font-style-asian="normal" style:font-style-complex="normal"/>
    </style:style>
    <style:style style:name="P876" style:family="paragraph" style:parent-style-name="Heading_20_4">
      <style:text-properties fo:font-style="normal" officeooo:rsid="00b36d09" officeooo:paragraph-rsid="00b36d09" style:font-style-asian="normal" style:font-style-complex="normal"/>
    </style:style>
    <style:style style:name="P877" style:family="paragraph" style:parent-style-name="Heading_20_4">
      <style:text-properties officeooo:rsid="00a209c7" officeooo:paragraph-rsid="00a209c7"/>
    </style:style>
    <style:style style:name="P878" style:family="paragraph" style:parent-style-name="Heading_20_4">
      <style:text-properties officeooo:rsid="00a3e70e" officeooo:paragraph-rsid="00a3e70e"/>
    </style:style>
    <style:style style:name="P879" style:family="paragraph" style:parent-style-name="Heading_20_4">
      <style:text-properties officeooo:rsid="00a64836" officeooo:paragraph-rsid="00a64836"/>
    </style:style>
    <style:style style:name="P880" style:family="paragraph" style:parent-style-name="Heading_20_4">
      <style:text-properties officeooo:rsid="00ae4bf7" officeooo:paragraph-rsid="00ae4bf7"/>
    </style:style>
    <style:style style:name="P881" style:family="paragraph" style:parent-style-name="Heading_20_4">
      <style:text-properties officeooo:rsid="00afc4df" officeooo:paragraph-rsid="00afc4df"/>
    </style:style>
    <style:style style:name="P882" style:family="paragraph" style:parent-style-name="Heading_20_4">
      <style:text-properties officeooo:rsid="00b07d65" officeooo:paragraph-rsid="00b07d65"/>
    </style:style>
    <style:style style:name="P883" style:family="paragraph" style:parent-style-name="Heading_20_4">
      <style:text-properties officeooo:rsid="00b36d09" officeooo:paragraph-rsid="00b36d09"/>
    </style:style>
    <style:style style:name="P884" style:family="paragraph" style:parent-style-name="Highlighted" style:list-style-name="L30">
      <style:text-properties officeooo:paragraph-rsid="0181db9c"/>
    </style:style>
    <style:style style:name="P885" style:family="paragraph" style:parent-style-name="Highlighted" style:list-style-name="L30">
      <style:text-properties officeooo:rsid="0181db9c" officeooo:paragraph-rsid="0181db9c"/>
    </style:style>
    <style:style style:name="P886" style:family="paragraph" style:parent-style-name="Highlighted" style:list-style-name="L30">
      <style:text-properties officeooo:rsid="0193578b" officeooo:paragraph-rsid="0193578b"/>
    </style:style>
    <style:style style:name="P887" style:family="paragraph" style:parent-style-name="Highlighted" style:list-style-name="L43"/>
    <style:style style:name="P888" style:family="paragraph" style:parent-style-name="Pascal" style:list-style-name="L11"/>
    <style:style style:name="P889" style:family="paragraph" style:parent-style-name="Pascal" style:list-style-name="L11">
      <style:text-properties officeooo:paragraph-rsid="014afff5"/>
    </style:style>
    <style:style style:name="P890" style:family="paragraph" style:parent-style-name="Pascal" style:list-style-name="L11">
      <style:text-properties officeooo:paragraph-rsid="01651c79"/>
    </style:style>
    <style:style style:name="P891" style:family="paragraph" style:parent-style-name="Pascal" style:list-style-name="L11">
      <style:text-properties officeooo:paragraph-rsid="014d9307"/>
    </style:style>
    <style:style style:name="P892" style:family="paragraph" style:parent-style-name="Pascal" style:list-style-name="L11" style:master-page-name="">
      <style:paragraph-properties style:page-number="auto" fo:keep-with-next="auto"/>
    </style:style>
    <style:style style:name="P893" style:family="paragraph" style:parent-style-name="Pascal" style:list-style-name="L11">
      <style:paragraph-properties fo:keep-with-next="auto"/>
    </style:style>
    <style:style style:name="P894" style:family="paragraph" style:parent-style-name="Standard" style:list-style-name="L2">
      <style:paragraph-properties fo:text-align="start" style:justify-single-word="false"/>
      <style:text-properties officeooo:rsid="00c7132a" officeooo:paragraph-rsid="00c7132a"/>
    </style:style>
    <style:style style:name="P895" style:family="paragraph" style:parent-style-name="Standard" style:list-style-name="L3">
      <style:text-properties officeooo:rsid="00f47e31" officeooo:paragraph-rsid="00f47e31"/>
    </style:style>
    <style:style style:name="P896" style:family="paragraph" style:parent-style-name="Standard" style:list-style-name="L3">
      <style:text-properties officeooo:rsid="00f68596" officeooo:paragraph-rsid="00f68596"/>
    </style:style>
    <style:style style:name="P897" style:family="paragraph" style:parent-style-name="Standard" style:list-style-name="L3">
      <style:text-properties officeooo:rsid="00f856e0" officeooo:paragraph-rsid="00f856e0"/>
    </style:style>
    <style:style style:name="P898" style:family="paragraph" style:parent-style-name="Standard" style:list-style-name="L4">
      <style:text-properties officeooo:rsid="00fb7dfd" officeooo:paragraph-rsid="00fb7dfd"/>
    </style:style>
    <style:style style:name="P899" style:family="paragraph" style:parent-style-name="Standard" style:list-style-name="L4">
      <style:text-properties officeooo:rsid="00fbe612" officeooo:paragraph-rsid="00fbe612"/>
    </style:style>
    <style:style style:name="P900" style:family="paragraph" style:parent-style-name="Standard" style:list-style-name="L5">
      <style:paragraph-properties fo:text-align="start" style:justify-single-word="false"/>
      <style:text-properties officeooo:rsid="0102c27e" officeooo:paragraph-rsid="0102c27e"/>
    </style:style>
    <style:style style:name="P901" style:family="paragraph" style:parent-style-name="Standard" style:list-style-name="L35">
      <style:text-properties officeooo:rsid="0102c27e" officeooo:paragraph-rsid="0102c27e"/>
    </style:style>
    <style:style style:name="P902" style:family="paragraph" style:parent-style-name="Standard" style:list-style-name="L6">
      <style:text-properties officeooo:rsid="01092397" officeooo:paragraph-rsid="01092397"/>
    </style:style>
    <style:style style:name="P903" style:family="paragraph" style:parent-style-name="Standard" style:list-style-name="L6">
      <style:text-properties officeooo:rsid="0109a608" officeooo:paragraph-rsid="0109a608"/>
    </style:style>
    <style:style style:name="P904" style:family="paragraph" style:parent-style-name="Standard" style:list-style-name="L6">
      <style:text-properties officeooo:rsid="010b6b88" officeooo:paragraph-rsid="010b6b88"/>
    </style:style>
    <style:style style:name="P905" style:family="paragraph" style:parent-style-name="Standard" style:list-style-name="L6">
      <style:text-properties officeooo:rsid="010f6193" officeooo:paragraph-rsid="010f6193"/>
    </style:style>
    <style:style style:name="P906" style:family="paragraph" style:parent-style-name="Standard" style:list-style-name="L6">
      <style:paragraph-properties fo:text-align="start" style:justify-single-word="false"/>
      <style:text-properties officeooo:rsid="01132f59" officeooo:paragraph-rsid="01132f59"/>
    </style:style>
    <style:style style:name="P907" style:family="paragraph" style:parent-style-name="Standard" style:list-style-name="L6">
      <style:paragraph-properties fo:text-align="start" style:justify-single-word="false"/>
      <style:text-properties officeooo:rsid="01138425" officeooo:paragraph-rsid="01138425"/>
    </style:style>
    <style:style style:name="P908" style:family="paragraph" style:parent-style-name="Standard" style:list-style-name="L6">
      <style:paragraph-properties fo:text-align="start" style:justify-single-word="false"/>
      <style:text-properties officeooo:rsid="01146580" officeooo:paragraph-rsid="01146580"/>
    </style:style>
    <style:style style:name="P909" style:family="paragraph" style:parent-style-name="Standard" style:list-style-name="L7">
      <style:text-properties officeooo:rsid="01183eb1" officeooo:paragraph-rsid="01183eb1"/>
    </style:style>
    <style:style style:name="P910" style:family="paragraph" style:parent-style-name="Standard" style:list-style-name="L7">
      <style:text-properties officeooo:rsid="01198d77" officeooo:paragraph-rsid="01198d77"/>
    </style:style>
    <style:style style:name="P911" style:family="paragraph" style:parent-style-name="Standard" style:list-style-name="L8">
      <style:text-properties officeooo:rsid="011b5b35" officeooo:paragraph-rsid="011b5b35"/>
    </style:style>
    <style:style style:name="P912" style:family="paragraph" style:parent-style-name="Standard" style:list-style-name="L8">
      <style:text-properties officeooo:rsid="0121f1f9" officeooo:paragraph-rsid="0121f1f9"/>
    </style:style>
    <style:style style:name="P913" style:family="paragraph" style:parent-style-name="Standard" style:list-style-name="L8">
      <style:text-properties officeooo:rsid="0123a9e4" officeooo:paragraph-rsid="0123a9e4"/>
    </style:style>
    <style:style style:name="P914" style:family="paragraph" style:parent-style-name="Standard" style:list-style-name="L8">
      <style:text-properties officeooo:rsid="01259276" officeooo:paragraph-rsid="01259276"/>
    </style:style>
    <style:style style:name="P915" style:family="paragraph" style:parent-style-name="Standard" style:list-style-name="L9">
      <style:text-properties officeooo:rsid="0126f678" officeooo:paragraph-rsid="0126f678"/>
    </style:style>
    <style:style style:name="P916" style:family="paragraph" style:parent-style-name="Standard" style:list-style-name="L9">
      <style:text-properties officeooo:rsid="012a519d" officeooo:paragraph-rsid="012a519d"/>
    </style:style>
    <style:style style:name="P917" style:family="paragraph" style:parent-style-name="Standard" style:list-style-name="L9">
      <style:text-properties officeooo:rsid="01317d16" officeooo:paragraph-rsid="01317d16"/>
    </style:style>
    <style:style style:name="P918" style:family="paragraph" style:parent-style-name="Standard" style:list-style-name="L10">
      <style:text-properties officeooo:rsid="016f7898" officeooo:paragraph-rsid="016f7898"/>
    </style:style>
    <style:style style:name="P919" style:family="paragraph" style:parent-style-name="Standard" style:list-style-name="L16">
      <style:text-properties officeooo:rsid="016f7898" officeooo:paragraph-rsid="016f7898"/>
    </style:style>
    <style:style style:name="P920" style:family="paragraph" style:parent-style-name="Standard" style:list-style-name="L11">
      <style:text-properties officeooo:rsid="01332a83" officeooo:paragraph-rsid="01332a83"/>
    </style:style>
    <style:style style:name="P921" style:family="paragraph" style:parent-style-name="Standard" style:list-style-name="L11">
      <style:text-properties officeooo:rsid="014afff5" officeooo:paragraph-rsid="014afff5"/>
    </style:style>
    <style:style style:name="P922" style:family="paragraph" style:parent-style-name="Standard" style:list-style-name="L12">
      <style:text-properties officeooo:paragraph-rsid="017aa346"/>
    </style:style>
    <style:style style:name="P923" style:family="paragraph" style:parent-style-name="Standard" style:list-style-name="L12">
      <style:text-properties officeooo:rsid="017ffa92" officeooo:paragraph-rsid="017ffa92"/>
    </style:style>
    <style:style style:name="P924" style:family="paragraph" style:parent-style-name="Standard" style:list-style-name="L13">
      <style:text-properties officeooo:rsid="019b4c79" officeooo:paragraph-rsid="019b4c79"/>
    </style:style>
    <style:style style:name="P925" style:family="paragraph" style:parent-style-name="Standard" style:list-style-name="L13">
      <style:text-properties officeooo:rsid="019c7611" officeooo:paragraph-rsid="019c7611"/>
    </style:style>
    <style:style style:name="P926" style:family="paragraph" style:parent-style-name="Standard" style:list-style-name="L13">
      <style:text-properties officeooo:rsid="019dd98e" officeooo:paragraph-rsid="019dd98e"/>
    </style:style>
    <style:style style:name="P927" style:family="paragraph" style:parent-style-name="Standard" style:list-style-name="L14">
      <style:text-properties officeooo:paragraph-rsid="01a98431"/>
    </style:style>
    <style:style style:name="P928" style:family="paragraph" style:parent-style-name="Standard" style:list-style-name="L14">
      <style:text-properties officeooo:rsid="01a98431" officeooo:paragraph-rsid="01a98431"/>
    </style:style>
    <style:style style:name="P929" style:family="paragraph" style:parent-style-name="Standard" style:list-style-name="L14">
      <style:text-properties officeooo:rsid="01adad23" officeooo:paragraph-rsid="01adad23"/>
    </style:style>
    <style:style style:name="P930" style:family="paragraph" style:parent-style-name="Standard" style:list-style-name="L16">
      <style:text-properties officeooo:paragraph-rsid="016f7898"/>
    </style:style>
    <style:style style:name="P931" style:family="paragraph" style:parent-style-name="Standard" style:list-style-name="L16">
      <style:text-properties fo:font-style="normal" officeooo:rsid="016f7898" officeooo:paragraph-rsid="016f7898" style:font-style-asian="normal" style:font-style-complex="normal"/>
    </style:style>
    <style:style style:name="P932" style:family="paragraph" style:parent-style-name="Standard" style:list-style-name="L18">
      <style:text-properties officeooo:paragraph-rsid="01254652"/>
    </style:style>
    <style:style style:name="P933" style:family="paragraph" style:parent-style-name="Standard" style:list-style-name="L18">
      <style:text-properties officeooo:rsid="01254652" officeooo:paragraph-rsid="01254652"/>
    </style:style>
    <style:style style:name="P934" style:family="paragraph" style:parent-style-name="Standard" style:list-style-name="L19">
      <style:text-properties officeooo:rsid="01116718" officeooo:paragraph-rsid="01116718"/>
    </style:style>
    <style:style style:name="P935" style:family="paragraph" style:parent-style-name="Standard" style:list-style-name="L22">
      <style:text-properties officeooo:rsid="00b4cf87" officeooo:paragraph-rsid="00b4cf87"/>
    </style:style>
    <style:style style:name="P936" style:family="paragraph" style:parent-style-name="Standard" style:list-style-name="L32">
      <style:text-properties officeooo:rsid="00cc404c" officeooo:paragraph-rsid="00cc404c"/>
    </style:style>
    <style:style style:name="P937" style:family="paragraph" style:parent-style-name="Standard" style:list-style-name="L32">
      <style:text-properties fo:font-weight="normal" officeooo:rsid="00cc404c" officeooo:paragraph-rsid="00cc404c" style:font-weight-asian="normal" style:font-weight-complex="normal"/>
    </style:style>
    <style:style style:name="P938" style:family="paragraph" style:parent-style-name="Standard" style:list-style-name="L33">
      <style:text-properties officeooo:paragraph-rsid="01159848"/>
    </style:style>
    <style:style style:name="P939" style:family="paragraph" style:parent-style-name="Standard" style:list-style-name="L37">
      <style:text-properties officeooo:rsid="0095770e" officeooo:paragraph-rsid="0095770e"/>
    </style:style>
    <style:style style:name="P940" style:family="paragraph" style:parent-style-name="Standard" style:list-style-name="L37">
      <style:text-properties officeooo:rsid="00a14908" officeooo:paragraph-rsid="00a14908"/>
    </style:style>
    <style:style style:name="P941" style:family="paragraph" style:parent-style-name="Standard" style:list-style-name="L40">
      <style:text-properties officeooo:rsid="00b1db27" officeooo:paragraph-rsid="00b1db27"/>
    </style:style>
    <style:style style:name="P942" style:family="paragraph" style:parent-style-name="Standard" style:list-style-name="L49">
      <style:text-properties officeooo:paragraph-rsid="01556e5b"/>
    </style:style>
    <style:style style:name="P943" style:family="paragraph" style:parent-style-name="Standard" style:list-style-name="L49">
      <style:text-properties officeooo:rsid="0007aebd" officeooo:paragraph-rsid="01556e5b"/>
    </style:style>
    <style:style style:name="P94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94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946" style:family="paragraph" style:parent-style-name="Standard" style:list-style-name="L11">
      <style:paragraph-properties fo:margin-top="0in" fo:margin-bottom="0.1701in" loext:contextual-spacing="true"/>
      <style:text-properties officeooo:rsid="01332a83" officeooo:paragraph-rsid="0148ccb2"/>
    </style:style>
    <style:style style:name="P947" style:family="paragraph" style:parent-style-name="Standard" style:list-style-name="L11">
      <style:paragraph-properties fo:margin-top="0in" fo:margin-bottom="0.1701in" loext:contextual-spacing="true"/>
      <style:text-properties officeooo:rsid="01332a83" officeooo:paragraph-rsid="014afff5"/>
    </style:style>
    <style:style style:name="P948" style:family="paragraph" style:parent-style-name="Standard" style:list-style-name="L15">
      <style:paragraph-properties fo:margin-top="0in" fo:margin-bottom="0.1701in" loext:contextual-spacing="true"/>
      <style:text-properties officeooo:rsid="01a98431" officeooo:paragraph-rsid="01a98431"/>
    </style:style>
    <style:style style:name="P949" style:family="paragraph" style:parent-style-name="Standard" style:list-style-name="L24">
      <style:paragraph-properties fo:margin-top="0in" fo:margin-bottom="0.1701in" loext:contextual-spacing="true"/>
      <style:text-properties officeooo:rsid="0051f471" officeooo:paragraph-rsid="0051f471"/>
    </style:style>
    <style:style style:name="P950" style:family="paragraph" style:parent-style-name="Standard" style:list-style-name="L34">
      <style:paragraph-properties fo:margin-top="0in" fo:margin-bottom="0.1701in" loext:contextual-spacing="true"/>
      <style:text-properties officeooo:rsid="00873b5a" officeooo:paragraph-rsid="00873b5a"/>
    </style:style>
    <style:style style:name="P951" style:family="paragraph" style:parent-style-name="Standard" style:list-style-name="L46">
      <style:paragraph-properties fo:margin-top="0in" fo:margin-bottom="0.1701in" loext:contextual-spacing="true"/>
      <style:text-properties officeooo:rsid="00972aa9" officeooo:paragraph-rsid="00972aa9"/>
    </style:style>
    <style:style style:name="P952"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953"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954" style:family="paragraph" style:parent-style-name="Standard" style:list-style-name="L15" style:master-page-name="">
      <style:paragraph-properties fo:margin-top="0in" fo:margin-bottom="0.1701in" loext:contextual-spacing="true" style:page-number="auto"/>
      <style:text-properties officeooo:rsid="01a98431" officeooo:paragraph-rsid="01a98431"/>
    </style:style>
    <style:style style:name="P955" style:family="paragraph" style:parent-style-name="Standard" style:list-style-name="L24" style:master-page-name="">
      <style:paragraph-properties fo:margin-top="0in" fo:margin-bottom="0.1701in" loext:contextual-spacing="true" style:page-number="auto"/>
      <style:text-properties officeooo:rsid="0051f471" officeooo:paragraph-rsid="0051f471"/>
    </style:style>
    <style:style style:name="P956"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957" style:family="paragraph" style:parent-style-name="Table_20_Contents" style:list-style-name="L31">
      <style:text-properties officeooo:rsid="018891d4" officeooo:paragraph-rsid="018891d4"/>
    </style:style>
    <style:style style:name="P958" style:family="paragraph" style:parent-style-name="Table_20_Contents" style:list-style-name="L17">
      <style:paragraph-properties fo:margin-left="0in" fo:margin-right="0in" fo:margin-top="0in" fo:margin-bottom="0.0799in" loext:contextual-spacing="false" fo:text-indent="0in" style:auto-text-indent="false"/>
      <style:text-properties officeooo:paragraph-rsid="001dbf25"/>
    </style:style>
    <style:style style:name="P959" style:family="paragraph" style:parent-style-name="Table_20_Contents" style:list-style-name="L23">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960" style:family="paragraph" style:parent-style-name="Text_20_body" style:list-style-name="L1">
      <style:text-properties officeooo:rsid="00b6bc63" officeooo:paragraph-rsid="00b6bc63"/>
    </style:style>
    <style:style style:name="P961" style:family="paragraph" style:parent-style-name="Text_20_body" style:list-style-name="L20">
      <style:text-properties officeooo:paragraph-rsid="00346d7d"/>
    </style:style>
    <style:style style:name="P962" style:family="paragraph" style:parent-style-name="Text_20_body" style:list-style-name="L20">
      <style:text-properties officeooo:paragraph-rsid="0034e9d4"/>
    </style:style>
    <style:style style:name="P963" style:family="paragraph" style:parent-style-name="Text_20_body" style:list-style-name="L20">
      <style:text-properties officeooo:rsid="00bce451" officeooo:paragraph-rsid="00bce451"/>
    </style:style>
    <style:style style:name="P964" style:family="paragraph" style:parent-style-name="Text_20_body" style:list-style-name="L25">
      <style:text-properties officeooo:rsid="016d9662" officeooo:paragraph-rsid="016d9662"/>
    </style:style>
    <style:style style:name="P965" style:family="paragraph" style:parent-style-name="Text_20_body" style:list-style-name="L25">
      <style:text-properties officeooo:rsid="0168753a" officeooo:paragraph-rsid="0168753a"/>
    </style:style>
    <style:style style:name="P966" style:family="paragraph" style:parent-style-name="Text_20_body" style:list-style-name="L27">
      <style:text-properties officeooo:rsid="013f404a" officeooo:paragraph-rsid="013f404a"/>
    </style:style>
    <style:style style:name="P967" style:family="paragraph" style:parent-style-name="Text_20_body" style:list-style-name="L27">
      <style:text-properties officeooo:rsid="01676a65" officeooo:paragraph-rsid="01676a65"/>
    </style:style>
    <style:style style:name="P968" style:family="paragraph" style:parent-style-name="Text_20_body" style:list-style-name="L29">
      <style:text-properties officeooo:paragraph-rsid="005d2810"/>
    </style:style>
    <style:style style:name="P969" style:family="paragraph" style:parent-style-name="Text_20_body" style:list-style-name="L29">
      <style:text-properties officeooo:rsid="005d2810" officeooo:paragraph-rsid="005d2810"/>
    </style:style>
    <style:style style:name="P970" style:family="paragraph" style:parent-style-name="Text_20_body" style:list-style-name="L38">
      <style:text-properties officeooo:rsid="00a14908" officeooo:paragraph-rsid="00a14908"/>
    </style:style>
    <style:style style:name="P971" style:family="paragraph" style:parent-style-name="Text_20_body" style:list-style-name="L38">
      <style:text-properties officeooo:rsid="00a14908" officeooo:paragraph-rsid="00c603c3"/>
    </style:style>
    <style:style style:name="P972" style:family="paragraph" style:parent-style-name="Text_20_body" style:list-style-name="L41">
      <style:text-properties officeooo:rsid="001ba2d6" officeooo:paragraph-rsid="01a48dcc"/>
    </style:style>
    <style:style style:name="P973" style:family="paragraph" style:parent-style-name="Text_20_body" style:list-style-name="L42">
      <style:text-properties officeooo:rsid="001cf4ef" officeooo:paragraph-rsid="01a48dcc"/>
    </style:style>
    <style:style style:name="P974" style:family="paragraph" style:parent-style-name="Text_20_body" style:list-style-name="L42">
      <style:text-properties officeooo:rsid="01a48dcc" officeooo:paragraph-rsid="01a48dcc"/>
    </style:style>
    <style:style style:name="P975" style:family="paragraph" style:parent-style-name="Text_20_body" style:list-style-name="L45">
      <style:text-properties officeooo:paragraph-rsid="01a715d1"/>
    </style:style>
    <style:style style:name="P976" style:family="paragraph" style:parent-style-name="Text_20_body" style:list-style-name="L45">
      <style:text-properties officeooo:rsid="01a715d1" officeooo:paragraph-rsid="01a715d1"/>
    </style:style>
    <style:style style:name="P977" style:family="paragraph" style:parent-style-name="Text_20_body" style:list-style-name="L48">
      <style:text-properties officeooo:rsid="0098c4cf" officeooo:paragraph-rsid="0098c4cf"/>
    </style:style>
    <style:style style:name="P978" style:family="paragraph" style:parent-style-name="Text_20_body" style:list-style-name="L50">
      <style:text-properties officeooo:paragraph-rsid="014ed5f2"/>
    </style:style>
    <style:style style:name="P979" style:family="paragraph" style:parent-style-name="Text_20_body" style:list-style-name="L50">
      <style:text-properties officeooo:rsid="00225cf3" officeooo:paragraph-rsid="014ed5f2"/>
    </style:style>
    <style:style style:name="P980" style:family="paragraph" style:parent-style-name="Text_20_body" style:list-style-name="L51">
      <style:text-properties officeooo:rsid="0022c3c0" officeooo:paragraph-rsid="014ed5f2"/>
    </style:style>
    <style:style style:name="P981" style:family="paragraph" style:parent-style-name="Text_20_body" style:list-style-name="L52">
      <style:text-properties officeooo:rsid="0024471d" officeooo:paragraph-rsid="014ed5f2"/>
    </style:style>
    <style:style style:name="P982" style:family="paragraph" style:parent-style-name="Text_20_body" style:list-style-name="L53">
      <style:text-properties officeooo:rsid="001cf8ee" officeooo:paragraph-rsid="014ed5f2"/>
    </style:style>
    <style:style style:name="P983" style:family="paragraph" style:parent-style-name="Text_20_body" style:list-style-name="L54">
      <style:text-properties officeooo:rsid="00271df2" officeooo:paragraph-rsid="0150251e"/>
    </style:style>
    <style:style style:name="P984" style:family="paragraph" style:parent-style-name="Text_20_body" style:list-style-name="L54">
      <style:text-properties officeooo:rsid="002831a0" officeooo:paragraph-rsid="0150251e"/>
    </style:style>
    <style:style style:name="P985" style:family="paragraph" style:parent-style-name="Text_20_body" style:list-style-name="L55">
      <style:text-properties officeooo:rsid="01585383" officeooo:paragraph-rsid="01585383"/>
    </style:style>
    <style:style style:name="P986" style:family="paragraph" style:parent-style-name="Text_20_body" style:list-style-name="L56">
      <style:text-properties officeooo:rsid="003388ce" officeooo:paragraph-rsid="0150251e"/>
    </style:style>
    <style:style style:name="P987" style:family="paragraph" style:parent-style-name="Text_20_body" style:list-style-name="L56">
      <style:text-properties officeooo:rsid="003388ce" officeooo:paragraph-rsid="015c0778"/>
    </style:style>
    <style:style style:name="P988" style:family="paragraph" style:parent-style-name="Text_20_body" style:list-style-name="L56">
      <style:text-properties officeooo:rsid="015c0778" officeooo:paragraph-rsid="015c0778"/>
    </style:style>
    <style:style style:name="P989" style:family="paragraph" style:parent-style-name="Text_20_body" style:list-style-name="L57">
      <style:text-properties officeooo:rsid="0035f7d5" officeooo:paragraph-rsid="0150251e"/>
    </style:style>
    <style:style style:name="P990" style:family="paragraph" style:parent-style-name="Text_20_body" style:list-style-name="L58">
      <style:text-properties officeooo:rsid="000b5d0d" officeooo:paragraph-rsid="0150251e"/>
    </style:style>
    <style:style style:name="P991" style:family="paragraph" style:parent-style-name="Text_20_body" style:list-style-name="L58">
      <style:text-properties officeooo:rsid="000c2adb" officeooo:paragraph-rsid="0150251e"/>
    </style:style>
    <style:style style:name="P992" style:family="paragraph" style:parent-style-name="Text_20_body" style:list-style-name="L21">
      <style:paragraph-properties fo:margin-top="0in" fo:margin-bottom="0.1701in" loext:contextual-spacing="true"/>
      <style:text-properties officeooo:rsid="01138425" officeooo:paragraph-rsid="01138425"/>
    </style:style>
    <style:style style:name="P993" style:family="paragraph" style:parent-style-name="Text_20_body" style:list-style-name="L21">
      <style:paragraph-properties fo:margin-top="0in" fo:margin-bottom="0.1701in" loext:contextual-spacing="true"/>
      <style:text-properties officeooo:rsid="01198d77" officeooo:paragraph-rsid="01198d77"/>
    </style:style>
    <style:style style:name="P994" style:family="paragraph" style:parent-style-name="Text_20_body" style:list-style-name="L21">
      <style:paragraph-properties fo:margin-top="0in" fo:margin-bottom="0.1701in" loext:contextual-spacing="true"/>
      <style:text-properties officeooo:rsid="0126f678" officeooo:paragraph-rsid="0126f678"/>
    </style:style>
    <style:style style:name="P995" style:family="paragraph" style:parent-style-name="Text_20_body" style:list-style-name="L26">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996" style:family="paragraph" style:parent-style-name="Text_20_body" style:list-style-name="L26">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997" style:family="paragraph" style:parent-style-name="Text_20_body" style:list-style-name="L26">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998" style:family="paragraph" style:parent-style-name="Text_20_body" style:list-style-name="L36">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999" style:family="paragraph" style:parent-style-name="Text_20_body" style:list-style-name="L28">
      <style:paragraph-properties fo:margin-top="0in" fo:margin-bottom="0.1701in" loext:contextual-spacing="true"/>
      <style:text-properties officeooo:rsid="019e9baa" officeooo:paragraph-rsid="019e9baa"/>
    </style:style>
    <style:style style:name="P1000" style:family="paragraph" style:parent-style-name="Text_20_body" style:list-style-name="L28">
      <style:paragraph-properties fo:margin-top="0in" fo:margin-bottom="0.1701in" loext:contextual-spacing="true"/>
      <style:text-properties officeooo:paragraph-rsid="019e9baa"/>
    </style:style>
    <style:style style:name="P1001" style:family="paragraph" style:parent-style-name="Text_20_body" style:list-style-name="L36">
      <style:paragraph-properties fo:margin-top="0in" fo:margin-bottom="0.1701in" loext:contextual-spacing="true">
        <style:tab-stops/>
      </style:paragraph-properties>
      <style:text-properties officeooo:paragraph-rsid="00389324"/>
    </style:style>
    <style:style style:name="P1002" style:family="paragraph" style:parent-style-name="Text_20_body" style:list-style-name="L39">
      <style:paragraph-properties fo:margin-top="0in" fo:margin-bottom="0.1701in" loext:contextual-spacing="true"/>
      <style:text-properties officeooo:paragraph-rsid="00ae4bf7"/>
    </style:style>
    <style:style style:name="P1003" style:family="paragraph" style:parent-style-name="Text_20_body" style:list-style-name="L39">
      <style:paragraph-properties fo:margin-top="0in" fo:margin-bottom="0.1701in" loext:contextual-spacing="true"/>
      <style:text-properties officeooo:paragraph-rsid="00b07d65"/>
    </style:style>
    <style:style style:name="P1004" style:family="paragraph" style:parent-style-name="Text_20_body" style:list-style-name="L39">
      <style:paragraph-properties fo:margin-top="0in" fo:margin-bottom="0.1701in" loext:contextual-spacing="true"/>
      <style:text-properties officeooo:rsid="00b07d65" officeooo:paragraph-rsid="00b07d65"/>
    </style:style>
    <style:style style:name="P1005" style:family="paragraph" style:parent-style-name="Text_20_body" style:list-style-name="L47">
      <style:paragraph-properties fo:margin-top="0in" fo:margin-bottom="0.1701in" loext:contextual-spacing="true"/>
      <style:text-properties officeooo:rsid="00972aa9" officeooo:paragraph-rsid="00972aa9"/>
    </style:style>
    <style:style style:name="P1006" style:family="paragraph" style:parent-style-name="Text_20_body" style:list-style-name="L47">
      <style:paragraph-properties fo:margin-top="0in" fo:margin-bottom="0.1701in" loext:contextual-spacing="true"/>
      <style:text-properties officeooo:rsid="00d830ec" officeooo:paragraph-rsid="00d830ec"/>
    </style:style>
    <style:style style:name="P1007" style:family="paragraph" style:parent-style-name="Text_20_body" style:list-style-name="L28" style:master-page-name="">
      <style:paragraph-properties fo:margin-top="0in" fo:margin-bottom="0.1701in" loext:contextual-spacing="true" style:page-number="auto"/>
      <style:text-properties officeooo:rsid="019e9baa" officeooo:paragraph-rsid="019e9baa"/>
    </style:style>
    <style:style style:name="P1008" style:family="paragraph" style:parent-style-name="Text_20_body" style:list-style-name="L39" style:master-page-name="">
      <style:paragraph-properties fo:margin-top="0in" fo:margin-bottom="0.1701in" loext:contextual-spacing="true" style:page-number="auto"/>
      <style:text-properties officeooo:paragraph-rsid="00ae4bf7"/>
    </style:style>
    <style:style style:name="P1009" style:family="paragraph" style:parent-style-name="Text_20_body" style:list-style-name="L39" style:master-page-name="">
      <style:paragraph-properties fo:margin-top="0in" fo:margin-bottom="0.1701in" loext:contextual-spacing="true" style:page-number="auto"/>
      <style:text-properties officeooo:paragraph-rsid="00b07d65"/>
    </style:style>
    <style:style style:name="P1010" style:family="paragraph" style:parent-style-name="Text_20_body" style:list-style-name="L44">
      <style:paragraph-properties fo:margin-top="0in" fo:margin-bottom="0.1in" loext:contextual-spacing="true"/>
      <style:text-properties officeooo:rsid="001f2e53" officeooo:paragraph-rsid="01a48dcc"/>
    </style:style>
    <style:style style:name="P1011" style:family="paragraph" style:parent-style-name="Text_20_body" style:list-style-name="L44">
      <style:paragraph-properties fo:margin-top="0in" fo:margin-bottom="0.1in" loext:contextual-spacing="true"/>
      <style:text-properties officeooo:rsid="001e8bad" officeooo:paragraph-rsid="01a48dcc"/>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fo:font-style="normal" fo:font-weight="normal" officeooo:rsid="01b7dffa" style:font-style-asian="normal" style:font-weight-asian="normal" style:font-style-complex="normal" style:font-weight-complex="normal"/>
    </style:style>
    <style:style style:name="T62" style:family="text">
      <style:text-properties officeooo:rsid="001dbf25"/>
    </style:style>
    <style:style style:name="T63" style:family="text">
      <style:text-properties officeooo:rsid="00070e43"/>
    </style:style>
    <style:style style:name="T64" style:family="text">
      <style:text-properties fo:font-weight="bold" style:font-weight-asian="bold" style:font-weight-complex="bold"/>
    </style:style>
    <style:style style:name="T65" style:family="text">
      <style:text-properties fo:font-weight="bold" officeooo:rsid="002f4ef5" style:font-weight-asian="bold" style:font-weight-complex="bold"/>
    </style:style>
    <style:style style:name="T66" style:family="text">
      <style:text-properties fo:font-weight="bold" officeooo:rsid="0053b8e4" style:font-weight-asian="bold" style:font-weight-complex="bold"/>
    </style:style>
    <style:style style:name="T67" style:family="text">
      <style:text-properties fo:font-weight="bold" officeooo:rsid="005d2810" style:font-weight-asian="bold" style:font-weight-complex="bold"/>
    </style:style>
    <style:style style:name="T68" style:family="text">
      <style:text-properties fo:font-weight="bold" officeooo:rsid="007c4db7" style:font-weight-asian="bold" style:font-weight-complex="bold"/>
    </style:style>
    <style:style style:name="T69" style:family="text">
      <style:text-properties fo:font-weight="bold" officeooo:rsid="00cc766a" style:font-weight-asian="bold" style:font-weight-complex="bold"/>
    </style:style>
    <style:style style:name="T70" style:family="text">
      <style:text-properties fo:font-weight="bold" officeooo:rsid="00a9987a" style:font-weight-asian="bold" style:font-weight-complex="bold"/>
    </style:style>
    <style:style style:name="T71" style:family="text">
      <style:text-properties fo:font-weight="bold" officeooo:rsid="01138425" style:font-weight-asian="bold" style:font-weight-complex="bold"/>
    </style:style>
    <style:style style:name="T72" style:family="text">
      <style:text-properties fo:font-weight="bold" officeooo:rsid="0126f678" style:font-weight-asian="bold" style:font-weight-complex="bold"/>
    </style:style>
    <style:style style:name="T73" style:family="text">
      <style:text-properties officeooo:rsid="00216cff"/>
    </style:style>
    <style:style style:name="T74" style:family="text">
      <style:text-properties officeooo:rsid="00285a1f"/>
    </style:style>
    <style:style style:name="T75" style:family="text">
      <style:text-properties officeooo:rsid="002e11af"/>
    </style:style>
    <style:style style:name="T76" style:family="text">
      <style:text-properties officeooo:rsid="002f1947"/>
    </style:style>
    <style:style style:name="T77" style:family="text">
      <style:text-properties officeooo:rsid="0030c957"/>
    </style:style>
    <style:style style:name="T78" style:family="text">
      <style:text-properties officeooo:rsid="003168d9"/>
    </style:style>
    <style:style style:name="T79" style:family="text">
      <style:text-properties officeooo:rsid="003214ec"/>
    </style:style>
    <style:style style:name="T80" style:family="text">
      <style:text-properties officeooo:rsid="002f4ef5"/>
    </style:style>
    <style:style style:name="T81" style:family="text">
      <style:text-properties officeooo:rsid="0032c6ca"/>
    </style:style>
    <style:style style:name="T82" style:family="text">
      <style:text-properties officeooo:rsid="00346d7d"/>
    </style:style>
    <style:style style:name="T83" style:family="text">
      <style:text-properties officeooo:rsid="00349edc"/>
    </style:style>
    <style:style style:name="T84" style:family="text">
      <style:text-properties officeooo:rsid="0034e9d4"/>
    </style:style>
    <style:style style:name="T85" style:family="text">
      <style:text-properties fo:font-weight="normal" style:font-weight-asian="normal" style:font-weight-complex="normal"/>
    </style:style>
    <style:style style:name="T86" style:family="text">
      <style:text-properties fo:font-weight="normal" officeooo:rsid="00112042" style:font-weight-asian="normal" style:font-weight-complex="normal"/>
    </style:style>
    <style:style style:name="T87" style:family="text">
      <style:text-properties fo:font-weight="normal" officeooo:rsid="0051f471" style:font-weight-asian="normal" style:font-weight-complex="normal"/>
    </style:style>
    <style:style style:name="T88" style:family="text">
      <style:text-properties fo:font-weight="normal" officeooo:rsid="0053b8e4" style:font-weight-asian="normal" style:font-weight-complex="normal"/>
    </style:style>
    <style:style style:name="T89" style:family="text">
      <style:text-properties fo:font-weight="normal" officeooo:rsid="005f7b67" style:font-weight-asian="normal" style:font-weight-complex="normal"/>
    </style:style>
    <style:style style:name="T90" style:family="text">
      <style:text-properties fo:font-weight="normal" officeooo:rsid="000f2417" style:font-weight-asian="normal" style:font-weight-complex="normal"/>
    </style:style>
    <style:style style:name="T91" style:family="text">
      <style:text-properties fo:font-weight="normal" officeooo:rsid="0085a00d" style:font-weight-asian="normal" style:font-weight-complex="normal"/>
    </style:style>
    <style:style style:name="T92" style:family="text">
      <style:text-properties fo:font-weight="normal" officeooo:rsid="00c33e71" style:font-weight-asian="normal" style:font-weight-complex="normal"/>
    </style:style>
    <style:style style:name="T93" style:family="text">
      <style:text-properties fo:font-weight="normal" officeooo:rsid="00cc404c" style:font-weight-asian="normal" style:font-weight-complex="normal"/>
    </style:style>
    <style:style style:name="T94" style:family="text">
      <style:text-properties fo:font-weight="normal" officeooo:rsid="00cc766a" style:font-weight-asian="normal" style:font-weight-complex="normal"/>
    </style:style>
    <style:style style:name="T95" style:family="text">
      <style:text-properties fo:font-weight="normal" officeooo:rsid="00cccce1" style:font-weight-asian="normal" style:font-weight-complex="normal"/>
    </style:style>
    <style:style style:name="T96" style:family="text">
      <style:text-properties fo:font-weight="normal" officeooo:rsid="00cd912f" style:font-weight-asian="normal" style:font-weight-complex="normal"/>
    </style:style>
    <style:style style:name="T97" style:family="text">
      <style:text-properties fo:font-weight="normal" officeooo:rsid="00e70157" style:font-weight-asian="normal" style:font-weight-complex="normal"/>
    </style:style>
    <style:style style:name="T98" style:family="text">
      <style:text-properties fo:font-weight="normal" officeooo:rsid="01138425" style:font-weight-asian="normal" style:font-weight-complex="normal"/>
    </style:style>
    <style:style style:name="T99" style:family="text">
      <style:text-properties fo:font-weight="normal" officeooo:rsid="0126f678" style:font-weight-asian="normal" style:font-weight-complex="normal"/>
    </style:style>
    <style:style style:name="T100" style:family="text">
      <style:text-properties fo:font-weight="normal" officeooo:rsid="013d3409" style:font-weight-asian="normal" style:font-weight-complex="normal"/>
    </style:style>
    <style:style style:name="T101" style:family="text">
      <style:text-properties fo:font-weight="normal" officeooo:rsid="019a84e3" style:font-weight-asian="normal" style:font-weight-complex="normal"/>
    </style:style>
    <style:style style:name="T102" style:family="text">
      <style:text-properties officeooo:rsid="00389324"/>
    </style:style>
    <style:style style:name="T103" style:family="text">
      <style:text-properties officeooo:rsid="003a973d"/>
    </style:style>
    <style:style style:name="T104" style:family="text">
      <style:text-properties officeooo:rsid="003f393b"/>
    </style:style>
    <style:style style:name="T105" style:family="text">
      <style:text-properties officeooo:rsid="0040baf6"/>
    </style:style>
    <style:style style:name="T106" style:family="text">
      <style:text-properties officeooo:rsid="0042c228"/>
    </style:style>
    <style:style style:name="T107" style:family="text">
      <style:text-properties officeooo:rsid="00447831"/>
    </style:style>
    <style:style style:name="T108" style:family="text">
      <style:text-properties officeooo:rsid="00471a28"/>
    </style:style>
    <style:style style:name="T109" style:family="text">
      <style:text-properties officeooo:rsid="004a9a37"/>
    </style:style>
    <style:style style:name="T110" style:family="text">
      <style:text-properties officeooo:rsid="004d49b8"/>
    </style:style>
    <style:style style:name="T111" style:family="text">
      <style:text-properties officeooo:rsid="004dc822"/>
    </style:style>
    <style:style style:name="T112" style:family="text">
      <style:text-properties officeooo:rsid="00505e30"/>
    </style:style>
    <style:style style:name="T113" style:family="text">
      <style:text-properties officeooo:rsid="0051f471"/>
    </style:style>
    <style:style style:name="T114" style:family="text">
      <style:text-properties officeooo:rsid="0052ee54"/>
    </style:style>
    <style:style style:name="T115" style:family="text">
      <style:text-properties officeooo:rsid="0055f817"/>
    </style:style>
    <style:style style:name="T116" style:family="text">
      <style:text-properties officeooo:rsid="0057e5d9"/>
    </style:style>
    <style:style style:name="T117" style:family="text">
      <style:text-properties officeooo:rsid="005bd345"/>
    </style:style>
    <style:style style:name="T118" style:family="text">
      <style:text-properties officeooo:rsid="005cc558"/>
    </style:style>
    <style:style style:name="T119" style:family="text">
      <style:text-properties officeooo:rsid="005d2810"/>
    </style:style>
    <style:style style:name="T120" style:family="text">
      <style:text-properties officeooo:rsid="005f7b67"/>
    </style:style>
    <style:style style:name="T121" style:family="text">
      <style:text-properties officeooo:rsid="006320ca"/>
    </style:style>
    <style:style style:name="T122" style:family="text">
      <style:text-properties officeooo:rsid="0063817a"/>
    </style:style>
    <style:style style:name="T123" style:family="text">
      <style:text-properties officeooo:rsid="00695e9b"/>
    </style:style>
    <style:style style:name="T124" style:family="text">
      <style:text-properties officeooo:rsid="006cad8a"/>
    </style:style>
    <style:style style:name="T125" style:family="text">
      <style:text-properties officeooo:rsid="006e6655"/>
    </style:style>
    <style:style style:name="T126" style:family="text">
      <style:text-properties officeooo:rsid="006faa57"/>
    </style:style>
    <style:style style:name="T127" style:family="text">
      <style:text-properties officeooo:rsid="00703ed5"/>
    </style:style>
    <style:style style:name="T128" style:family="text">
      <style:text-properties officeooo:rsid="00765607"/>
    </style:style>
    <style:style style:name="T129" style:family="text">
      <style:text-properties officeooo:rsid="007ad4e8"/>
    </style:style>
    <style:style style:name="T130" style:family="text">
      <style:text-properties officeooo:rsid="007c268a"/>
    </style:style>
    <style:style style:name="T131" style:family="text">
      <style:text-properties officeooo:rsid="007c4db7"/>
    </style:style>
    <style:style style:name="T132" style:family="text">
      <style:text-properties officeooo:rsid="007ce0e3"/>
    </style:style>
    <style:style style:name="T133" style:family="text">
      <style:text-properties officeooo:rsid="007d9bef"/>
    </style:style>
    <style:style style:name="T134" style:family="text">
      <style:text-properties officeooo:rsid="007f2f05"/>
    </style:style>
    <style:style style:name="T135" style:family="text">
      <style:text-properties officeooo:rsid="0080760f"/>
    </style:style>
    <style:style style:name="T136" style:family="text">
      <style:text-properties officeooo:rsid="00824c9b"/>
    </style:style>
    <style:style style:name="T137" style:family="text">
      <style:text-properties officeooo:rsid="0085a00d"/>
    </style:style>
    <style:style style:name="T138" style:family="text">
      <style:text-properties officeooo:rsid="00873b5a"/>
    </style:style>
    <style:style style:name="T139" style:family="text">
      <style:text-properties officeooo:rsid="008923ab"/>
    </style:style>
    <style:style style:name="T140" style:family="text">
      <style:text-properties officeooo:rsid="008c9aaf"/>
    </style:style>
    <style:style style:name="T141" style:family="text">
      <style:text-properties officeooo:rsid="008d2e71"/>
    </style:style>
    <style:style style:name="T142" style:family="text">
      <style:text-properties officeooo:rsid="008e9e29"/>
    </style:style>
    <style:style style:name="T143" style:family="text">
      <style:text-properties officeooo:rsid="00941d67"/>
    </style:style>
    <style:style style:name="T144" style:family="text">
      <style:text-properties officeooo:rsid="0095770e"/>
    </style:style>
    <style:style style:name="T145" style:family="text">
      <style:text-properties officeooo:rsid="0099d1e0"/>
    </style:style>
    <style:style style:name="T146" style:family="text">
      <style:text-properties officeooo:rsid="009a4ced"/>
    </style:style>
    <style:style style:name="T147" style:family="text">
      <style:text-properties officeooo:rsid="009bd6b0"/>
    </style:style>
    <style:style style:name="T148" style:family="text">
      <style:text-properties officeooo:rsid="009c8830"/>
    </style:style>
    <style:style style:name="T149" style:family="text">
      <style:text-properties officeooo:rsid="009db5ec"/>
    </style:style>
    <style:style style:name="T150" style:family="text">
      <style:text-properties officeooo:rsid="009de374"/>
    </style:style>
    <style:style style:name="T151" style:family="text">
      <style:text-properties officeooo:rsid="00a14908"/>
    </style:style>
    <style:style style:name="T152" style:family="text">
      <style:text-properties officeooo:rsid="00a7d041"/>
    </style:style>
    <style:style style:name="T153" style:family="text">
      <style:text-properties officeooo:rsid="00a9987a"/>
    </style:style>
    <style:style style:name="T154" style:family="text">
      <style:text-properties officeooo:rsid="00ac38f3"/>
    </style:style>
    <style:style style:name="T155" style:family="text">
      <style:text-properties officeooo:rsid="00ad214e"/>
    </style:style>
    <style:style style:name="T156" style:family="text">
      <style:text-properties officeooo:rsid="00ae1ee4"/>
    </style:style>
    <style:style style:name="T157" style:family="text">
      <style:text-properties officeooo:rsid="00ae4bf7"/>
    </style:style>
    <style:style style:name="T158" style:family="text">
      <style:text-properties officeooo:rsid="00063917"/>
    </style:style>
    <style:style style:name="T159" style:family="text">
      <style:text-properties officeooo:rsid="00b07d65"/>
    </style:style>
    <style:style style:name="T160" style:family="text">
      <style:text-properties officeooo:rsid="00b1db27"/>
    </style:style>
    <style:style style:name="T161" style:family="text">
      <style:text-properties officeooo:rsid="00b36d09"/>
    </style:style>
    <style:style style:name="T162" style:family="text">
      <style:text-properties officeooo:rsid="00ba10bc"/>
    </style:style>
    <style:style style:name="T163" style:family="text">
      <style:text-properties officeooo:rsid="00bacc64"/>
    </style:style>
    <style:style style:name="T164" style:family="text">
      <style:text-properties officeooo:rsid="00bb5f68"/>
    </style:style>
    <style:style style:name="T165" style:family="text">
      <style:text-properties officeooo:rsid="00bce451"/>
    </style:style>
    <style:style style:name="T166" style:family="text">
      <style:text-properties officeooo:rsid="00c01080"/>
    </style:style>
    <style:style style:name="T167" style:family="text">
      <style:text-properties officeooo:rsid="00c20486"/>
    </style:style>
    <style:style style:name="T168" style:family="text">
      <style:text-properties officeooo:rsid="00c33e71"/>
    </style:style>
    <style:style style:name="T169" style:family="text">
      <style:text-properties officeooo:rsid="00c41e36"/>
    </style:style>
    <style:style style:name="T170" style:family="text">
      <style:text-properties officeooo:rsid="00c497c2"/>
    </style:style>
    <style:style style:name="T171" style:family="text">
      <style:text-properties officeooo:rsid="00c603c3"/>
    </style:style>
    <style:style style:name="T172" style:family="text">
      <style:text-properties officeooo:rsid="00c66c0a"/>
    </style:style>
    <style:style style:name="T173" style:family="text">
      <style:text-properties officeooo:rsid="00c7132a"/>
    </style:style>
    <style:style style:name="T174" style:family="text">
      <style:text-properties officeooo:rsid="00c806ca"/>
    </style:style>
    <style:style style:name="T175" style:family="text">
      <style:text-properties officeooo:rsid="00c9e221"/>
    </style:style>
    <style:style style:name="T176" style:family="text">
      <style:text-properties officeooo:rsid="00caa1c3"/>
    </style:style>
    <style:style style:name="T177" style:family="text">
      <style:text-properties officeooo:rsid="00cc766a"/>
    </style:style>
    <style:style style:name="T178" style:family="text">
      <style:text-properties officeooo:rsid="00cf6918"/>
    </style:style>
    <style:style style:name="T179" style:family="text">
      <style:text-properties officeooo:rsid="00d1f01a"/>
    </style:style>
    <style:style style:name="T180" style:family="text">
      <style:text-properties officeooo:rsid="00d391e3"/>
    </style:style>
    <style:style style:name="T181" style:family="text">
      <style:text-properties officeooo:rsid="00d62ca3"/>
    </style:style>
    <style:style style:name="T182" style:family="text">
      <style:text-properties officeooo:rsid="00d830ec"/>
    </style:style>
    <style:style style:name="T183" style:family="text">
      <style:text-properties officeooo:rsid="00da4964"/>
    </style:style>
    <style:style style:name="T184" style:family="text">
      <style:text-properties officeooo:rsid="00db0b3e"/>
    </style:style>
    <style:style style:name="T185" style:family="text">
      <style:text-properties officeooo:rsid="01193c89"/>
    </style:style>
    <style:style style:name="T186" style:family="text">
      <style:text-properties officeooo:rsid="00dc034a"/>
    </style:style>
    <style:style style:name="T187" style:family="text">
      <style:text-properties officeooo:rsid="00ddc322"/>
    </style:style>
    <style:style style:name="T188" style:family="text">
      <style:text-properties officeooo:rsid="00e426a6"/>
    </style:style>
    <style:style style:name="T189" style:family="text">
      <style:text-properties officeooo:rsid="00e60b52"/>
    </style:style>
    <style:style style:name="T190" style:family="text">
      <style:text-properties officeooo:rsid="00e70157"/>
    </style:style>
    <style:style style:name="T191" style:family="text">
      <style:text-properties officeooo:rsid="00e8ca0d"/>
    </style:style>
    <style:style style:name="T192" style:family="text">
      <style:text-properties style:font-name="DejaVu Sans Mono" fo:font-size="9pt" style:font-size-asian="9pt" style:font-size-complex="9pt"/>
    </style:style>
    <style:style style:name="T193" style:family="text">
      <style:text-properties officeooo:rsid="00eb584a"/>
    </style:style>
    <style:style style:name="T194" style:family="text">
      <style:text-properties officeooo:rsid="00ed903b"/>
    </style:style>
    <style:style style:name="T195" style:family="text">
      <style:text-properties officeooo:rsid="00ef7f4d"/>
    </style:style>
    <style:style style:name="T196" style:family="text">
      <style:text-properties officeooo:rsid="00f17928"/>
    </style:style>
    <style:style style:name="T197" style:family="text">
      <style:text-properties officeooo:rsid="00f1f9e6"/>
    </style:style>
    <style:style style:name="T198" style:family="text">
      <style:text-properties officeooo:rsid="00f30d7c"/>
    </style:style>
    <style:style style:name="T199" style:family="text">
      <style:text-properties officeooo:rsid="0036c8dd"/>
    </style:style>
    <style:style style:name="T200" style:family="text">
      <style:text-properties officeooo:rsid="00f5f0d5"/>
    </style:style>
    <style:style style:name="T201" style:family="text">
      <style:text-properties officeooo:rsid="00f856e0"/>
    </style:style>
    <style:style style:name="T202" style:family="text">
      <style:text-properties officeooo:rsid="00fb7dfd"/>
    </style:style>
    <style:style style:name="T203" style:family="text">
      <style:text-properties officeooo:rsid="01001107"/>
    </style:style>
    <style:style style:name="T204" style:family="text">
      <style:text-properties officeooo:rsid="0100e9dc"/>
    </style:style>
    <style:style style:name="T205" style:family="text">
      <style:text-properties officeooo:rsid="0102a363"/>
    </style:style>
    <style:style style:name="T206" style:family="text">
      <style:text-properties officeooo:rsid="0102c2d6"/>
    </style:style>
    <style:style style:name="T207" style:family="text">
      <style:text-properties officeooo:rsid="01067168"/>
    </style:style>
    <style:style style:name="T208" style:family="text">
      <style:text-properties officeooo:rsid="0107f3c5"/>
    </style:style>
    <style:style style:name="T209" style:family="text">
      <style:text-properties officeooo:rsid="010827c3"/>
    </style:style>
    <style:style style:name="T210" style:family="text">
      <style:text-properties officeooo:rsid="0109a608"/>
    </style:style>
    <style:style style:name="T211" style:family="text">
      <style:text-properties officeooo:rsid="010e36d1"/>
    </style:style>
    <style:style style:name="T212" style:family="text">
      <style:text-properties officeooo:rsid="010f6193"/>
    </style:style>
    <style:style style:name="T213" style:family="text">
      <style:text-properties officeooo:rsid="010f7a59"/>
    </style:style>
    <style:style style:name="T214" style:family="text">
      <style:text-properties officeooo:rsid="01116718"/>
    </style:style>
    <style:style style:name="T215" style:family="text">
      <style:text-properties officeooo:rsid="01146580"/>
    </style:style>
    <style:style style:name="T216" style:family="text">
      <style:text-properties officeooo:rsid="01152ec4"/>
    </style:style>
    <style:style style:name="T217" style:family="text">
      <style:text-properties officeooo:rsid="01159848"/>
    </style:style>
    <style:style style:name="T218" style:family="text">
      <style:text-properties officeooo:rsid="0117921f"/>
    </style:style>
    <style:style style:name="T219" style:family="text">
      <style:text-properties officeooo:rsid="01183eb1"/>
    </style:style>
    <style:style style:name="T220" style:family="text">
      <style:text-properties officeooo:rsid="011b5b35"/>
    </style:style>
    <style:style style:name="T221" style:family="text">
      <style:text-properties officeooo:rsid="011bfa13"/>
    </style:style>
    <style:style style:name="T222" style:family="text">
      <style:text-properties officeooo:rsid="011d7d45"/>
    </style:style>
    <style:style style:name="T223" style:family="text">
      <style:text-properties officeooo:rsid="01210cae"/>
    </style:style>
    <style:style style:name="T224" style:family="text">
      <style:text-properties officeooo:rsid="0121f1f9"/>
    </style:style>
    <style:style style:name="T225" style:family="text">
      <style:text-properties officeooo:rsid="0123a9e4"/>
    </style:style>
    <style:style style:name="T226" style:family="text">
      <style:text-properties officeooo:rsid="01254652"/>
    </style:style>
    <style:style style:name="T227" style:family="text">
      <style:text-properties officeooo:rsid="0126e780"/>
    </style:style>
    <style:style style:name="T228" style:family="text">
      <style:text-properties officeooo:rsid="0126f678"/>
    </style:style>
    <style:style style:name="T229" style:family="text">
      <style:text-properties officeooo:rsid="0128b91f"/>
    </style:style>
    <style:style style:name="T230" style:family="text">
      <style:text-properties officeooo:rsid="01317d16"/>
    </style:style>
    <style:style style:name="T231" style:family="text">
      <style:text-properties officeooo:rsid="002a2a9c"/>
    </style:style>
    <style:style style:name="T232" style:family="text">
      <style:text-properties officeooo:rsid="01351a0a"/>
    </style:style>
    <style:style style:name="T233" style:family="text">
      <style:text-properties officeooo:rsid="000ac22b"/>
    </style:style>
    <style:style style:name="T234" style:family="text">
      <style:text-properties officeooo:rsid="0007aebd"/>
    </style:style>
    <style:style style:name="T235" style:family="text">
      <style:text-properties officeooo:rsid="00088365"/>
    </style:style>
    <style:style style:name="T236" style:family="text">
      <style:text-properties officeooo:rsid="000a21e9"/>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6e5b"/>
    </style:style>
    <style:style style:name="T289" style:family="text">
      <style:text-properties officeooo:rsid="01559112"/>
    </style:style>
    <style:style style:name="T290" style:family="text">
      <style:text-properties officeooo:rsid="0157093b"/>
    </style:style>
    <style:style style:name="T291" style:family="text">
      <style:text-properties officeooo:rsid="01585383"/>
    </style:style>
    <style:style style:name="T292" style:family="text">
      <style:text-properties officeooo:rsid="015c0778"/>
    </style:style>
    <style:style style:name="T293" style:family="text">
      <style:text-properties officeooo:rsid="015c2632"/>
    </style:style>
    <style:style style:name="T294" style:family="text">
      <style:text-properties officeooo:rsid="015d57db"/>
    </style:style>
    <style:style style:name="T295" style:family="text">
      <style:text-properties officeooo:rsid="016198e1"/>
    </style:style>
    <style:style style:name="T296" style:family="text">
      <style:text-properties officeooo:rsid="0164372c"/>
    </style:style>
    <style:style style:name="T297" style:family="text">
      <style:text-properties officeooo:rsid="01651c79"/>
    </style:style>
    <style:style style:name="T298" style:family="text">
      <style:text-properties officeooo:rsid="01674a32"/>
    </style:style>
    <style:style style:name="T299" style:family="text">
      <style:text-properties officeooo:rsid="0168753a"/>
    </style:style>
    <style:style style:name="T300" style:family="text">
      <style:text-properties officeooo:rsid="01402505"/>
    </style:style>
    <style:style style:name="T301" style:family="text">
      <style:text-properties officeooo:rsid="016d2f7c"/>
    </style:style>
    <style:style style:name="T302" style:family="text">
      <style:text-properties officeooo:rsid="016f8ea4"/>
    </style:style>
    <style:style style:name="T303" style:family="text">
      <style:text-properties officeooo:rsid="016fdd25"/>
    </style:style>
    <style:style style:name="T304" style:family="text">
      <style:text-properties officeooo:rsid="017142fd"/>
    </style:style>
    <style:style style:name="T305" style:family="text">
      <style:text-properties officeooo:rsid="017271c8"/>
    </style:style>
    <style:style style:name="T306" style:family="text">
      <style:text-properties officeooo:rsid="01731b81"/>
    </style:style>
    <style:style style:name="T307"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8" style:family="text">
      <style:text-properties style:use-window-font-color="true" style:font-name="Liberation Sans" fo:font-size="11pt" fo:language="en" fo:country="GB" officeooo:rsid="0184b54d"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 fo:font-size="11pt" fo:language="en" fo:country="GB" officeooo:rsid="0186c76b"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 fo:font-size="11pt" fo:language="en" fo:country="GB" officeooo:rsid="01915b1c"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Sans" fo:font-size="11pt" fo:language="en" fo:country="GB" officeooo:rsid="01995129" style:font-name-asian="Times New Roman" style:font-size-asian="11pt" style:font-name-complex="CG Times" style:font-size-complex="10pt" style:language-complex="ar" style:country-complex="SA"/>
    </style:style>
    <style:style style:name="T312" style:family="text">
      <style:text-properties style:use-window-font-color="true" style:font-name="Liberation Sans" fo:font-size="11pt" fo:language="en" fo:country="GB" officeooo:rsid="01a98431" style:font-name-asian="Times New Roman" style:font-size-asian="11pt" style:font-name-complex="CG Times" style:font-size-complex="10pt" style:language-complex="ar" style:country-complex="SA"/>
    </style:style>
    <style:style style:name="T313" style:family="text">
      <style:text-properties style:use-window-font-color="true" style:font-name="Liberation Sans" fo:font-size="11pt" fo:language="en" fo:country="GB" officeooo:rsid="01ab8fad" style:font-name-asian="Times New Roman" style:font-size-asian="11pt" style:font-name-complex="CG Times" style:font-size-complex="10pt" style:language-complex="ar" style:country-complex="SA"/>
    </style:style>
    <style:style style:name="T314" style:family="text">
      <style:text-properties style:use-window-font-color="true" style:font-name="Liberation Sans" fo:font-size="11pt" fo:language="en" fo:country="GB" officeooo:rsid="01aef4bf" style:font-name-asian="Times New Roman" style:font-size-asian="11pt" style:font-name-complex="CG Times" style:font-size-complex="10pt" style:language-complex="ar" style:country-complex="SA"/>
    </style:style>
    <style:style style:name="T315" style:family="text">
      <style:text-properties style:use-window-font-color="true" style:font-name="Liberation Sans" fo:font-size="11pt" fo:language="en" fo:country="GB" officeooo:rsid="01b0fcf3" style:font-name-asian="Times New Roman" style:font-size-asian="11pt" style:font-name-complex="CG Times" style:font-size-complex="10pt" style:language-complex="ar" style:country-complex="SA"/>
    </style:style>
    <style:style style:name="T316" style:family="text">
      <style:text-properties style:use-window-font-color="true" style:font-name="Liberation Sans" fo:font-size="11pt" fo:language="en" fo:country="GB" fo:font-weight="normal" officeooo:rsid="019a84e3" style:font-name-asian="Times New Roman" style:font-size-asian="11pt" style:font-weight-asian="normal" style:font-name-complex="CG Times" style:font-size-complex="10pt" style:language-complex="ar" style:country-complex="SA" style:font-weight-complex="normal"/>
    </style:style>
    <style:style style:name="T317"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18" style:family="text">
      <style:text-properties style:use-window-font-color="true" style:font-name="Liberation Mono" fo:font-size="9pt" fo:language="en" fo:country="GB" fo:font-weight="normal" officeooo:rsid="01951592" style:font-name-asian="Times New Roman" style:font-size-asian="11pt" style:font-name-complex="CG Times" style:font-size-complex="10pt" style:language-complex="ar" style:country-complex="SA"/>
    </style:style>
    <style:style style:name="T319"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20"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21" style:family="text">
      <style:text-properties fo:color="#000000" style:font-name="Liberation Sans" fo:font-size="11pt" fo:language="en" fo:country="GB" officeooo:rsid="0181db9c" style:font-name-asian="Arial" style:font-size-asian="12pt" style:font-name-complex="CG Times" style:font-size-complex="10pt" style:language-complex="ar" style:country-complex="SA"/>
    </style:style>
    <style:style style:name="T322" style:family="text">
      <style:text-properties fo:color="#000000" style:font-name="Liberation Sans" fo:font-size="11pt" fo:language="en" fo:country="GB" officeooo:rsid="0194575e" style:font-name-asian="Arial" style:font-size-asian="12pt" style:font-name-complex="CG Times" style:font-size-complex="10pt" style:language-complex="ar" style:country-complex="SA"/>
    </style:style>
    <style:style style:name="T323" style:family="text">
      <style:text-properties fo:color="#000000" style:font-name="Liberation Sans" fo:font-size="11pt" fo:language="en" fo:country="GB" officeooo:rsid="01951592" style:font-name-asian="Arial" style:font-size-asian="12pt" style:font-name-complex="CG Times" style:font-size-complex="10pt" style:language-complex="ar" style:country-complex="SA"/>
    </style:style>
    <style:style style:name="T324" style:family="text">
      <style:text-properties fo:color="#000000" style:font-name="Liberation Sans" fo:font-size="11pt" fo:language="en" fo:country="GB" officeooo:rsid="019a84e3" style:font-name-asian="Arial" style:font-size-asian="12pt" style:font-name-complex="CG Times" style:font-size-complex="10pt" style:language-complex="ar" style:country-complex="SA"/>
    </style:style>
    <style:style style:name="T325" style:family="text">
      <style:text-properties fo:color="#000000" style:font-name="Liberation Sans" fo:font-size="11pt" fo:language="en" fo:country="GB" officeooo:rsid="019e9baa" style:font-name-asian="Arial" style:font-size-asian="12pt" style:font-name-complex="CG Times" style:font-size-complex="10pt" style:language-complex="ar" style:country-complex="SA"/>
    </style:style>
    <style:style style:name="T326" style:family="text">
      <style:text-properties fo:color="#000000" style:font-name="Liberation Sans" fo:font-size="11pt" fo:language="en" fo:country="GB" officeooo:rsid="01a6878c" style:font-name-asian="Arial" style:font-size-asian="12pt" style:font-name-complex="CG Times" style:font-size-complex="10pt" style:language-complex="ar" style:country-complex="SA"/>
    </style:style>
    <style:style style:name="T327" style:family="text">
      <style:text-properties fo:color="#000000" style:font-name="Liberation Sans" fo:font-size="11pt" fo:language="en" fo:country="GB" officeooo:rsid="01a715d1" style:font-name-asian="Arial" style:font-size-asian="12pt" style:font-name-complex="CG Times" style:font-size-complex="10pt" style:language-complex="ar" style:country-complex="SA"/>
    </style:style>
    <style:style style:name="T328" style:family="text">
      <style:text-properties fo:color="#000000" style:font-name="Liberation Sans" fo:font-size="10pt" fo:language="en" fo:country="GB" officeooo:rsid="0186c76b" style:font-name-asian="Arial" style:font-size-asian="12pt" style:font-name-complex="CG Times" style:font-size-complex="10pt" style:language-complex="ar" style:country-complex="SA"/>
    </style:style>
    <style:style style:name="T329" style:family="text">
      <style:text-properties fo:color="#000000" style:font-name="Liberation Sans" fo:font-size="10pt" fo:language="en" fo:country="GB" officeooo:rsid="01a48dcc" style:font-name-asian="Arial" style:font-size-asian="12pt" style:font-name-complex="CG Times" style:font-size-complex="10pt" style:language-complex="ar" style:country-complex="SA"/>
    </style:style>
    <style:style style:name="T330" style:family="text">
      <style:text-properties fo:color="#000000" style:font-name="Liberation Sans" fo:font-size="10pt" fo:language="en" fo:country="GB" officeooo:rsid="01aef4bf" style:font-name-asian="Arial" style:font-size-asian="12pt" style:font-name-complex="CG Times" style:font-size-complex="10pt" style:language-complex="ar" style:country-complex="SA"/>
    </style:style>
    <style:style style:name="T331" style:family="text">
      <style:text-properties fo:color="#000000" style:text-position="super 58%" style:font-name="Liberation Sans" fo:font-size="10pt" fo:language="en" fo:country="GB" officeooo:rsid="01a48dcc" style:font-name-asian="Arial" style:font-size-asian="12pt" style:font-name-complex="CG Times" style:font-size-complex="10pt" style:language-complex="ar" style:country-complex="SA"/>
    </style:style>
    <style:style style:name="T332" style:family="text">
      <style:text-properties officeooo:rsid="0174b2f6"/>
    </style:style>
    <style:style style:name="T333" style:family="text">
      <style:text-properties officeooo:rsid="0176a7b9"/>
    </style:style>
    <style:style style:name="T334" style:family="text">
      <style:text-properties officeooo:rsid="0176b4f9"/>
    </style:style>
    <style:style style:name="T335" style:family="text">
      <style:text-properties officeooo:rsid="0177ad81"/>
    </style:style>
    <style:style style:name="T336" style:family="text">
      <style:text-properties officeooo:rsid="017912b4"/>
    </style:style>
    <style:style style:name="T337" style:family="text">
      <style:text-properties officeooo:rsid="017c579d"/>
    </style:style>
    <style:style style:name="T338" style:family="text">
      <style:text-properties officeooo:rsid="017eae73"/>
    </style:style>
    <style:style style:name="T339" style:family="text">
      <style:text-properties officeooo:rsid="017ffa92"/>
    </style:style>
    <style:style style:name="T340" style:family="text">
      <style:text-properties officeooo:rsid="0181db9c"/>
    </style:style>
    <style:style style:name="T341" style:family="text">
      <style:text-properties officeooo:rsid="01838866"/>
    </style:style>
    <style:style style:name="T342" style:family="text">
      <style:text-properties officeooo:rsid="00cc44cf"/>
    </style:style>
    <style:style style:name="T343" style:family="text">
      <style:text-properties officeooo:rsid="0185375c"/>
    </style:style>
    <style:style style:name="T344" style:family="text">
      <style:text-properties officeooo:rsid="0186c76b"/>
    </style:style>
    <style:style style:name="T345" style:family="text">
      <style:text-properties officeooo:rsid="018891d4"/>
    </style:style>
    <style:style style:name="T346" style:family="text">
      <style:text-properties officeooo:rsid="018c9bc4"/>
    </style:style>
    <style:style style:name="T347" style:family="text">
      <style:text-properties officeooo:rsid="018e0641"/>
    </style:style>
    <style:style style:name="T348" style:family="text">
      <style:text-properties officeooo:rsid="018e64a8"/>
    </style:style>
    <style:style style:name="T349" style:family="text">
      <style:text-properties officeooo:rsid="01831052"/>
    </style:style>
    <style:style style:name="T350" style:family="text">
      <style:text-properties officeooo:rsid="01927178"/>
    </style:style>
    <style:style style:name="T351" style:family="text">
      <style:text-properties officeooo:rsid="0193578b"/>
    </style:style>
    <style:style style:name="T352" style:family="text">
      <style:text-properties officeooo:rsid="0194575e"/>
    </style:style>
    <style:style style:name="T353" style:family="text">
      <style:text-properties officeooo:rsid="01950a48"/>
    </style:style>
    <style:style style:name="T354" style:family="text">
      <style:text-properties officeooo:rsid="01951592"/>
    </style:style>
    <style:style style:name="T355" style:family="text">
      <style:text-properties officeooo:rsid="01998beb"/>
    </style:style>
    <style:style style:name="T356" style:family="text">
      <style:text-properties officeooo:rsid="019a84e3"/>
    </style:style>
    <style:style style:name="T357" style:family="text">
      <style:text-properties officeooo:rsid="019e2609"/>
    </style:style>
    <style:style style:name="T358" style:family="text">
      <style:text-properties officeooo:rsid="019e9baa"/>
    </style:style>
    <style:style style:name="T359" style:family="text">
      <style:text-properties officeooo:rsid="01a0635a"/>
    </style:style>
    <style:style style:name="T360" style:family="text">
      <style:text-properties officeooo:rsid="01a48dcc"/>
    </style:style>
    <style:style style:name="T361" style:family="text">
      <style:text-properties officeooo:rsid="001cf4ef"/>
    </style:style>
    <style:style style:name="T362" style:family="text">
      <style:text-properties officeooo:rsid="00255d1c"/>
    </style:style>
    <style:style style:name="T363" style:family="text">
      <style:text-properties style:font-name="Liberation Sans" fo:font-size="11pt" officeooo:rsid="00255d1c"/>
    </style:style>
    <style:style style:name="T364" style:family="text">
      <style:text-properties style:font-name="Liberation Sans" fo:font-size="11pt" officeooo:rsid="0022f8bb"/>
    </style:style>
    <style:style style:name="T365" style:family="text">
      <style:text-properties style:font-name="Liberation Sans" fo:font-size="11pt" officeooo:rsid="00211569"/>
    </style:style>
    <style:style style:name="T366" style:family="text">
      <style:text-properties officeooo:rsid="001da3b7"/>
    </style:style>
    <style:style style:name="T367" style:family="text">
      <style:text-properties officeooo:rsid="0022f8bb"/>
    </style:style>
    <style:style style:name="T368" style:family="text">
      <style:text-properties officeooo:rsid="001e8bad"/>
    </style:style>
    <style:style style:name="T369" style:family="text">
      <style:text-properties officeooo:rsid="0020a7c6"/>
    </style:style>
    <style:style style:name="T370" style:family="text">
      <style:text-properties officeooo:rsid="002620c4"/>
    </style:style>
    <style:style style:name="T371" style:family="text">
      <style:text-properties officeooo:rsid="00211569"/>
    </style:style>
    <style:style style:name="T372" style:family="text">
      <style:text-properties style:font-name="Liberation Mono1" fo:font-size="10pt" fo:font-weight="normal" officeooo:rsid="001cf4ef" style:font-weight-asian="normal" style:font-weight-complex="normal"/>
    </style:style>
    <style:style style:name="T373" style:family="text">
      <style:text-properties style:font-name="Liberation Mono1" fo:font-weight="normal" officeooo:rsid="0024cde4" style:font-weight-asian="normal" style:font-weight-complex="normal"/>
    </style:style>
    <style:style style:name="T374" style:family="text">
      <style:text-properties fo:font-size="8pt" style:font-size-asian="8pt" style:font-size-complex="8pt"/>
    </style:style>
    <style:style style:name="T375" style:family="text">
      <style:text-properties officeooo:rsid="01a6878c"/>
    </style:style>
    <style:style style:name="T376" style:family="text">
      <style:text-properties officeooo:rsid="01a715d1"/>
    </style:style>
    <style:style style:name="T377" style:family="text">
      <style:text-properties officeooo:rsid="001f2e53"/>
    </style:style>
    <style:style style:name="T378" style:family="text">
      <style:text-properties officeooo:rsid="01a98431"/>
    </style:style>
    <style:style style:name="T379" style:family="text">
      <style:text-properties officeooo:rsid="01ab8fad"/>
    </style:style>
    <style:style style:name="T380" style:family="text">
      <style:text-properties officeooo:rsid="01adad23"/>
    </style:style>
    <style:style style:name="T381" style:family="text">
      <style:text-properties officeooo:rsid="01aef4bf"/>
    </style:style>
    <style:style style:name="T382" style:family="text">
      <style:text-properties officeooo:rsid="019dd98e"/>
    </style:style>
    <style:style style:name="T383" style:family="text">
      <style:text-properties officeooo:rsid="01b05135"/>
    </style:style>
    <style:style style:name="T384" style:family="text">
      <style:text-properties officeooo:rsid="01b0fcf3"/>
    </style:style>
    <style:style style:name="T385" style:family="text">
      <style:text-properties officeooo:rsid="01b4e7c9"/>
    </style:style>
    <style:style style:name="T386" style:family="text">
      <style:text-properties officeooo:rsid="01b573cd"/>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Frame">
      <style:graphic-properties style:vertical-pos="from-top" style:vertical-rel="page" style:horizontal-pos="from-left" style:horizontal-rel="page" fo:padding="0.0598in" fo:border="0.06pt solid #000000"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32in" draw:visible-area-height="1.226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5" draw:name="Frame5" text:anchor-type="page" text:anchor-page-number="118" svg:x="0.7874in" svg:y="0.8126in" svg:width="6.6953in" style:rel-width="100%" draw:z-index="6">
        <draw:text-box fo:min-height="0.2in">
          <text:p text:style-name="P24">uses Classes, Sysutils, IBUtils;</text:p>
          <text:p text:style-name="P21"/>
          <text:p text:style-name="P22">TMyClass = class</text:p>
          <text:p text:style-name="P22">private</text:p>
          <text:p text:style-name="P22"><text:s text:c="2"/>procedure HandleOnJnlEntry(JnlEntry: TJnlEntry);</text:p>
          <text:p text:style-name="P22"><text:s text:c="2"/>procedure PrintTPB(TPB: ITPB);</text:p>
          <text:p text:style-name="P22">public</text:p>
          <text:p text:style-name="P22"><text:s text:c="2"/>procedure PrintJournalFile(aFileName: AnsiString);</text:p>
          <text:p text:style-name="P22">end;</text:p>
          <text:p text:style-name="P22"/>
          <text:p text:style-name="P22">procedure TMyClass.PrintJournalFile(aFileName: AnsiString);</text:p>
          <text:p text:style-name="P22">begin</text:p>
          <text:p text:style-name="P22"><text:s/>writeln('Journal Entries');</text:p>
          <text:p text:style-name="P22"><text:s/>with TJournalProcessor.Create do</text:p>
          <text:p text:style-name="P22"><text:s/>try</text:p>
          <text:p text:style-name="P22"><text:s text:c="4"/>Execute(aFileName,FirebirdAPI,HandleOnJnlEntry);</text:p>
          <text:p text:style-name="P22"><text:s/>finally</text:p>
          <text:p text:style-name="P22"><text:s text:c="3"/>Free</text:p>
          <text:p text:style-name="P22"><text:s/>end;</text:p>
          <text:p text:style-name="P22">end;</text:p>
          <text:p text:style-name="P22"/>
          <text:p text:style-name="P22">procedure TMyClass.HandleOnJnlEntry(JnlEntry: TJnlEntry);</text:p>
          <text:p text:style-name="P22">begin</text:p>
          <text:p text:style-name="P22"><text:s/>with JnlEntry do</text:p>
          <text:p text:style-name="P22"><text:s/>begin</text:p>
          <text:p text:style-name="P22"><text:s text:c="3"/>{$IFNDEF FPC}</text:p>
          <text:p text:style-name="P22"><text:s text:c="3"/>writeln('Journal Entry = ',ord(JnlEntryType),'(',</text:p>
          <text:p text:style-name="P22"><text:s text:c="5"/>TJournalProcessor.JnlEntryText(JnlEntryType),')');</text:p>
          <text:p text:style-name="P22"><text:s text:c="3"/>{$ELSE}</text:p>
          <text:p text:style-name="P22"><text:s text:c="5"/>writeln('Journal Entry = ',JnlEntryType,'(',</text:p>
          <text:p text:style-name="P22"><text:s text:c="5"/>TJournalProcessor.JnlEntryText(JnlEntryType),')');</text:p>
          <text:p text:style-name="P22"><text:s text:c="3"/>{$ENDIF}</text:p>
          <text:p text:style-name="P22"><text:s text:c="3"/>writeln('Timestamp = ',FBFormatDateTime('yyyy/mm/dd hh:nn:ss.zzzz',Timestamp));</text:p>
          <text:p text:style-name="P22"><text:s text:c="3"/>writeln('Session ID = ',SessionID);</text:p>
          <text:p text:style-name="P22"><text:s text:c="3"/>writeln('Transaction ID = ',TransactionID);</text:p>
          <text:p text:style-name="P22"><text:s text:c="3"/>case JnlEntry.JnlEntryType of</text:p>
          <text:p text:style-name="P22"><text:s text:c="3"/>jeTransStart:</text:p>
          <text:p text:style-name="P22"><text:s text:c="5"/>begin</text:p>
          <text:p text:style-name="P22"><text:s text:c="7"/>writeln('Transaction Name = "',TransactionName,'"');</text:p>
          <text:p text:style-name="P22"><text:s text:c="7"/>PrintTPB(TPB);</text:p>
          <text:p text:style-name="P22"><text:s text:c="7"/>{$IFNDEF FPC}</text:p>
          <text:p text:style-name="P22"><text:s text:c="7"/>writeln('Default Completion = ',ord(DefaultCompletion));</text:p>
          <text:p text:style-name="P22"><text:s text:c="7"/>{$ELSE}</text:p>
          <text:p text:style-name="P22"><text:s text:c="7"/>writeln('Default Completion = ',DefaultCompletion);</text:p>
          <text:p text:style-name="P22"><text:s text:c="7"/>{$ENDIF}</text:p>
          <text:p text:style-name="P22"><text:s text:c="5"/>end;</text:p>
          <text:p text:style-name="P22"/>
          <text:p text:style-name="P22"><text:s text:c="3"/>jeQuery:</text:p>
          <text:p text:style-name="P22"><text:s text:c="5"/>begin</text:p>
          <text:p text:style-name="P22"><text:s text:c="7"/>writeln('Query = ',QueryText);</text:p>
          <text:p text:style-name="P22"><text:s text:c="5"/>end;</text:p>
          <text:p text:style-name="P22"/>
          <text:p text:style-name="P22"><text:s text:c="3"/>jeTransCommitRet,</text:p>
          <text:p text:style-name="P22"><text:s text:c="3"/>jeTransRollbackRet:</text:p>
          <text:p text:style-name="P22"><text:s text:c="5"/>writeln('Old TransactionID = ',OldTransactionID);</text:p>
          <text:p text:style-name="P22"><text:s text:c="3"/>end;</text:p>
          <text:p text:style-name="P22"><text:s/>end;</text:p>
          <text:p text:style-name="P22"><text:s/>writeln;</text:p>
          <text:p text:style-name="P22">end;</text:p>
          <text:p text:style-name="P22"/>
          <text:p text:style-name="P23"><text:span text:style-name="T367">procedure </text:span><text:span text:style-name="T373">TMyClass</text:span><text:span text:style-name="T367">.PrintTPB(TPB: ITPB);</text:span></text:p>
          <text:p text:style-name="P22">var i: integer;</text:p>
          <text:p text:style-name="P22">begin</text:p>
          <text:p text:style-name="P22"><text:s text:c="2"/>writeln('TPB: Item Count = ', TPB.getCount);</text:p>
          <text:p text:style-name="P22"><text:s text:c="2"/>for i := 0 to TPB.getCount - 1 do</text:p>
          <text:p text:style-name="P22"><text:s text:c="2"/>begin</text:p>
          <text:p text:style-name="P22"><text:s text:c="4"/>write(' <text:s/>',TPB[i].getParamTypeName);</text:p>
          <text:p text:style-name="P22"><text:s text:c="4"/>if TPB[i].AsString &lt;&gt; '' then</text:p>
          <text:p text:style-name="P22"><text:s text:c="6"/>writeln(' = ', TPB[i].AsString)</text:p>
          <text:p text:style-name="P22"><text:s text:c="4"/>else</text:p>
          <text:p text:style-name="P22"><text:s text:c="6"/>writeln;</text:p>
          <text:p text:style-name="P22"><text:s text:c="2"/>end;</text:p>
          <text:p text:style-name="P20"><text:span text:style-name="T374"><text:s text:c="2"/>writeln</text:span>;</text:p>
          <text:p text:style-name="P20">end;</text:p>
          <text:p text:style-name="Figure">Figure <text:sequence text:ref-name="refFigure0" text:name="Figure" text:formula="ooow:Figure+1" style:num-format="1">1</text:sequence>: Example Class Create to print out a Journal File</text:p>
        </draw:text-box>
      </draw:frame>
      <draw:frame draw:style-name="fr7"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944"><draw:frame draw:style-name="fr4" draw:name="Frame3" text:anchor-type="paragraph" svg:x="5.011in" svg:y="0.0008in" draw:z-index="1"><draw:text-box fo:min-height="0.1457in" fo:min-width="0.0161in"><text:p text:style-name="P32"><text:bookmark text:name="_1229237248"/></text:p></draw:text-box></draw:frame></text:p>
      <text:p text:style-name="P9"><draw:frame draw:style-name="fr3" draw:name="Frame1" text:anchor-type="paragraph" svg:x="0.0327in" svg:y="1.9in" svg:width="6.5055in" svg:height="4.45in" draw:z-index="4"><draw:text-box><text:p text:style-name="P764">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1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4 January 2022</text:modification-date></text:span></text:p></draw:text-box></draw:frame><draw:frame draw:style-name="fr2" draw:name="Frame2" text:anchor-type="paragraph" svg:y="8.6709in" svg:width="6.5173in" svg:height="1.0575in" draw:z-index="0"><draw:text-box><text:p text:style-name="P8"><text:user-defined style:data-style-name="N0" text:name="IssueNo">Issue 1.11</text:user-defined>, </text:p><text:p text:style-name="P8"><text:date style:data-style-name="N76" text:date-value="2022-01-14T09:39:50.018720808">14 January 2022</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945"/>
      <text:p text:style-name="P41"/>
      <text:p text:style-name="P41"/>
      <text:p text:style-name="P41"/>
      <text:p text:style-name="P41"/>
      <text:p text:style-name="P41"/>
      <text:p text:style-name="P41"/>
      <text:p text:style-name="P41"/>
      <text:p text:style-name="P41"/>
      <text:p text:style-name="P43">COPYRIGHT</text:p>
      <text:p text:style-name="P44"/>
      <text:p text:style-name="P3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40"><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 </text:span><text:span text:style-name="T2"><text:date style:data-style-name="N111" text:date-value="2022-01-14T09:39:50.021943859">2022</text:date></text:span><text:span text:style-name="T2">) </text:span><text:span text:style-name="T6"><text:line-break/>trading as MWA Software.</text:span></text:p>
      <text:p text:style-name="P2"/>
      <text:p text:style-name="P763">Disclaimer</text:p>
      <text:p text:style-name="P2"/>
      <text:p text:style-name="P42"><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71"><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67">1 <text:s text:c="2"/>Introduction<text:tab/>1</text:p>
          <text:p text:style-name="P768">1.1 <text:s text:c="2"/>References<text:tab/>2</text:p>
          <text:p text:style-name="P768">1.2 <text:s text:c="2"/>Change History<text:tab/>2</text:p>
          <text:p text:style-name="P769">1.2.1 <text:s text:c="2"/>Version 1.1<text:tab/>2</text:p>
          <text:p text:style-name="P769">1.2.2 <text:s text:c="2"/>Version 1.2<text:tab/>2</text:p>
          <text:p text:style-name="P769">1.2.3 <text:s text:c="2"/>Version 1.3<text:tab/>3</text:p>
          <text:p text:style-name="P769">1.2.4 <text:s text:c="2"/>Version 1.4<text:tab/>3</text:p>
          <text:p text:style-name="P769">1.2.5 <text:s text:c="2"/>Version 1.5<text:tab/>3</text:p>
          <text:p text:style-name="P769">1.2.6 <text:s text:c="2"/>Version 1.6<text:tab/>3</text:p>
          <text:p text:style-name="P769">1.2.7 <text:s text:c="2"/>Version 1.7<text:tab/>4</text:p>
          <text:p text:style-name="P769">1.2.8 <text:s text:c="2"/>Version 1.8<text:tab/>4</text:p>
          <text:p text:style-name="P769">1.2.9 <text:s text:c="2"/>Version 1.9<text:tab/>6</text:p>
          <text:p text:style-name="P769">1.2.10 <text:s text:c="2"/>Version 1.10<text:tab/>6</text:p>
          <text:p text:style-name="P769">1.2.11 <text:s text:c="2"/>Version 1.11<text:tab/>6</text:p>
          <text:p text:style-name="P767">2 <text:s text:c="2"/>Installation and Preparation for Use<text:tab/>9</text:p>
          <text:p text:style-name="P768">2.1 <text:s text:c="2"/>Installation under Lazarus<text:tab/>9</text:p>
          <text:p text:style-name="P768">2.2 <text:s text:c="2"/>Installation under FPC<text:tab/>10</text:p>
          <text:p text:style-name="P768">2.3 <text:s text:c="2"/>Installation under Delphi<text:tab/>11</text:p>
          <text:p text:style-name="P768">2.4 <text:s text:c="2"/>Installing Firebird<text:tab/>11</text:p>
          <text:p text:style-name="P768">2.5 <text:s text:c="2"/>Which Firebird API?<text:tab/>12</text:p>
          <text:p text:style-name="P767">3 <text:s text:c="2"/>Programming with the Firebird Pascal API<text:tab/>13</text:p>
          <text:p text:style-name="P768">3.1 <text:s text:c="2"/>Using the API in your Project<text:tab/>13</text:p>
          <text:p text:style-name="P768">3.2 <text:s text:c="2"/>Accessing the API<text:tab/>13</text:p>
          <text:p text:style-name="P768">3.3 <text:s text:c="2"/>Locating the Firebird Client Library<text:tab/>14</text:p>
          <text:p text:style-name="P769">3.3.1 <text:s text:c="2"/>Under Linux<text:tab/>14</text:p>
          <text:p text:style-name="P769">3.3.2 <text:s text:c="2"/>Under Windows<text:tab/>15</text:p>
          <text:p text:style-name="P769">3.3.3 <text:s text:c="2"/>Under Darwin (OSX)<text:tab/>16</text:p>
          <text:p text:style-name="P769">3.3.4 <text:s text:c="2"/>Overriding the Default Library Name<text:tab/>16</text:p>
          <text:p text:style-name="P770">3.3.4.1 <text:s/>The FBLIB Environment Variable<text:tab/>16</text:p>
          <text:p text:style-name="P770">3.3.4.2 <text:s/>The OnGetLibraryName Event Handler<text:tab/>16</text:p>
          <text:p text:style-name="P768">3.4 <text:s text:c="2"/>API Version Number<text:tab/>16</text:p>
          <text:p text:style-name="P768">3.5 <text:s text:c="2"/>Reference<text:tab/>17</text:p>
          <text:p text:style-name="P768">3.6 <text:s text:c="2"/>The Firebird Library Interface<text:tab/>20</text:p>
          <text:p text:style-name="P768">3.7 <text:s text:c="2"/>Accessing the Firebird Provider Interface<text:tab/>20</text:p>
          <text:p text:style-name="P768">3.8 <text:s text:c="2"/>Multi-Threading<text:tab/>21</text:p>
          <text:p text:style-name="P767">4 <text:s text:c="2"/>Working with Databases<text:tab/>23</text:p>
          <text:p text:style-name="P768">4.1 <text:s text:c="2"/>The Database Parameter Block (DPB)<text:tab/>23</text:p>
          <text:p text:style-name="P769">4.1.1 <text:s text:c="2"/>Reference<text:tab/>24</text:p>
          <text:p text:style-name="P768">4.2 <text:s text:c="2"/>Creating a New Database<text:tab/>25</text:p>
          <text:p text:style-name="P768">4.3 <text:s text:c="2"/>Attaching to an Existing Database<text:tab/>25</text:p>
          <text:p text:style-name="P768">4.4 <text:s text:c="2"/>Controlling access to the DPB Password<text:tab/>26</text:p>
          <text:p text:style-name="P768">4.5 <text:s text:c="2"/>Disconnecting<text:tab/>26</text:p>
          <text:p text:style-name="P768">4.6 <text:s text:c="2"/>Reconnecting<text:tab/>26</text:p>
          <text:p text:style-name="P768">4.7 <text:s text:c="2"/>Dropping a Database<text:tab/>26</text:p>
          <text:p text:style-name="P768">4.8 <text:s text:c="2"/>Getting Database Information<text:tab/>27</text:p>
          <text:p text:style-name="P769">4.8.1 <text:s text:c="2"/>Using the IDIRB Interface<text:tab/>29</text:p>
          <text:p text:style-name="P769">4.8.2 <text:s text:c="2"/>The IDBInformation Interface<text:tab/>29</text:p>
          <text:p text:style-name="P768">4.9 <text:s text:c="2"/>Getting Information about the Attachment<text:tab/>30</text:p>
          <text:p text:style-name="P768">4.10 <text:s text:c="2"/>Database Activity Monitor<text:tab/>31</text:p>
          <text:p text:style-name="P768">4.11 <text:s text:c="2"/>Attaching to a Database using the Embedded Server<text:tab/>31</text:p>
          <text:p text:style-name="P768">4.12 <text:s text:c="2"/>Reference<text:tab/>32</text:p>
          <text:p text:style-name="P768">4.13 <text:s text:c="2"/>The ITimeZoneServices Interface<text:tab/>38</text:p>
          <text:p text:style-name="P767">5 <text:s text:c="2"/>Working with Transactions<text:tab/>41</text:p>
          <text:p text:style-name="P768">5.1 <text:s text:c="2"/>The Transaction Parameter Block (TPB)<text:tab/>41</text:p>
          <text:p text:style-name="P768">5.2 <text:s text:c="2"/>Starting a Transaction<text:tab/>43</text:p>
          <text:p text:style-name="P768">5.3 <text:s text:c="2"/>Starting a Transaction on Multiple Databases<text:tab/>43</text:p>
          <text:p text:style-name="P768"><text:soft-page-break/>5.4 <text:s text:c="2"/>Transaction Names<text:tab/>44</text:p>
          <text:p text:style-name="P768">5.5 <text:s text:c="2"/>Committing a Transaction<text:tab/>44</text:p>
          <text:p text:style-name="P768">5.6 <text:s text:c="2"/>Two Phase Commit<text:tab/>44</text:p>
          <text:p text:style-name="P768">5.7 <text:s text:c="2"/>Transaction Rollback<text:tab/>44</text:p>
          <text:p text:style-name="P768">5.8 <text:s text:c="2"/>Restarting a Transaction<text:tab/>44</text:p>
          <text:p text:style-name="P768">5.9 <text:s text:c="2"/>Transaction Activity Monitor<text:tab/>45</text:p>
          <text:p text:style-name="P768">5.10 <text:s text:c="2"/>Transaction Information<text:tab/>45</text:p>
          <text:p text:style-name="P768">5.11 <text:s text:c="2"/>Reference<text:tab/>46</text:p>
          <text:p text:style-name="P767">6 <text:s text:c="2"/>Working with Dynamic SQL<text:tab/>49</text:p>
          <text:p text:style-name="P768">6.1 <text:s text:c="2"/>Dynamic SQL and the Firebird Pascal API<text:tab/>49</text:p>
          <text:p text:style-name="P769">6.1.1 <text:s text:c="2"/>Named Parameters<text:tab/>49</text:p>
          <text:p text:style-name="P769">6.1.2 <text:s text:c="2"/>Column Names<text:tab/>50</text:p>
          <text:p text:style-name="P768">6.2 <text:s text:c="2"/>SQL Statement with no input or output<text:tab/>52</text:p>
          <text:p text:style-name="P768">6.3 <text:s text:c="2"/>Metadata<text:tab/>53</text:p>
          <text:p text:style-name="P769">6.3.1 <text:s text:c="2"/>Input Parameter Metadata<text:tab/>53</text:p>
          <text:p text:style-name="P769">6.3.2 <text:s text:c="2"/>Output Metadata<text:tab/>56</text:p>
          <text:p text:style-name="P768">6.4 <text:s text:c="2"/>SQL Statements with input parameters only<text:tab/>58</text:p>
          <text:p text:style-name="P769">6.4.1 <text:s text:c="2"/>The IAttachment.ExecuteSQL method<text:tab/>58</text:p>
          <text:p text:style-name="P768">6.5 <text:s text:c="2"/>SQL Statements with Output<text:tab/>59</text:p>
          <text:p text:style-name="P769">6.5.1 <text:s text:c="2"/>The ISQLData Interface<text:tab/>59</text:p>
          <text:p text:style-name="P768">6.6 <text:s text:c="2"/>Date and Time Column Types<text:tab/>61</text:p>
          <text:p text:style-name="P768">6.7 <text:s text:c="2"/>The Numeric Data Type<text:tab/>62</text:p>
          <text:p text:style-name="P768">6.8 <text:s text:c="2"/>Query Statements<text:tab/>64</text:p>
          <text:p text:style-name="P769">6.8.1 <text:s text:c="2"/>Scrollable Cursors<text:tab/>64</text:p>
          <text:p text:style-name="P769">6.8.2 <text:s text:c="2"/>Usage Notes<text:tab/>65</text:p>
          <text:p text:style-name="P768">6.9 <text:s text:c="2"/>Simplified Queries<text:tab/>65</text:p>
          <text:p text:style-name="P768">6.10 <text:s text:c="2"/>Batch Update/Insert<text:tab/>66</text:p>
          <text:p text:style-name="P769">6.10.1 <text:s text:c="2"/>Example<text:tab/>67</text:p>
          <text:p text:style-name="P769">6.10.2 <text:s text:c="2"/>The Batch Row Limit<text:tab/>68</text:p>
          <text:p text:style-name="P769">6.10.3 <text:s text:c="2"/>The Batch Completion Interface<text:tab/>68</text:p>
          <text:p text:style-name="P769">6.10.4 <text:s text:c="2"/>Information Services<text:tab/>69</text:p>
          <text:p text:style-name="P768">6.11 <text:s text:c="2"/>Performance Optimisation<text:tab/>70</text:p>
          <text:p text:style-name="P768">6.12 <text:s text:c="2"/>Performance Statistics<text:tab/>70</text:p>
          <text:p text:style-name="P768">6.13 <text:s text:c="2"/>Stale Reference Checks<text:tab/>71</text:p>
          <text:p text:style-name="P768">6.14 <text:s text:c="2"/>Reference<text:tab/>72</text:p>
          <text:p text:style-name="P767">7 <text:s text:c="2"/>Working with Blob Data<text:tab/>75</text:p>
          <text:p text:style-name="P768">7.1 <text:s text:c="2"/>Blob MetaData<text:tab/>75</text:p>
          <text:p text:style-name="P769">7.1.1 <text:s text:c="2"/>Output Metadata<text:tab/>75</text:p>
          <text:p text:style-name="P769">7.1.2 <text:s text:c="2"/>Input Metadata<text:tab/>76</text:p>
          <text:p text:style-name="P768">7.2 <text:s text:c="2"/>The IBlob Interface<text:tab/>76</text:p>
          <text:p text:style-name="P769">7.2.1 <text:s text:c="2"/>IBlob Reference<text:tab/>77</text:p>
          <text:p text:style-name="P768">7.3 <text:s text:c="2"/>Reading Blob Data<text:tab/>78</text:p>
          <text:p text:style-name="P768">7.4 <text:s text:c="2"/>Creating or Modifying a Blob<text:tab/>78</text:p>
          <text:p text:style-name="P768">7.5 <text:s text:c="2"/>Removing a Blob<text:tab/>79</text:p>
          <text:p text:style-name="P768">7.6 <text:s text:c="2"/>Using Blob Filters<text:tab/>79</text:p>
          <text:p text:style-name="P768">7.7 <text:s text:c="2"/>Inline Blobs<text:tab/>80</text:p>
          <text:p text:style-name="P767">8 <text:s text:c="2"/>Working with Array Data<text:tab/>83</text:p>
          <text:p text:style-name="P768">8.1 <text:s text:c="2"/>Array Metadata<text:tab/>83</text:p>
          <text:p text:style-name="P768">8.2 <text:s text:c="2"/>The IArray Interface<text:tab/>84</text:p>
          <text:p text:style-name="P768">8.3 <text:s text:c="2"/>Reading Array Data<text:tab/>85</text:p>
          <text:p text:style-name="P768">8.4 <text:s text:c="2"/>Creating or Modifying an Array<text:tab/>86</text:p>
          <text:p text:style-name="P768">8.5 <text:s text:c="2"/>Reducing Array Bounds<text:tab/>87</text:p>
          <text:p text:style-name="P768">8.6 <text:s text:c="2"/>Removing an Array<text:tab/>87</text:p>
          <text:p text:style-name="P768">8.7 <text:s text:c="2"/>Event Handlers<text:tab/>87</text:p>
          <text:p text:style-name="P767">9 <text:s text:c="2"/>Working with Character Sets<text:tab/>89</text:p>
          <text:p text:style-name="P768">9.1 <text:s text:c="2"/>Firebird Character Sets<text:tab/>89</text:p>
          <text:p text:style-name="P768">9.2 <text:s text:c="2"/>Character Set Usage<text:tab/>90</text:p>
          <text:p text:style-name="P768">9.3 <text:s text:c="2"/>The Database Connection and the Default Character Set<text:tab/>90</text:p>
          <text:p text:style-name="P768"><text:soft-page-break/>9.4 <text:s text:c="2"/>Code Pages<text:tab/>90</text:p>
          <text:p text:style-name="P768">9.5 <text:s text:c="2"/>Transliteration Rules<text:tab/>91</text:p>
          <text:p text:style-name="P768">9.6 <text:s text:c="2"/>Text Blob Handling<text:tab/>91</text:p>
          <text:p text:style-name="P768">9.7 <text:s text:c="2"/>User Defined Character Sets<text:tab/>92</text:p>
          <text:p text:style-name="P767">10 <text:s text:c="2"/>Handling Error Conditions<text:tab/>93</text:p>
          <text:p text:style-name="P768">10.1 <text:s text:c="2"/>Exceptional Error Handling Cases<text:tab/>94</text:p>
          <text:p text:style-name="P768">10.2 <text:s text:c="2"/>The IStatus Interface<text:tab/>94</text:p>
          <text:p text:style-name="P767">11 <text:s text:c="2"/>Working with Events<text:tab/>95</text:p>
          <text:p text:style-name="P768">11.1 <text:s text:c="2"/>The IEvents Interface<text:tab/>95</text:p>
          <text:p text:style-name="P768">11.2 <text:s text:c="2"/>Asynchronous Event Handling<text:tab/>96</text:p>
          <text:p text:style-name="P768">11.3 <text:s text:c="2"/>Synchronous Event Handling<text:tab/>96</text:p>
          <text:p text:style-name="P767">12 <text:s text:c="2"/>Working with Services<text:tab/>97</text:p>
          <text:p text:style-name="P768">12.1 <text:s text:c="2"/>The Service Parameter Block (SPB)<text:tab/>97</text:p>
          <text:p text:style-name="P768">12.2 <text:s text:c="2"/>Attaching to the Service Manager<text:tab/>98</text:p>
          <text:p text:style-name="P769">12.2.1 <text:s text:c="2"/>IServiceManager Reference<text:tab/>98</text:p>
          <text:p text:style-name="P768">12.3 <text:s text:c="2"/>Starting a Service<text:tab/>99</text:p>
          <text:p text:style-name="P769">12.3.1 <text:s text:c="2"/>The Service Request Block (SRB)<text:tab/>99</text:p>
          <text:p text:style-name="P769">12.3.2 <text:s text:c="2"/>List of Services<text:tab/>100</text:p>
          <text:p text:style-name="P768">12.4 <text:s text:c="2"/>Querying a Service<text:tab/>101</text:p>
          <text:p text:style-name="P769">12.4.1 <text:s text:c="2"/>The Service Query Parameter Block (SQRB)<text:tab/>101</text:p>
          <text:p text:style-name="P769">12.4.2 <text:s text:c="2"/>The Service Request Block (SRB)<text:tab/>102</text:p>
          <text:p text:style-name="P770">12.4.2.1 <text:s/>Running Services<text:tab/>102</text:p>
          <text:p text:style-name="P770">12.4.2.2 <text:s/>Information Requests<text:tab/>102</text:p>
          <text:p text:style-name="P770">12.4.2.3 <text:s/>Setting Properties<text:tab/>103</text:p>
          <text:p text:style-name="P769">12.4.3 <text:s text:c="2"/>The Query Response<text:tab/>103</text:p>
          <text:p text:style-name="P768">12.5 <text:s text:c="2"/>Detaching from the Service Manager<text:tab/>104</text:p>
          <text:p text:style-name="P768">12.6 <text:s text:c="2"/>Backup and Restore Services<text:tab/>104</text:p>
          <text:p text:style-name="P769">12.6.1 <text:s text:c="2"/>Backup and Restore on the Server<text:tab/>105</text:p>
          <text:p text:style-name="P769">12.6.2 <text:s text:c="2"/>Backup and Restore using a File on the Client System<text:tab/>105</text:p>
          <text:p text:style-name="P767">13 <text:s text:c="2"/>Deployment Guidelines<text:tab/>109</text:p>
          <text:p text:style-name="P768">13.1 <text:s text:c="2"/>Deployment on Windows<text:tab/>109</text:p>
          <text:p text:style-name="P769">13.1.1 <text:s text:c="2"/>Firebird 2.5 and Earlier<text:tab/>109</text:p>
          <text:p text:style-name="P770">13.1.1.1 <text:s/>Firebird Client Only<text:tab/>109</text:p>
          <text:p text:style-name="P770">13.1.1.2 <text:s/>The Embedded Firebird Server<text:tab/>110</text:p>
          <text:p text:style-name="P769">13.1.2 <text:s text:c="2"/>Firebird 3.0 and Later<text:tab/>110</text:p>
          <text:p text:style-name="P770">13.1.2.1 <text:s/>Firebird Client Only<text:tab/>110</text:p>
          <text:p text:style-name="P770">13.1.2.2 <text:s/>Firebird Embedded Server<text:tab/>110</text:p>
          <text:p text:style-name="P769">13.1.3 <text:s text:c="2"/>Firebird 4 and later<text:tab/>111</text:p>
          <text:p text:style-name="P768">13.2 <text:s text:c="2"/>Deployment on Linux<text:tab/>111</text:p>
          <text:p text:style-name="P769">13.2.1 <text:s text:c="2"/>Firebird 2.5 and Earlier<text:tab/>111</text:p>
          <text:p text:style-name="P770">13.2.1.1 <text:s/>Firebird Client only<text:tab/>111</text:p>
          <text:p text:style-name="P770">13.2.1.2 <text:s/>Firebird Embedded Server<text:tab/>111</text:p>
          <text:p text:style-name="P769">13.2.2 <text:s text:c="2"/>Firebird 3.0 and Later<text:tab/>111</text:p>
          <text:p text:style-name="P770">13.2.2.1 <text:s/>Firebird Client Only<text:tab/>111</text:p>
          <text:p text:style-name="P770">13.2.2.2 <text:s/>Firebird Embedded Server<text:tab/>113</text:p>
          <text:p text:style-name="P770">13.2.2.3 <text:s text:c="2"/>Firebird 4<text:tab/>113</text:p>
          <text:p text:style-name="P767">14 <text:s text:c="2"/>Client Side Journaling<text:tab/>115</text:p>
          <text:p text:style-name="P768">14.1 <text:s text:c="2"/>Using Client Side Journaling<text:tab/>115</text:p>
          <text:p text:style-name="P768">14.2 <text:s text:c="2"/>Journal File Syntax<text:tab/>116</text:p>
          <text:p text:style-name="P769">14.2.1 <text:s text:c="2"/>Transaction Start:<text:tab/>116</text:p>
          <text:p text:style-name="P769">14.2.2 <text:s text:c="2"/>Transaction Commit :<text:tab/>116</text:p>
          <text:p text:style-name="P769">14.2.3 <text:s text:c="2"/>Transaction Commit retaining :<text:tab/>116</text:p>
          <text:p text:style-name="P769">14.2.4 <text:s text:c="2"/>Transaction Rollback:<text:tab/>117</text:p>
          <text:p text:style-name="P769">14.2.5 <text:s text:c="2"/>Transaction Rollback retaining:<text:tab/>117</text:p>
          <text:p text:style-name="P769">14.2.6 <text:s text:c="2"/>Update/Insert/Delete<text:tab/>117</text:p>
          <text:p text:style-name="P768">14.3 <text:s text:c="2"/>Reading the Journal File<text:tab/>117</text:p>
          <text:p text:style-name="P768">14.4 <text:s text:c="2"/>Using a Journal File for Failure Recovery<text:tab/>118</text:p>
          <text:p text:style-name="P769">14.4.1 <text:s text:c="2"/>Database Scheme Dependencies<text:tab/>118</text:p>
          <text:p text:style-name="P769">14.4.2 <text:s text:c="2"/>Use of IBX$JOURNALS and IBX$SESSIONS<text:tab/>118</text:p>
          <text:p text:style-name="P769"><text:soft-page-break/>14.4.3 <text:s text:c="2"/>Use of the IBX$JOURNALS Table for Recovery<text:tab/>119</text:p>
          <text:p text:style-name="P767">Appendix A <text:s text:c="2"/>Parameter Blocks<text:tab/>120</text:p>
          <text:p text:style-name="P767">Appendix B <text:s text:c="2"/>Example Parsing of the Service Response Block<text:tab/>124</text:p>
          <text:p text:style-name="P767">Appendix C <text:s text:c="2"/>TIME/TIMESTAMP with TIME ZONE<text:tab/>127</text:p>
          <text:p text:style-name="P768">C.1 <text:s text:c="3"/>Date and Time Column Types<text:tab/>127</text:p>
          <text:p text:style-name="P768">C.2 <text:s text:c="3"/>TIMESTAMP WITH TIME ZONE<text:tab/>127</text:p>
          <text:p text:style-name="P769">C.2.1 <text:s text:c="3"/>Entering a Timestamp with Time Zone Value<text:tab/>128</text:p>
          <text:p text:style-name="P769">C.2.2 <text:s text:c="3"/>Rendering a TIMESTAMP WITH TIME ZONE<text:tab/>128</text:p>
          <text:p text:style-name="P768">C.3 <text:s text:c="3"/>Time with Time Zone<text:tab/>129</text:p>
          <text:p text:style-name="P769">C.3.1 <text:s text:c="3"/>Inputting a TIME WITH TIME ZONE Data Type<text:tab/>130</text:p>
          <text:p text:style-name="P769">C.3.2 <text:s text:c="3"/>TIME WITH TIME ZONE use cases<text:tab/>131</text:p>
          <text:p text:style-name="P769">C.3.3 <text:s text:c="3"/>Discussion<text:tab/>133</text:p>
          <text:p text:style-name="P769">C.3.4 <text:s text:c="3"/>The IBX Implementation<text:tab/>134</text:p>
          <text:p text:style-name="P768">C.4 <text:s text:c="3"/>The Time Zone Database<text:tab/>135</text:p>
          <text:p text:style-name="P769">C.4.1 <text:s text:c="3"/>The Firebird Time Zone Database<text:tab/>135</text:p>
          <text:p text:style-name="P769">C.4.2 <text:s text:c="3"/>Updating the ICU and Time Zone Database under Linux<text:tab/>136</text:p>
          <text:p text:style-name="P769">C.4.3 <text:s text:c="3"/>Updating the ICU and Time Zone Database under Windows<text:tab/>136</text:p>
          <text:p text:style-name="P769">C.4.4 <text:s text:c="3"/>Server Side Considerations<text:tab/>136</text:p>
          <text:p text:style-name="P769">C.4.5 <text:s text:c="3"/>Client Side Considerations<text:tab/>136</text:p>
        </text:index-body>
      </text:table-of-content>
      <text:p text:style-name="P33"/>
      <text:h text:style-name="P780" text:outline-level="1" text:restart-numbering="true" text:start-value="-1"><text:bookmark-start text:name="__RefHeading__1226_1812826207"/><text:line-break/>Introduction<text:bookmark-end text:name="__RefHeading__1226_1812826207"/></text:h>
      <text:p text:style-name="P210">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11">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215">From release 2.0.2 onwards, <text:span text:style-name="T12">fbintf</text:span> also supports the Delphi Win32 compiler.</text:p>
      <text:p text:style-name="P210">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11">and using </text:span>the interface; disposing of interfaces is performed automatically whenever an interface goes out of scope.</text:p>
      <text:p text:style-name="P210">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8">(see also </text:span><text:span text:style-name="T178"><text:bookmark-ref text:reference-format="number" text:ref-name="__RefHeading__7524_364076774">2.5</text:bookmark-ref></text:span><text:span text:style-name="T178">)</text:span>.</text:p>
      <text:p text:style-name="P210">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2">is</text:span> to provide easy cross-reference.</text:p>
      <text:p text:style-name="P682"><text:soft-page-break/>The motivations for developing these language bindings are:</text:p>
      <text:list xml:id="list1533905081" text:style-name="L1">
        <text:list-item>
          <text:p text:style-name="P960">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960">To provide a standard FCL level Firebird API for use with <text:span text:style-name="T12">Free Pascal</text:span> (FPC) <text:span text:style-name="T202">and Delphi </text:span>without requiring the additional complexity introduced by the TDataset model.</text:p>
        </text:list-item>
        <text:list-item>
          <text:p text:style-name="P960">To provide access <text:span text:style-name="T178">to</text:span> the Firebird API using Pascal native data types without requiring the user to be aware of bit orders or actual encodings.</text:p>
        </text:list-item>
        <text:list-item>
          <text:p text:style-name="P960">To provide a complete implementation of the Firebird API in Pascal.</text:p>
        </text:list-item>
      </text:list>
      <text:p text:style-name="P289">This API is offered to the community as a standard Pascal API for all versions of the Firebird Relational Database.</text:p>
      <text:h text:style-name="P782" text:outline-level="2"><text:bookmark-start text:name="__RefHeading___Toc10798_2641498334"/>References<text:bookmark-end text:name="__RefHeading___Toc10798_2641498334"/></text:h>
      <text:list xml:id="list1309424424" text:style-name="L2">
        <text:list-item>
          <text:p text:style-name="P894"><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894">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894">InterBase 6 Data Definition Guide (<text:a xlink:type="simple" xlink:href="http://www.ibphoenix.com/files/60DataDef.zip" text:style-name="Internet_20_link" text:visited-style-name="Visited_20_Internet_20_Link">http://www.ibphoenix.com/files/60DataDef.zip</text:a>)</text:p>
        </text:list-item>
        <text:list-item>
          <text:p text:style-name="P894">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894">IBX for Lazarus (MWA Software – <text:a xlink:type="simple" xlink:href="http://www.mwasoftware.co.uk/ibx" text:style-name="Internet_20_link" text:visited-style-name="Visited_20_Internet_20_Link">http://www.mwasoftware.co.uk/ibx</text:a>)</text:p>
        </text:list-item>
      </text:list>
      <text:h text:style-name="P783" text:outline-level="2"><text:bookmark-start text:name="__RefHeading___Toc10800_2641498334"/>Change History<text:bookmark-end text:name="__RefHeading___Toc10800_2641498334"/></text:h>
      <text:h text:style-name="P833" text:outline-level="3"><text:bookmark-start text:name="__RefHeading___Toc10802_2641498334"/>Version 1.1<text:bookmark-end text:name="__RefHeading___Toc10802_2641498334"/></text:h>
      <text:p text:style-name="P157">This version has been updated to include:</text:p>
      <text:list xml:id="list2684762743" text:style-name="L3">
        <text:list-item>
          <text:p text:style-name="P895">API changes to IFirebirdAPI.CreateDatabase</text:p>
        </text:list-item>
        <text:list-item>
          <text:p text:style-name="P895">API addition: IStatement.GetPerfStatistics and IStatement.EnableStatistics</text:p>
        </text:list-item>
        <text:list-item>
          <text:p text:style-name="P895">API Addition: <text:s/>IAttachment.<text:span text:style-name="T199">GetArrayMetaData</text:span></text:p>
        </text:list-item>
        <text:list-item>
          <text:p text:style-name="P896">API Version Number added.</text:p>
        </text:list-item>
        <text:list-item>
          <text:p text:style-name="P897">Clarification on the handling of Firebird Character set “NONE”. (see <text:bookmark-ref text:reference-format="number" text:ref-name="__RefHeading___Toc7699_2026083771">9.5</text:bookmark-ref>).</text:p>
        </text:list-item>
      </text:list>
      <text:h text:style-name="P834" text:outline-level="3"><text:bookmark-start text:name="__RefHeading___Toc10804_2641498334"/>Version 1.2<text:bookmark-end text:name="__RefHeading___Toc10804_2641498334"/></text:h>
      <text:p text:style-name="P159">Version 1.2 is updated to include API changes and guidance resulting from code changes to support the Delphi Win32 compiler. This includes:</text:p>
      <text:list xml:id="list3301656670" text:style-name="L4">
        <text:list-item>
          <text:p text:style-name="P898">All units now compiled using “mode delphi”.</text:p>
        </text:list-item>
        <text:list-item>
          <text:p text:style-name="P898"><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899">Delphi installation instructions.</text:p>
        </text:list-item>
      </text:list>
      <text:h text:style-name="P835" text:outline-level="3"><text:bookmark-start text:name="__RefHeading___Toc10806_2641498334"/>Version 1.3<text:bookmark-end text:name="__RefHeading___Toc10806_2641498334"/></text:h>
      <text:list xml:id="list2693205480" text:style-name="L5">
        <text:list-item>
          <text:p text:style-name="P900">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836" text:outline-level="3"><text:bookmark-start text:name="__RefHeading___Toc10808_2641498334"/>Version 1.4<text:bookmark-end text:name="__RefHeading___Toc10808_2641498334"/></text:h>
      <text:list xml:id="list2008754185" text:style-name="L6">
        <text:list-item>
          <text:p text:style-name="P902">IAttachment now includes HasDefaultCharSet and GetDefaultCharSetID methods.</text:p>
        </text:list-item>
        <text:list-item>
          <text:p text:style-name="P903">IAttachment now has GetODSMajorVersion, GetODSMinorVersion and GetRemoteProtocol methods.</text:p>
        </text:list-item>
        <text:list-item>
          <text:p text:style-name="P904">IAttachment now has a GetConnectString method.</text:p>
        </text:list-item>
        <text:list-item>
          <text:p text:style-name="P905">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906">Database Information requests now include <text:s/><text:span text:style-name="T213">isc_info_active_tran_count, isc_info_creation_date and fb_info_page_contents.</text:span></text:p>
        </text:list-item>
        <text:list-item>
          <text:p text:style-name="P907">New section on information available about a database attachment (see <text:bookmark-ref text:reference-format="number" text:ref-name="__RefHeading___Toc8057_671203087">4.9</text:bookmark-ref>).</text:p>
        </text:list-item>
        <text:list-item>
          <text:p text:style-name="P908">IfirebirdAPI.GetServiceManager now has an overloaded variant that allows a non-standard port number to be specified.</text:p>
        </text:list-item>
      </text:list>
      <text:h text:style-name="P837" text:outline-level="3"><text:bookmark-start text:name="__RefHeading___Toc10810_2641498334"/>Version 1.5<text:bookmark-end text:name="__RefHeading___Toc10810_2641498334"/></text:h>
      <text:list xml:id="list2058699583" text:style-name="L7">
        <text:list-item>
          <text:p text:style-name="P909">getProtocol and getPortNo added to IServiceManager.</text:p>
        </text:list-item>
        <text:list-item>
          <text:p text:style-name="P909">IServiceManager: start and query functions updated to allow for improved error handling.</text:p>
        </text:list-item>
        <text:list-item>
          <text:p text:style-name="P910">IAttachment: <text:s/>GetSecurityDatabase function added to interface</text:p>
        </text:list-item>
      </text:list>
      <text:h text:style-name="P838" text:outline-level="3"><text:bookmark-start text:name="__RefHeading___Toc10812_2641498334"/>Version 1.6<text:bookmark-end text:name="__RefHeading___Toc10812_2641498334"/></text:h>
      <text:list xml:id="list4042112496" text:style-name="L8">
        <text:list-item>
          <text:p text:style-name="P911">Use of named parameters enclosed in double quotes added to <text:bookmark-ref text:reference-format="number" text:ref-name="__RefHeading___Toc8175_296859554">6.1.1</text:bookmark-ref></text:p>
        </text:list-item>
        <text:list-item>
          <text:p text:style-name="P912">New function “LoadFBLibrary” (see <text:bookmark-ref text:reference-format="number" text:ref-name="__RefHeading___Toc8969_674303311">3.2</text:bookmark-ref>)</text:p>
        </text:list-item>
        <text:list-item>
          <text:p text:style-name="P912">New Interface: I<text:span text:style-name="T225">F</text:span>irebirdLibrary (see <text:bookmark-ref text:reference-format="number" text:ref-name="__RefHeading___Toc8971_674303311">3.6</text:bookmark-ref>).</text:p>
        </text:list-item>
        <text:list-item>
          <text:p text:style-name="P913">GetFirebirdAPI member function added to IAttachment and I<text:span text:style-name="T227">S</text:span>erviceManager.</text:p>
        </text:list-item>
        <text:list-item>
          <text:p text:style-name="P913"><text:soft-page-break/>GetFBLibrary member function added to IFirebirdAPI.</text:p>
        </text:list-item>
        <text:list-item>
          <text:p text:style-name="P914">Multi-threading discussion added (see <text:bookmark-ref text:reference-format="number" text:ref-name="__RefHeading___Toc9777_674303311">3.8</text:bookmark-ref>).</text:p>
        </text:list-item>
      </text:list>
      <text:h text:style-name="P839" text:outline-level="3"><text:bookmark-start text:name="__RefHeading___Toc10814_2641498334"/>Version 1.7<text:bookmark-end text:name="__RefHeading___Toc10814_2641498334"/></text:h>
      <text:list xml:id="list2886381855" text:style-name="L9">
        <text:list-item>
          <text:p text:style-name="P915">GetFBVersion function added to IAttachment. See <text:bookmark-ref text:reference-format="number" text:ref-name="__RefHeading___Toc8057_671203087">4.9</text:bookmark-ref>.</text:p>
        </text:list-item>
        <text:list-item>
          <text:p text:style-name="P916">I<text:span text:style-name="T230">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917"><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840" text:outline-level="3"><text:bookmark-start text:name="__RefHeading___Toc10816_2641498334"/>Version 1.8<text:bookmark-end text:name="__RefHeading___Toc10816_2641498334"/></text:h>
      <text:list xml:id="list2287633490" text:style-name="L10">
        <text:list-item>
          <text:p text:style-name="P918">Linux Only: FIREBIRD environment variable, if set, used to help locate the client library <text:span text:style-name="T302">(see </text:span><text:span text:style-name="T302"><text:bookmark-ref text:reference-format="number" text:ref-name="__RefHeading___Toc10310_502382219">3.3.1</text:bookmark-ref></text:span><text:span text:style-name="T302">)</text:span>. <text:span text:style-name="T302">This provides compatibility with the existing Windows procedures for locating the client library.</text:span></text:p>
        </text:list-item>
      </text:list>
      <text:list xml:id="list4119828093" text:style-name="L11">
        <text:list-item>
          <text:p text:style-name="P920">Firebird 4.0 support added</text:p>
          <text:list>
            <text:list-item>
              <text:p text:style-name="P920">Firebird low level API updates incorporated into codebase.</text:p>
            </text:list-item>
            <text:list-item>
              <text:p text:style-name="P920">Support for new Firebird 4 column types: TIME with Time Zone, TIMESTAMP with Time Zone <text:span text:style-name="T239">(see </text:span><text:span text:style-name="T239"><text:bookmark-ref text:reference-format="number" text:ref-name="__RefHeading___Toc9700_843720358">6.6</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921">New Interface: I<text:span text:style-name="T297">T</text:span>imeZoneServices <text:span text:style-name="T297">(see </text:span><text:span text:style-name="T297"><text:bookmark-ref text:reference-format="number" text:ref-name="__RefHeading___Toc14350_1109101189">4.13</text:bookmark-ref></text:span><text:span text:style-name="T297">)</text:span></text:p>
        </text:list-item>
        <text:list-item>
          <text:p text:style-name="P920">New API Calls:</text:p>
          <text:list>
            <text:list-item>
              <text:p text:style-name="P946">ISQLParams.</text:p>
            </text:list-item>
            <text:list-item>
              <text:p text:style-name="P888"><text:s text:c="4"/>function GetHasCaseSensitiveParams: Boolean;</text:p>
            </text:list-item>
            <text:list-item>
              <text:p text:style-name="P946">IColumnMetaData </text:p>
            </text:list-item>
            <text:list-item>
              <text:p text:style-name="P888"><text:s text:c="4"/>function GetStatement: IStatement;</text:p>
            </text:list-item>
            <text:list-item>
              <text:p text:style-name="P888"><text:s text:c="4"/>function GetTransaction: ITransaction;</text:p>
            </text:list-item>
            <text:list-item>
              <text:p text:style-name="P946">IResults.</text:p>
            </text:list-item>
            <text:list-item>
              <text:p text:style-name="P888"><text:s text:c="3"/>function GetStatement: IStatement;</text:p>
            </text:list-item>
            <text:list-item>
              <text:p text:style-name="P946">IAttachment</text:p>
            </text:list-item>
            <text:list-item>
              <text:p text:style-name="P892"><text:s text:c="4"/>function OpenBlob(transaction: ITransaction; BlobMetaData: IblobMetaData;<text:line-break/> <text:s text:c="4"/>BlobID: TISC_QUAD; BPB: IBPB=nil): IBlob; <text:s/>overload;</text:p>
            </text:list-item>
            <text:list-item>
              <text:p text:style-name="P893"><text:s text:c="4"/>function OpenArray(transaction: ITransaction; ArrayMetaData: IarrayMetaData;<text:line-break/> <text:s text:c="4"/>ArrayID: TISC_QUAD): IArray; overload;</text:p>
            </text:list-item>
            <text:list-item>
              <text:p text:style-name="P893"><text:s text:c="4"/>function GetTimeZoneServices: ITimeZoneServices;</text:p>
            </text:list-item>
            <text:list-item>
              <text:p text:style-name="P893"><text:s text:c="4"/>function HasTimeZoneSupport: boolean;</text:p>
            </text:list-item>
          </text:list>
        </text:list-item>
      </text:list>
      <text:p text:style-name="P19"/>
      <text:list xml:id="list93951671218036" text:continue-numbering="true" text:style-name="L11">
        <text:list-item>
          <text:list>
            <text:list-item>
              <text:p text:style-name="P952"><text:soft-page-break/>IFirebirdAPI</text:p>
            </text:list-item>
            <text:list-item>
              <text:p text:style-name="P888"><text:s text:c="4"/>function GetClientMajor: integer;</text:p>
            </text:list-item>
            <text:list-item>
              <text:p text:style-name="P888"><text:s text:c="4"/>function GetClientMinor: integer;</text:p>
            </text:list-item>
            <text:list-item>
              <text:p text:style-name="P888"><text:s text:c="4"/>function HasDecFloatSupport: boolean;</text:p>
            </text:list-item>
            <text:list-item>
              <text:p text:style-name="P888"><text:s text:c="4"/>function HasLocalTZDB: boolean;</text:p>
            </text:list-item>
            <text:list-item>
              <text:p text:style-name="P888"><text:s text:c="4"/>function HasTimeZoneSupport: boolean;</text:p>
            </text:list-item>
            <text:list-item>
              <text:p text:style-name="P888"><text:s text:c="4"/>function HasExtendedTZSupport: boolean;</text:p>
            </text:list-item>
            <text:list-item>
              <text:p text:style-name="P956">IFBIMasterProvider</text:p>
            </text:list-item>
            <text:list-item>
              <text:p text:style-name="P888"><text:s text:c="5"/>function GetIMasterIntf: Firebird.IMaster; <text:span text:style-name="T332">(see </text:span><text:span text:style-name="T332"><text:bookmark-ref text:reference-format="number" text:ref-name="__RefHeading___Toc10791_2641498334">3.7</text:bookmark-ref></text:span><text:span text:style-name="T332">)</text:span></text:p>
            </text:list-item>
            <text:list-item>
              <text:p text:style-name="P947">ISQLData <text:span text:style-name="T301">(see </text:span><text:span text:style-name="T301"><text:bookmark-ref text:reference-format="number" text:ref-name="__RefHeading___Toc11959_1423906865">6.5.1</text:bookmark-ref></text:span><text:span text:style-name="T301">)</text:span></text:p>
            </text:list-item>
            <text:list-item>
              <text:p text:style-name="P889"><text:s text:c="4"/>function GetStrDataLength: short;</text:p>
            </text:list-item>
            <text:list-item>
              <text:p text:style-name="P889"><text:s text:c="4"/>procedure GetAsDateTime(var aDateTime: TDateTime; var dstOffset: smallint; <text:line-break/> <text:s text:c="3"/>var aTimezoneID: TFBTimeZoneID); overload;</text:p>
            </text:list-item>
            <text:list-item>
              <text:p text:style-name="P889"><text:s text:c="4"/>procedure GetAsTime(var aTime: TDateTime; var dstOffset: smallint; <text:line-break/> <text:s text:c="3"/>var aTimezoneID: TFBTimeZoneID; OnDate: TDateTime); overload;</text:p>
            </text:list-item>
            <text:list-item>
              <text:p text:style-name="P889"><text:s text:c="4"/>procedure GetAsTime(var aTime: TDateTime; var dstOffset: smallint; <text:line-break/> <text:s text:c="3"/>var aTimezone: AnsiString; OnDate: TDateTime); overload;</text:p>
            </text:list-item>
            <text:list-item>
              <text:p text:style-name="P890"><text:s text:c="4"/>procedure GetAsTime(var aTime: TDateTime; var dstOffset: smallint; <text:line-break/> <text:s text:c="3"/>var aTimezoneID: TFBTimeZoneID); overload;</text:p>
            </text:list-item>
            <text:list-item>
              <text:p text:style-name="P890"><text:s text:c="4"/>procedure GetAsTime(var aTime: TDateTime; var dstOffset: smallint; <text:line-break/> <text:s text:c="3"/>var aTimezone: AnsiString<text:span text:style-name="T297">)</text:span>; overload;</text:p>
            </text:list-item>
            <text:list-item>
              <text:p text:style-name="P890"><text:s text:c="4"/>procedure GetAsDateTime(var aDateTime: TDateTime; var dstOffset: smallint;<text:line-break/> <text:s text:c="4"/>var aTimezone: AnsiString); overload;</text:p>
            </text:list-item>
            <text:list-item>
              <text:p text:style-name="P888"><text:s text:c="4"/>function GetAsUTCDateTime: TDateTime;</text:p>
            </text:list-item>
            <text:list-item>
              <text:p text:style-name="P888"><text:s text:c="4"/>function GetAsBCD: tBCD;</text:p>
            </text:list-item>
            <text:list-item>
              <text:p text:style-name="P947">ISQLParam <text:span text:style-name="T301">(see </text:span><text:span text:style-name="T301"><text:bookmark-ref text:reference-format="number" text:ref-name="__RefHeading__5095_70736377">6.4</text:bookmark-ref></text:span><text:span text:style-name="T301">)</text:span></text:p>
            </text:list-item>
            <text:list-item>
              <text:p text:style-name="P889"><text:s text:c="4"/>function GetStrDataLength: short;</text:p>
            </text:list-item>
            <text:list-item>
              <text:p text:style-name="P889"><text:s text:c="4"/>procedure GetAsDateTime(var aDateTime: TDateTime; var dstOffset: smallint; <text:line-break/> <text:s text:c="4"/>var aTimezoneID: TFBTimeZoneID); overload;</text:p>
            </text:list-item>
            <text:list-item>
              <text:p text:style-name="P889"><text:s text:c="4"/>procedure GetAsDateTime(var aDateTime: TDateTime; var dstOffset: smallint;<text:line-break/> <text:s text:c="4"/>var aTimezone: AnsiString); overload;</text:p>
            </text:list-item>
            <text:list-item>
              <text:p text:style-name="P891"><text:s text:c="4"/>procedure GetAsTime(var aTime: TDateTime; var dstOffset: smallint; <text:line-break/> <text:s text:c="4"/>var aTimezoneID: TFBTimeZoneID; OnDate: TDateTime); overload;</text:p>
            </text:list-item>
            <text:list-item>
              <text:p text:style-name="P891"><text:s text:c="4"/>procedure GetAsTime(var aTime: TDateTime; var dstOffset: smallint; <text:line-break/> <text:s text:c="4"/>var aTimezone: AnsiString; OnDate: TDateTime); overload;</text:p>
            </text:list-item>
            <text:list-item>
              <text:p text:style-name="P890"><text:s text:c="4"/>procedure GetAsTime(var aTime: TDateTime; var dstOffset: smallint; <text:line-break/> <text:s text:c="4"/>var aTimezoneID: TFBTimeZoneID); overload;</text:p>
            </text:list-item>
            <text:list-item>
              <text:p text:style-name="P890"><text:s text:c="4"/>procedure GetAsTime(var aTime: TDateTime; var dstOffset: smallint; </text:p>
            </text:list-item>
            <text:list-item>
              <text:p text:style-name="P890"><text:s text:c="7"/>var aTimezone: AnsiString); overload;</text:p>
            </text:list-item>
            <text:list-item>
              <text:p text:style-name="P890"><text:s text:c="4"/>function GetAsUTCDateTime: TDateTime;</text:p>
            </text:list-item>
            <text:list-item>
              <text:p text:style-name="P889"><text:s text:c="4"/>function GetAsBCD: tBCD;</text:p>
            </text:list-item>
            <text:list-item>
              <text:p text:style-name="P889"><text:s text:c="4"/>function GetStatement: IStatement;</text:p>
            </text:list-item>
            <text:list-item>
              <text:p text:style-name="P889"><text:s text:c="4"/>function GetTransaction: ITransaction;</text:p>
            </text:list-item>
            <text:list-item>
              <text:p text:style-name="P889"><text:s text:c="4"/>procedure SetAsTime(aValue: TDateTime; OnDate: TDateTime;<text:line-break/> <text:s text:c="4"/>aTimeZoneID: TFBTimeZoneID); overload; </text:p>
            </text:list-item>
            <text:list-item>
              <text:p text:style-name="P890"><text:s text:c="4"/>procedure SetAsTime(aValue: TDateTime;OnDate: TDateTime;<text:line-break/> <text:s text:c="4"/>aTimeZone: AnsiString); overload;</text:p>
            </text:list-item>
            <text:list-item>
              <text:p text:style-name="P890"><text:s text:c="4"/>procedure SetAsTime(aValue: TDateTime; aTimeZoneID: TFBTimeZoneID); overload; </text:p>
            </text:list-item>
            <text:list-item>
              <text:p text:style-name="P890"><text:s text:c="4"/>procedure SetAsTime(aValue: TDateTime; aTimeZone: AnsiString); overload;</text:p>
            </text:list-item>
            <text:list-item>
              <text:p text:style-name="P890"><text:s text:c="4"/>procedure SetAsDateTime(aValue: TDateTime; aTimeZoneID: TFBTimeZoneID);<text:line-break/> <text:s text:c="5"/>overload;</text:p>
            </text:list-item>
            <text:list-item>
              <text:p text:style-name="P889"><text:s text:c="4"/>procedure SetAsDateTime(aValue: TDateTime; aTimeZone: AnsiString); overload;</text:p>
            </text:list-item>
            <text:list-item>
              <text:p text:style-name="P889"><text:s text:c="4"/>procedure SetAsUTCDateTime(aUTCTime: TDateTime);</text:p>
            </text:list-item>
            <text:list-item>
              <text:p text:style-name="P889"><text:s text:c="4"/>procedure SetAsBcd(aValue: tBCD);</text:p>
            </text:list-item>
            <text:list-item>
              <text:p text:style-name="P953">New IArray API Calls</text:p>
            </text:list-item>
          </text:list>
        </text:list-item>
      </text:list>
      <text:p text:style-name="P640"><text:soft-page-break/><text:s text:c="4"/>procedure GetAsDateTime(index: array of integer; var aDateTime: TDateTime; </text:p>
      <text:p text:style-name="P640"><text:s text:c="13"/>var dstOffset: smallint; var aTimezoneID: TFBTimeZoneID); overload;</text:p>
      <text:p text:style-name="P640"><text:s text:c="4"/>procedure GetAsDateTime(index: array of integer; var aDateTime: TDateTime; </text:p>
      <text:p text:style-name="P640"><text:s text:c="13"/>var dstOffset: smallint; var aTimezone: AnsiString); overload;</text:p>
      <text:p text:style-name="P640"><text:s text:c="4"/>procedure GetAsTime(index: array of integer; var aTime: TDateTime; </text:p>
      <text:p text:style-name="P640"><text:s text:c="13"/>var dstOffset: smallint; var aTimezoneID: TFBTimeZoneID; </text:p>
      <text:p text:style-name="P640"><text:s text:c="13"/>OnDate: TDateTime); overload;</text:p>
      <text:p text:style-name="P640"><text:s text:c="4"/>procedure GetAsTime(index: array of integer; var aTime: TDateTime; </text:p>
      <text:p text:style-name="P640"><text:s text:c="13"/>var dstOffset: smallint; var aTimezone: AnsiString; </text:p>
      <text:p text:style-name="P640"><text:s text:c="13"/>OnDate: TDateTime); overload;</text:p>
      <text:p text:style-name="Pascal"><text:s text:c="4"/>function GetAsUTCDateTime(index: array of integer): TDateTime;</text:p>
      <text:p text:style-name="P640"><text:s text:c="4"/>procedure SetAsDateTime(index: array of integer; aValue: TDateTime;</text:p>
      <text:p text:style-name="P640"><text:s text:c="13"/>aTimeZoneID: TFBTimeZoneID); overload;</text:p>
      <text:p text:style-name="P640"><text:s text:c="4"/>procedure SetAsDateTime(index: array of integer; aValue: TDateTime; </text:p>
      <text:p text:style-name="P640"><text:s text:c="13"/>aTimeZone: AnsiString); overload;</text:p>
      <text:p text:style-name="P640"><text:s text:c="4"/>procedure SetAsTime(index: array of integer; aValue: TDateTime; </text:p>
      <text:p text:style-name="P640"><text:s text:c="13"/>OnDate: TDateTime; aTimeZoneID: TFBTimeZoneID); overload;</text:p>
      <text:p text:style-name="P640"><text:s text:c="4"/>procedure SetAsTime(index: array of integer; aValue: TDateTime; </text:p>
      <text:p text:style-name="P640"><text:s text:c="13"/>OnDate: TDateTime; aTimeZone: AnsiString); overload; </text:p>
      <text:h text:style-name="Heading_20_3" text:outline-level="3"><text:bookmark-start text:name="__RefHeading___Toc17364_1545400344"/>Version 1.9<text:bookmark-end text:name="__RefHeading___Toc17364_1545400344"/></text:h>
      <text:list xml:id="list4078897721" text:style-name="L12">
        <text:list-item>
          <text:p text:style-name="P923">DB Information integer type widened to int64 (see <text:bookmark-ref text:reference-format="number" text:ref-name="__RefNumPara__12989_1545400344">4.8.2</text:bookmark-ref>)</text:p>
        </text:list-item>
        <text:list-item>
          <text:p text:style-name="P922">Support for inline blob encoding <text:span text:style-name="T339">(see </text:span><text:span text:style-name="T339"><text:bookmark-ref text:reference-format="number" text:ref-name="__RefNumPara__12905_1545400344">7.7</text:bookmark-ref></text:span><text:span text:style-name="T339">).</text:span></text:p>
        </text:list-item>
        <text:list-item>
          <text:p text:style-name="P922">Support for Firebird 4 IBatch interface <text:span text:style-name="T344">(see </text:span><text:span text:style-name="T344"><text:bookmark-ref text:reference-format="number" text:ref-name="__RefNumPara__17357_1545400344">6.10</text:bookmark-ref></text:span><text:span text:style-name="T344">)</text:span>.</text:p>
        </text:list-item>
      </text:list>
      <text:h text:style-name="Heading_20_3" text:outline-level="3"><text:bookmark-start text:name="__RefHeading___Toc11953_1172954625"/>Version 1.10<text:bookmark-end text:name="__RefHeading___Toc11953_1172954625"/></text:h>
      <text:list xml:id="list2119483936" text:style-name="L13">
        <text:list-item>
          <text:p text:style-name="P924">Stale reference checks can now be disabled on a per statement basis (see <text:bookmark-ref text:reference-format="number" text:ref-name="__RefNumPara__11388_1172954625">6.13</text:bookmark-ref>).</text:p>
        </text:list-item>
        <text:list-item>
          <text:p text:style-name="P925">New interface IParamMetaData (see <text:bookmark-ref text:reference-format="number" text:ref-name="__RefNumPara__11386_1140111131">6.3.1</text:bookmark-ref>).</text:p>
        </text:list-item>
        <text:list-item>
          <text:p text:style-name="P925"><text:span text:style-name="T357">C</text:span>an now set cursor name when opening a cursor <text:span text:style-name="T357">(see </text:span><text:span text:style-name="T357"><text:bookmark-ref text:reference-format="number" text:ref-name="__RefNumPara__12949_1545400344">4.12</text:bookmark-ref></text:span></text:p>
        </text:list-item>
        <text:list-item>
          <text:p text:style-name="P926">Support for scrollable cursors (see <text:bookmark-ref text:reference-format="number" text:ref-name="__RefNumPara__12949_1545400344">4.12</text:bookmark-ref>, <text:bookmark-ref text:reference-format="number" text:ref-name="__RefNumPara__12455_954045858">6.14</text:bookmark-ref>, <text:span text:style-name="T359">and</text:span> <text:bookmark-ref text:reference-format="number" text:ref-name="__RefNumPara__13105_954045858">6.8</text:bookmark-ref><text:span text:style-name="T359">)</text:span></text:p>
        </text:list-item>
      </text:list>
      <text:h text:style-name="P841" text:outline-level="3"><text:bookmark-start text:name="__RefHeading___Toc19072_3040055137"/>Version 1.11<text:bookmark-end text:name="__RefHeading___Toc19072_3040055137"/></text:h>
      <text:list xml:id="list4146370100" text:style-name="L14">
        <text:list-item>
          <text:p text:style-name="P927">Support package <text:span text:style-name="T12">fbudr</text:span> added for support of User Defined Routines (UDRs), and package fbudrtestbed for client side debugging of UDR libraries. <text:span text:style-name="T378">See separate document “Writing </text:span><text:span text:style-name="T312">User Defined Routines</text:span><text:span text:style-name="T378"> (UDRs).</text:span></text:p>
        </text:list-item>
        <text:list-item>
          <text:p text:style-name="P928">Client side journaling added - see chapter <text:bookmark-ref text:reference-format="number-no-superior" text:ref-name="__RefNumPara__18857_1656227443">14</text:bookmark-ref>.</text:p>
        </text:list-item>
        <text:list-item>
          <text:p text:style-name="P928">Transactions may now be given a local transaction name. This is to aid their identification in the journal file <text:span text:style-name="T380">(see </text:span><text:span text:style-name="T380"><text:bookmark-ref text:reference-format="number-no-superior" text:ref-name="__RefNumPara__12908_3040055137">5.4</text:bookmark-ref></text:span><text:span text:style-name="T380">)</text:span>.</text:p>
        </text:list-item>
        <text:list-item>
          <text:p text:style-name="P928">A TPB can now be returned as a text string <text:span text:style-name="T380">(see </text:span><text:span text:style-name="T380"><text:bookmark-ref text:reference-format="number-no-superior" text:ref-name="__RefNumPara__15058_3040055137">5.1</text:bookmark-ref></text:span><text:span text:style-name="T380">)</text:span>.</text:p>
        </text:list-item>
        <text:list-item>
          <text:p text:style-name="P929">Transaction information requests now supported (see <text:bookmark-ref text:reference-format="number-no-superior" text:ref-name="__RefNumPara__14357_3040055137">5.10</text:bookmark-ref>).</text:p>
        </text:list-item>
        <text:list-item>
          <text:p text:style-name="P928">New IAttachment Helper functions <text:span text:style-name="T383">(see </text:span><text:span text:style-name="T383"><text:bookmark-ref text:reference-format="number-no-superior" text:ref-name="__RefNumPara__12949_1545400344">4.12</text:bookmark-ref></text:span><text:span text:style-name="T383">)</text:span></text:p>
        </text:list-item>
      </text:list>
      <text:list xml:id="list2247404677" text:style-name="L15">
        <text:list-item>
          <text:list>
            <text:list-item>
              <text:p text:style-name="P954">function HasTable(aTableName: AnsiString): boolean;</text:p>
            </text:list-item>
            <text:list-item>
              <text:p text:style-name="P948">function HasFunction(aFunctionName: AnsiString): boolean;</text:p>
            </text:list-item>
            <text:list-item>
              <text:p text:style-name="P948">function HasProcedure(aProcName: AnsiString): boolean;</text:p>
            </text:list-item>
            <text:list-item>
              <text:p text:style-name="P948"><text:soft-page-break/>function GetAttachmentID: integer;</text:p>
            </text:list-item>
            <text:list-item>
              <text:p text:style-name="P948">function GetCharSetID: integer;</text:p>
            </text:list-item>
          </text:list>
        </text:list-item>
      </text:list>
      <text:list xml:id="list93950469348110" text:continue-list="list4146370100" text:style-name="L14">
        <text:list-item>
          <text:p text:style-name="P928">IStatement: if the BatchRowLimit is set to maxint, the maximum possible buffer size will be allocted for batch operations <text:span text:style-name="T384">(see </text:span><text:span text:style-name="T384"><text:bookmark-ref text:reference-format="number-no-superior" text:ref-name="__RefNumPara__11148_1172954625">6.10.2</text:bookmark-ref></text:span><text:span text:style-name="T384">)</text:span>.</text:p>
        </text:list-item>
        <text:list-item>
          <text:p text:style-name="P927"><text:span text:style-name="T378">New unit FBNumeric. This </text:span><text:span text:style-name="T312">provides the implementation of</text:span><text:span text:style-name="T378"> the IFBNumeric interface, and concentrates all handling of Fixed Point numbers. New ISQLItem and ISQLParam</text:span> functions getAsNumeric and setAsNumeric allow for direct retrieval and manipulation of numerics without loss of precision. <text:span text:style-name="T385">See </text:span><text:span text:style-name="T385"><text:bookmark-ref text:reference-format="number-no-superior" text:ref-name="__RefNumPara__19065_3040055137">6.7</text:bookmark-ref></text:span><text:span text:style-name="T385">.</text:span></text:p>
          <text:p text:style-name="P928"/>
        </text:list-item>
      </text:list>
      <text:h text:style-name="P775" text:outline-level="1"><text:bookmark-start text:name="__RefHeading___Toc10818_2641498334"/><text:line-break/>Installation and Preparation for Use<text:bookmark-end text:name="__RefHeading___Toc10818_2641498334"/></text:h>
      <text:p text:style-name="P45">The software is provided as a source code product only and distributed <text:span text:style-name="T111">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5">In order to use the Firebird Pascal API for development or operationally, the Firebird Client library must also be installed on the same system.</text:p>
      <text:h text:style-name="P784" text:outline-level="2"><text:bookmark-start text:name="__RefHeading___Toc10820_2641498334"/>Installation under Lazarus<text:bookmark-end text:name="__RefHeading___Toc10820_2641498334"/></text:h>
      <text:p text:style-name="P142">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5">To install under Lazarus, you must first expand the archive file in some suitable and permanent location. This could be the Lazarus component directory, or some other directory that you set aside for third party components.</text:p>
      <text:p text:style-name="P45">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7"><draw:frame draw:style-name="fr1" draw:name="Frame4" text:anchor-type="paragraph" svg:width="5.728in" draw:z-index="2"><draw:text-box fo:min-height="4.1402in"><text:p text:style-name="Illustration"><draw:frame draw:style-name="fr6"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2">immediate </text:span>use. The package manager dialog may now be closed.</text:p>
      <text:p text:style-name="Highlighted">Note that the package is run time only and does not need to be installed into the IDE.</text:p>
      <text:h text:style-name="P785" text:outline-level="2"><text:bookmark-start text:name="__RefHeading___Toc10822_2641498334"/>Installation under FPC<text:bookmark-end text:name="__RefHeading___Toc10822_2641498334"/></text:h>
      <text:p text:style-name="P47">You can alternatively install the Firebird Pascal API as part of the FPC library and hence available outside of Lazarus. Note that this is an alternative and if this installation approach is taken, the package should not be installed under Lazarus. <text:span text:style-name="T174">This option is intended for knowledgeable users only.</text:span></text:p>
      <text:p text:style-name="P143">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43">For example, if you are running on Linux on an amd64 platform then the compiled units will be found in the .<text:span text:style-name="T64">/lib/x86_64-linux</text:span> directory after running “make”. Assuming fpc 3.0.0, all fpc object files are located in </text:p>
      <text:p text:style-name="P143">/usr/lib/fpc/3.0.0/units/x86_64-linux</text:p>
      <text:p text:style-name="P143">You may create a directory within this location for fbintf and copy the object files to it. For example:</text:p>
      <text:p text:style-name="P617"><text:soft-page-break/>export FPCDIR=/usr/lib/fpc/`fpc -iV`</text:p>
      <text:p text:style-name="P617">fpcmake</text:p>
      <text:p text:style-name="P617">make</text:p>
      <text:p text:style-name="Pascal">sudo mkdir /usr/lib/fpc/3.0.0/units/x86_64-linux/fbintf</text:p>
      <text:p text:style-name="Pascal">sudo cp <text:span text:style-name="T64">./lib/x86_64-linux/* /usr/lib/fpc/3.0.0/units/x86_64-linux/fbintf</text:span></text:p>
      <text:p text:style-name="P145">The files used to build fbintf may now be removed.</text:p>
      <text:h text:style-name="P786" text:outline-level="2"><text:bookmark-start text:name="__RefHeading___Toc10824_2641498334"/>Installation under Delphi<text:bookmark-end text:name="__RefHeading___Toc10824_2641498334"/></text:h>
      <text:p text:style-name="P160">Under Delphi, <text:span text:style-name="T24">fbintf</text:span><text:span text:style-name="T54"> may be built and used as a runtime package.</text:span></text:p>
      <text:p text:style-name="P46"><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60"><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ext:span><text:span text:style-name="T61">either fbintf\Win32\Debug or fbintf\Win64\Debug, alongside “fbintf.dcp”.</text:span></text:p>
      <text:p text:style-name="P160"><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61"><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62">When you deploy your program, remember to in<text:span text:style-name="T204">clude</text:span> the “fbintf.bpl” file in the program's application folder.</text:p>
      <text:h text:style-name="P787" text:outline-level="2"><text:bookmark-start text:name="__RefHeading___Toc10826_2641498334"/>Installing Firebird<text:bookmark-end text:name="__RefHeading___Toc10826_2641498334"/></text:h>
      <text:p text:style-name="P147">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5">After installation, you should check that the “employee” is correctly listed in the “al<text:span text:style-name="T193">i</text:span>ases.conf file in the Firebird installation folder. For example, with 32-bit Firebird under Windows, the file</text:p>
      <text:p text:style-name="P156"><text:soft-page-break/>C:\Program Files (x86)\Firebird\Firebird_2_5\aliases.conf</text:p>
      <text:p text:style-name="P155">should contain the line:</text:p>
      <text:p text:style-name="P155"><text:span text:style-name="T192">employee = C:\Program Files (x86)\Firebird\Firebird_2_5\examples\empbuild\employee.fdb</text:span> </text:p>
      <text:h text:style-name="P788" text:outline-level="2"><text:bookmark-start text:name="__RefHeading__7524_364076774"/>Which Firebird API?<text:bookmark-end text:name="__RefHeading__7524_364076774"/></text:h>
      <text:p text:style-name="P148">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8">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8">The compile time choice is made by defined symbols located at the head of the “IB.pas” file. These are:</text:p>
      <text:p text:style-name="Pascal">{$DEFINE USEFIREBIRD3API}</text:p>
      <text:p text:style-name="Pascal">{$DEFINE USELEGACYFIREBIRDAPI}</text:p>
      <text:p text:style-name="P148">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8">will ensure that when compiled, only the Firebird 3 API is available for use.</text:p>
      <text:h text:style-name="P775" text:outline-level="1"><text:bookmark-start text:name="__RefHeading___Toc10828_2641498334"/><text:line-break/>Programming with the <text:span text:style-name="T10">Firebird </text:span>Pascal API<text:bookmark-end text:name="__RefHeading___Toc10828_2641498334"/></text:h>
      <text:p text:style-name="P48">There are no LCL dependencies and the Firebird Pascal API may be used from the Lazarus IDE or any other development environment for FPC. </text:p>
      <text:h text:style-name="P789" text:outline-level="2"><text:bookmark-start text:name="__RefHeading___Toc10830_2641498334"/>Using the API in your Project<text:bookmark-end text:name="__RefHeading___Toc10830_2641498334"/></text:h>
      <text:p text:style-name="P49"><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52">If you are developing a console mode Pascal <text:span text:style-name="T162">program </text:span>outside of Lazarus then you should include the “cthreads” unit as the first unit in your program file's uses clause.</text:p>
      <text:p text:style-name="P52">All units that access the Firebird Client API must include the “IB” unit in their uses clause. Units that make use of symbolic constants for Firebird Engine error codes should also include the “IBErrorCodes” unit in their uses clause. <text:span text:style-name="T162">These units were originally part of IBX and their names reflect their origin.</text:span></text:p>
      <text:h text:style-name="P790" text:outline-level="2"><text:bookmark-start text:name="__RefHeading___Toc8969_674303311"/>Accessing the API<text:bookmark-end text:name="__RefHeading___Toc8969_674303311"/></text:h>
      <text:p text:style-name="P52">The <text:span text:style-name="T64">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52"><text:span text:style-name="T222">By default, t</text:span>his interface is <text:span text:style-name="T111">provided</text:span> by the function:</text:p>
      <text:p text:style-name="P657"><text:span text:style-name="T26">function FirebirdAPI: I</text:span><text:span text:style-name="T28">F</text:span><text:span text:style-name="T26">irebirdAPI;</text:span></text:p>
      <text:p text:style-name="P53"><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9">If the function is unable to load the API, an exception is raised.</text:p>
      <text:p text:style-name="P60">From release 1.1.3 onwards, it is also possible to specify the actual location of the Firebird Client Library using the function:</text:p>
      <text:p text:style-name="Pascal">function LoadFBLibrary(aLibPathName: string): IFirebirdLibrary; </text:p>
      <text:p text:style-name="P305">This returns an interface to the library itself. A member function of this interface returns the IFirebirdAPI <text:span text:style-name="T224">for</text:span> this library <text:span text:style-name="T224">(see </text:span><text:span text:style-name="T224"><text:bookmark-ref text:reference-format="number" text:ref-name="__RefHeading___Toc8971_674303311">3.6</text:bookmark-ref></text:span><text:span text:style-name="T224">)</text:span>.</text:p>
      <text:p text:style-name="P754">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69"><text:span text:style-name="T28">T</text:span><text:span text:style-name="T26">his section is concerned with describing the algorithm used to locate the Firebird Library when the FirebirdAPI function is used to provide the IFirebirdAPI interface.</text:span></text:p>
      <text:p text:style-name="P50"><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842" text:outline-level="3"><text:bookmark-start text:name="__RefHeading___Toc10310_502382219"/>Under Linux<text:bookmark-end text:name="__RefHeading___Toc10310_502382219"/></text:h>
      <text:p text:style-name="P54">The default list of Firebird Client Library names is given as a colon separated list:</text:p>
      <text:p text:style-name="P56">For the Firebird 3 API:</text:p>
      <text:p text:style-name="P490">libfbclient.so:libfbclient.so.2</text:p>
      <text:p text:style-name="Text_20_body">For the Legacy API:</text:p>
      <text:p text:style-name="Pascal">libfbembed.so:libfbembed.so.2.5:libfbembed.so.2.1:libfbclient.so:libfbclient.so.2</text:p>
      <text:p text:style-name="P55">The FirebirdAPI function will try to load each in turn until it is successful. The Linux loader will, in turn, look in the standard locations for the library. If the library is in a non-standard location then this can be indicated by </text:p>
      <text:list xml:id="list322938924" text:style-name="L16">
        <text:list-item>
          <text:p text:style-name="P919"><text:span text:style-name="T29">C</text:span><text:span text:style-name="T26">alling the LoadFBLibrary function with an explicit library path prior to any use of the Firebird API.</text:span></text:p>
        </text:list-item>
        <text:list-item>
          <text:p text:style-name="P931">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930"><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90"><text:soft-page-break/>export LD_LIBRARY_PATH=/opt/firebird/lib:$LD_LIBRARY_PATH</text:p>
      <text:p text:style-name="P54">The above can be run as part of a shell script and extends the exist<text:span text:style-name="T208">ing</text:span> path by telling the Linux loader to look in “/opt/firebird/lib”. This <text:span text:style-name="T111">has been chosen as an example, as it </text:span>is a common location when Firebird is installed from a package<text:note text:id="ftn1" text:note-class="footnote"><text:note-citation>1</text:note-citation><text:note-body><text:p text:style-name="P739">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842" text:outline-level="3"><text:bookmark-start text:name="__RefHeading___Toc10834_2641498334"/>Under Windows<text:bookmark-end text:name="__RefHeading___Toc10834_2641498334"/></text:h>
      <text:p text:style-name="P51"><text:span text:style-name="T62">The Firebird Pascal API</text:span> uses the following algorithm to locate the Firebird DL<text:span text:style-name="T63">L. The algorithm terminates as soon as the library has been located</text:span>:</text:p>
      <table:table table:name="Table4" table:style-name="Table4">
        <table:table-column table:style-name="Table4.A"/>
        <table:table-column table:style-name="Table4.B"/>
        <table:table-row table:style-name="TableLine94279289259136">
          <table:table-cell table:style-name="Table4.A1" office:value-type="string">
            <text:list xml:id="list3995621793" text:style-name="L17">
              <text:list-item>
                <text:p text:style-name="P958"/>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279289936192">
          <table:table-cell table:style-name="Table4.A1" office:value-type="string">
            <text:list xml:id="list93952158579168" text:continue-numbering="true" text:style-name="L17">
              <text:list-item>
                <text:p text:style-name="P958"/>
              </text:list-item>
            </text:list>
          </table:table-cell>
          <table:table-cell table:style-name="Table4.A1" office:value-type="string">
            <text:p text:style-name="P15">If the FIREBIRD environment variable is set <text:span text:style-name="T73">(prior to step 1)</text:span> then the directory this points to is searched for the FB Client DLL and then the underlying "bin" directory</text:p>
          </table:table-cell>
        </table:table-row>
        <table:table-row table:style-name="TableLine94279289936880">
          <table:table-cell table:style-name="Table4.A1" office:value-type="string">
            <text:list xml:id="list93951310580960" text:continue-numbering="true" text:style-name="L17">
              <text:list-item>
                <text:p text:style-name="P958"/>
              </text:list-item>
            </text:list>
          </table:table-cell>
          <table:table-cell table:style-name="Table4.A1" office:value-type="string">
            <text:p text:style-name="P13"><text:span text:style-name="T14">fbintf</text:span> <text:span text:style-name="T63"><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279289937520">
          <table:table-cell table:style-name="Table4.A1" office:value-type="string">
            <text:list xml:id="list93951704857279" text:continue-numbering="true" text:style-name="L17">
              <text:list-item>
                <text:p text:style-name="P958"/>
              </text:list-item>
            </text:list>
          </table:table-cell>
          <table:table-cell table:style-name="Table4.A1" office:value-type="string">
            <text:p text:style-name="P14"><text:span text:style-name="T14">fbintf</text:span> now looks in the default installation folders for first <text:span text:style-name="T73">Firebird 3.0, then </text:span>Firebird 2.5 and <text:span text:style-name="T73">finally</text:span> Firebird 2.1. These are &lt;Program Files Folder&gt;\Firebird\Firebird_2_x</text:p>
          </table:table-cell>
        </table:table-row>
        <table:table-row table:style-name="TableLine94279289938160">
          <table:table-cell table:style-name="Table4.A1" office:value-type="string">
            <text:list xml:id="list93950420394960" text:continue-numbering="true" text:style-name="L17">
              <text:list-item>
                <text:p text:style-name="P958"/>
              </text:list-item>
            </text:list>
          </table:table-cell>
          <table:table-cell table:style-name="Table4.A1" office:value-type="string">
            <text:p text:style-name="P13"><text:span text:style-name="T14">fbintf</text:span> <text:span text:style-name="T63">then </text:span>uses the Windows Path to search for and load <text:span text:style-name="T12">fbclient.dll</text:span>.</text:p>
          </table:table-cell>
        </table:table-row>
        <table:table-row table:style-name="TableLine94279289938800">
          <table:table-cell table:style-name="Table4.A1" office:value-type="string">
            <text:list xml:id="list93950737889818" text:continue-numbering="true" text:style-name="L17">
              <text:list-item>
                <text:p text:style-name="P958"/>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211">In practice, case 1 above should be used for deployed applications, whilst case 3 is the preferred approach for a development system. Case 2 is a special case for unusual installations, while the remaini<text:span text:style-name="T163">n</text:span>g cases are really attempts to get something to work on a broken system.</text:p>
      <text:h text:style-name="P842" text:outline-level="3"><text:bookmark-start text:name="__RefHeading___Toc10836_2641498334"/><text:soft-page-break/>Under Darwin (OSX)<text:bookmark-end text:name="__RefHeading___Toc10836_2641498334"/></text:h>
      <text:p text:style-name="P63"><text:span text:style-name="T29">D</text:span><text:span text:style-name="T26">arwin is treated as an extension of the Unix algorithm. If the standard unix search algorithm fails to the find the Firebird library then the loader will try:</text:span></text:p>
      <text:p text:style-name="P57">/Library/Frameworks/Firebird.framework/Firebird</text:p>
      <text:p text:style-name="P57">and then</text:p>
      <text:p text:style-name="P57">/Library/Frameworks/Firebird.framework/Libraries/libfbclient.dylib</text:p>
      <text:p text:style-name="P57">in the hope of finding the Firebird client library.</text:p>
      <text:h text:style-name="P842" text:outline-level="3"><text:bookmark-start text:name="__RefHeading__691_277107875"/>Overriding the Default Library Name<text:bookmark-end text:name="__RefHeading__691_277107875"/></text:h>
      <text:p text:style-name="P64"><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759">Note: the mechanisms described in this section have been replaced by the LoadFBLibrary function and use of the FIREBIRD Environment variable. They are deprecated and may be removed in the later version.</text:p>
      <text:h text:style-name="P875" text:outline-level="4"><text:bookmark-start text:name="__RefHeading___Toc10838_2641498334"/>The FBLIB Environment Variable<text:bookmark-end text:name="__RefHeading___Toc10838_2641498334"/></text:h>
      <text:p text:style-name="P64"><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875" text:outline-level="4"><text:bookmark-start text:name="__RefHeading___Toc10840_2641498334"/>The OnGetLibraryName Event Handler<text:bookmark-end text:name="__RefHeading___Toc10840_2641498334"/></text:h>
      <text:p text:style-name="P64"><text:span text:style-name="T26">The </text:span><text:span text:style-name="T51">OnGetLibraryName</text:span><text:span text:style-name="T54"> event handler is defined in the IB unit and has the type:</text:span></text:p>
      <text:p text:style-name="P499">TOnGetLibraryName = procedure(var libname: <text:span text:style-name="T203">string</text:span>);</text:p>
      <text:p text:style-name="P64"><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91" text:outline-level="2"><text:bookmark-start text:name="__RefHeading___Toc10842_2641498334"/>API Version Number<text:bookmark-end text:name="__RefHeading___Toc10842_2641498334"/></text:h>
      <text:p text:style-name="P158">The IB.pas file includes API version information as compile time constants. These can be referenced from other units to modify behaviour according to the API Version used.</text:p>
      <text:p text:style-name="P158">These constants are:</text:p>
      <text:p text:style-name="P657"><text:s text:c="2"/>FBIntf_Major = 1;</text:p>
      <text:p text:style-name="P686"><text:s text:c="2"/>FBIntf_Minor = 0;</text:p>
      <text:p text:style-name="P686"><text:s text:c="2"/>FBIntf_Release = <text:span text:style-name="T200">0</text:span>;</text:p>
      <text:p text:style-name="P686"><text:s text:c="2"/>FBIntf_Version = '1.0.<text:span text:style-name="T200">0</text:span>';</text:p>
      <text:p text:style-name="Text_20_body"/>
      <text:h text:style-name="Heading_20_2" text:outline-level="2"><text:bookmark-start text:name="__RefHeading___Toc10844_2641498334"/><text:bookmark-start text:name="__RefNumPara__11273_954045858"/><text:soft-page-break/>Reference<text:bookmark-end text:name="__RefHeading___Toc10844_2641498334"/><text:bookmark-end text:name="__RefNumPara__11273_954045858"/></text:h>
      <text:p text:style-name="P501"><text:s text:c="2"/>IFirebirdAPI = interface</text:p>
      <text:p text:style-name="P501"><text:s text:c="4"/>{Database connections}</text:p>
      <text:p text:style-name="P501"><text:s text:c="4"/>function AllocateDPB: IDPB;</text:p>
      <text:p text:style-name="P501"><text:s text:c="4"/>function OpenDatabase(DatabaseName: AnsiString; DPB: IDPB;</text:p>
      <text:p text:style-name="P501"><text:s text:c="9"/>RaiseExceptionOnConnectError: boolean=true): IAttachment;</text:p>
      <text:p text:style-name="P501"><text:s text:c="4"/>function CreateDatabase(DatabaseName: AnsiString; DPB: IDPB;</text:p>
      <text:p text:style-name="P501"><text:s text:c="9"/>RaiseExceptionOnError: boolean=true): IAttachment; <text:span text:style-name="T197">overload;</text:span></text:p>
      <text:p text:style-name="P624"><text:s text:c="4"/>function CreateDatabase(sql: AnsiString; aSQLDialect: integer; </text:p>
      <text:p text:style-name="P624"><text:s text:c="9"/>RaiseExceptionOnError: boolean=true): IAttachment; overload;</text:p>
      <text:p text:style-name="P501"/>
      <text:p text:style-name="P501"><text:s text:c="4"/>{Start Transaction against multiple databases}</text:p>
      <text:p text:style-name="P501"><text:s text:c="4"/>function AllocateTPB: ITPB;</text:p>
      <text:p text:style-name="P501"><text:s text:c="4"/>function StartTransaction(Attachments: array of IAttachment;</text:p>
      <text:p text:style-name="P501"><text:s text:c="13"/>TPB: array of byte; DefaultCompletion: TTransactionCompletion=taCommit;</text:p>
      <text:p text:style-name="P501"><text:s text:c="13"/>aName: AnsiString=''): ITransaction; overload;</text:p>
      <text:p text:style-name="P501"><text:s text:c="4"/>function StartTransaction(Attachments: array of IAttachment;</text:p>
      <text:p text:style-name="P501"><text:s text:c="13"/>TPB: ITPB; DefaultCompletion: TTransactionCompletion=taCommit;</text:p>
      <text:p text:style-name="P501"><text:s text:c="13"/>aName: AnsiString=''): ITransaction; overload;</text:p>
      <text:p text:style-name="P501"/>
      <text:p text:style-name="P501"><text:s text:c="4"/>{Service Manager}</text:p>
      <text:p text:style-name="P501"><text:s text:c="4"/>function HasServiceAPI: boolean;</text:p>
      <text:p text:style-name="P501"><text:s text:c="4"/>function AllocateSPB: ISPB;</text:p>
      <text:p text:style-name="P502"><text:s text:c="4"/>function GetServiceManager(ServerName: AnsiString; Protocol: TProtocol; </text:p>
      <text:p text:style-name="P502"><text:s text:c="45"/>SPB: ISPB): IServiceManager; <text:span text:style-name="T215">overload;</text:span></text:p>
      <text:p text:style-name="P503"><text:s text:c="4"/><text:span text:style-name="T215">function GetServiceManager(ServerName: AnsiString; Port: AnsiString; </text:span></text:p>
      <text:p text:style-name="P633"><text:s text:c="24"/>Protocol: TProtocol; SPB: ISPB): IServiceManager; overload;</text:p>
      <text:p text:style-name="P501"/>
      <text:p text:style-name="P501"><text:s text:c="4"/>{Information}</text:p>
      <text:p text:style-name="P501"><text:s text:c="4"/>function GetStatus: IStatus;</text:p>
      <text:p text:style-name="P501"><text:s text:c="4"/>function GetLibraryName: <text:span text:style-name="T203">string</text:span>;</text:p>
      <text:p text:style-name="P577"><text:s text:c="4"/>function IsEmbeddedServer: boolean;</text:p>
      <text:p text:style-name="P501"><text:s text:c="4"/>function HasRollbackRetaining: boolean;</text:p>
      <text:p text:style-name="P501"><text:s text:c="4"/>function GetImplementationVersion: AnsiString;</text:p>
      <text:p text:style-name="P501"><text:s text:c="4"/>function GetClientMajor: integer;</text:p>
      <text:p text:style-name="P501"><text:s text:c="4"/>function GetClientMinor: integer;</text:p>
      <text:p text:style-name="P501"><text:s text:c="4"/>function HasTimeZoneSupport: boolean;</text:p>
      <text:p text:style-name="P501"><text:s text:c="4"/>function HasDecFloatSupport: boolean;</text:p>
      <text:p text:style-name="P506"><text:s text:c="4"/>function HasExtendedTZSupport: boolean;</text:p>
      <text:p text:style-name="P501"/>
      <text:p text:style-name="P501"><text:s text:c="4"/>{Firebird 3 API}</text:p>
      <text:p text:style-name="P501"><text:s text:c="4"/>function HasMasterIntf: boolean;</text:p>
      <text:p text:style-name="P501"><text:s text:c="4"/>function GetIMaster: TObject;</text:p>
      <text:p text:style-name="P504"><text:s text:c="4"/><text:span text:style-name="T222">function GetFBLibrary: IfirebirdLibrary;</text:span></text:p>
      <text:p text:style-name="P504"/>
      <text:p text:style-name="P504"><text:s text:c="4"/>{BCD Field Support}</text:p>
      <text:p text:style-name="P504"><text:s text:c="4"/>procedure SQLDecFloatEncode(aValue: tBCD; SQLType: cardinal; bufptr: PByte);</text:p>
      <text:p text:style-name="P505"><text:s text:c="4"/>function SQLDecFloatDecode(SQLType: cardinal; bufptr: PByte): tBCD;</text:p>
      <text:p text:style-name="P504"/>
      <text:p text:style-name="P504"><text:s text:c="4"/>{Time Zone Support - uses client local ICU}</text:p>
      <text:p text:style-name="P504"><text:s text:c="4"/>function TimeZoneID2TimeZoneName(aTimeZoneID: TFBTimeZoneID): AnsiString;</text:p>
      <text:p text:style-name="P504"><text:s text:c="4"/>function TimeZoneName2TimeZoneID(aTimeZone: AnsiString): TFBTimeZoneID;</text:p>
      <text:p text:style-name="P505"><text:s text:c="4"/>function LocalTimeToUTCTime(aLocalTime: TDateTime; </text:p>
      <text:p text:style-name="P505"><text:s text:c="40"/>aTimeZone: AnsiString): TDateTime;</text:p>
      <text:p text:style-name="P505"><text:s text:c="4"/>function UTCTimeToLocalTime(aUTCTime: TDateTime; </text:p>
      <text:p text:style-name="P505"><text:s text:c="40"/>aTimeZone: AnsiString): TDateTime;</text:p>
      <text:p text:style-name="P505"><text:s text:c="4"/>function GetEffectiveOffsetMins(aLocalTime: TDateTime; </text:p>
      <text:p text:style-name="P505"><text:s text:c="40"/>aTimeZone: AnsiString): integer;</text:p>
      <text:p text:style-name="P504"/>
      <text:p text:style-name="P501">end;</text:p>
      <text:p text:style-name="Text_20_body"/>
      <text:p text:style-name="P656"/>
      <table:table table:name="Table5" table:style-name="Table5">
        <table:table-column table:style-name="Table5.A"/>
        <table:table-column table:style-name="Table5.B"/>
        <table:table-header-rows>
          <table:table-row table:style-name="TableLine94279289941312">
            <table:table-cell table:style-name="Table5.A1" office:value-type="string">
              <text:p text:style-name="P374">Method</text:p>
            </table:table-cell>
            <table:table-cell table:style-name="Table5.B1" office:value-type="string">
              <text:p text:style-name="P374">Use</text:p>
            </table:table-cell>
          </table:table-row>
        </table:table-header-rows>
        <table:table-row table:style-name="TableLine94279290064304">
          <table:table-cell table:style-name="Table5.A2" office:value-type="string">
            <text:p text:style-name="Table_20_Contents">AllocateDPB</text:p>
          </table:table-cell>
          <table:table-cell table:style-name="Table5.B2" office:value-type="string">
            <text:p text:style-name="P428">Allocates an empty Database Parameter Block (DPB) <text:span text:style-name="T74">(</text:span>see <text:bookmark-ref text:reference-format="number" text:ref-name="__RefHeading__1125_586067017">4.1</text:bookmark-ref><text:span text:style-name="T74">).</text:span></text:p>
          </table:table-cell>
        </table:table-row>
        <table:table-row table:style-name="TableLine94279290065696">
          <table:table-cell table:style-name="Table5.A2" office:value-type="string">
            <text:p text:style-name="Table_20_Contents">OpenDatabase</text:p>
          </table:table-cell>
          <table:table-cell table:style-name="Table5.B2" office:value-type="string">
            <text:p text:style-name="P429">Attach to an existing Database (see <text:bookmark-ref text:reference-format="number" text:ref-name="__RefHeading__1128_586067017">4.3</text:bookmark-ref>)</text:p>
          </table:table-cell>
        </table:table-row>
        <table:table-row table:style-name="TableLine94279290066336">
          <table:table-cell table:style-name="Table5.A2" office:value-type="string">
            <text:p text:style-name="Table_20_Contents">CreateDatabase</text:p>
          </table:table-cell>
          <table:table-cell table:style-name="Table5.B2" office:value-type="string">
            <text:p text:style-name="P429">Create a new Database (see <text:bookmark-ref text:reference-format="number" text:ref-name="__RefHeading__1131_586067017">4.2</text:bookmark-ref>).</text:p>
          </table:table-cell>
        </table:table-row>
        <table:table-row table:style-name="TableLine94279290067136">
          <table:table-cell table:style-name="Table5.A2" office:value-type="string">
            <text:p text:style-name="Table_20_Contents">AllocateTPB</text:p>
          </table:table-cell>
          <table:table-cell table:style-name="Table5.B2" office:value-type="string">
            <text:p text:style-name="P429">Allocate a Transaction Parameter Block (TPB) (see <text:bookmark-ref text:reference-format="number" text:ref-name="__RefHeading__1134_586067017">5.1</text:bookmark-ref><text:span text:style-name="T163">)</text:span></text:p>
          </table:table-cell>
        </table:table-row>
        <table:table-row table:style-name="TableLine94279290067936">
          <table:table-cell table:style-name="Table5.A2" office:value-type="string">
            <text:p text:style-name="Table_20_Contents">StartTransaction</text:p>
          </table:table-cell>
          <table:table-cell table:style-name="Table5.B2" office:value-type="string">
            <text:p text:style-name="P429">Start a new <text:s/>transaction (see <text:bookmark-ref text:reference-format="number" text:ref-name="__RefHeading__1139_586067017">5.3</text:bookmark-ref>).</text:p>
          </table:table-cell>
        </table:table-row>
        <table:table-row table:style-name="TableLine94279290068688">
          <table:table-cell table:style-name="Table5.A2" office:value-type="string">
            <text:p text:style-name="Table_20_Contents">HasServiceAPI</text:p>
          </table:table-cell>
          <table:table-cell table:style-name="Table5.B2" office:value-type="string">
            <text:p text:style-name="P429">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429">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429">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429">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426">Returns the filename (without the path) o<text:span text:style-name="T163">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430">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426">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426">Retu<text:span text:style-name="T163">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61">Returns the major version number for the <text:span text:style-name="T231">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61">Returns the minor version number for the <text:span text:style-name="T231">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61">Returns true if the <text:span text:style-name="T231">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61">Returns true if the <text:span text:style-name="T231">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71">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426">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427">If the Firebird 3 IMaster “interface” is available this returns a reference to the IMaster “interface”. </text:p>
            <text:p text:style-name="P747">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54">GetFBLibrary</text:p>
          </table:table-cell>
          <table:table-cell table:style-name="Table5.B2" office:value-type="string">
            <text:p text:style-name="P455">Returns an IFirebirdLIbrary interface for the Firebird Library that provides the Firebird API.</text:p>
          </table:table-cell>
        </table:table-row>
        <table:table-row table:style-name="Table5.8">
          <table:table-cell table:style-name="Table5.A2" office:value-type="string">
            <text:p text:style-name="P454">SQLDecFloatEncode</text:p>
          </table:table-cell>
          <table:table-cell table:style-name="Table5.B2" office:value-type="string">
            <text:p text:style-name="P462">Encodes a TBCD value into a Firebird data buffer (IBX use)</text:p>
          </table:table-cell>
        </table:table-row>
        <table:table-row table:style-name="Table5.8">
          <table:table-cell table:style-name="Table5.A2" office:value-type="string">
            <text:p text:style-name="P454">SQLDecFloatDecode</text:p>
          </table:table-cell>
          <table:table-cell table:style-name="Table5.B2" office:value-type="string">
            <text:p text:style-name="P462">Decodes a BCD value encode in a Firebird data buffer (IBX use)</text:p>
          </table:table-cell>
        </table:table-row>
        <table:table-row table:style-name="Table5.8">
          <table:table-cell table:style-name="Table5.A2" office:value-type="string">
            <text:p text:style-name="P454">TimeZoneID2TimeZoneName</text:p>
          </table:table-cell>
          <table:table-cell table:style-name="Table5.B2" office:value-type="string">
            <text:p text:style-name="P462">Translates a Time Zone ID into a Time Zone Name, or formatted offset.</text:p>
          </table:table-cell>
        </table:table-row>
        <table:table-row table:style-name="Table5.8">
          <table:table-cell table:style-name="Table5.A2" office:value-type="string">
            <text:p text:style-name="P454">TimeZoneName2TimeZoneID</text:p>
          </table:table-cell>
          <table:table-cell table:style-name="Table5.B2" office:value-type="string">
            <text:p text:style-name="P462">Translates a Time Zone Name or formatted offset into a Time Zone ID.</text:p>
          </table:table-cell>
        </table:table-row>
        <table:table-row table:style-name="Table5.8">
          <table:table-cell table:style-name="Table5.A2" office:value-type="string">
            <text:p text:style-name="P454">LocalTimeToUTCTime</text:p>
          </table:table-cell>
          <table:table-cell table:style-name="Table5.B2" office:value-type="string">
            <text:p text:style-name="P462">Converts a local time into UTC Time.</text:p>
          </table:table-cell>
        </table:table-row>
        <table:table-row table:style-name="Table5.8">
          <table:table-cell table:style-name="Table5.A2" office:value-type="string">
            <text:p text:style-name="P454">UTCTimeToLocalTime</text:p>
          </table:table-cell>
          <table:table-cell table:style-name="Table5.B2" office:value-type="string">
            <text:p text:style-name="P462">Converts a UTC Time into a local time.</text:p>
          </table:table-cell>
        </table:table-row>
        <table:table-row table:style-name="Table5.8">
          <table:table-cell table:style-name="Table5.A2" office:value-type="string">
            <text:p text:style-name="P454">GetEffectiveOffsetMins</text:p>
          </table:table-cell>
          <table:table-cell table:style-name="Table5.B2" office:value-type="string">
            <text:p text:style-name="P462">Returns the effective time zone offset for the timestamp and time zone.</text:p>
          </table:table-cell>
        </table:table-row>
      </table:table>
      <text:p text:style-name="Text_20_body"/>
      <text:h text:style-name="P792" text:outline-level="2"><text:bookmark-start text:name="__RefHeading___Toc8971_674303311"/><text:soft-page-break/>The Firebird Library Interface<text:bookmark-end text:name="__RefHeading___Toc8971_674303311"/></text:h>
      <text:p text:style-name="P637"><text:s text:c="2"/>IFirebirdLibrary = interface</text:p>
      <text:p text:style-name="P637"><text:s text:c="4"/>function GetHandle: TLibHandle;</text:p>
      <text:p text:style-name="P637"><text:s text:c="4"/>function GetLibraryName: string;</text:p>
      <text:p text:style-name="P637"><text:s text:c="4"/>function GetLibraryFilePath: string;</text:p>
      <text:p text:style-name="P637"><text:s text:c="4"/>function GetFirebirdAPI: IFirebirdAPI; <text:s text:c="4"/></text:p>
      <table:table table:name="Table21" table:style-name="Table21">
        <table:table-column table:style-name="Table21.A"/>
        <table:table-column table:style-name="Table21.B"/>
        <table:table-header-rows>
          <table:table-row table:style-name="TableLine94279290089776">
            <table:table-cell table:style-name="Table21.A1" office:value-type="string">
              <text:p text:style-name="P377">Method</text:p>
            </table:table-cell>
            <table:table-cell table:style-name="Table21.B1" office:value-type="string">
              <text:p text:style-name="P377">Use</text:p>
            </table:table-cell>
          </table:table-row>
        </table:table-header-rows>
        <table:table-row table:style-name="TableLine94279290095088">
          <table:table-cell table:style-name="Table21.A2" office:value-type="string">
            <text:p text:style-name="P456">GetHandle</text:p>
          </table:table-cell>
          <table:table-cell table:style-name="Table21.B2" office:value-type="string">
            <text:p text:style-name="P457">This returns the library handle returned by the OS when the library was loaded.</text:p>
          </table:table-cell>
        </table:table-row>
        <table:table-row table:style-name="TableLine94279290100272">
          <table:table-cell table:style-name="Table21.A2" office:value-type="string">
            <text:p text:style-name="P456">GetLibraryName</text:p>
          </table:table-cell>
          <table:table-cell table:style-name="Table21.B2" office:value-type="string">
            <text:p text:style-name="P457">This is the name of the library e.g. libfbclient.2.0</text:p>
          </table:table-cell>
        </table:table-row>
        <table:table-row table:style-name="TableLine94279290100864">
          <table:table-cell table:style-name="Table21.A2" office:value-type="string">
            <text:p text:style-name="P456">GetLibraryFilePath</text:p>
          </table:table-cell>
          <table:table-cell table:style-name="Table21.B2" office:value-type="string">
            <text:p text:style-name="P457">This is the absolute file path and filename of the DLL or shared object file containing the library.</text:p>
            <text:p text:style-name="P755">Note: on unix this uses the “dlinfo” clib function. While this is available on Linux, it is not supported by all platforms. If not supported the method returns the same as “GetLibraryName”.</text:p>
          </table:table-cell>
        </table:table-row>
        <table:table-row table:style-name="TableLine94279290101616">
          <table:table-cell table:style-name="Table21.A2" office:value-type="string">
            <text:p text:style-name="P456">GetFirebirdAPI</text:p>
          </table:table-cell>
          <table:table-cell table:style-name="Table21.B2" office:value-type="string">
            <text:p text:style-name="P457">This is the instance of the IFirebirdAPI interface for the library.</text:p>
          </table:table-cell>
        </table:table-row>
      </table:table>
      <text:p text:style-name="Text_20_body"/>
      <text:h text:style-name="P793" text:outline-level="2"><text:bookmark-start text:name="__RefHeading___Toc10791_2641498334"/>Accessing the Firebird Provider Interface<text:bookmark-end text:name="__RefHeading___Toc10791_2641498334"/></text:h>
      <text:p text:style-name="P191">In Firebird 3 and later, the Firebird Client exports the “IMaster” interface. This is not a Pascal interface. However, it does provide a means of accessing the low level Firebird interface. It is described in the Firebird documentation.</text:p>
      <text:p text:style-name="P192"><text:span text:style-name="T306">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7">defines</text:span><text:span text:style-name="T306"> the following interface type:</text:span></text:p>
      <text:p text:style-name="Pascal"><text:s/>IFBIMasterProvider = interface</text:p>
      <text:p text:style-name="Pascal"><text:s text:c="4"/>{Firebird 3 API}</text:p>
      <text:p text:style-name="Pascal"><text:s text:c="4"/>function GetIMasterIntf: Firebird.IMaster; <text:s/></text:p>
      <text:p text:style-name="P351"><text:span text:style-name="T306">This interface can be coerced from IFirebirdAPI </text:span><text:span text:style-name="T319">for example using</text:span><text:span text:style-name="T306">:</text:span></text:p>
      <text:p text:style-name="P642"><text:soft-page-break/>uses Firebird, FBClientLib;</text:p>
      <text:p text:style-name="P641"/>
      <text:p text:style-name="P641">….</text:p>
      <text:p text:style-name="P641"/>
      <text:p text:style-name="P641"><text:s/>if FirebirdAPI.HasMasterIntf and</text:p>
      <text:p text:style-name="P641"><text:s text:c="9"/>(FirebirdAPI.QueryInterface(IFBIMasterProvider,MasterProvider) = S_OK) then</text:p>
      <text:p text:style-name="P641"><text:s/>with MasterProvider.GetIMasterIntf.getConfigManager do</text:p>
      <text:p text:style-name="P641"><text:s/>begin</text:p>
      <text:p text:style-name="P641"><text:s text:c="3"/>writeln(OutFile,'Firebird Bin Directory = ', getDirectory(DIR_BIN));</text:p>
      <text:p text:style-name="P641"><text:s text:c="3"/>writeln(OutFile,'Firebird Conf Directory = ', getDirectory(DIR_CONF));</text:p>
      <text:p text:style-name="P641"><text:s/>end;</text:p>
      <text:h text:style-name="P794" text:outline-level="2"><text:bookmark-start text:name="__RefHeading___Toc9777_674303311"/>Multi-Threading<text:bookmark-end text:name="__RefHeading___Toc9777_674303311"/></text:h>
      <text:p text:style-name="P170">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2280422031" text:style-name="L18">
        <text:list-item>
          <text:p text:style-name="P933">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932"><text:span text:style-name="T226">An IStatement (see </text:span><text:span text:style-name="T226"><text:bookmark-ref text:reference-format="number" text:ref-name="__RefHeading___Toc7525_1203846793">6.12</text:bookmark-ref></text:span><text:span text:style-name="T226">) should not be used from multiple threads without user provided thread synchronisation. In particular, calling </text:span>I<text:span text:style-name="T226">R</text:span>esultSet.FetchNext <text:span text:style-name="T226">from different threads without synchronisation can lead to unpredictable behaviour. </text:span></text:p>
        </text:list-item>
        <text:list-item>
          <text:p text:style-name="P933">IServiceManager actions should not be simultaneously invoked from separate threads.</text:p>
        </text:list-item>
        <text:list-item>
          <text:p text:style-name="P933">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933">Different threads can use the same transaction. However, transaction start, commit and rollback should not used by separate threads without user provided thread synchonisation.</text:p>
        </text:list-item>
      </text:list>
      <text:h text:style-name="P776" text:outline-level="1"><text:bookmark-start text:name="__RefHeading___Toc10846_2641498334"/><text:line-break/>Working with Databases<text:bookmark-end text:name="__RefHeading___Toc10846_2641498334"/></text:h>
      <text:p text:style-name="P65">All Database Connections are managed using the <text:span text:style-name="T64">IAttachment</text:span> interface. This interface is returned by a call to the IFirebirdAPI.OpenDatabase or the IFirebirdAPI.CreateDatabase methods. In each case, a Database Parameter Block (DPB) must be provided as a parameter to the call.</text:p>
      <text:h text:style-name="P795" text:outline-level="2"><text:bookmark-start text:name="__RefHeading__1125_586067017"/>The Database Parameter Block (DPB)<text:bookmark-end text:name="__RefHeading__1125_586067017"/></text:h>
      <text:p text:style-name="P65">The DPB is used to pass various parameters to an OpenDatabase or CreateDatabase method. These include the User Name and Password, the default Character Set and the SQL Dialect.</text:p>
      <text:p text:style-name="P65">Building a DPB is simple enough. The IFirebirdAPI.AllocateDPB method is used to allocate an interface to an empty DPB (IDPB<text:note text:id="ftn2" text:note-class="footnote"><text:note-citation>2</text:note-citation><text:note-body><text:p text:style-name="P741">See also <text:bookmark-ref text:reference-format="number" text:ref-name="__RefNumPara__7801_628015621">Appendix A</text:bookmark-ref></text:p></text:note-body></text:note>) and this interface's <text:span text:style-name="T64">Add</text:span> method is used to add parameters to the block:</text:p>
      <text:p text:style-name="P508">IDPB = interface</text:p>
      <text:p text:style-name="P508"><text:s text:c="4"/>function getCount: integer;</text:p>
      <text:p text:style-name="P508"><text:s text:c="4"/>function Add(ParamType: byte): IDPBItem;</text:p>
      <text:p text:style-name="P508"><text:s text:c="4"/>function getItems(index: integer): IDPBItem;</text:p>
      <text:p text:style-name="P508"><text:s text:c="4"/>function Find(ParamType: byte): IDPBItem;</text:p>
      <text:p text:style-name="P511"><text:s text:c="4"/><text:span text:style-name="T146">property Count: integer read getCount;</text:span></text:p>
      <text:p text:style-name="P508"><text:s text:c="4"/>property Items[index: integer]: IDPBItem read getItems; default;</text:p>
      <text:p text:style-name="P508">end;</text:p>
      <text:p text:style-name="Highlighted">Note that once a parameter has been added to the parameter block, an interface to it (IDPBItem) is returned. This interface can be accessed later using the <text:span text:style-name="T64">find</text:span> method. It is also possible to enumerate the existing parameters using the getCount method and Items property. For example, </text:p>
      <text:p text:style-name="P508"><text:soft-page-break/>var MyDPB: IDPB;</text:p>
      <text:p text:style-name="P508">begin</text:p>
      <text:p text:style-name="P508"><text:s text:c="2"/>MyDPB := FirebirdAPI.AllocateDPB;</text:p>
      <text:p text:style-name="P508"><text:s text:c="2"/>MyDPB.Add(isc_dpb_user_name).AsString :<text:span text:style-name="T78">= </text:span>'SYSDBA';</text:p>
      <text:p text:style-name="P508"><text:s text:c="2"/>MyDPB.Add(isc_dpb_password).AsString :<text:span text:style-name="T78">= </text:span>'masterkey';</text:p>
      <text:p text:style-name="P508"><text:s text:c="2"/>MyDPB.Add(isc_dpb_lc_ctype).AsString :<text:span text:style-name="T78">= </text:span>'UTF8';</text:p>
      <text:p text:style-name="P508"><text:s text:c="2"/>MyDPB.Add(isc_dpb_set_db_SQL_dialect).AsByte :<text:span text:style-name="T78">= </text:span>3;</text:p>
      <text:p text:style-name="P220">is a typical example of the use of IDPB to populate a DPB prior to attaching to the database. </text:p>
      <text:p text:style-name="Highlighted">Note that the parameter to the <text:span text:style-name="T64">Add</text:span> method is one of the DPB symbolic constants defined by the Firebird API. The data type is dependent on the parameter.</text:p>
      <text:p text:style-name="P218">The IDPBItem interface is defined as:</text:p>
      <text:p text:style-name="P599">IDPBItem = interface(IParameterBlockItem) end;</text:p>
      <text:p text:style-name="P218"><text:span text:style-name="T145">It is defined by subclassing the IParameterBlockItem interface (see </text:span><text:span text:style-name="T145"><text:bookmark-ref text:reference-format="number" text:ref-name="__RefHeading__5587_1379030791">13.2.2.3</text:bookmark-ref></text:span><text:span text:style-name="T145">) </text:span>Getter and setter methods are defined for string, integer and byte parameters, <text:span text:style-name="T78">together with corresponding properties</text:span>. The parameter type (e.g. <text:s/>isc_dpb_user_name) can be queried using the <text:s/><text:span text:style-name="T64">getParamType</text:span> method. <text:span text:style-name="T76">The following provides an example of enumerating a DPB to print out each parameter's value:</text:span></text:p>
      <text:p text:style-name="P512">procedure TTestBase.PrintDPB(<text:span text:style-name="T75">MyDPB</text:span>: IDPB);</text:p>
      <text:p text:style-name="P512">var i: integer;</text:p>
      <text:p text:style-name="P512">begin</text:p>
      <text:p text:style-name="P512"><text:s text:c="2"/>writeln('DPB');</text:p>
      <text:p text:style-name="P512"><text:s text:c="2"/>writeln('Count = ', <text:span text:style-name="T75">MyDPB</text:span>.Count);</text:p>
      <text:p text:style-name="P512"><text:s text:c="2"/>for i := 0 to <text:span text:style-name="T75">MyDPB</text:span>.Count - 1 do</text:p>
      <text:p text:style-name="P512"><text:s text:c="4"/>writeln(<text:span text:style-name="T75">MyDPB</text:span>[i].getParamType,' = ', <text:span text:style-name="T75">MyDPB</text:span>[i].AsString);</text:p>
      <text:p text:style-name="P512"><text:s text:c="2"/>writeln;</text:p>
      <text:p text:style-name="P512">end;</text:p>
      <text:p text:style-name="Highlighted">Note that all parameter types can be returned as a string value.</text:p>
      <text:h text:style-name="P846" text:outline-level="3"><text:bookmark-start text:name="__RefHeading___Toc10848_2641498334"/>Reference<text:bookmark-end text:name="__RefHeading___Toc10848_2641498334"/></text:h>
      <text:p text:style-name="P66">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279290103200">
            <table:table-cell table:style-name="Table6.A1" office:value-type="string">
              <text:p text:style-name="P379">Constant</text:p>
            </table:table-cell>
            <table:table-cell table:style-name="Table6.A1" office:value-type="string">
              <text:p text:style-name="P379">Type</text:p>
            </table:table-cell>
            <table:table-cell table:style-name="Table6.C1" office:value-type="string">
              <text:p text:style-name="P379">Definition</text:p>
            </table:table-cell>
          </table:table-row>
        </table:table-header-rows>
        <table:table-row table:style-name="TableLine94279290204208">
          <table:table-cell table:style-name="Table6.A2" office:value-type="string">
            <text:p text:style-name="P393">isc_dpb_user_name</text:p>
          </table:table-cell>
          <table:table-cell table:style-name="Table6.A2" office:value-type="string">
            <text:p text:style-name="P394">String</text:p>
          </table:table-cell>
          <table:table-cell table:style-name="Table6.C2" office:value-type="string">
            <text:p text:style-name="P393">Login User Name</text:p>
          </table:table-cell>
        </table:table-row>
        <table:table-row table:style-name="TableLine94279290206144">
          <table:table-cell table:style-name="Table6.A2" office:value-type="string">
            <text:p text:style-name="P393">isc_dpb_password</text:p>
          </table:table-cell>
          <table:table-cell table:style-name="Table6.A2" office:value-type="string">
            <text:p text:style-name="P394">String</text:p>
          </table:table-cell>
          <table:table-cell table:style-name="Table6.C2" office:value-type="string">
            <text:p text:style-name="P393">Login Password</text:p>
          </table:table-cell>
        </table:table-row>
        <table:table-row table:style-name="TableLine94279290206944">
          <table:table-cell table:style-name="Table6.A2" office:value-type="string">
            <text:p text:style-name="P393">isc_dpb_lc_ctype</text:p>
          </table:table-cell>
          <table:table-cell table:style-name="Table6.A2" office:value-type="string">
            <text:p text:style-name="P394">String</text:p>
          </table:table-cell>
          <table:table-cell table:style-name="Table6.C2" office:value-type="string">
            <text:p text:style-name="P393">Default Character Set Name</text:p>
          </table:table-cell>
        </table:table-row>
        <table:table-row table:style-name="TableLine94279290207872">
          <table:table-cell table:style-name="Table6.A2" office:value-type="string">
            <text:p text:style-name="P393">isc_dpb_sql_role_name</text:p>
          </table:table-cell>
          <table:table-cell table:style-name="Table6.A2" office:value-type="string">
            <text:p text:style-name="P394">String</text:p>
          </table:table-cell>
          <table:table-cell table:style-name="Table6.C2" office:value-type="string">
            <text:p text:style-name="P393">Login Role name</text:p>
          </table:table-cell>
        </table:table-row>
        <table:table-row table:style-name="TableLine94279290208912">
          <table:table-cell table:style-name="Table6.A2" office:value-type="string">
            <text:p text:style-name="P393">isc_dpb_sql_dialect</text:p>
          </table:table-cell>
          <table:table-cell table:style-name="Table6.A2" office:value-type="string">
            <text:p text:style-name="P394">Byte</text:p>
          </table:table-cell>
          <table:table-cell table:style-name="Table6.C2" office:value-type="string">
            <text:p text:style-name="P393">Default SQL Dialect (1 or 3)</text:p>
          </table:table-cell>
        </table:table-row>
        <table:table-row table:style-name="TableLine94279290210096">
          <table:table-cell table:style-name="Table6.A2" office:value-type="string">
            <text:p text:style-name="P393">isc_dpb_page_size</text:p>
          </table:table-cell>
          <table:table-cell table:style-name="Table6.A2" office:value-type="string">
            <text:p text:style-name="P394">Integer</text:p>
          </table:table-cell>
          <table:table-cell table:style-name="Table6.C2" office:value-type="string">
            <text:p text:style-name="P393">Database Page Size (create database only)</text:p>
          </table:table-cell>
        </table:table-row>
      </table:table>
      <text:p text:style-name="P66">Other symbolic constants are available for special use (e.g. gfix type operations). See the InterBase 6 API Guide for more information.</text:p>
      <text:h text:style-name="P795" text:outline-level="2"><text:bookmark-start text:name="__RefHeading__1131_586067017"/><text:soft-page-break/>Creating a New Database<text:bookmark-end text:name="__RefHeading__1131_586067017"/></text:h>
      <text:p text:style-name="P67">A new database is created using the IFirebirdAPI.CreateDatabase method. <text:span text:style-name="T77">On a successful completion, t</text:span>his creates a database and returns an <text:span text:style-name="T64">IAttachment</text:span> Interface providing access to the connection to the newly created database. <text:span text:style-name="T197">This function comes in two variants. The first is similar to OpenDatabase (see below) and uses a DPB to provide the database parameters.</text:span></text:p>
      <text:p text:style-name="P514">function CreateDatabase(DatabaseName: AnsiString; DPB: IDPB; </text:p>
      <text:p text:style-name="P514"><text:s text:c="23"/>RaiseExceptionOnError: boolean=true): IAttachment;</text:p>
      <text:p text:style-name="P223">In this case, the DPB provides the login credentials for the user that is to become the database owner. The <text:span text:style-name="T176">connection </text:span>Default Character set becomes that defined for the database. <text:span text:style-name="T176">The database page size DPB parameter (isc_dpb_page_size) is also recognised and used when creating the database.</text:span></text:p>
      <text:p text:style-name="P221">The DatabaseName is either a path to the local database filename, or a connect string in the form:</text:p>
      <text:p text:style-name="P221">serverName:aliasOrPath</text:p>
      <text:p text:style-name="P221">where “serverName” is the domain name for the Firebird Server (localhost is permitted) and the “aliasOrPath” is either a valid database alias name defined in the server's “aliases.conf” file or the full path to the database file on the server.</text:p>
      <text:p text:style-name="P224">If <text:span text:style-name="T80">RaiseExceptionOnError </text:span>is false then any errors are silently ignored and a nil interface reference is returned. Otherwise, if an error occurs then an exception is raised.</text:p>
      <text:p text:style-name="P299">The second variant provides a means to create a database using the “Create Database” SQL statement. This is:</text:p>
      <text:p text:style-name="P625">function CreateDatabase(sql: AnsiString; aSQLDialect: integer; </text:p>
      <text:p text:style-name="P625"><text:s text:c="13"/>RaiseExceptionOnError: boolean=true): IAttachment; overload;</text:p>
      <text:p text:style-name="P299">In this case, the sql parameter must provide a “Create Database” SQL statement as described in the Firebird Language Guide.</text:p>
      <text:p text:style-name="P301">If the above is successful then the connect string is extracted from the SQL statement and may be retrieved using “GetConnectString”. <text:span text:style-name="T211">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1">However, this is not supported in the Delphi version.</text:span></text:p>
      <text:h text:style-name="P795" text:outline-level="2"><text:bookmark-start text:name="__RefHeading__1128_586067017"/>Attaching to an Existing Database<text:bookmark-end text:name="__RefHeading__1128_586067017"/></text:h>
      <text:p text:style-name="P68">You can attached to existing database using the <text:span text:style-name="T75">IFirebirdAPI.OpenDatabase</text:span> method. On successful completion, this opens a connection to the database <text:s/><text:span text:style-name="T80">and returns an </text:span><text:span text:style-name="T65">IAttachment</text:span><text:span text:style-name="T80"> Interface providing access to </text:span>it.</text:p>
      <text:p text:style-name="P515">function OpenDatabase(DatabaseName: AnsiString; DPB: IDPB; </text:p>
      <text:p text:style-name="P515"><text:s text:c="16"/>RaiseExceptionOnConnectError: boolean=true): IAttachment; </text:p>
      <text:p text:style-name="P222">In this case, the DPB provides the login credentials for the user that is <text:span text:style-name="T79">logging into the database. The user must have the necessary access rights for access to the database.</text:span></text:p>
      <text:p text:style-name="P224">The DatabaseName is as above and must identify an existing database.</text:p>
      <text:p text:style-name="P224"><text:soft-page-break/>If <text:span text:style-name="T80">RaiseExceptionOnError </text:span>is false then any errors are silently ignored and a nil interface reference is returned. Otherwise, if an error occurs then an exception is raised.</text:p>
      <text:h text:style-name="P797" text:outline-level="2"><text:bookmark-start text:name="__RefHeading__3851_70736377"/>Controlling access to the DPB Password<text:bookmark-end text:name="__RefHeading__3851_70736377"/></text:h>
      <text:p text:style-name="P68">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9">MyAttachment := IFirebirdAPI.OpenDatabase 'path to database',MyDPB);</text:span></text:p>
      <text:p text:style-name="P516">MyDPB.Find(<text:span text:style-name="T76">isc_dpb_password</text:span>).AsString := 'xxxxxxxx';</text:p>
      <text:h text:style-name="P795" text:outline-level="2"><text:bookmark-start text:name="__RefHeading__5086_70736377"/>Disconnecting<text:bookmark-end text:name="__RefHeading__5086_70736377"/></text:h>
      <text:p text:style-name="P68">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7">Prior to a database being disconnected, all active transactions are closed using their default completion.</text:p>
      <text:h text:style-name="P798" text:outline-level="2"><text:bookmark-start text:name="__RefHeading__5084_70736377"/>Reconnecting<text:bookmark-end text:name="__RefHeading__5084_70736377"/></text:h>
      <text:p text:style-name="P69">After a database connection has been <text:span text:style-name="T164">terminated</text:span>, <text:span text:style-name="T81">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9">less</text:span> the password is restored e.g.</text:p>
      <text:p text:style-name="P517">MyAttachment.getDPB.Find(isc_dpb_password).AsString := 'masterkey';</text:p>
      <text:p text:style-name="P517">MyAttachment.Connect;</text:p>
      <text:p text:style-name="P301">If the connection was originally established when the database was created using a create database SQL statement then the DPD populated from the username/password, if any, present in the create database SQL statement, is used to reconnect.</text:p>
      <text:h text:style-name="P796" text:outline-level="2"><text:bookmark-start text:name="__RefHeading__5088_70736377"/>Dropping a Database<text:bookmark-end text:name="__RefHeading__5088_70736377"/></text:h>
      <text:p text:style-name="P68">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516">MyAttachment.DropDatabase;</text:p>
      <text:p text:style-name="P516">MyAttachment := nil; {ensure no further use}</text:p>
      <text:p text:style-name="P147">Prior to a database being dropped, all active transactions are closed using their default completion.</text:p>
      <text:h text:style-name="P795" text:outline-level="2"><text:bookmark-start text:name="__RefHeading__5115_70736377"/><text:soft-page-break/>Getting Database Information<text:bookmark-end text:name="__RefHeading__5115_70736377"/></text:h>
      <text:p text:style-name="P70">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5">Three overloaded variants of GetDBInformation are provided which respectively are used:</text:p>
      <text:list xml:id="list3642046998" text:style-name="L19">
        <text:list-item>
          <text:p text:style-name="P934">To pass a single request</text:p>
        </text:list-item>
        <text:list-item>
          <text:p text:style-name="P934">To pass multiple requests</text:p>
        </text:list-item>
        <text:list-item>
          <text:p text:style-name="P934">To pass multiple requests as an IDIRB request block. This is used when one or more of the requests has a parameter,</text:p>
        </text:list-item>
      </text:list>
      <text:p text:style-name="P70">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279290275216">
          <table:table-cell table:style-name="Table7.A1" office:value-type="string">
            <text:p text:style-name="Table_20_Contents">isc_info_db_id</text:p>
          </table:table-cell>
          <table:table-cell table:style-name="Table7.B1" office:value-type="string">
            <text:p text:style-name="P395">Database File Name and site name</text:p>
          </table:table-cell>
        </table:table-row>
        <table:table-row table:style-name="TableLine94279290247792">
          <table:table-cell table:style-name="Table7.A2" office:value-type="string">
            <text:p text:style-name="Table_20_Contents">isc_info_allocation</text:p>
          </table:table-cell>
          <table:table-cell table:style-name="Table7.B2" office:value-type="string">
            <text:p text:style-name="P395">Number of database pages allocated</text:p>
          </table:table-cell>
        </table:table-row>
        <table:table-row table:style-name="TableLine94279290252752">
          <table:table-cell table:style-name="Table7.A2" office:value-type="string">
            <text:p text:style-name="Table_20_Contents">isc_info_base_level</text:p>
          </table:table-cell>
          <table:table-cell table:style-name="Table7.B2" office:value-type="string">
            <text:p text:style-name="P395">Database Version (level) number</text:p>
          </table:table-cell>
        </table:table-row>
        <table:table-row table:style-name="TableLine94279290257616">
          <table:table-cell table:style-name="Table7.A2" office:value-type="string">
            <text:p text:style-name="Table_20_Contents">isc_info_implementation</text:p>
          </table:table-cell>
          <table:table-cell table:style-name="Table7.B2" office:value-type="string">
            <text:p text:style-name="P395">Database Implementation Number</text:p>
          </table:table-cell>
        </table:table-row>
        <table:table-row table:style-name="TableLine94279290260096">
          <table:table-cell table:style-name="Table7.A2" office:value-type="string">
            <text:p text:style-name="Table_20_Contents">isc_info_no_reserve</text:p>
          </table:table-cell>
          <table:table-cell table:style-name="Table7.B2" office:value-type="string">
            <text:p text:style-name="P395">Is space reserved for backup records</text:p>
          </table:table-cell>
        </table:table-row>
        <table:table-row table:style-name="TableLine94279290271728">
          <table:table-cell table:style-name="Table7.A2" office:value-type="string">
            <text:p text:style-name="Table_20_Contents">isc_info_ods_minor_version</text:p>
          </table:table-cell>
          <table:table-cell table:style-name="Table7.B2" office:value-type="string">
            <text:p text:style-name="P395">ODS minor version number</text:p>
          </table:table-cell>
        </table:table-row>
        <table:table-row table:style-name="TableLine94279290285856">
          <table:table-cell table:style-name="Table7.A2" office:value-type="string">
            <text:p text:style-name="Table_20_Contents">isc_info_ods_version</text:p>
          </table:table-cell>
          <table:table-cell table:style-name="Table7.B2" office:value-type="string">
            <text:p text:style-name="P395">ODS version number</text:p>
          </table:table-cell>
        </table:table-row>
        <table:table-row table:style-name="TableLine94279290286576">
          <table:table-cell table:style-name="Table7.A2" office:value-type="string">
            <text:p text:style-name="Table_20_Contents">isc_info_page_size</text:p>
          </table:table-cell>
          <table:table-cell table:style-name="Table7.B2" office:value-type="string">
            <text:p text:style-name="P395">Number of bytes per page</text:p>
          </table:table-cell>
        </table:table-row>
        <table:table-row table:style-name="TableLine94279290287376">
          <table:table-cell table:style-name="Table7.A2" office:value-type="string">
            <text:p text:style-name="Table_20_Contents">isc_info_version</text:p>
          </table:table-cell>
          <table:table-cell table:style-name="Table7.B2" office:value-type="string">
            <text:p text:style-name="P395">Database implementation version no.</text:p>
          </table:table-cell>
        </table:table-row>
      </table:table>
      <table:table table:name="Table8" table:style-name="Table8">
        <table:table-column table:style-name="Table8.A"/>
        <table:table-column table:style-name="Table8.B"/>
        <table:table-row table:style-name="TableLine94279290288368">
          <table:table-cell table:style-name="Table8.A1" office:value-type="string">
            <text:p text:style-name="Table_20_Contents">isc_info_current_memory</text:p>
          </table:table-cell>
          <table:table-cell table:style-name="Table8.B1" office:value-type="string">
            <text:p text:style-name="P396">Amount of server memory (in bytes) currently in use</text:p>
          </table:table-cell>
        </table:table-row>
        <table:table-row table:style-name="TableLine94279290326512">
          <table:table-cell table:style-name="Table8.A2" office:value-type="string">
            <text:p text:style-name="Table_20_Contents">isc_info_forced_writes</text:p>
          </table:table-cell>
          <table:table-cell table:style-name="Table8.B2" office:value-type="string">
            <text:p text:style-name="P396">Number specifying the mode in which database writes are performed (0 for asynchronous, 1 for synchronous)</text:p>
          </table:table-cell>
        </table:table-row>
        <table:table-row table:style-name="TableLine94279290328032">
          <table:table-cell table:style-name="Table8.A2" office:value-type="string">
            <text:p text:style-name="Table_20_Contents">isc_info_max_memory</text:p>
          </table:table-cell>
          <table:table-cell table:style-name="Table8.B2" office:value-type="string">
            <text:p text:style-name="P396">Maximum amount of memory (in bytes) used at one time since the first process attached to the database</text:p>
          </table:table-cell>
        </table:table-row>
        <table:table-row table:style-name="TableLine94279290328672">
          <table:table-cell table:style-name="Table8.A2" office:value-type="string">
            <text:p text:style-name="Table_20_Contents">isc_info_num_buffers</text:p>
          </table:table-cell>
          <table:table-cell table:style-name="Table8.B2" office:value-type="string">
            <text:p text:style-name="P396">Number of memory buffers currently allocated</text:p>
          </table:table-cell>
        </table:table-row>
        <table:table-row table:style-name="TableLine94279290329472">
          <table:table-cell table:style-name="Table8.A2" office:value-type="string">
            <text:p text:style-name="Table_20_Contents">isc_info_sweep_interval</text:p>
          </table:table-cell>
          <table:table-cell table:style-name="Table8.B2" office:value-type="string">
            <text:p text:style-name="P396">Number of transactions that are committed between “sweeps” to <text:soft-page-break/>remove database record versions that are no longer needed</text:p>
          </table:table-cell>
        </table:table-row>
        <table:table-row table:style-name="TableLine94279290330272">
          <table:table-cell table:style-name="Table8.A2" office:value-type="string">
            <text:p text:style-name="Table_20_Contents">isc_info_user_names </text:p>
          </table:table-cell>
          <table:table-cell table:style-name="Table8.B2" office:value-type="string">
            <text:p text:style-name="P441">List of logged in users.</text:p>
          </table:table-cell>
        </table:table-row>
        <table:table-row table:style-name="TableLine94279290331024">
          <table:table-cell table:style-name="Table8.A2" office:value-type="string">
            <text:p text:style-name="Table_20_Contents">isc_info_fetches</text:p>
          </table:table-cell>
          <table:table-cell table:style-name="Table8.B2" office:value-type="string">
            <text:p text:style-name="P396">Number of reads from the memory buffer cache</text:p>
          </table:table-cell>
        </table:table-row>
        <table:table-row table:style-name="TableLine94279290331824">
          <table:table-cell table:style-name="Table8.A2" office:value-type="string">
            <text:p text:style-name="Table_20_Contents">isc_info_marks</text:p>
          </table:table-cell>
          <table:table-cell table:style-name="Table8.B2" office:value-type="string">
            <text:p text:style-name="P396">Number of writes to the memory buffer cache</text:p>
          </table:table-cell>
        </table:table-row>
        <table:table-row table:style-name="TableLine94279290332624">
          <table:table-cell table:style-name="Table8.A2" office:value-type="string">
            <text:p text:style-name="Table_20_Contents">isc_info_reads</text:p>
          </table:table-cell>
          <table:table-cell table:style-name="Table8.B2" office:value-type="string">
            <text:p text:style-name="P396">Number of page reads</text:p>
          </table:table-cell>
        </table:table-row>
        <table:table-row table:style-name="TableLine94279290333616">
          <table:table-cell table:style-name="Table8.A2" office:value-type="string">
            <text:p text:style-name="Table_20_Contents">isc_info_writes </text:p>
          </table:table-cell>
          <table:table-cell table:style-name="Table8.B2" office:value-type="string">
            <text:p text:style-name="P396">Number of page writes</text:p>
          </table:table-cell>
        </table:table-row>
        <table:table-row table:style-name="TableLine94279290334416">
          <table:table-cell table:style-name="Table8.A2" office:value-type="string">
            <text:p text:style-name="Table_20_Contents">isc_info_backout_count</text:p>
          </table:table-cell>
          <table:table-cell table:style-name="Table8.B2" office:value-type="string">
            <text:p text:style-name="P396">Number of removals of a version of a record</text:p>
          </table:table-cell>
        </table:table-row>
        <table:table-row table:style-name="TableLine94279290335216">
          <table:table-cell table:style-name="Table8.A2" office:value-type="string">
            <text:p text:style-name="Table_20_Contents">isc_info_delete_count</text:p>
          </table:table-cell>
          <table:table-cell table:style-name="Table8.B2" office:value-type="string">
            <text:p text:style-name="P396">Number of database deletes since the database was last attached</text:p>
          </table:table-cell>
        </table:table-row>
        <table:table-row table:style-name="TableLine94279290336016">
          <table:table-cell table:style-name="Table8.A2" office:value-type="string">
            <text:p text:style-name="Table_20_Contents">isc_info_expunge_count</text:p>
          </table:table-cell>
          <table:table-cell table:style-name="Table8.B2" office:value-type="string">
            <text:p text:style-name="P396">Number of removals of a record and all of its ancestors, for records whose deletions have been committed</text:p>
          </table:table-cell>
        </table:table-row>
        <table:table-row table:style-name="TableLine94279290336816">
          <table:table-cell table:style-name="Table8.A2" office:value-type="string">
            <text:p text:style-name="Table_20_Contents">isc_info_insert_count</text:p>
          </table:table-cell>
          <table:table-cell table:style-name="Table8.B2" office:value-type="string">
            <text:p text:style-name="P396">Number of inserts into the database since the database was last attached</text:p>
          </table:table-cell>
        </table:table-row>
        <table:table-row table:style-name="TableLine94279290337616">
          <table:table-cell table:style-name="Table8.A2" office:value-type="string">
            <text:p text:style-name="Table_20_Contents">isc_info_purge_count</text:p>
          </table:table-cell>
          <table:table-cell table:style-name="Table8.B2" office:value-type="string">
            <text:p text:style-name="Table_20_Contents"><text:span text:style-name="T83">Number of removals of old versions of fully mature records </text:span>(records that are committed, so that older ancestor versions are no longer needed)</text:p>
          </table:table-cell>
        </table:table-row>
        <table:table-row table:style-name="TableLine94279290338416">
          <table:table-cell table:style-name="Table8.A2" office:value-type="string">
            <text:p text:style-name="P227">isc_info_read_idx_count</text:p>
          </table:table-cell>
          <table:table-cell table:style-name="Table8.B2" office:value-type="string">
            <text:p text:style-name="P227">Number of reads done via an index since the dataase was last attached</text:p>
          </table:table-cell>
        </table:table-row>
        <table:table-row table:style-name="TableLine94279290339216">
          <table:table-cell table:style-name="Table8.A2" office:value-type="string">
            <text:p text:style-name="P227">isc_info_read_seq_count</text:p>
          </table:table-cell>
          <table:table-cell table:style-name="Table8.B2" office:value-type="string">
            <text:p text:style-name="P227">Number of sequential sequential table scans (row reads) done on each table since the database was last attached</text:p>
          </table:table-cell>
        </table:table-row>
        <table:table-row table:style-name="TableLine94279290340016">
          <table:table-cell table:style-name="Table8.A2" office:value-type="string">
            <text:p text:style-name="P227">isc_info_update_count</text:p>
          </table:table-cell>
          <table:table-cell table:style-name="Table8.B2" office:value-type="string">
            <text:p text:style-name="P71">Number of database updates since the database was last attached</text:p>
          </table:table-cell>
        </table:table-row>
        <table:table-row table:style-name="TableLine94279290340816">
          <table:table-cell table:style-name="Table8.A2" office:value-type="string">
            <text:p text:style-name="P296">isc_info_db_SQL_Dialect</text:p>
          </table:table-cell>
          <table:table-cell table:style-name="Table8.B2" office:value-type="string">
            <text:p text:style-name="P154">Get Database SQL Dialect</text:p>
          </table:table-cell>
        </table:table-row>
        <table:table-row table:style-name="TableLine94279290341616">
          <table:table-cell table:style-name="Table8.A2" office:value-type="string">
            <text:p text:style-name="P302">isc_info_active_tran_count</text:p>
          </table:table-cell>
          <table:table-cell table:style-name="Table8.B2" office:value-type="string">
            <text:p text:style-name="P164">Number of currently active transactions.</text:p>
          </table:table-cell>
        </table:table-row>
        <table:table-row table:style-name="TableLine94279290342416">
          <table:table-cell table:style-name="Table8.A2" office:value-type="string">
            <text:p text:style-name="P302">isc_info_creation_date</text:p>
          </table:table-cell>
          <table:table-cell table:style-name="Table8.B2" office:value-type="string">
            <text:p text:style-name="P164">Date and time when database was created.</text:p>
          </table:table-cell>
        </table:table-row>
        <table:table-row table:style-name="TableLine94279290343248">
          <table:table-cell table:style-name="Table8.A2" office:value-type="string">
            <text:p text:style-name="P302">fb_info_page_contents</text:p>
          </table:table-cell>
          <table:table-cell table:style-name="Table8.B2" office:value-type="string">
            <text:p text:style-name="P165">The requested page number is passed as an integer parameter.</text:p>
            <text:p text:style-name="P164">Returns selected page contents as a string with code page CP_NONE.</text:p>
          </table:table-cell>
        </table:table-row>
      </table:table>
      <text:p text:style-name="P226"><text:soft-page-break/>The InterBase 6.0 API Guide provides more information on each of the above. <text:span text:style-name="T213">isc_info_active_tran_count, isc_info_creation_date and fb_info_page_contents are described in the Firebird documentation files.</text:span></text:p>
      <text:h text:style-name="P847" text:outline-level="3"><text:bookmark-start text:name="__RefHeading___Toc8211_2088362776"/>Using the IDIRB Interface<text:bookmark-end text:name="__RefHeading___Toc8211_2088362776"/></text:h>
      <text:p text:style-name="P302">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631">var DBRequest: IDIRB;</text:p>
      <text:p text:style-name="P631">begin</text:p>
      <text:p text:style-name="P630"><text:s text:c="4"/>DBRequest := Attachment.AllocateDIRB;</text:p>
      <text:p text:style-name="P630"><text:s text:c="4"/>DBRequest.Add(isc_info_page_size);</text:p>
      <text:p text:style-name="P630"><text:s text:c="4"/>DBRequest.Add(fb_info_page_contents).AsInteger := 100;</text:p>
      <text:p text:style-name="P303">Allocates a IDIRB and requests two (unconnected) items: a request for the page size and for the contents of page number 100;</text:p>
      <text:p text:style-name="P303">An overloaded version of IAttachment.GetDBInformation is used to pass the request to Firebird and returns an IDBInformation containing the response.</text:p>
      <text:h text:style-name="P848" text:outline-level="3"><text:bookmark-start text:name="__RefHeading___Toc8213_2088362776"/><text:bookmark-start text:name="__RefNumPara__12989_1545400344"/>The IDBInformation Interface<text:bookmark-end text:name="__RefHeading___Toc8213_2088362776"/><text:bookmark-end text:name="__RefNumPara__12989_1545400344"/></text:h>
      <text:p text:style-name="P225">IDBInformation is a simple interface providing access to the buffer containing the information requested:</text:p>
      <text:p text:style-name="P518">IDBInformation = interface</text:p>
      <text:p text:style-name="P518"><text:s text:c="4"/>function GetCount: integer;</text:p>
      <text:p text:style-name="P518"><text:s text:c="4"/>function GetItem(index: integer): IDBInfoItem;</text:p>
      <text:p text:style-name="P518"><text:s text:c="4"/>function Find(ItemType: byte): IDBInfoItem;</text:p>
      <text:p text:style-name="P518"><text:s text:c="4"/>property Count: integer read GetCount;</text:p>
      <text:p text:style-name="P518"><text:s text:c="4"/>property Items[index: integer]: IDBInfoItem read getItem; default;</text:p>
      <text:p text:style-name="P518"><text:s text:c="2"/>end; <text:s text:c="2"/></text:p>
      <text:p text:style-name="P225">This interface can be used to enumerate the individual information items requested. Each item is returns as an IDBInfoItem:</text:p>
      <text:p text:style-name="P518"><text:soft-page-break/><text:s text:c="2"/>IDBInfoItem = interface</text:p>
      <text:p text:style-name="P518"><text:s text:c="4"/>function getItemType: byte;</text:p>
      <text:p text:style-name="P518"><text:s text:c="4"/>function getSize: integer;</text:p>
      <text:p text:style-name="P518"><text:s text:c="4"/>procedure getRawBytes(var Buffer);</text:p>
      <text:p text:style-name="P518"><text:s text:c="4"/>function getAsString: AnsiString;</text:p>
      <text:p text:style-name="P645"><text:span text:style-name="T82"><text:s text:c="4"/>function getAsInteger: </text:span><text:span text:style-name="T317">int64</text:span><text:span text:style-name="T82">;</text:span></text:p>
      <text:p text:style-name="P518"><text:s text:c="4"/>procedure DecodeIDCluster(var ConnectionType: integer; </text:p>
      <text:p text:style-name="P518"><text:s text:c="32"/>var DBFileName, DBSiteName: AnsiString);</text:p>
      <text:p text:style-name="P518"><text:s text:c="4"/>function getAsBytes: TbyteArray;</text:p>
      <text:p text:style-name="P519"><text:s text:c="4"/><text:span text:style-name="T213">function getAsDateTime: TDateTime;</text:span></text:p>
      <text:p text:style-name="P518"><text:s text:c="4"/>procedure DecodeVersionString(var Version: byte; var VersionString: AnsiString);</text:p>
      <text:p text:style-name="P518"><text:s text:c="4"/>function getOperationCounts: TDBOperationCounts;</text:p>
      <text:p text:style-name="P518"><text:s text:c="4"/>procedure DecodeUserNames(UserNames: TStrings);</text:p>
      <text:p text:style-name="P518"/>
      <text:p text:style-name="P518"><text:s text:c="4"/>{user names only}</text:p>
      <text:p text:style-name="P518"><text:s text:c="4"/>function GetCount: integer;</text:p>
      <text:p text:style-name="P518"><text:s text:c="4"/>function GetItem(index: integer): IDBInfoItem;</text:p>
      <text:p text:style-name="P518"><text:s text:c="4"/>function Find(ItemType: byte): IDBInfoItem;</text:p>
      <text:p text:style-name="P645"><text:span text:style-name="T82"><text:s text:c="4"/>property AsInteger: </text:span><text:span text:style-name="T317">int64</text:span><text:span text:style-name="T82"> read getAsInteger;</text:span></text:p>
      <text:p text:style-name="P518"><text:s text:c="4"/>property AsString: AnsiString read GetAsString;</text:p>
      <text:p text:style-name="P518"><text:s text:c="4"/>property Count: integer read GetCount;</text:p>
      <text:p text:style-name="P518"><text:s text:c="4"/>property Items[index: integer]: IDBInfoItem read getItem; default;</text:p>
      <text:p text:style-name="P518"><text:s text:c="2"/>end; <text:s text:c="11"/></text:p>
      <text:p text:style-name="P225">Each DB Information item can be a single value o<text:span text:style-name="T195">r</text:span> a set of values that can itself be enumerated. Getter methods are provided for each data type that can be returned. Including the following special cases:</text:p>
      <text:list xml:id="list2539280913" text:style-name="L20">
        <text:list-item>
          <text:p text:style-name="P961">DecodeIDCluster <text:span text:style-name="T82">is used to decode information returned for information type isc_info_db_id.</text:span></text:p>
        </text:list-item>
        <text:list-item>
          <text:p text:style-name="P961">DecodeVersionString <text:span text:style-name="T82">is used to decode information returned for isc_info_base_level</text:span></text:p>
        </text:list-item>
        <text:list-item>
          <text:p text:style-name="P962">getOperationCounts <text:span text:style-name="T84">is used for returned operation counts (isc_info_backout_count onwrds)</text:span></text:p>
        </text:list-item>
        <text:list-item>
          <text:p text:style-name="P962">DecodeUserNames <text:span text:style-name="T84">may be used for <text:s/>isc_info_user_names.</text:span></text:p>
        </text:list-item>
        <text:list-item>
          <text:p text:style-name="P963">GetAsBytes is used for isc_info_base_level and isc_info_implementation.</text:p>
        </text:list-item>
      </text:list>
      <text:h text:style-name="P799" text:outline-level="2"><text:bookmark-start text:name="__RefHeading___Toc8057_671203087"/>Getting Information about the Attachment<text:bookmark-end text:name="__RefHeading___Toc8057_671203087"/></text:h>
      <text:p text:style-name="P166">The IAttachment interface also provides access to information about the attachment itself using the <text:s/>functions:</text:p>
      <text:p text:style-name="P632">function GetConnectString: AnsiString;</text:p>
      <text:p text:style-name="P632">function GetRemoteProtocol: AnsiString;</text:p>
      <text:p text:style-name="P632">function GetAuthenticationMethod: AnsiString;</text:p>
      <text:p text:style-name="P636">function GetSecurityDatabase: AnsiString;</text:p>
      <text:p text:style-name="P632">function GetODSMajorVersion: integer;</text:p>
      <text:p text:style-name="P632">function GetODSMinorVersion: integer;</text:p>
      <text:p text:style-name="P632">function GetSQLDialect: integer;</text:p>
      <text:p text:style-name="P632">function HasDefaultCharSet: boolean;</text:p>
      <text:p text:style-name="P632">function GetDefaultCharSetID: integer;</text:p>
      <text:p text:style-name="P638">procedure getFBVersion(version: TStrings);</text:p>
      <text:p text:style-name="P304">These may be used to determine:</text:p>
      <text:list xml:id="list1812062700" text:style-name="L21">
        <text:list-item>
          <text:p text:style-name="P992">The connect string used to connect to the remote database.</text:p>
        </text:list-item>
        <text:list-item>
          <text:p text:style-name="P992">The protocol used (e.g. TCP). <text:span text:style-name="T216">An empty string is returned if the embedded server is used.</text:span></text:p>
        </text:list-item>
        <text:list-item>
          <text:p text:style-name="P992">The authentication method (e.g. Srp, Win_Sspi, Legacy_Auth). Note that prior to Firebird 3, this always returns <text:s/>Legacy_Auth.</text:p>
        </text:list-item>
        <text:list-item>
          <text:p text:style-name="P993"><text:soft-page-break/>The Security Database (returns 'Default' or 'Other');</text:p>
        </text:list-item>
        <text:list-item>
          <text:p text:style-name="P992">The Major and Minor ODS versions of the remote database.</text:p>
        </text:list-item>
        <text:list-item>
          <text:p text:style-name="P992">The SQL Dialect use for the connection</text:p>
        </text:list-item>
        <text:list-item>
          <text:p text:style-name="P992">Whether or not a default character set was defined for the connection and, if so, what it is.</text:p>
        </text:list-item>
        <text:list-item>
          <text:p text:style-name="P994">The Client/Server version information.</text:p>
        </text:list-item>
      </text:list>
      <text:p text:style-name="Text_20_body">The Client/Server version information is returned as a list of strings and is the information returned by the <text:span text:style-name="T228">Firebird API</text:span> isc_version <text:span text:style-name="T228">function as described in </text:span><text:span text:style-name="T72">[</text:span><text:span text:style-name="T72"><text:bookmark-ref text:reference-format="number" text:ref-name="__RefNumPara__8363_1037802297">1</text:bookmark-ref></text:span><text:span text:style-name="T72">]</text:span><text:span text:style-name="T99">.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56">Note: From Firebird 3 onwards, if Wire Compression is in use then a trailing “Z” is added to lines 2 and 3. <text:span text:style-name="T229">Similarly, if Wire Encryption is in use then a trailing “C: is added. If both then a trailing “CZ” is added.</text:span></text:p>
      <text:h text:style-name="P800" text:outline-level="2"><text:bookmark-start text:name="__RefHeading__5117_70736377"/>Database Activity Monitor<text:bookmark-end text:name="__RefHeading__5117_70736377"/></text:h>
      <text:p text:style-name="P72">A simple means of polling for database API activity is provided by the IAttachment.HasActivity method. This returns true if any activity has taken place over this connection since the last time the <text:s/>method was called, and false otherwise. </text:p>
      <text:p text:style-name="P72">This may be used to automatically disconnect idle connections after some period has elapsed.</text:p>
      <text:h text:style-name="P802" text:outline-level="2"><text:bookmark-start text:name="__RefHeading___Toc10850_2641498334"/>Attaching to a Database using the Embedded Server<text:bookmark-end text:name="__RefHeading___Toc10850_2641498334"/></text:h>
      <text:p text:style-name="P140"><text:span text:style-name="T47">When running on a Unix platform</text:span><text:span text:style-name="T19">, </text:span><text:span text:style-name="T12">fbint</text:span> set<text:span text:style-name="T179">s</text:span> up the local environment to avoid file permissions issues with the Firebird lock and temporary directories. That is, it will create <text:span text:style-name="T179">on initialisation</text:span>, in the default temporary file directory (typically /tmp <text:span text:style-name="T179">under Linux</text:span>), a directory called “Firebird_&lt;username&gt;, where &lt;username&gt; is the current login user name and, unless they are already defined, set the FIREBIRD_TMP and FIREBIRD_LOCK environment variables to point to this directory.</text:p>
      <text:p text:style-name="P141">If your database path consists only of a path to a file on your local system and the embedded server is available then <text:span text:style-name="T165">Firebird</text:span> will attempt to attach to the database without connecting to the server. For this to be successful:</text:p>
      <text:list xml:id="list3982969354" text:style-name="L22">
        <text:list-item>
          <text:p text:style-name="P935">Under Linux, the user name and password must not be present in the DPB.</text:p>
        </text:list-item>
        <text:list-item>
          <text:p text:style-name="P935">Under Windows, a user name and password should be present in the DPB. However, these should be set to the default of “SYSDBA “and “masterkey” respectively.</text:p>
        </text:list-item>
      </text:list>
      <text:h text:style-name="P830" text:outline-level="2"><text:bookmark-start text:name="__RefHeading___Toc9499_674303311"/><text:bookmark-start text:name="__RefNumPara__12949_1545400344"/>Reference<text:bookmark-end text:name="__RefHeading___Toc9499_674303311"/><text:bookmark-end text:name="__RefNumPara__12949_1545400344"/></text:h>
      <text:p text:style-name="P677">IAttachment = interface</text:p>
      <text:p text:style-name="P611"><text:s text:c="4"/><text:span text:style-name="T223">function getFirebirdAPI: IFirebirdAPI; <text:s/></text:span></text:p>
      <text:p text:style-name="P687"><text:s text:c="4"/>function getDPB: IDPB;</text:p>
      <text:p text:style-name="P687"><text:s text:c="4"/>function AllocateBPB: IBPB;</text:p>
      <text:p text:style-name="P610"><text:s text:c="4"/><text:span text:style-name="T214">function AllocateDIRB: IDIRB;</text:span></text:p>
      <text:p text:style-name="P687"><text:s text:c="4"/>procedure Connect;</text:p>
      <text:p text:style-name="P687"><text:s text:c="4"/>procedure Disconnect(Force: boolean=false);</text:p>
      <text:p text:style-name="P687"><text:s text:c="4"/>function IsConnected: boolean;</text:p>
      <text:p text:style-name="P687"><text:s text:c="4"/>procedure DropDatabase;</text:p>
      <text:p text:style-name="P693"><text:s text:c="4"/>function StartTransaction(TPB: array of byte;</text:p>
      <text:p text:style-name="P615"><text:s text:c="30"/>DefaultCompletion: TTransactionCompletion=taCommit;</text:p>
      <text:p text:style-name="P615"><text:s text:c="30"/>aName: AnsiString=''): ITransaction; overload;</text:p>
      <text:p text:style-name="P615"><text:s text:c="4"/>function StartTransaction(TPB: ITPB;</text:p>
      <text:p text:style-name="P615"><text:s text:c="30"/>DefaultCompletion: TTransactionCompletion=taCommit;</text:p>
      <text:p text:style-name="P615"><text:s text:c="30"/>aName: AnsiString=''): ITransaction; overload;</text:p>
      <text:p text:style-name="P615"><text:s text:c="4"/>procedure ExecImmediate(transaction: ITransaction; sql: AnsiString; </text:p>
      <text:p text:style-name="P687"><text:s text:c="41"/>SQLDialect: integer); overload;</text:p>
      <text:p text:style-name="P687"><text:s text:c="4"/>procedure ExecImmediate(TPB: array of byte; sql: AnsiString; </text:p>
      <text:p text:style-name="P687"><text:s text:c="41"/>SQLDialect: integer); overload;</text:p>
      <text:p text:style-name="P687"><text:s text:c="4"/>procedure ExecImmediate(transaction: ITransaction; sql: AnsiString); overload;</text:p>
      <text:p text:style-name="P687"><text:s text:c="4"/>procedure ExecImmediate(TPB: array of byte; sql: AnsiString); overload;</text:p>
      <text:p text:style-name="P674"><text:s text:c="4"/>function ExecuteSQL(TPB: array of byte; sql: AnsiString; SQLDialect: integer; </text:p>
      <text:p text:style-name="P723"><text:s text:c="36"/>params: array of const): IResults; overload;</text:p>
      <text:p text:style-name="P723"><text:s text:c="4"/>function ExecuteSQL(transaction: ITransaction; sql: AnsiString; </text:p>
      <text:p text:style-name="P723"><text:s text:c="15"/>SQLDialect: integer; params: array of const): IResults; overload;</text:p>
      <text:p text:style-name="P723"><text:s text:c="4"/>function ExecuteSQL(TPB: array of byte; sql: AnsiString; </text:p>
      <text:p text:style-name="P723"><text:s text:c="36"/>params: array of const): IResults; overload;</text:p>
      <text:p text:style-name="P723"><text:s text:c="4"/>function ExecuteSQL(transaction: ITransaction; sql: AnsiString; </text:p>
      <text:p text:style-name="P723"><text:s text:c="36"/>params: array of const): IResults; overload;</text:p>
      <text:p text:style-name="P691"><text:s text:c="4"/>function OpenCursor(transaction: ITransaction; sql: AnsiString; a</text:p>
      <text:p text:style-name="P691"><text:s text:c="29"/>SQLDialect: integer;</text:p>
      <text:p text:style-name="P692"><text:s text:c="29"/>Scrollable: boolean=false): IResultSet; overload;</text:p>
      <text:p text:style-name="P691"><text:s text:c="4"/>function OpenCursor(transaction: ITransaction; sql: AnsiString; </text:p>
      <text:p text:style-name="P691"><text:s text:c="29"/>aSQLDialect: integer;</text:p>
      <text:p text:style-name="P692"><text:s text:c="29"/>params: array of const): IResultSet; overload;</text:p>
      <text:p text:style-name="P691"><text:s text:c="4"/>function OpenCursor(transaction: ITransaction; sql: AnsiString; </text:p>
      <text:p text:style-name="P691"><text:s text:c="29"/>Scrollable: boolean=false): IResultSet; overload;</text:p>
      <text:p text:style-name="P691"><text:s text:c="4"/>function OpenCursor(transaction: ITransaction; sql: AnsiString; </text:p>
      <text:p text:style-name="P691"><text:s text:c="29"/>Scrollable: boolean=false;</text:p>
      <text:p text:style-name="P692"><text:s text:c="29"/>params: array of const): IResultSet; overload;</text:p>
      <text:p text:style-name="P691"><text:s text:c="4"/>function OpenCursor(transaction: ITransaction; sql: AnsiString; </text:p>
      <text:p text:style-name="P691"><text:s text:c="29"/>aSQLDialect: integer; Scrollable: boolean;</text:p>
      <text:p text:style-name="P692"><text:s text:c="29"/>params: array of const): IResultSet; overload;</text:p>
      <text:p text:style-name="P691"><text:s text:c="4"/>function OpenCursorAtStart(transaction: ITransaction; sql: AnsiString; </text:p>
      <text:p text:style-name="P691"><text:s text:c="29"/>aSQLDialect: integer;</text:p>
      <text:p text:style-name="P692"><text:s text:c="29"/>Scrollable: boolean=false): IResultSet; overload;</text:p>
      <text:p text:style-name="P691"><text:s text:c="4"/>function OpenCursorAtStart(transaction: ITransaction; sql: AnsiString; </text:p>
      <text:p text:style-name="P691"><text:s text:c="29"/>aSQLDialect: integer;</text:p>
      <text:p text:style-name="P692"><text:s text:c="29"/>params: array of const): IResultSet; overload;</text:p>
      <text:p text:style-name="P691"><text:s text:c="4"/>function OpenCursorAtStart(transaction: ITransaction; sql: AnsiString; </text:p>
      <text:p text:style-name="P691"><text:s text:c="29"/>aSQLDialect: integer; Scrollable: boolean;</text:p>
      <text:p text:style-name="P692"><text:s text:c="29"/>params: array of const): IResultSet; overload;</text:p>
      <text:p text:style-name="P691"><text:s text:c="4"/>function OpenCursorAtStart(transaction: ITransaction; sql: AnsiString; </text:p>
      <text:p text:style-name="P691"><text:s text:c="29"/>Scrollable: boolean=false): IResultSet; overload;</text:p>
      <text:p text:style-name="P692"><text:s text:c="4"/>function OpenCursorAtStart(transaction: ITransaction; sql: AnsiString;</text:p>
      <text:p text:style-name="P692"><text:s text:c="29"/>params: array of const): IResultSet; overload;</text:p>
      <text:p text:style-name="P691"><text:s text:c="4"/>function OpenCursorAtStart(transaction: ITransaction; sql: AnsiString; </text:p>
      <text:p text:style-name="P691"><text:s text:c="29"/>Scrollable: boolean;</text:p>
      <text:p text:style-name="P692"><text:s text:c="29"/>params: array of const): IResultSet; overload;</text:p>
      <text:p text:style-name="P691"><text:s text:c="4"/>function OpenCursorAtStart(sql: AnsiString; Scrollable: boolean=false): <text:s/></text:p>
      <text:p text:style-name="P691"><text:s text:c="29"/>IResultSet; overload;</text:p>
      <text:p text:style-name="P692"><text:s text:c="4"/>function OpenCursorAtStart(sql: AnsiString; Scrollable: boolean;</text:p>
      <text:p text:style-name="P692"><text:s text:c="29"/>params: array of const): IResultSet; overload;</text:p>
      <text:p text:style-name="P692"><text:s text:c="4"/>function OpenCursorAtStart(sql: AnsiString;</text:p>
      <text:p text:style-name="P692"><text:soft-page-break/><text:s text:c="29"/>params: array of const): IResultSet; overload;</text:p>
      <text:p text:style-name="P691"><text:s text:c="4"/>function Prepare(transaction: ITransaction; sql: AnsiString; </text:p>
      <text:p text:style-name="P691"><text:s text:c="29"/>aSQLDialect: integer; </text:p>
      <text:p text:style-name="P691"><text:s text:c="29"/>CursorName: AnsiString=''): IStatement; overload;</text:p>
      <text:p text:style-name="P691"><text:s text:c="4"/>function Prepare(transaction: ITransaction; sql: AnsiString; </text:p>
      <text:p text:style-name="P691"><text:s text:c="29"/>CursorName: AnsiString=''): IStatement; overload;</text:p>
      <text:p text:style-name="P692"><text:s text:c="4"/>function PrepareWithNamedParameters(transaction: ITransaction; sql: AnsiString;</text:p>
      <text:p text:style-name="P692"><text:s text:c="23"/>aSQLDialect: integer; GenerateParamNames: boolean=false;</text:p>
      <text:p text:style-name="P691"><text:s text:c="23"/>CaseSensitiveParams: boolean = false; </text:p>
      <text:p text:style-name="P691"><text:s text:c="23"/>CursorName: AnsiString=''): IStatement; overload;</text:p>
      <text:p text:style-name="P692"><text:s text:c="4"/>function PrepareWithNamedParameters(transaction: ITransaction; sql: AnsiString;</text:p>
      <text:p text:style-name="P692"><text:s text:c="23"/>GenerateParamNames: boolean=false;</text:p>
      <text:p text:style-name="P691"><text:s text:c="23"/>CaseSensitiveParams: boolean = false; </text:p>
      <text:p text:style-name="P691"><text:s text:c="23"/>CursorName: AnsiString=''): IStatement; overload;</text:p>
      <text:p text:style-name="P691"/>
      <text:p text:style-name="P687"><text:s text:c="4"/>{Events}</text:p>
      <text:p text:style-name="P687"><text:s text:c="4"/>function GetEventHandler(Events: TStrings): IEvents; overload;</text:p>
      <text:p text:style-name="P687"><text:s text:c="4"/>function GetEventHandler(Event: AnsiString): IEvents; overload;</text:p>
      <text:p text:style-name="P687"/>
      <text:p text:style-name="P687"><text:s text:c="4"/>{Blob - may use to open existing Blobs. However, ISQLData.AsBlob is</text:p>
      <text:p text:style-name="P687"><text:s text:c="6"/>preferred}</text:p>
      <text:p text:style-name="P687"/>
      <text:p text:style-name="P687"><text:s text:c="4"/>function CreateBlob(transaction: ITransaction; RelationName, </text:p>
      <text:p text:style-name="P687"><text:s text:c="23"/>ColumnName: AnsiString; BPB: IBPB=nil): IBlob; overload;</text:p>
      <text:p text:style-name="P687"><text:s text:c="4"/>function CreateBlob(transaction: ITransaction; </text:p>
      <text:p text:style-name="P687"><text:s text:c="14"/>BlobMetaData: IBlobMetaData; BPB: IBPB=nil): IBlob; overload;</text:p>
      <text:p text:style-name="P687"><text:s text:c="4"/>function CreateBlob(transaction: ITransaction; SubType: integer; </text:p>
      <text:p text:style-name="P687"><text:s text:c="20"/>CharSetID: cardinal=0; BPB: IBPB=nil): IBlob; overload;</text:p>
      <text:p text:style-name="P687"><text:s text:c="4"/>function OpenBlob(transaction: ITransaction; RelationName, </text:p>
      <text:p text:style-name="P687"><text:s text:c="14"/>ColumnName: AnsiString; BlobID: TISC_QUAD; BPB: IBPB=nil): IBlob;</text:p>
      <text:p text:style-name="P689"><text:s text:c="4"/>function OpenBlob(transaction: ITransaction; BlobMetaData: IBlobMetaData; </text:p>
      <text:p text:style-name="P613"><text:s text:c="28"/>BlobID: TISC_QUAD; BPB: IBPB=nil): IBlob; <text:s/>overload;</text:p>
      <text:p text:style-name="P609"><text:s text:c="4"/>function GetInlineBlobLimit: integer;</text:p>
      <text:p text:style-name="P609"><text:s text:c="4"/>procedure SetInlineBlobLimit(limit: integer);</text:p>
      <text:p text:style-name="P609"/>
      <text:p text:style-name="P688"><text:s text:c="4"/>{Array - may use to open existing arrays. However, ISQLData.AsArray is</text:p>
      <text:p text:style-name="P608"><text:s text:c="8"/>preferred}</text:p>
      <text:p text:style-name="P687"/>
      <text:p text:style-name="P687"><text:s text:c="4"/>function OpenArray(transaction: ITransaction; RelationName, </text:p>
      <text:p text:style-name="P687"><text:s text:c="26"/>ColumnName: AnsiString; ArrayID: TISC_QUAD): IArray;</text:p>
      <text:p text:style-name="P689"><text:s text:c="4"/>function OpenArray(transaction: ITransaction; ArrayMetaData: IarrayMetaData;</text:p>
      <text:p text:style-name="P613"><text:s text:c="25"/>ArrayID: TISC_QUAD): IArray; overload;</text:p>
      <text:p text:style-name="P613"><text:s text:c="4"/>function CreateArray(transaction: ITransaction; RelationName, </text:p>
      <text:p text:style-name="P687"><text:s text:c="42"/>ColumnName: AnsiString): IArray; <text:span text:style-name="T196">overload;</text:span></text:p>
      <text:p text:style-name="P623"><text:s text:c="4"/>function CreateArray(transaction: ITransaction; </text:p>
      <text:p text:style-name="P623"><text:s text:c="30"/>ArrayMetaData: IArrayMetaData): IArray; overload;</text:p>
      <text:p text:style-name="P623"><text:s text:c="4"/>function CreateArrayMetaData(SQLType: cardinal; Scale: integer; size: cardinal;</text:p>
      <text:p text:style-name="P623"><text:s text:c="18"/>charSetID: cardinal; dimensions: cardinal; </text:p>
      <text:p text:style-name="P623"><text:s text:c="18"/>bounds: TArrayBounds): IArrayMetaData; </text:p>
      <text:p text:style-name="P687"/>
      <text:p text:style-name="P687"><text:s text:c="4"/>{Database Information}</text:p>
      <text:p text:style-name="P687"><text:s text:c="4"/>function GetSQLDialect: integer;</text:p>
      <text:p text:style-name="P609"><text:s text:c="4"/>function GetAttachmentID: integer;</text:p>
      <text:p text:style-name="P687"><text:s text:c="4"/>function GetBlobMetaData(Transaction: ITransaction; tableName, </text:p>
      <text:p text:style-name="P687"><text:s text:c="41"/>columnName: AnsiString): IBlobMetaData;</text:p>
      <text:p text:style-name="P687"><text:s text:c="4"/>function GetArrayMetaData(Transaction: ITransaction; tableName, </text:p>
      <text:p text:style-name="P687"><text:s text:c="40"/>columnName: AnsiString): IArrayMetaData;</text:p>
      <text:p text:style-name="P687"><text:s text:c="4"/>function GetDBInformation(Requests: array of byte)</text:p>
      <text:p text:style-name="P687"><text:s text:c="49"/>: IDBInformation; overload;</text:p>
      <text:p text:style-name="P687"><text:s text:c="4"/>function GetDBInformation(Request: byte): IDBInformation; overload;</text:p>
      <text:p text:style-name="P610"><text:s text:c="4"/><text:span text:style-name="T214">function GetDBInformation(Requests: IDIRB): IDBInformation; overload;</text:span></text:p>
      <text:p text:style-name="P629"><text:s text:c="4"/>function GetConnectString: AnsiString;</text:p>
      <text:p text:style-name="P729"><text:s text:c="4"/>function GetRemoteProtocol: AnsiString;</text:p>
      <text:p text:style-name="P628"><text:soft-page-break/><text:s text:c="4"/><text:span text:style-name="T98">function GetAuthenticationMethod: AnsiString</text:span><text:span text:style-name="T71">;</text:span></text:p>
      <text:p text:style-name="P627"><text:s text:c="4"/>function GetODSMajorVersion: integer;</text:p>
      <text:p text:style-name="P627"><text:s text:c="4"/>function GetODSMinorVersion: integer;</text:p>
      <text:p text:style-name="P638"><text:s text:c="4"/>procedure getFBVersion(version: TStrings);</text:p>
      <text:p text:style-name="P612"><text:s text:c="4"/>function HasActivity: boolean;</text:p>
      <text:p text:style-name="P612"><text:s text:c="4"/>function HasDecFloatSupport: boolean;</text:p>
      <text:p text:style-name="P612"><text:s text:c="4"/><text:span text:style-name="T350">function HasBatchMode: boolean;</text:span></text:p>
      <text:p text:style-name="P507"><text:s text:c="4"/>function HasScollableCursors: boolean;</text:p>
      <text:p text:style-name="P507"><text:s text:c="4"/>function HasTable(aTableName: AnsiString): boolean; <text:s/>{case sensitive}</text:p>
      <text:p text:style-name="P507"><text:s text:c="4"/>function HasFunction(aFunctionName: AnsiString): boolean; {case sensitive}</text:p>
      <text:p text:style-name="P507"><text:s text:c="4"/>function HasProcedure(aProcName: AnsiString): boolean; {case sensitive}</text:p>
      <text:p text:style-name="P507"/>
      <text:p text:style-name="P727"><text:s text:c="4"/>{Character Sets}</text:p>
      <text:p text:style-name="P654"><text:s text:c="4"/>function GetCharSetID: integer; {connection character set}</text:p>
      <text:p text:style-name="P679"><text:s text:c="4"/>function HasDefaultCharSet: boolean;</text:p>
      <text:p text:style-name="P730"><text:s text:c="4"/>function GetDefaultCharSetID: integer;</text:p>
      <text:p text:style-name="P728"><text:s text:c="4"/>function GetCharsetName(CharSetID: integer): AnsiString;</text:p>
      <text:p text:style-name="P727"><text:s text:c="4"/>function CharSetID2CodePage(CharSetID: integer; </text:p>
      <text:p text:style-name="P727"><text:s text:c="31"/>var CodePage: TSystemCodePage): boolean;</text:p>
      <text:p text:style-name="P727"><text:s text:c="4"/>function CodePage2CharSetID(CodePage: TSystemCodePage; </text:p>
      <text:p text:style-name="P727"><text:s text:c="31"/>var CharSetID: integer): boolean;</text:p>
      <text:p text:style-name="P727"><text:s text:c="4"/>function CharSetName2CharSetID(CharSetName: AnsiString;</text:p>
      <text:p text:style-name="P727"><text:s text:c="31"/>var CharSetID: integer): boolean;</text:p>
      <text:p text:style-name="P727"><text:s text:c="4"/>function CharSetWidth(CharSetID: integer; var Width: integer): boolean;</text:p>
      <text:p text:style-name="P727"><text:s text:c="4"/>procedure RegisterCharSet(CharSetName: AnsiString; CodePage: TSystemCodePage;</text:p>
      <text:p text:style-name="P690"><text:span text:style-name="T205"><text:s text:c="6"/>AllowReverseLookup:boolean; out CharSetID: integer);</text:span> <text:s/></text:p>
      <text:p text:style-name="P614"><text:s/>{Time Zone Database}</text:p>
      <text:p text:style-name="P614"><text:s text:c="4"/>function GetTimeZoneServices: ITimeZoneServices;</text:p>
      <text:p text:style-name="P614"><text:s text:c="4"/>function HasTimeZoneSupport: boolean; <text:s/></text:p>
      <text:p text:style-name="P614">end; <text:s text:c="5"/></text:p>
      <text:p text:style-name="Text_20_body"/>
      <table:table table:name="Table9" table:style-name="Table9">
        <table:table-column table:style-name="Table9.A"/>
        <table:table-column table:style-name="Table9.B"/>
        <table:table-header-rows>
          <table:table-row table:style-name="TableLine94279290430320">
            <table:table-cell table:style-name="Table9.A1" office:value-type="string">
              <text:p text:style-name="P375">Method</text:p>
            </table:table-cell>
            <table:table-cell table:style-name="Table9.B1" office:value-type="string">
              <text:p text:style-name="P375">Use</text:p>
            </table:table-cell>
          </table:table-row>
        </table:table-header-rows>
        <table:table-row table:style-name="TableLine94279290691408">
          <table:table-cell table:style-name="Table9.A2" office:value-type="string">
            <text:p text:style-name="P458">getFirebirdAPI</text:p>
          </table:table-cell>
          <table:table-cell table:style-name="Table9.B2" office:value-type="string">
            <text:p text:style-name="P458">Returns the IFirebirdAPI that provided the IAttachment</text:p>
          </table:table-cell>
        </table:table-row>
        <table:table-row table:style-name="TableLine94279290692800">
          <table:table-cell table:style-name="Table9.A2" office:value-type="string">
            <text:p text:style-name="P397">getDPB</text:p>
          </table:table-cell>
          <table:table-cell table:style-name="Table9.B2" office:value-type="string">
            <text:p text:style-name="P397">Returns a reference to the DPB used to connect t<text:span text:style-name="T107">o</text:span> the database.</text:p>
          </table:table-cell>
        </table:table-row>
        <table:table-row table:style-name="TableLine94279290693440">
          <table:table-cell table:style-name="Table9.A2" office:value-type="string">
            <text:p text:style-name="P397">AllocateBPB</text:p>
          </table:table-cell>
          <table:table-cell table:style-name="Table9.B2" office:value-type="string">
            <text:p text:style-name="P397">Allocates an empty Blob Parameter Block (BPB) <text:span text:style-name="T165">(</text:span>See <text:bookmark-ref text:reference-format="number" text:ref-name="__RefHeading__4960_70736377">7.6</text:bookmark-ref><text:span text:style-name="T165">)</text:span>.</text:p>
          </table:table-cell>
        </table:table-row>
        <table:table-row table:style-name="TableLine94279290694080">
          <table:table-cell table:style-name="Table9.A2" office:value-type="string">
            <text:p text:style-name="P452">AllocateDIRB</text:p>
          </table:table-cell>
          <table:table-cell table:style-name="Table9.B2" office:value-type="string">
            <text:p text:style-name="P452">Allocates an empty Database Information Request Buffer (see <text:bookmark-ref text:reference-format="number" text:ref-name="__RefHeading___Toc8211_2088362776">4.8.1</text:bookmark-ref>)</text:p>
          </table:table-cell>
        </table:table-row>
        <table:table-row table:style-name="TableLine94279290694720">
          <table:table-cell table:style-name="Table9.A2" office:value-type="string">
            <text:p text:style-name="P397">Connect</text:p>
          </table:table-cell>
          <table:table-cell table:style-name="Table9.B2" office:value-type="string">
            <text:p text:style-name="P397">Reconnect to the database following a Disconnect <text:span text:style-name="T103">(see </text:span><text:span text:style-name="T103"><text:bookmark-ref text:reference-format="number" text:ref-name="__RefHeading__5084_70736377">4.6</text:bookmark-ref></text:span><text:span text:style-name="T103">)</text:span></text:p>
          </table:table-cell>
        </table:table-row>
        <table:table-row table:style-name="TableLine94279290695312">
          <table:table-cell table:style-name="Table9.A2" office:value-type="string">
            <text:p text:style-name="P397">Disconnect</text:p>
          </table:table-cell>
          <table:table-cell table:style-name="Table9.B2" office:value-type="string">
            <text:p text:style-name="P397">Disconnect from the database. If “force” is true then errors are ignored <text:span text:style-name="T103">(see </text:span><text:span text:style-name="T103"><text:bookmark-ref text:reference-format="number" text:ref-name="__RefHeading__5086_70736377">4.5</text:bookmark-ref></text:span><text:span text:style-name="T103">)</text:span>.</text:p>
          </table:table-cell>
        </table:table-row>
        <table:table-row table:style-name="TableLine94279290696032">
          <table:table-cell table:style-name="Table9.A2" office:value-type="string">
            <text:p text:style-name="P397">IsConnected</text:p>
          </table:table-cell>
          <table:table-cell table:style-name="Table9.B2" office:value-type="string">
            <text:p text:style-name="P397">Returns true if database connection is active.</text:p>
          </table:table-cell>
        </table:table-row>
        <table:table-row table:style-name="TableLine94279290696832">
          <table:table-cell table:style-name="Table9.A2" office:value-type="string">
            <text:p text:style-name="P397">DropDatabase</text:p>
          </table:table-cell>
          <table:table-cell table:style-name="Table9.B2" office:value-type="string">
            <text:p text:style-name="P397">Requests that the current database is <text:span text:style-name="T165">closed </text:span><text:soft-page-break/><text:span text:style-name="T165">and </text:span>deleted from the server <text:span text:style-name="T103">(see </text:span><text:span text:style-name="T103"><text:bookmark-ref text:reference-format="number" text:ref-name="__RefHeading__5088_70736377">4.7</text:bookmark-ref></text:span><text:span text:style-name="T103">)</text:span>.</text:p>
          </table:table-cell>
        </table:table-row>
        <table:table-row table:style-name="TableLine94279290697824">
          <table:table-cell table:style-name="Table9.A2" office:value-type="string">
            <text:p text:style-name="P397">StartTransaction</text:p>
          </table:table-cell>
          <table:table-cell table:style-name="Table9.B2" office:value-type="string">
            <text:p text:style-name="P397">Starts a new transaction on the database <text:span text:style-name="T103">(see </text:span><text:span text:style-name="T103"><text:bookmark-ref text:reference-format="number" text:ref-name="__RefHeading__1137_586067017">5.2</text:bookmark-ref></text:span><text:span text:style-name="T103">)</text:span>.</text:p>
          </table:table-cell>
        </table:table-row>
        <table:table-row table:style-name="TableLine94279290698624">
          <table:table-cell table:style-name="Table9.A2" office:value-type="string">
            <text:p text:style-name="P397">ExecImmediate</text:p>
          </table:table-cell>
          <table:table-cell table:style-name="Table9.B2" office:value-type="string">
            <text:p text:style-name="P397">Execute an SQL Statement with no input or output. <text:span text:style-name="T103">(see </text:span><text:span text:style-name="T103"><text:bookmark-ref text:reference-format="number" text:ref-name="__RefHeading__5090_70736377">6.2</text:bookmark-ref></text:span><text:span text:style-name="T103">)</text:span></text:p>
          </table:table-cell>
        </table:table-row>
        <table:table-row table:style-name="TableLine94279290699424">
          <table:table-cell table:style-name="Table9.A2" office:value-type="string">
            <text:p text:style-name="P440">ExecuteSQL</text:p>
          </table:table-cell>
          <table:table-cell table:style-name="Table9.B2" office:value-type="string">
            <text:p text:style-name="P440">Executes an non-Select SQL Statement with input parameters and optional output (see <text:bookmark-ref text:reference-format="number" text:ref-name="__RefHeading__21273_627404695">6.4.1</text:bookmark-ref>).</text:p>
          </table:table-cell>
        </table:table-row>
        <table:table-row table:style-name="TableLine94279290700224">
          <table:table-cell table:style-name="Table9.A2" office:value-type="string">
            <text:p text:style-name="P397">OpenCursor</text:p>
          </table:table-cell>
          <table:table-cell table:style-name="Table9.B2" office:value-type="string">
            <text:p text:style-name="P397">Execute an SQL Query Statement and return <text:span text:style-name="T103">t</text:span>he results set <text:span text:style-name="T103">(see </text:span><text:span text:style-name="T103"><text:bookmark-ref text:reference-format="number" text:ref-name="__RefHeading__5092_70736377">6.9</text:bookmark-ref></text:span><text:span text:style-name="T103">)</text:span>.</text:p>
          </table:table-cell>
        </table:table-row>
        <table:table-row table:style-name="TableLine94279290701024">
          <table:table-cell table:style-name="Table9.A2" office:value-type="string">
            <text:p text:style-name="P397">OpenCursorAtStart</text:p>
          </table:table-cell>
          <table:table-cell table:style-name="Table9.B2" office:value-type="string">
            <text:p text:style-name="P398">Execute an SQL Query Statement and return the results set with the cursor positioned at the first row, if any <text:span text:style-name="T103">(see </text:span><text:span text:style-name="T103"><text:bookmark-ref text:reference-format="number" text:ref-name="__RefHeading__5092_70736377">6.9</text:bookmark-ref></text:span><text:span text:style-name="T103">).</text:span></text:p>
          </table:table-cell>
        </table:table-row>
        <table:table-row table:style-name="TableLine94279290701824">
          <table:table-cell table:style-name="Table9.A2" office:value-type="string">
            <text:p text:style-name="P397">Prepare</text:p>
          </table:table-cell>
          <table:table-cell table:style-name="Table9.B2" office:value-type="string">
            <text:p text:style-name="P397">Prepare an SQL Statement using positional parameters <text:span text:style-name="T103">(see </text:span><text:span text:style-name="T103"><text:bookmark-ref text:reference-format="number" text:ref-name="__RefHeading__5095_70736377">6.4</text:bookmark-ref></text:span><text:span text:style-name="T103"><text:s/>and </text:span><text:span text:style-name="T103"><text:bookmark-ref text:reference-format="number" text:ref-name="__RefHeading__5097_70736377">6.8</text:bookmark-ref></text:span><text:span text:style-name="T103">)</text:span></text:p>
          </table:table-cell>
        </table:table-row>
        <table:table-row table:style-name="TableLine94279290702624">
          <table:table-cell table:style-name="Table9.A2" office:value-type="string">
            <text:p text:style-name="P397">PrepareWithNamedParameters</text:p>
          </table:table-cell>
          <table:table-cell table:style-name="Table9.B2" office:value-type="string">
            <text:p text:style-name="P397">Prepare an SQL Statement using the named parameters syntax <text:span text:style-name="T103">(see </text:span><text:span text:style-name="T103"><text:bookmark-ref text:reference-format="number" text:ref-name="__RefHeading__5095_70736377">6.4</text:bookmark-ref></text:span><text:span text:style-name="T103"><text:s/>and </text:span><text:span text:style-name="T103"><text:bookmark-ref text:reference-format="number" text:ref-name="__RefHeading__5097_70736377">6.8</text:bookmark-ref></text:span><text:span text:style-name="T103">)</text:span></text:p>
          </table:table-cell>
        </table:table-row>
        <table:table-row table:style-name="TableLine94279290703424">
          <table:table-cell table:style-name="Table9.A2" office:value-type="string">
            <text:p text:style-name="P397">GetEventHandler</text:p>
          </table:table-cell>
          <table:table-cell table:style-name="Table9.B2" office:value-type="string">
            <text:p text:style-name="P397">Returns an Event Handler interface for handling events on this database <text:span text:style-name="T103">(see </text:span><text:span text:style-name="T103"><text:bookmark-ref text:reference-format="number" text:ref-name="__RefHeading__5101_70736377">11.1</text:bookmark-ref></text:span><text:span text:style-name="T103">)</text:span></text:p>
          </table:table-cell>
        </table:table-row>
        <table:table-row table:style-name="TableLine94279290704224">
          <table:table-cell table:style-name="Table9.A2" office:value-type="string">
            <text:p text:style-name="P397">CreateBlob</text:p>
          </table:table-cell>
          <table:table-cell table:style-name="Table9.B2" office:value-type="string">
            <text:p text:style-name="P397">Returns an interface to an empty Blob <text:span text:style-name="T103">(see </text:span><text:span text:style-name="T103"><text:bookmark-ref text:reference-format="number" text:ref-name="__RefHeading__5103_70736377">7.4</text:bookmark-ref></text:span><text:span text:style-name="T103">)</text:span>.</text:p>
          </table:table-cell>
        </table:table-row>
        <table:table-row table:style-name="TableLine94279290705024">
          <table:table-cell table:style-name="Table9.A2" office:value-type="string">
            <text:p text:style-name="P397">OpenBlob</text:p>
          </table:table-cell>
          <table:table-cell table:style-name="Table9.B2" office:value-type="string">
            <text:p text:style-name="P397">Returns an interface to an existing blob <text:span text:style-name="T103">(See </text:span><text:span text:style-name="T103"><text:bookmark-ref text:reference-format="number" text:ref-name="__RefHeading__5105_70736377">7.3</text:bookmark-ref></text:span><text:span text:style-name="T103">).</text:span></text:p>
          </table:table-cell>
        </table:table-row>
        <table:table-row table:style-name="TableLine94279290705824">
          <table:table-cell table:style-name="Table9.A2" office:value-type="string">
            <text:p text:style-name="P397">GetInlineBlobLimit</text:p>
          </table:table-cell>
          <table:table-cell table:style-name="Table9.B2" office:value-type="string">
            <text:p text:style-name="P472">Returns the current inline blob limit (see <text:bookmark-ref text:reference-format="number" text:ref-name="__RefNumPara__12905_1545400344">7.7</text:bookmark-ref>). Defaults to 8192.</text:p>
          </table:table-cell>
        </table:table-row>
        <table:table-row table:style-name="TableLine94279290706624">
          <table:table-cell table:style-name="Table9.A2" office:value-type="string">
            <text:p text:style-name="P397">SetInlineBlobLimit</text:p>
          </table:table-cell>
          <table:table-cell table:style-name="Table9.B2" office:value-type="string">
            <text:p text:style-name="P472">Used to modify the current inline blob limit.</text:p>
          </table:table-cell>
        </table:table-row>
        <table:table-row table:style-name="TableLine94279290707424">
          <table:table-cell table:style-name="Table9.A2" office:value-type="string">
            <text:p text:style-name="P397">CreateArray</text:p>
          </table:table-cell>
          <table:table-cell table:style-name="Table9.B2" office:value-type="string">
            <text:p text:style-name="P397">Returns an interface to an empty Array <text:span text:style-name="T103">(see </text:span><text:span text:style-name="T103"><text:bookmark-ref text:reference-format="number" text:ref-name="__RefHeading__12775_1133990803">8.4</text:bookmark-ref></text:span><text:span text:style-name="T103">)</text:span></text:p>
          </table:table-cell>
        </table:table-row>
        <table:table-row table:style-name="TableLine94279290708224">
          <table:table-cell table:style-name="Table9.A2" office:value-type="string">
            <text:p text:style-name="P442">CreateArrayMetaData</text:p>
          </table:table-cell>
          <table:table-cell table:style-name="Table9.B2" office:value-type="string">
            <text:p text:style-name="P442">Creates an array metadata structure from the provided information. (see <text:bookmark-ref text:reference-format="number" text:ref-name="__RefHeading__5113_70736377">8.1</text:bookmark-ref>)</text:p>
          </table:table-cell>
        </table:table-row>
        <table:table-row table:style-name="TableLine94279290709024">
          <table:table-cell table:style-name="Table9.A2" office:value-type="string">
            <text:p text:style-name="P397">OpenArray</text:p>
          </table:table-cell>
          <table:table-cell table:style-name="Table9.B2" office:value-type="string">
            <text:p text:style-name="P397">Returns an interface to an existing array <text:span text:style-name="T103">(see </text:span><text:soft-page-break/><text:span text:style-name="T103"><text:bookmark-ref text:reference-format="number" text:ref-name="__RefHeading__5109_70736377">8.3</text:bookmark-ref></text:span><text:span text:style-name="T103">)</text:span>.</text:p>
          </table:table-cell>
        </table:table-row>
        <table:table-row table:style-name="TableLine94279290709824">
          <table:table-cell table:style-name="Table9.A2" office:value-type="string">
            <text:p text:style-name="P397">GetSQLDialect</text:p>
          </table:table-cell>
          <table:table-cell table:style-name="Table9.B2" office:value-type="string">
            <text:p text:style-name="P397">Returns the connection's default SQL Dialect.</text:p>
            <text:p text:style-name="P752">Note: this is cached when the connection is opened and may become stale after the connection is disconnected.</text:p>
          </table:table-cell>
        </table:table-row>
        <table:table-row table:style-name="TableLine94279290710624">
          <table:table-cell table:style-name="Table9.A2" office:value-type="string">
            <text:p text:style-name="P397">GetAttachmentID</text:p>
          </table:table-cell>
          <table:table-cell table:style-name="Table9.B2" office:value-type="string">
            <text:p text:style-name="P487">Returns the Firebird assigned attachment id.</text:p>
          </table:table-cell>
        </table:table-row>
        <table:table-row table:style-name="TableLine94279290711424">
          <table:table-cell table:style-name="Table9.A2" office:value-type="string">
            <text:p text:style-name="P397">GetBlobMetaData</text:p>
          </table:table-cell>
          <table:table-cell table:style-name="Table9.B2" office:value-type="string">
            <text:p text:style-name="P397">Returns the metadata for a Blob Column <text:span text:style-name="T103">(See </text:span><text:span text:style-name="T103"><text:bookmark-ref text:reference-format="number" text:ref-name="__RefHeading__5111_70736377">7.1</text:bookmark-ref></text:span><text:span text:style-name="T103">).</text:span></text:p>
          </table:table-cell>
        </table:table-row>
        <table:table-row table:style-name="TableLine94279290712224">
          <table:table-cell table:style-name="Table9.A2" office:value-type="string">
            <text:p text:style-name="P397">GetArrayMetaData</text:p>
          </table:table-cell>
          <table:table-cell table:style-name="Table9.B2" office:value-type="string">
            <text:p text:style-name="P397">Returns the metadata for an Array Column <text:span text:style-name="T103">(see </text:span><text:span text:style-name="T103"><text:bookmark-ref text:reference-format="number" text:ref-name="__RefHeading__5113_70736377">8.1</text:bookmark-ref></text:span><text:span text:style-name="T103">).</text:span></text:p>
          </table:table-cell>
        </table:table-row>
        <table:table-row table:style-name="TableLine94279290713024">
          <table:table-cell table:style-name="Table9.A2" office:value-type="string">
            <text:p text:style-name="P397">GetDBInformation</text:p>
          </table:table-cell>
          <table:table-cell table:style-name="Table9.B2" office:value-type="string">
            <text:p text:style-name="P397">Get Database Information <text:span text:style-name="T103">(see </text:span><text:span text:style-name="T103"><text:bookmark-ref text:reference-format="number" text:ref-name="__RefHeading___Toc8213_2088362776">4.8.2</text:bookmark-ref></text:span><text:span text:style-name="T103">).</text:span></text:p>
          </table:table-cell>
        </table:table-row>
        <table:table-row table:style-name="TableLine94279290713824">
          <table:table-cell table:style-name="Table9.A2" office:value-type="string">
            <text:p text:style-name="Table_20_Contents">GetConnectString</text:p>
          </table:table-cell>
          <table:table-cell table:style-name="Table9.B2" office:value-type="string">
            <text:p text:style-name="P450">Returns the connect string used to connect to or create the database.</text:p>
          </table:table-cell>
        </table:table-row>
        <table:table-row table:style-name="TableLine94279290714624">
          <table:table-cell table:style-name="Table9.A2" office:value-type="string">
            <text:p text:style-name="Table_20_Contents">GetRemoteProtocol</text:p>
          </table:table-cell>
          <table:table-cell table:style-name="Table9.B2" office:value-type="string">
            <text:p text:style-name="P449">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4279290715424">
          <table:table-cell table:style-name="Table9.A2" office:value-type="string">
            <text:p text:style-name="Table_20_Contents">GetODSMajorVersion</text:p>
          </table:table-cell>
          <table:table-cell table:style-name="Table9.B2" office:value-type="string">
            <text:p text:style-name="P449">Returns the remote database ODS major version number.</text:p>
            <text:p text:style-name="P752">Note: this is cached when the connection is opened and may become stale after the connection is disconnected.</text:p>
          </table:table-cell>
        </table:table-row>
        <table:table-row table:style-name="TableLine94279290716224">
          <table:table-cell table:style-name="Table9.A2" office:value-type="string">
            <text:p text:style-name="Table_20_Contents">GetODSM<text:span text:style-name="T210">in</text:span>orVersion</text:p>
          </table:table-cell>
          <table:table-cell table:style-name="Table9.B2" office:value-type="string">
            <text:p text:style-name="P449">Returns the remote database ODS minor version number.</text:p>
            <text:p text:style-name="P752">Note: this is cached when the connection is opened and may become stale after the connection is disconnected.</text:p>
          </table:table-cell>
        </table:table-row>
        <table:table-row table:style-name="TableLine94279290717984">
          <table:table-cell table:style-name="Table9.A2" office:value-type="string">
            <text:p text:style-name="P460">getFBVersion</text:p>
          </table:table-cell>
          <table:table-cell table:style-name="Table9.B2" office:value-type="string">
            <text:p text:style-name="P460">See <text:bookmark-ref text:reference-format="number" text:ref-name="__RefHeading___Toc8057_671203087">4.9</text:bookmark-ref>.</text:p>
          </table:table-cell>
        </table:table-row>
        <table:table-row table:style-name="TableLine94279290718464">
          <table:table-cell table:style-name="Table9.A2" office:value-type="string">
            <text:p text:style-name="P397">HasActivity</text:p>
          </table:table-cell>
          <table:table-cell table:style-name="Table9.B2" office:value-type="string">
            <text:p text:style-name="P397">Returns true if the database connection has been used since the last call to the method <text:span text:style-name="T103">(see </text:span><text:soft-page-break/><text:span text:style-name="T103"><text:bookmark-ref text:reference-format="number" text:ref-name="__RefHeading__5117_70736377">4.10</text:bookmark-ref></text:span><text:span text:style-name="T103">)</text:span>.</text:p>
          </table:table-cell>
        </table:table-row>
        <table:table-row table:style-name="TableLine94279290719056">
          <table:table-cell table:style-name="Table9.A2" office:value-type="string">
            <text:p text:style-name="P467">HasDecFloatSupport</text:p>
          </table:table-cell>
          <table:table-cell table:style-name="Table9.B2" office:value-type="string">
            <text:p text:style-name="P467">Returns true if both the client and server support the DecFloat and extended precision NUMERIC/DECIMAL data types.</text:p>
          </table:table-cell>
        </table:table-row>
        <table:table-row table:style-name="TableLine94279290719856">
          <table:table-cell table:style-name="Table9.A2" office:value-type="string">
            <text:p text:style-name="P480">HasBatchMode</text:p>
          </table:table-cell>
          <table:table-cell table:style-name="Table9.B2" office:value-type="string">
            <text:p text:style-name="P480">Returns true if the underlying Firebird API and Server supports batch mode operations (see <text:bookmark-ref text:reference-format="number" text:ref-name="__RefNumPara__17357_1545400344">6.10</text:bookmark-ref>).</text:p>
          </table:table-cell>
        </table:table-row>
        <table:table-row table:style-name="TableLine94279290720656">
          <table:table-cell table:style-name="Table9.A2" office:value-type="string">
            <text:p text:style-name="P447">HasDefaultCharSet</text:p>
          </table:table-cell>
          <table:table-cell table:style-name="Table9.B2" office:value-type="string">
            <text:p text:style-name="P448">Returns true if a default character set was specified for the connection.</text:p>
          </table:table-cell>
        </table:table-row>
        <table:table-row table:style-name="TableLine94279290721488">
          <table:table-cell table:style-name="Table9.A2" office:value-type="string">
            <text:p text:style-name="P447">GetCharSetID</text:p>
          </table:table-cell>
          <table:table-cell table:style-name="Table9.B2" office:value-type="string">
            <text:p text:style-name="P488">Returns the integer id for the connection character set.</text:p>
          </table:table-cell>
        </table:table-row>
        <table:table-row table:style-name="TableLine94279290722320">
          <table:table-cell table:style-name="Table9.A2" office:value-type="string">
            <text:p text:style-name="P447">GetDefaultCharSetID</text:p>
          </table:table-cell>
          <table:table-cell table:style-name="Table9.B2" office:value-type="string">
            <text:p text:style-name="P448">Returns the connection default character set ID, if any.</text:p>
            <text:p text:style-name="P753">Note: this is cached when the connection is opened and may become stale after the connection is disconnected.</text:p>
          </table:table-cell>
        </table:table-row>
        <table:table-row table:style-name="TableLine94279290723152">
          <table:table-cell table:style-name="Table9.A2" office:value-type="string">
            <text:p text:style-name="Table_20_Contents">GetCharsetName</text:p>
          </table:table-cell>
          <table:table-cell table:style-name="Table9.B2" office:value-type="string">
            <text:p text:style-name="P426">Lookup the name of the Character set that corresponds to a Firebird Character Set ID.</text:p>
          </table:table-cell>
        </table:table-row>
        <table:table-row table:style-name="TableLine94279290723984">
          <table:table-cell table:style-name="Table9.A2" office:value-type="string">
            <text:p text:style-name="Table_20_Contents">CharSetID2CodePage</text:p>
          </table:table-cell>
          <table:table-cell table:style-name="Table9.B2" office:value-type="string">
            <text:p text:style-name="P426">Lookup the Code Page that corresponds to a Firebird Character Set ID.</text:p>
          </table:table-cell>
        </table:table-row>
        <table:table-row table:style-name="TableLine94279290724816">
          <table:table-cell table:style-name="Table9.A2" office:value-type="string">
            <text:p text:style-name="Table_20_Contents">CodePage2CharSetID</text:p>
          </table:table-cell>
          <table:table-cell table:style-name="Table9.B2" office:value-type="string">
            <text:p text:style-name="P426">Lookup the Firebird Character Set ID <text:s/>that corresponds to a Code Page.</text:p>
          </table:table-cell>
        </table:table-row>
        <table:table-row table:style-name="TableLine94279290725648">
          <table:table-cell table:style-name="Table9.A2" office:value-type="string">
            <text:p text:style-name="Table_20_Contents">CharSetName2CharSetID</text:p>
          </table:table-cell>
          <table:table-cell table:style-name="Table9.B2" office:value-type="string">
            <text:p text:style-name="P426">Lookup the Firebird Character Set ID <text:s/>that corresponds to a Character Set Name.</text:p>
          </table:table-cell>
        </table:table-row>
        <table:table-row table:style-name="TableLine94279290726480">
          <table:table-cell table:style-name="Table9.A2" office:value-type="string">
            <text:p text:style-name="Table_20_Contents">CharSetWidth</text:p>
          </table:table-cell>
          <table:table-cell table:style-name="Table9.B2" office:value-type="string">
            <text:p text:style-name="P426">Lookup the Character Set width that corresponds to a Firebird Character Set ID.</text:p>
          </table:table-cell>
        </table:table-row>
        <table:table-row table:style-name="TableLine94279290727312">
          <table:table-cell table:style-name="Table9.A2" office:value-type="string">
            <text:p text:style-name="P444">RegisterCharSet</text:p>
          </table:table-cell>
          <table:table-cell table:style-name="Table9.B2" office:value-type="string">
            <text:p text:style-name="P445">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ext:soft-page-break/>
        <table:table-row table:style-name="TableLine94279290728144">
          <table:table-cell table:style-name="Table9.A2" office:value-type="string">
            <text:p text:style-name="P444">HasTimeZoneSupport</text:p>
          </table:table-cell>
          <table:table-cell table:style-name="Table9.B2" office:value-type="string">
            <text:p text:style-name="P468">Returns true if both client and server support the TIME/TIMESTAMP WITH TIME ZONE data types.</text:p>
          </table:table-cell>
        </table:table-row>
        <table:table-row table:style-name="TableLine94279290728976">
          <table:table-cell table:style-name="Table9.A2" office:value-type="string">
            <text:p text:style-name="Table_20_Contents">HasScollableCursors</text:p>
          </table:table-cell>
          <table:table-cell table:style-name="Table9.B2" office:value-type="string">
            <text:p text:style-name="P483">Returns true if the Firebird client interface supports scrollable cursors.</text:p>
          </table:table-cell>
        </table:table-row>
        <table:table-row table:style-name="TableLine94279290729808">
          <table:table-cell table:style-name="Table9.A2" office:value-type="string">
            <text:p text:style-name="Table_20_Contents">HasTable</text:p>
          </table:table-cell>
          <table:table-cell table:style-name="Table9.B2" office:value-type="string">
            <text:p text:style-name="P488">Returns true if the named table is present in the database.</text:p>
            <text:p text:style-name="Highlighted">Note: case sensitive. If the table name was declared without being enclosed in double quotes then it is always saved as upper case only.</text:p>
          </table:table-cell>
        </table:table-row>
        <table:table-row table:style-name="TableLine94279290730640">
          <table:table-cell table:style-name="Table9.A2" office:value-type="string">
            <text:p text:style-name="P487">HasFunction</text:p>
          </table:table-cell>
          <table:table-cell table:style-name="Table9.B2" office:value-type="string">
            <text:p text:style-name="P489"><text:span text:style-name="T381">Returns true if the named </text:span><text:span text:style-name="T314">function</text:span><text:span text:style-name="T381"> is present in the database .</text:span></text:p>
            <text:p text:style-name="P748"><text:span text:style-name="T382">Note: case sensitive. If the </text:span><text:span text:style-name="T330">function</text:span><text:span text:style-name="T382"> name was declared without being enclosed in double quotes then it is always saved as upper case only.</text:span></text:p>
          </table:table-cell>
        </table:table-row>
        <table:table-row table:style-name="TableLine94279290731472">
          <table:table-cell table:style-name="Table9.A2" office:value-type="string">
            <text:p text:style-name="P487">HasProcedure</text:p>
          </table:table-cell>
          <table:table-cell table:style-name="Table9.B2" office:value-type="string">
            <text:p text:style-name="P489"><text:span text:style-name="T381">Returns true if the named </text:span><text:span text:style-name="T314">procedure</text:span><text:span text:style-name="T381"> is present. <text:s/>in the database</text:span></text:p>
            <text:p text:style-name="P748"><text:span text:style-name="T382">Note: case sensitive. If the </text:span><text:span text:style-name="T330">procedue</text:span><text:span text:style-name="T382"> name was declared without being enclosed in double quotes then it is always saved as upper case only.</text:span></text:p>
          </table:table-cell>
        </table:table-row>
        <table:table-row table:style-name="TableLine94279290732304">
          <table:table-cell table:style-name="Table9.A2" office:value-type="string">
            <text:p text:style-name="P444">GetTimeZoneServices</text:p>
          </table:table-cell>
          <table:table-cell table:style-name="Table9.B2" office:value-type="string">
            <text:p text:style-name="P468">If <text:span text:style-name="T205">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5">ITimeZoneServices Interface</text:span><text:bookmark-end text:name="__RefHeading___Toc14350_1109101189"/></text:h>
      <text:p text:style-name="P189">This interface is an extension to the IAttachment interface and is provided to support the TIME/TIMESTAMP WITH TIME ZONE data types available from Firebird 4 onwards. <text:s/><text:span text:style-name="T296">See </text:span><text:span text:style-name="T296"><text:bookmark-ref text:reference-format="number" text:ref-name="__RefHeading___Toc34480_3310345997">Appendix C</text:bookmark-ref></text:span><text:span text:style-name="T296"><text:s/>for more information about how IBX handles these data types.</text:span></text:p>
      <text:p text:style-name="P189">The interface is defined as:</text:p>
      <text:p text:style-name="P657"><text:s text:c="2"/>ITimeZoneServices = interface</text:p>
      <text:p text:style-name="P686"><text:s text:c="4"/>['{163821f5-ebef-42b9-ac60-8ac4b5c09954}']</text:p>
      <text:p text:style-name="Pascal"/>
      <text:p text:style-name="P686"><text:s text:c="4"/>{utility functions}</text:p>
      <text:p text:style-name="P686"><text:s text:c="4"/>function TimeZoneID2TimeZoneName(aTimeZoneID: TFBTimeZoneID): AnsiString;</text:p>
      <text:p text:style-name="P686"><text:s text:c="4"/>function TimeZoneName2TimeZoneID(aTimeZone: AnsiString): TFBTimeZoneID;</text:p>
      <text:p text:style-name="P686"><text:s text:c="4"/>function LocalTimeToGMT(aLocalTime: TDateTime; <text:line-break/> <text:s text:c="16"/>aTimeZone: AnsiString): TDateTime; overload;</text:p>
      <text:p text:style-name="P686"><text:soft-page-break/><text:s text:c="4"/>function LocalTimeToGMT(aLocalTime: TDateTime; <text:line-break/> <text:s text:c="16"/>aTimeZoneID: TFBTimeZoneID): TDateTime; overload;</text:p>
      <text:p text:style-name="P686"><text:s text:c="4"/>function GMTToLocalTime(aGMTTime: TDateTime; <text:line-break/> <text:s text:c="16"/>aTimeZone: AnsiString): TDateTime; overload;</text:p>
      <text:p text:style-name="P686"><text:s text:c="4"/>function GMTToLocalTime(aGMTTime: TDateTime; <text:line-break/> <text:s text:c="16"/>aTimeZoneID: TFBTimeZoneID): TDateTime; overload;</text:p>
      <text:p text:style-name="P686"><text:s text:c="4"/>function GetEffectiveOffsetMins(aLocalTime: TDateTime; <text:line-break/> <text:s text:c="16"/>aTimeZone: AnsiString): integer; overload;</text:p>
      <text:p text:style-name="P686"><text:s text:c="4"/>function GetEffectiveOffsetMins(aLocalTime: TDateTime; <text:line-break/> <text:s text:c="16"/>aTimeZoneID: TFBTimeZoneID): integer; overload;</text:p>
      <text:p text:style-name="P686"/>
      <text:p text:style-name="P686"><text:s text:c="4"/>{Time Zone DB Information}</text:p>
      <text:p text:style-name="P686"><text:s text:c="4"/>function UsingRemoteTZDB: boolean;</text:p>
      <text:p text:style-name="P686"><text:s text:c="4"/>procedure SetUseLocalTZDB(useLocalTZDB: boolean);</text:p>
      <text:p text:style-name="P686"><text:s text:c="4"/>function GetLocalTimeZoneName: AnsiString;</text:p>
      <text:p text:style-name="P686"><text:s text:c="4"/>function GetLocalTimeZoneID: TFBTimeZoneID;</text:p>
      <text:p text:style-name="P686"><text:s text:c="4"/>procedure GetTimeZoneInfo(aTimeZone: AnsiString; OnDate: TDateTime;</text:p>
      <text:p text:style-name="P686"><text:s text:c="27"/>var ZoneOffset, DSTOffset, EffectiveOffset: integer);</text:p>
      <text:p text:style-name="P686"><text:s text:c="4"/>{Configurable Options}</text:p>
      <text:p text:style-name="P686"><text:s text:c="4"/>function GetTimeTZDate: TDateTime;</text:p>
      <text:p text:style-name="P686"><text:s text:c="4"/>procedure SetTimeTZDate(aDate: TDateTime);</text:p>
      <text:p text:style-name="P686"><text:s text:c="4"/>function GetTZTextOption: TTZTextOptions;</text:p>
      <text:p text:style-name="P686"><text:s text:c="4"/>procedure SetTZTextOption(aOptionValue: TTZTextOptions);</text:p>
      <text:p text:style-name="P686"><text:s text:c="2"/>end;</text:p>
      <text:p text:style-name="P348"/>
      <table:table table:name="Table23" table:style-name="Table23">
        <table:table-column table:style-name="Table23.A"/>
        <table:table-column table:style-name="Table23.B"/>
        <table:table-header-rows>
          <table:table-row table:style-name="TableLine94279290753008">
            <table:table-cell table:style-name="Table23.A1" office:value-type="string">
              <text:p text:style-name="P378">Method</text:p>
            </table:table-cell>
            <table:table-cell table:style-name="Table23.B1" office:value-type="string">
              <text:p text:style-name="P378">Use</text:p>
            </table:table-cell>
          </table:table-row>
        </table:table-header-rows>
        <table:table-row table:style-name="TableLine94279290783872">
          <table:table-cell table:style-name="Table23.A2" office:value-type="string">
            <text:p text:style-name="P459">TimeZoneID2TimeZoneName</text:p>
          </table:table-cell>
          <table:table-cell table:style-name="Table23.B2" office:value-type="string">
            <text:p text:style-name="P469">Translates a Firebird time zone integer id to a time zone name or offset from GMT as appropriate.</text:p>
          </table:table-cell>
        </table:table-row>
        <table:table-row table:style-name="TableLine94279290785616">
          <table:table-cell table:style-name="Table23.A2" office:value-type="string">
            <text:p text:style-name="P459">TimeZoneName2TimeZoneID</text:p>
          </table:table-cell>
          <table:table-cell table:style-name="Table23.B2" office:value-type="string">
            <text:p text:style-name="P469">Translates a time zone name or offset from GMT to a Firebird time zone integer id.</text:p>
          </table:table-cell>
        </table:table-row>
        <table:table-row table:style-name="TableLine94279290786256">
          <table:table-cell table:style-name="Table23.A2" office:value-type="string">
            <text:p text:style-name="P459">LocalTimeToGMT</text:p>
          </table:table-cell>
          <table:table-cell table:style-name="Table23.B2" office:value-type="string">
            <text:p text:style-name="P469">Translates a timestamp from Local Time to GMT.</text:p>
          </table:table-cell>
        </table:table-row>
        <table:table-row table:style-name="TableLine94279290787056">
          <table:table-cell table:style-name="Table23.A2" office:value-type="string">
            <text:p text:style-name="P459">GMTToLocalTime</text:p>
          </table:table-cell>
          <table:table-cell table:style-name="Table23.B2" office:value-type="string">
            <text:p text:style-name="P469">Translates a timestamp from GMT to Local Time.</text:p>
          </table:table-cell>
        </table:table-row>
        <table:table-row table:style-name="TableLine94279290787856">
          <table:table-cell table:style-name="Table23.A2" office:value-type="string">
            <text:p text:style-name="P459">GetEffectiveOffsetMins</text:p>
          </table:table-cell>
          <table:table-cell table:style-name="Table23.B2" office:value-type="string">
            <text:p text:style-name="P469">Returns the effective offset from GMT for a timestamp in a specified time zone.</text:p>
          </table:table-cell>
        </table:table-row>
        <table:table-row table:style-name="TableLine94279290788608">
          <table:table-cell table:style-name="Table23.A2" office:value-type="string">
            <text:p text:style-name="P459">UsingRemoteTZDB</text:p>
          </table:table-cell>
          <table:table-cell table:style-name="Table23.B2" office:value-type="string">
            <text:p text:style-name="P469">Returns true if the IBX client is using the server side time zone database (default).</text:p>
          </table:table-cell>
        </table:table-row>
        <table:table-row table:style-name="TableLine94279290789408">
          <table:table-cell table:style-name="Table23.A2" office:value-type="string">
            <text:p text:style-name="P459">SetUseLocalTZDB</text:p>
          </table:table-cell>
          <table:table-cell table:style-name="Table23.B2" office:value-type="string">
            <text:p text:style-name="P469">Used to toggle between use of a local time zone database if available, or use of the server side time zone database.</text:p>
          </table:table-cell>
        </table:table-row>
        <table:table-row table:style-name="TableLine94279290790208">
          <table:table-cell table:style-name="Table23.A2" office:value-type="string">
            <text:p text:style-name="P459">GetLocalTimeZoneName</text:p>
          </table:table-cell>
          <table:table-cell table:style-name="Table23.B2" office:value-type="string">
            <text:p text:style-name="P470">Returns the local time zone name in tzdata format (e.g. 'Europe/London') if known, or the <text:soft-page-break/>local time zone three character id (e.g. EST) if not. (OS dependent)</text:p>
          </table:table-cell>
        </table:table-row>
        <table:table-row table:style-name="TableLine94279290791200">
          <table:table-cell table:style-name="Table23.A2" office:value-type="string">
            <text:p text:style-name="P459">GetLocalTimeZoneID</text:p>
          </table:table-cell>
          <table:table-cell table:style-name="Table23.B2" office:value-type="string">
            <text:p text:style-name="P470">Returns the Firebird time zone integer id for the result of <text:span text:style-name="T223">GetLocalTimeZoneName.</text:span></text:p>
            <text:p text:style-name="P758">Note: if this is derived from the local time zone three character id then the result may be unpredictable as these are not unique time zone identifiers.</text:p>
          </table:table-cell>
        </table:table-row>
        <table:table-row table:style-name="TableLine94279290792000">
          <table:table-cell table:style-name="Table23.A2" office:value-type="string">
            <text:p text:style-name="P459">GetTimeZoneInfo</text:p>
          </table:table-cell>
          <table:table-cell table:style-name="Table23.B2" office:value-type="string">
            <text:p text:style-name="P470">Look up the server side time zone database entry for a given time zone name.</text:p>
          </table:table-cell>
        </table:table-row>
        <table:table-row table:style-name="TableLine94279290792800">
          <table:table-cell table:style-name="Table23.A2" office:value-type="string">
            <text:p text:style-name="P459">GetTimeTZDate</text:p>
          </table:table-cell>
          <table:table-cell table:style-name="Table23.B2" office:value-type="string">
            <text:p text:style-name="P470">The date currently used to translate TIME WITH TIME ZONE values to and from GMT.</text:p>
          </table:table-cell>
        </table:table-row>
        <table:table-row table:style-name="TableLine94279290793600">
          <table:table-cell table:style-name="Table23.A2" office:value-type="string">
            <text:p text:style-name="P459">SetTimeTZDate</text:p>
          </table:table-cell>
          <table:table-cell table:style-name="Table23.B2" office:value-type="string">
            <text:p text:style-name="P470">Sets the date <text:s/>used to translate TIME WITH TIME ZONE values to and from GMT.</text:p>
          </table:table-cell>
        </table:table-row>
        <table:table-row table:style-name="TableLine94279290794400">
          <table:table-cell table:style-name="Table23.A2" office:value-type="string">
            <text:p text:style-name="P459">GetTZTextOption</text:p>
          </table:table-cell>
          <table:table-cell table:style-name="Table23.B2" office:value-type="string">
            <text:p text:style-name="P470">Returns the current TIME ZONE format used for rendering a time zone in plain text.</text:p>
          </table:table-cell>
        </table:table-row>
        <table:table-row table:style-name="TableLine94279290795200">
          <table:table-cell table:style-name="Table23.A2" office:value-type="string">
            <text:p text:style-name="P459">SetTZTextOption</text:p>
          </table:table-cell>
          <table:table-cell table:style-name="Table23.B2" office:value-type="string">
            <text:p text:style-name="P470">Sets the TIME ZONE format used for rendering a time zone in plain text.</text:p>
            <text:list xml:id="list2469285113" text:style-name="L23">
              <text:list-item>
                <text:p text:style-name="P959">tzOffset: Time Zone Rendered as an offset to GMT</text:p>
              </text:list-item>
              <text:list-item>
                <text:p text:style-name="P959">tzGMT: No Time Zone. Time part is always rendered in GMT</text:p>
              </text:list-item>
              <text:list-item>
                <text:p text:style-name="P959">tzOriginalID: Time Zone shown as originally entered</text:p>
              </text:list-item>
            </text:list>
          </table:table-cell>
        </table:table-row>
      </table:table>
      <text:p text:style-name="P190"/>
      <text:h text:style-name="P777" text:outline-level="1"><text:bookmark-start text:name="__RefHeading___Toc10852_2641498334"/><text:line-break/>Working with Transactions<text:bookmark-end text:name="__RefHeading___Toc10852_2641498334"/></text:h>
      <text:p text:style-name="P76">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6">A transaction can be started on a single transaction or, simultaneously on multiple databases in to co-ordinate updates across more than one database.</text:p>
      <text:p text:style-name="P77">The ITransaction interface provides access to a Firebird transaction.</text:p>
      <text:h text:style-name="P803" text:outline-level="2"><text:bookmark-start text:name="__RefHeading__1134_586067017"/><text:bookmark-start text:name="__RefNumPara__15058_3040055137"/>The Transaction Parameter Block (TPB)<text:bookmark-end text:name="__RefHeading__1134_586067017"/><text:bookmark-end text:name="__RefNumPara__15058_3040055137"/></text:h>
      <text:p text:style-name="P77">The Transaction Parameter <text:span text:style-name="T146">Block</text:span> is used to pass various parameters to a StartTransaction method. These include transaction isolation requirements, action on record locks and access types.</text:p>
      <text:p text:style-name="P77">Creating a TPB is simple enough: the IFirebirdAPI.AllocateTPB method is used to allocate an interface to an empty TPB (ITPB) and this interface's <text:span text:style-name="T64">Add</text:span><text:span text:style-name="T85"> method is used to add parameters to the TPB.</text:span></text:p>
      <text:p text:style-name="P544">ITPB = interface</text:p>
      <text:p text:style-name="P544"><text:s text:c="4"/>function getCount: integer;</text:p>
      <text:p text:style-name="P544"><text:s text:c="4"/>function Add(ParamType: byte): ITPBItem;</text:p>
      <text:p text:style-name="P544"><text:s text:c="4"/>function getItems(index: integer): ITPBItem;</text:p>
      <text:p text:style-name="P544"><text:s text:c="4"/>function Find(ParamType: byte): ITPBItem;</text:p>
      <text:p text:style-name="P544"><text:s text:c="4"/>function AsText: AnsiString;</text:p>
      <text:p text:style-name="P545"><text:s text:c="4"/><text:span text:style-name="T146">property Count: integer read getCount;</text:span></text:p>
      <text:p text:style-name="P544"><text:s text:c="4"/>property Items[index: integer]: ITPBItem read getItems; default;</text:p>
      <text:p text:style-name="P521"><text:span text:style-name="T64"><text:s text:c="2"/>end; <text:s text:c="5"/></text:span><text:s/></text:p>
      <text:p text:style-name="P233">This interface follows the pattern established for the DPB (see <text:bookmark-ref text:reference-format="number" text:ref-name="__RefHeading__5587_1379030791">13.2.2.3</text:bookmark-ref>), with the Add method <text:span text:style-name="T111">used</text:span> to add a new item, a Find method to locate an existing item and the means <text:span text:style-name="T111">provided</text:span> to <text:span text:style-name="T111">enumerate</text:span> a TPB. <text:span text:style-name="T380">The AsText function can be used to return the TPB formatted as a string.</text:span></text:p>
      <text:p text:style-name="P282"><text:soft-page-break/>The ITPBItem interface is defined as:</text:p>
      <text:p text:style-name="P600">ITPBItem = interface(IParameterBlockItem) end;</text:p>
      <text:p text:style-name="P233">The common transaction parameters do not have any values associated with the, and a typical <text:span text:style-name="T111">example</text:span> of <text:span text:style-name="T111">allocating</text:span> an<text:span text:style-name="T111">d</text:span> populating a TPB is:</text:p>
      <text:p text:style-name="P523">var MyTPB: ITPB;</text:p>
      <text:p text:style-name="P523">begin</text:p>
      <text:p text:style-name="P523"><text:s text:c="2"/>MyTPB := IFirebird.AllocateTPB;</text:p>
      <text:p text:style-name="P523"><text:s text:c="2"/>MyTPB.Add(isc_tpb_write);</text:p>
      <text:p text:style-name="P523"><text:s text:c="2"/>MyTPB.Add(isc_tpb_nowait);</text:p>
      <text:p text:style-name="P523"><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33">Common TPB constants are:</text:p>
      <table:table table:name="Table10" table:style-name="Table10">
        <table:table-column table:style-name="Table10.A"/>
        <table:table-column table:style-name="Table10.B"/>
        <table:table-header-rows>
          <table:table-row table:style-name="TableLine94279290798640">
            <table:table-cell table:style-name="Table10.A1" office:value-type="string">
              <text:p text:style-name="P380">Constant</text:p>
            </table:table-cell>
            <table:table-cell table:style-name="Table10.B1" office:value-type="string">
              <text:p text:style-name="P380">Interpretation</text:p>
            </table:table-cell>
          </table:table-row>
        </table:table-header-rows>
        <table:table-row table:style-name="TableLine94279290838560">
          <table:table-cell table:style-name="Table10.A2" office:value-type="string">
            <text:p text:style-name="P400">isc_tpb_read</text:p>
          </table:table-cell>
          <table:table-cell table:style-name="Table10.B2" office:value-type="string">
            <text:p text:style-name="P400">Read Only Transaction</text:p>
          </table:table-cell>
        </table:table-row>
        <table:table-row table:style-name="TableLine94279290839680">
          <table:table-cell table:style-name="Table10.A2" office:value-type="string">
            <text:p text:style-name="P400">isc_tpb_write</text:p>
          </table:table-cell>
          <table:table-cell table:style-name="Table10.B2" office:value-type="string">
            <text:p text:style-name="P400">Read/Write Transaction</text:p>
          </table:table-cell>
        </table:table-row>
        <table:table-row table:style-name="Table10.4">
          <table:table-cell table:style-name="Table10.A2" office:value-type="string">
            <text:p text:style-name="P400">isc_tpb_consistency</text:p>
          </table:table-cell>
          <table:table-cell table:style-name="Table10.B2" office:value-type="string">
            <text:p text:style-name="P400">Table-locking transaction model</text:p>
          </table:table-cell>
        </table:table-row>
        <table:table-row table:style-name="Table10.4">
          <table:table-cell table:style-name="Table10.A2" office:value-type="string">
            <text:p text:style-name="P400">isc_tpb_concurrency</text:p>
          </table:table-cell>
          <table:table-cell table:style-name="Table10.B2" office:value-type="string">
            <text:p text:style-name="P400">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400">isc_tpb_wait</text:p>
          </table:table-cell>
          <table:table-cell table:style-name="Table10.B2" office:value-type="string">
            <text:p text:style-name="P400">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400">isc_tpb_nowait</text:p>
          </table:table-cell>
          <table:table-cell table:style-name="Table10.B2" office:value-type="string">
            <text:p text:style-name="P400">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400">isc_tpb_read_committed</text:p>
          </table:table-cell>
          <table:table-cell table:style-name="Table10.B2" office:value-type="string">
            <text:p text:style-name="P400">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431"><text:s/>isc_tpb_lock_read</text:p>
          </table:table-cell>
          <table:table-cell table:style-name="Table10.B2" office:value-type="string">
            <text:p text:style-name="P431">Locks the table given by the parameter value (string: name of table) for write but permits read by other transactions.</text:p>
          </table:table-cell>
        </table:table-row>
        <table:table-row table:style-name="Table10.4">
          <table:table-cell table:style-name="Table10.A2" office:value-type="string">
            <text:p text:style-name="P431">isc_tpb_lock_write</text:p>
          </table:table-cell>
          <table:table-cell table:style-name="Table10.B2" office:value-type="string">
            <text:p text:style-name="P431">Locks the table given by the parameter value (string: name of table) for write but permits read by read committed and concurrency transations</text:p>
          </table:table-cell>
        </table:table-row>
      </table:table>
      <text:p text:style-name="P233"><text:soft-page-break/>For additional constants and a more detailed interpretation of the above, the reader should <text:span text:style-name="T111">refer to</text:span> the InterBase 6.0 API Guide.</text:p>
      <text:h text:style-name="P803" text:outline-level="2"><text:bookmark-start text:name="__RefHeading__1137_586067017"/>Starting a Transaction<text:bookmark-end text:name="__RefHeading__1137_586067017"/></text:h>
      <text:p text:style-name="P78">The IAttachment.StartTransaction method is used to start a transaction on a single database. It returns a reference to the ITransaction interface for the newly started transaction. <text:span text:style-name="T104">Two variants of this method are available:</text:span></text:p>
      <text:p text:style-name="P653">function StartTransaction(TPB: array of byte;</text:p>
      <text:p text:style-name="P653"><text:s text:c="30"/>DefaultCompletion: TTransactionCompletion=taCommit;</text:p>
      <text:p text:style-name="P653"><text:s text:c="30"/>aName: AnsiString=''): ITransaction; overload;</text:p>
      <text:p text:style-name="P653">function StartTransaction(TPB: ITPB;</text:p>
      <text:p text:style-name="P653"><text:s text:c="30"/>DefaultCompletion: TTransactionCompletion=taCommit;</text:p>
      <text:p text:style-name="P653"><text:s text:c="30"/>aName: AnsiString=''): ITransaction; overload;</text:p>
      <text:p text:style-name="P235">The first variant may be used when none of the required transaction parameters takes a value. In this case, the TPB is expressed as a<text:span text:style-name="T111">n</text:span> <text:span text:style-name="T111">array</text:span> of symbolic constants. The second variant requires that a TPB is built by the caller and provided as a method parameter.</text:p>
      <text:p text:style-name="P235">In both cases, the default transaction completion (TARollback, TACommit) <text:span text:style-name="T166">may</text:span> be provided <text:span text:style-name="T112">(default is taCommit)</text:span>. <text:span text:style-name="T105">This is interpreted such that if the interface goes out of scope (i.e. is automatically freed) before an explicit commit or rollback, then the transaction is completed using the specific default completion.</text:span></text:p>
      <text:p text:style-name="P370">See <text:bookmark-ref text:reference-format="number-no-superior" text:ref-name="__RefNumPara__12908_3040055137">5.4</text:bookmark-ref><text:s/>for a description of the Transaction Name.</text:p>
      <text:p text:style-name="P241">For example:</text:p>
      <text:p text:style-name="P530">MyTransaction := MyAttachment.StartTransaction([isc_tpb_write,</text:p>
      <text:p text:style-name="P530"><text:s text:c="30"/>isc_tpb_nowait,isc_tpb_concurrency],taCommit);</text:p>
      <text:p text:style-name="P750">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803" text:outline-level="2"><text:bookmark-start text:name="__RefHeading__1139_586067017"/>Starting a Transaction on Multiple Databases<text:bookmark-end text:name="__RefHeading__1139_586067017"/></text:h>
      <text:p text:style-name="P79">The IFirebirdAPI.StartTranscation method is used to start a transaction on multiple databases. This also has two variants:</text:p>
      <text:p text:style-name="P524"><text:span text:style-name="T379">f</text:span>unction StartTransaction(Attachments: array of IAttachment;</text:p>
      <text:p text:style-name="P524"><text:s text:c="13"/>TPB: array of byte; DefaultCompletion: TTransactionCompletion=taCommit;</text:p>
      <text:p text:style-name="P524"><text:s text:c="13"/>aName: AnsiString=''): ITransaction; overload;</text:p>
      <text:p text:style-name="P524">function StartTransaction(Attachments: array of IAttachment;</text:p>
      <text:p text:style-name="P524"><text:s text:c="13"/>TPB: ITPB; DefaultCompletion: TTransactionCompletion=taCommit;</text:p>
      <text:p text:style-name="P524"><text:s text:c="13"/>aName: AnsiString=''): ITransaction; overload;</text:p>
      <text:p text:style-name="P236">The difference between these variants and those for a single database are that, for a single database, the database is implici<text:span text:style-name="T111">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804" text:outline-level="2"><text:bookmark-start text:name="__RefNumPara__12908_3040055137"/><text:bookmark-start text:name="__RefHeading___Toc19074_3040055137"/><text:soft-page-break/>Transaction Names<text:bookmark-end text:name="__RefNumPara__12908_3040055137"/><text:bookmark-end text:name="__RefHeading___Toc19074_3040055137"/></text:h>
      <text:p text:style-name="P205"><text:span text:style-name="T379">The idea of a Transaction Name was added in release 1.4.0 and to support journaling (see chapter </text:span><text:span text:style-name="T379"><text:bookmark-ref text:reference-format="number-no-superior" text:ref-name="__RefNumPara__18857_1656227443">14</text:bookmark-ref></text:span><text:span text:style-name="T379">). </text:span><text:span text:style-name="T313">A</text:span><text:span text:style-name="T379"> Transaction Name </text:span><text:span text:style-name="T313">may be</text:span><text:span text:style-name="T379"> optionally given when a transaction is started and has only local significance. It allows the user to give a meaningful name to each transaction which is then recorded in the journal this making it easier to relate journal entries to transactions.</text:span></text:p>
      <text:h text:style-name="P803" text:outline-level="2"><text:bookmark-start text:name="__RefHeading___Toc10854_2641498334"/>Committing a Transaction<text:bookmark-end text:name="__RefHeading___Toc10854_2641498334"/></text:h>
      <text:p text:style-name="P79">A transaction is committed using the ITransaction.Commit or ITransaction.CommitRetaining methods:</text:p>
      <text:p text:style-name="P524">procedure Commit(Force: boolean=false);</text:p>
      <text:p text:style-name="P524">procedure CommitRetaining;</text:p>
      <text:p text:style-name="P236">In the first case, the transaction ceases to be active when the call completes while, in the second case, the transaction remains active and further actions may take place in the context of the same transaction.</text:p>
      <text:p text:style-name="P236">If the “Force” parameter is true then the errors are silently ignored.</text:p>
      <text:p text:style-name="P147">Prior to a transaction being committed, all active Statements using the transaction are closed.</text:p>
      <text:h text:style-name="P805" text:outline-level="2"><text:bookmark-start text:name="__RefHeading__6895_70736377"/>Two Phase Commit<text:bookmark-end text:name="__RefHeading__6895_70736377"/></text:h>
      <text:p text:style-name="P79">The two phase commit procedure is used when a transaction has performed updates across multiple databases. It is used to ensure that i<text:span text:style-name="T112">f</text:span> a problem occurs during the commit process an administrator can nevertheless perform a deterministic error recovery process ensuring that the transaction is committed on all databases.</text:p>
      <text:p text:style-name="P79">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524">MyTransaction.PrepareForCommit;</text:p>
      <text:p text:style-name="P524">MyTransaction.Commit;</text:p>
      <text:h text:style-name="P803" text:outline-level="2"><text:bookmark-start text:name="__RefHeading__6900_70736377"/>Transaction Rollback<text:bookmark-end text:name="__RefHeading__6900_70736377"/></text:h>
      <text:p text:style-name="P80">A transaction is <text:span text:style-name="T106">rolled back</text:span> using the ITransaction.<text:span text:style-name="T106">Rollback</text:span> or ITransaction.<text:span text:style-name="T106">Rollback</text:span>Retaining methods:</text:p>
      <text:p text:style-name="P525">procedure Rollback(Force: boolean=false);</text:p>
      <text:p text:style-name="P525">procedure RollbackRetaining;</text:p>
      <text:p text:style-name="P238">The semantics are the same as for the commit variants except that the database state is roll<text:span text:style-name="T112">ed </text:span>back to the point at which the transaction was started or the last commitRetaining.</text:p>
      <text:p text:style-name="P147">ior to a transaction being rolled back, all active Statements using the transaction are closed.</text:p>
      <text:h text:style-name="P806" text:outline-level="2"><text:bookmark-start text:name="__RefHeading__6891_70736377"/>Restarting a Transaction<text:bookmark-end text:name="__RefHeading__6891_70736377"/></text:h>
      <text:p text:style-name="P81">After a transaction has been committed or rol<text:span text:style-name="T112">l</text:span>ed back, it is possible to restart the transaction using the ITransaction.Start method:</text:p>
      <text:p text:style-name="P525"><text:soft-page-break/>procedure Start(DefaultCompletion: TTransactionCompletion=taCommit); </text:p>
      <text:p text:style-name="P237">This restarts the transaction with the same TPB. </text:p>
      <text:p text:style-name="Highlighted">Note that the default completion may be changed at this point.</text:p>
      <text:h text:style-name="P801" text:outline-level="2"><text:bookmark-start text:name="__RefHeading__6898_70736377"/><text:span text:style-name="T106">Transaction</text:span> Activity Monitor<text:bookmark-end text:name="__RefHeading__6898_70736377"/></text:h>
      <text:p text:style-name="P73">A simple means of polling for <text:span text:style-name="T106">transaction</text:span> API activity is provided by the I<text:span text:style-name="T106">Transaction</text:span>.HasActivity method. This returns true if any activity has taken place <text:span text:style-name="T106">using</text:span> this <text:span text:style-name="T106">transaction</text:span> since the last time the <text:s/>method was called, and false otherwise. <text:span text:style-name="T108">Activity includes any SQL statement operating in the transaction context.</text:span></text:p>
      <text:p text:style-name="P73">This may be used to automatically <text:span text:style-name="T106">complete</text:span> idle <text:span text:style-name="T106">transactions</text:span> after some period has elapsed.</text:p>
      <text:h text:style-name="P807" text:outline-level="2"><text:bookmark-start text:name="__RefNumPara__14357_3040055137"/><text:bookmark-start text:name="__RefHeading___Toc19076_3040055137"/>Transaction Information<text:bookmark-end text:name="__RefNumPara__14357_3040055137"/><text:bookmark-end text:name="__RefHeading___Toc19076_3040055137"/></text:h>
      <text:p text:style-name="P206">Firebird can provide various transaction information items. These are requested using one of the isc_info_tra_?? constants and return a transaction information block. (e.g. isc_info_tra_id request the current transaction id).</text:p>
      <text:p text:style-name="P206">An ITrInformation interface is returned as the result of a <text:s/>ITransaction. <text:span text:style-name="T107">GetTrInformation </text:span>request.</text:p>
      <text:p text:style-name="P206">The isc_info_tra constants are described in the Firebird documentation (API Guide).</text:p>
      <text:p text:style-name="Pascal"><text:s text:c="2"/>ITrInfoItem = interface</text:p>
      <text:p text:style-name="Pascal"><text:s text:c="4"/>['{41455e1a-f84e-4e26-aff0-1a78e8b69cfe}']</text:p>
      <text:p text:style-name="Pascal"><text:s text:c="4"/>function getItemType: byte;</text:p>
      <text:p text:style-name="Pascal"><text:s text:c="4"/>function getSize: integer;</text:p>
      <text:p text:style-name="Pascal"><text:s text:c="4"/>function getAsString: AnsiString;</text:p>
      <text:p text:style-name="Pascal"><text:s text:c="4"/>function getAsInteger: int64;</text:p>
      <text:p text:style-name="Pascal"><text:s text:c="4"/>procedure DecodeTraIsolation(var IsolationType, RecVersion: byte);</text:p>
      <text:p text:style-name="Pascal"><text:s text:c="2"/>end;</text:p>
      <text:p text:style-name="Pascal"/>
      <text:p text:style-name="Pascal"><text:s text:c="2"/>{ ITrInformation }</text:p>
      <text:p text:style-name="Pascal"/>
      <text:p text:style-name="Pascal"><text:s text:c="2"/>ITrInformation = interface</text:p>
      <text:p text:style-name="Pascal"><text:s text:c="4"/>['{e6ea4a52-c1a1-44ba-9609-c8bcc7cba7b2}']</text:p>
      <text:p text:style-name="Pascal"><text:s text:c="4"/>function GetCount: integer;</text:p>
      <text:p text:style-name="Pascal"><text:s text:c="4"/>function GetItem(index: integer): ITrInfoItem;</text:p>
      <text:p text:style-name="Pascal"><text:s text:c="4"/>function Find(ItemType: byte): ITrInfoItem;</text:p>
      <text:p text:style-name="Pascal"><text:s text:c="4"/>procedure PrintBuf; {can be used to print buffer in hex for debugging}</text:p>
      <text:p text:style-name="Pascal"><text:s text:c="4"/>property Count: integer read GetCount;</text:p>
      <text:p text:style-name="Pascal"><text:s text:c="4"/>property Items[index: integer]: ITrInfoItem read getItem; default;</text:p>
      <text:p text:style-name="Pascal"><text:s text:c="2"/>end;</text:p>
      <text:p text:style-name="Text_20_body"/>
      <text:h text:style-name="P808" text:outline-level="2"><text:bookmark-start text:name="__RefHeading___Toc10856_2641498334"/><text:soft-page-break/>Reference<text:bookmark-end text:name="__RefHeading___Toc10856_2641498334"/></text:h>
      <text:p text:style-name="P526">ITransaction = interface</text:p>
      <text:p text:style-name="P526"><text:s text:c="4"/>function getTPB: ITPB;</text:p>
      <text:p text:style-name="P526"><text:s text:c="4"/>procedure Start(DefaultCompletion: TTransactionCompletion=taCommit);</text:p>
      <text:p text:style-name="P526"><text:s text:c="4"/>function GetInTransaction: boolean;</text:p>
      <text:p text:style-name="P526"><text:s text:c="4"/>function GetIsReadOnly: boolean;</text:p>
      <text:p text:style-name="P526"><text:s text:c="4"/>function GetTransactionID: integer;</text:p>
      <text:p text:style-name="P526"><text:s text:c="4"/>function GetJournalingActive(attachment: IAttachment): boolean;</text:p>
      <text:p text:style-name="P526"><text:s text:c="4"/>procedure PrepareForCommit; {Two phase commit - stage 1}</text:p>
      <text:p text:style-name="P526"><text:s text:c="4"/>procedure Commit(Force: boolean=false);</text:p>
      <text:p text:style-name="P526"><text:s text:c="4"/>procedure CommitRetaining;</text:p>
      <text:p text:style-name="P526"><text:s text:c="4"/>function HasActivity: boolean;</text:p>
      <text:p text:style-name="P526"><text:s text:c="4"/>procedure Rollback(Force: boolean=false);</text:p>
      <text:p text:style-name="P526"><text:s text:c="4"/>procedure RollbackRetaining;</text:p>
      <text:p text:style-name="P526"><text:s text:c="4"/>function GetAttachmentCount: integer;</text:p>
      <text:p text:style-name="P526"><text:s text:c="4"/>function GetAttachment(index: integer): IAttachment;</text:p>
      <text:p text:style-name="P528"><text:s text:c="4"/>function GetTrInformation(Requests: array of byte): ITrInformation; overload;</text:p>
      <text:p text:style-name="P528"><text:s text:c="4"/>function GetTrInformation(Request: byte): ITrInformation; overload;</text:p>
      <text:p text:style-name="P528"><text:s text:c="4"/>function GetTransactionName: AnsiString;</text:p>
      <text:p text:style-name="P527"><text:s text:c="4"/>procedure SetTransactionName(aValue: AnsiString);</text:p>
      <text:p text:style-name="P527"><text:s text:c="4"/>property InTransaction: boolean read GetInTransaction;</text:p>
      <text:p text:style-name="P527"><text:s text:c="4"/>property TransactionName: AnsiString read GetTransactionName </text:p>
      <text:p text:style-name="P527"><text:s text:c="41"/>write SetTransactionName;</text:p>
      <text:p text:style-name="P527"><text:s text:c="2"/>end;</text:p>
      <table:table table:name="Table11" table:style-name="Table11">
        <table:table-column table:style-name="Table11.A"/>
        <table:table-column table:style-name="Table11.B"/>
        <table:table-header-rows>
          <table:table-row table:style-name="TableLine94279290847168">
            <table:table-cell table:style-name="Table11.A1" office:value-type="string">
              <text:p text:style-name="P376">Method</text:p>
            </table:table-cell>
            <table:table-cell table:style-name="Table11.B1" office:value-type="string">
              <text:p text:style-name="P376">Use</text:p>
            </table:table-cell>
          </table:table-row>
        </table:table-header-rows>
        <table:table-row table:style-name="TableLine94279290952656">
          <table:table-cell table:style-name="Table11.A2" office:value-type="string">
            <text:p text:style-name="P399">get<text:span text:style-name="T107">T</text:span>PB</text:p>
          </table:table-cell>
          <table:table-cell table:style-name="Table11.B2" office:value-type="string">
            <text:p text:style-name="P399">Returns a reference to the <text:span text:style-name="T107">T</text:span>PB used to <text:span text:style-name="T107">start the transaction.</text:span></text:p>
          </table:table-cell>
        </table:table-row>
        <table:table-row table:style-name="TableLine94279290957952">
          <table:table-cell table:style-name="Table11.A2" office:value-type="string">
            <text:p text:style-name="Table_20_Contents">Start</text:p>
          </table:table-cell>
          <table:table-cell table:style-name="Table11.B2" office:value-type="string">
            <text:p text:style-name="P402">Restart a transaction (see <text:bookmark-ref text:reference-format="number" text:ref-name="__RefHeading__6891_70736377">5.8</text:bookmark-ref>)</text:p>
          </table:table-cell>
        </table:table-row>
        <table:table-row table:style-name="TableLine94279290964208">
          <table:table-cell table:style-name="Table11.A2" office:value-type="string">
            <text:p text:style-name="P401">GetInTransaction</text:p>
          </table:table-cell>
          <table:table-cell table:style-name="Table11.B2" office:value-type="string">
            <text:p text:style-name="P402">Returns true if the transaction is active</text:p>
          </table:table-cell>
        </table:table-row>
        <table:table-row table:style-name="TableLine94279290976608">
          <table:table-cell table:style-name="Table11.A2" office:value-type="string">
            <text:p text:style-name="Table_20_Contents">GetIsReadOnly</text:p>
          </table:table-cell>
          <table:table-cell table:style-name="Table11.B2" office:value-type="string">
            <text:p text:style-name="P486">Returns true if this is a read only transaction</text:p>
          </table:table-cell>
        </table:table-row>
        <table:table-row table:style-name="TableLine94279290977408">
          <table:table-cell table:style-name="Table11.A2" office:value-type="string">
            <text:p text:style-name="Table_20_Contents">GetTransactionID</text:p>
          </table:table-cell>
          <table:table-cell table:style-name="Table11.B2" office:value-type="string">
            <text:p text:style-name="P486">Returns the Firebird assigned transaction id.</text:p>
          </table:table-cell>
        </table:table-row>
        <table:table-row table:style-name="TableLine94279290978160">
          <table:table-cell table:style-name="Table11.A2" office:value-type="string">
            <text:p text:style-name="Table_20_Contents">PrepareForCommit</text:p>
          </table:table-cell>
          <table:table-cell table:style-name="Table11.B2" office:value-type="string">
            <text:p text:style-name="P402">Start of two phase commit process for multiple databases (see <text:bookmark-ref text:reference-format="number" text:ref-name="__RefHeading__6895_70736377">5.6</text:bookmark-ref>)</text:p>
          </table:table-cell>
        </table:table-row>
        <table:table-row table:style-name="TableLine94279290978960">
          <table:table-cell table:style-name="Table11.A2" office:value-type="string">
            <text:p text:style-name="Table_20_Contents">Commit</text:p>
          </table:table-cell>
          <table:table-cell table:style-name="Table11.B2" office:value-type="string">
            <text:p text:style-name="P402">Commit and terminate the transaction (see <text:bookmark-ref text:reference-format="number" text:ref-name="__RefHeading__6895_70736377">5.6</text:bookmark-ref>)</text:p>
          </table:table-cell>
        </table:table-row>
        <table:table-row table:style-name="TableLine94279290979760">
          <table:table-cell table:style-name="Table11.A2" office:value-type="string">
            <text:p text:style-name="Table_20_Contents">CommitRetaining</text:p>
          </table:table-cell>
          <table:table-cell table:style-name="Table11.B2" office:value-type="string">
            <text:p text:style-name="P402">Commit and leave the transaction active (see <text:bookmark-ref text:reference-format="number" text:ref-name="__RefHeading__6895_70736377">5.6</text:bookmark-ref>).</text:p>
          </table:table-cell>
        </table:table-row>
        <table:table-row table:style-name="TableLine94279290980752">
          <table:table-cell table:style-name="Table11.A2" office:value-type="string">
            <text:p text:style-name="Table_20_Contents">HasActivity</text:p>
          </table:table-cell>
          <table:table-cell table:style-name="Table11.B2" office:value-type="string">
            <text:p text:style-name="P402">Returns true if transaction acitivity has taken place since the last call to the method (see <text:bookmark-ref text:reference-format="number" text:ref-name="__RefHeading__6898_70736377">5.9</text:bookmark-ref>)</text:p>
          </table:table-cell>
        </table:table-row>
        <table:table-row table:style-name="TableLine94279290981552">
          <table:table-cell table:style-name="Table11.A2" office:value-type="string">
            <text:p text:style-name="Table_20_Contents">Rollback</text:p>
          </table:table-cell>
          <table:table-cell table:style-name="Table11.B2" office:value-type="string">
            <text:p text:style-name="P402">Rollback and terminate the transaction (see <text:bookmark-ref text:reference-format="number" text:ref-name="__RefHeading__6900_70736377">5.7</text:bookmark-ref>).</text:p>
          </table:table-cell>
        </table:table-row>
        <table:table-row table:style-name="TableLine94279290982352">
          <table:table-cell table:style-name="Table11.A2" office:value-type="string">
            <text:p text:style-name="Table_20_Contents">RollbackRetaining</text:p>
          </table:table-cell>
          <table:table-cell table:style-name="Table11.B2" office:value-type="string">
            <text:p text:style-name="P402">Rollback and leave the transaction active (see <text:soft-page-break/><text:bookmark-ref text:reference-format="number" text:ref-name="__RefHeading__6900_70736377">5.7</text:bookmark-ref>).</text:p>
          </table:table-cell>
        </table:table-row>
        <table:table-row table:style-name="TableLine94279290983152">
          <table:table-cell table:style-name="Table11.A2" office:value-type="string">
            <text:p text:style-name="Table_20_Contents">GetAttachmentCount</text:p>
          </table:table-cell>
          <table:table-cell table:style-name="Table11.B2" office:value-type="string">
            <text:p text:style-name="P402">Returns the number of database attachments over which the transaction is active.</text:p>
          </table:table-cell>
        </table:table-row>
        <table:table-row table:style-name="TableLine94279290983952">
          <table:table-cell table:style-name="Table11.A2" office:value-type="string">
            <text:p text:style-name="Table_20_Contents">GetAttachment</text:p>
          </table:table-cell>
          <table:table-cell table:style-name="Table11.B2" office:value-type="string">
            <text:p text:style-name="P402">Return a selected database attachment.</text:p>
          </table:table-cell>
        </table:table-row>
        <table:table-row table:style-name="TableLine94279290984752">
          <table:table-cell table:style-name="Table11.A2" office:value-type="string">
            <text:p text:style-name="Table_20_Contents">GetTrInformation</text:p>
          </table:table-cell>
          <table:table-cell table:style-name="Table11.B2" office:value-type="string">
            <text:p text:style-name="P486">See <text:bookmark-ref text:reference-format="number-no-superior" text:ref-name="__RefNumPara__14357_3040055137">5.10</text:bookmark-ref>.</text:p>
          </table:table-cell>
        </table:table-row>
        <table:table-row table:style-name="TableLine94279290985552">
          <table:table-cell table:style-name="Table11.A2" office:value-type="string">
            <text:p text:style-name="Table_20_Contents">GetTransactionName</text:p>
          </table:table-cell>
          <table:table-cell table:style-name="Table11.B2" office:value-type="string">
            <text:p text:style-name="P485">Returns the Transaction Name, if any (see <text:bookmark-ref text:reference-format="number-no-superior" text:ref-name="__RefNumPara__12908_3040055137">5.4</text:bookmark-ref>)</text:p>
          </table:table-cell>
        </table:table-row>
        <table:table-row table:style-name="TableLine94279290986352">
          <table:table-cell table:style-name="Table11.A2" office:value-type="string">
            <text:p text:style-name="Table_20_Contents">SetTransactionName</text:p>
          </table:table-cell>
          <table:table-cell table:style-name="Table11.B2" office:value-type="string">
            <text:p text:style-name="P485">Replaces the current Transaction Name with that provided.</text:p>
          </table:table-cell>
        </table:table-row>
      </table:table>
      <text:p text:style-name="P239"/>
      <text:h text:style-name="P778" text:outline-level="1"><text:bookmark-start text:name="__RefHeading___Toc10858_2641498334"/><text:line-break/>Working with Dynamic SQL<text:bookmark-end text:name="__RefHeading___Toc10858_2641498334"/></text:h>
      <text:p text:style-name="P82">Firebird is an SQL Database. Data held within the database is access and modified using SQL Data Manipulation Language (DML) statements and the database metadata (e.g. table definitions) managed using the SQL Data Definition Language (DDL).</text:p>
      <text:p text:style-name="P82">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82">This section describes how SQL Statements are used with the Firebird Pascal API. </text:p>
      <text:h text:style-name="P809" text:outline-level="2"><text:bookmark-start text:name="__RefHeading__6893_70736377"/>Dynamic SQL and the Firebird Pascal API<text:bookmark-end text:name="__RefHeading__6893_70736377"/></text:h>
      <text:p text:style-name="P82">The SQL Statement syntax is described fully in the Firebird Language Guide and this document should be consulted for all SQL reference. However, this <text:span text:style-name="T112">API</text:span> <text:span text:style-name="T112">also</text:span> provide<text:span text:style-name="T112">s</text:span> an extended syntax for statement parameter definition. </text:p>
      <text:p text:style-name="P82">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2">Identifiers</text:span> that are reserved words or case sensitive by placing them within double quotes.</text:p>
      <text:h text:style-name="P849" text:outline-level="3"><text:bookmark-start text:name="__RefHeading___Toc8175_296859554"/>Named Parameters<text:bookmark-end text:name="__RefHeading___Toc8175_296859554"/></text:h>
      <text:p text:style-name="P82">Firebird Dynamic SQL only supports positional parameters in SQL statements. For example:</text:p>
      <text:p text:style-name="SQLStatement">Select * from MyTable Where MyKeyName like ?</text:p>
      <text:p text:style-name="P82">Where the question mark is a placeholder for a positional parameter. The parameters are accessed by <text:span text:style-name="T112">a zero based</text:span> index number in the order they occur in the statement.</text:p>
      <text:p text:style-name="P82"><text:soft-page-break/>The Firebird Pascal API extends th<text:span text:style-name="T167">is</text:span> syntax to allow for named parameters using the same conventions <text:span text:style-name="T109">used for the Firebird Procedure and Trigger Language, where named parameters are case insensitive SQL identifiers preceded by a colon. For example:</text:span></text:p>
      <text:p text:style-name="P734"><text:span text:style-name="T109">Sel</text:span>ect * from MyTable Where MyKeyName like :<text:span text:style-name="T109">PARAM</text:span></text:p>
      <text:p text:style-name="P240">In the above, “PARAM” is a named parameter. </text:p>
      <text:p text:style-name="P240">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20">s</text:span> and their position. It is then possible for the API user to specify parameter values by name, with the Firebird Pascal API looking up the name and setting the corresponding positional parameter with the required value.</text:p>
      <text:p text:style-name="P240">As a further extension, parameter names are not required to be unique. When a non-unique parameter name <text:span text:style-name="T120">is </text:span>set to a given value, all positional parameters linked to the same name are set to the required value. The API user can thus set more than one parameter value in a single operation.</text:p>
      <text:p text:style-name="P152">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52">In this case, "arg1" need only be set once. e.g. </text:p>
      <text:p text:style-name="Pascal"><text:span text:style-name="T187">SQLParams.</text:span>ByName('arg1').AsInteger := 3; </text:p>
      <text:p text:style-name="P152">Both cases will be set to 3.</text:p>
      <text:p text:style-name="P168">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735"><text:span text:style-name="T109">Sel</text:span>ect * from MyTable Where MyKeyName like :”<text:span text:style-name="T220">A PARAM”</text:span></text:p>
      <text:p text:style-name="P306">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50" text:outline-level="3"><text:bookmark-start text:name="__RefHeading__29622_627404695"/>Column Names<text:bookmark-end text:name="__RefHeading__29622_627404695"/></text:h>
      <text:p text:style-name="P150">An SQL Statement that results in output data (e.g. a select statement) provides a results set that allows the data items (fields) in each output to be accessed by statement position or by (case insensitive) name. For example:</text:p>
      <text:p text:style-name="P737"><text:soft-page-break/>Select EMP_NO,FULL_NAME from EMPLOYEES;</text:p>
      <text:p text:style-name="P295">In this case, the fields in the results set can be accessed positionally, with EMP_NO at position 0 and FULL_NAME at position 1, or by name using EMP_NO and FULL_NAME as the field names.</text:p>
      <text:p text:style-name="P153"><text:span text:style-name="T184">The fields in a results set should always have</text:span> field names identical to the source Firebird table column name, or, if provided, a column alias name given in the SQL Statement. <text:span text:style-name="T184">However, there are <text:s/>exceptions.</text:span></text:p>
      <text:p text:style-name="P151">Firebird identifiers <text:span text:style-name="T185">(e.g. column names)</text:span> are typically case insensitive and are converted to upper case when processed and reported. This translates into <text:span text:style-name="T109">the Firebird Pascal API</text:span> always reporting upper case column names and matching column names to field names using a case insensitive match. </text:p>
      <text:p text:style-name="P151">However, in SQL Dialect 3, Firebird introduced the ability to enclose identifiers in double <text:span text:style-name="T184">quotes.</text:span> This is necessary if, for example, you want a column name that is the same as an SQL Reserved word. It also allows you to have case sensitive column names, or column names containing spaces. </text:p>
      <text:p text:style-name="P151">For Example: </text:p>
      <text:p text:style-name="P765">Create Table MY_TABLE ( </text:p>
      <text:p text:style-name="P765"><text:s text:c="2"/>"KeyField" Integer, </text:p>
      <text:p text:style-name="P765"><text:s text:c="2"/>"GRANT" VarChar(32), </text:p>
      <text:p text:style-name="P765"><text:s text:c="2"/>"My Column" Float </text:p>
      <text:p text:style-name="P765">); </text:p>
      <text:p text:style-name="P151"><text:span text:style-name="T109">The Firebird Pascal API</text:span> could readily handle case sensitive column names and isn't bothered by SQL reserved words. However, <text:span text:style-name="T184">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51">Pascal identifiers are also case insensitive and this could cause problems if two column names differ only in the case of their letters: the generated property names will cause a compilation error. Neither can Pascal identifiers contain spaces. </text:p>
      <text:p text:style-name="P151"><text:span text:style-name="T184">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51"><text:span text:style-name="T184">It is also the case that</text:span> column alias <text:span text:style-name="T185">n</text:span>ames aren't always unique anyway. For example, in the SQL: </text:p>
      <text:p text:style-name="SQLStatement">select sum(col1), sum(col2) from MyTable; </text:p>
      <text:p text:style-name="P151">Firebird will generate the alias name "SUM" for both cases. It will also allow you to specify the same alias name multiple times in the same statement. </text:p>
      <text:p text:style-name="P151"><text:span text:style-name="T109">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51"><text:soft-page-break/>For example, with a table defined as </text:p>
      <text:p text:style-name="P765">Create Table MY_TABLE ( </text:p>
      <text:p text:style-name="P765"><text:s/>TableKey Integer not null, </text:p>
      <text:p text:style-name="P765"><text:s/>"My Field" VarChar(32), </text:p>
      <text:p text:style-name="P765"><text:s/>"MY Field" VarChar(32), </text:p>
      <text:p text:style-name="P765"><text:s/>Primary Key(TableKey) </text:p>
      <text:p text:style-name="P765">); </text:p>
      <text:p text:style-name="P151"><text:s/>The column names used by <text:span text:style-name="T109">the Firebird Pascal API</text:span> will be </text:p>
      <text:p text:style-name="P765">TABLEKEY </text:p>
      <text:p text:style-name="P765">MY_FIELD </text:p>
      <text:p text:style-name="P765">MY_FIELD1 </text:p>
      <text:p text:style-name="P151">respectively. </text:p>
      <text:p text:style-name="Pascal"><text:span text:style-name="T184">IResults.ByName</text:span>('tableKey').AsInteger </text:p>
      <text:p text:style-name="Pascal"><text:span text:style-name="T184">IResults.ByName</text:span>('MY_FIELD').AsString </text:p>
      <text:p text:style-name="Pascal"><text:span text:style-name="T184">IResults.ByName</text:span>('my_field1').AsString </text:p>
      <text:p text:style-name="P151">Are then all valid examples for accessing the column values. </text:p>
      <text:h text:style-name="P809" text:outline-level="2"><text:bookmark-start text:name="__RefHeading__5090_70736377"/>SQL Statement with no input or output <text:bookmark-end text:name="__RefHeading__5090_70736377"/></text:h>
      <text:p text:style-name="P83">An SQL Statement with no input or output (e.g. a DDL statement) may be executed quickly and efficiently using the IAttachment.ExecImmediate method. Several variants of this method are available:</text:p>
      <text:p text:style-name="P529">procedure ExecImmediate(transaction: ITransaction; sql: AnsiString; </text:p>
      <text:p text:style-name="P529"><text:s text:c="42"/>SQLDialect: integer); overload;</text:p>
      <text:p text:style-name="P529">procedure ExecImmediate(TPB: array of byte; sql: AnsiString; </text:p>
      <text:p text:style-name="P529"><text:s text:c="42"/>SQLDialect: integer); overload;</text:p>
      <text:p text:style-name="P529">procedure ExecImmediate(transaction: ITransaction; sql: AnsiString); overload;</text:p>
      <text:p text:style-name="P529">procedure ExecImmediate(TPB: array of byte; sql: AnsiString); overload;</text:p>
      <text:p text:style-name="P242">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42">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42">For example:</text:p>
      <text:p text:style-name="P658">const</text:p>
      <text:p text:style-name="P694"><text:s text:c="4"/>sqlCreateTable =</text:p>
      <text:p text:style-name="P694"><text:s text:c="4"/>'Create Table TestData ('+</text:p>
      <text:p text:style-name="P694"><text:s text:c="4"/>'RowID Integer not null,'+</text:p>
      <text:p text:style-name="P694"><text:s text:c="4"/>'Title VarChar(32) Character Set UTF8,'+</text:p>
      <text:p text:style-name="P694"><text:s text:c="4"/>'BlobData Blob sub_type 0, '+</text:p>
      <text:p text:style-name="P694"><text:s text:c="4"/>'Primary Key(RowID)'+</text:p>
      <text:p text:style-name="P694"><text:s text:c="4"/>')';</text:p>
      <text:p text:style-name="P694"/>
      <text:p text:style-name="P694">begin</text:p>
      <text:p text:style-name="P694"><text:s text:c="4"/>Attachment.ExecImmediate([isc_tpb_write,</text:p>
      <text:p text:style-name="P694"><text:s text:c="30"/>isc_tpb_wait,</text:p>
      <text:p text:style-name="P694"><text:s text:c="30"/>isc_tpb_consistency],sqlCreateTable);</text:p>
      <text:p text:style-name="P658">…</text:p>
      <text:h text:style-name="P810" text:outline-level="2"><text:bookmark-start text:name="__RefHeading___Toc10860_2641498334"/><text:soft-page-break/>Meta<text:span text:style-name="T113">d</text:span>ata<text:bookmark-end text:name="__RefHeading___Toc10860_2641498334"/></text:h>
      <text:p text:style-name="P84">Metadata provides information about data and a database's metadata includes the definition of data structures such as tables. When executing a DML SQL Statement <text:span text:style-name="T190">with parameters, </text:span>it is also useful to know the metadata that describes the statements input and/or output. In this case, the metadata tells the user information about each input parameter or column in the result set that includes:</text:p>
      <text:list xml:id="list2356189466" text:style-name="L24">
        <text:list-item>
          <text:p text:style-name="P955">the SQL Type</text:p>
        </text:list-item>
        <text:list-item>
          <text:p text:style-name="P949">any names or other identification information</text:p>
        </text:list-item>
        <text:list-item>
          <text:p text:style-name="P949">refinements of the SQL Type, such as the character set used for strings, or the number decimal places in fixed point data.</text:p>
        </text:list-item>
        <text:list-item>
          <text:p text:style-name="P949">Whether the column or parameter can be set to null.</text:p>
        </text:list-item>
      </text:list>
      <text:p text:style-name="P84">The IAttachment.Prepare method is the first step in executing an SQL Statement and, on successful completion, also provides the statement's metadata, <text:span text:style-name="T190">via the IStatement interface</text:span>:</text:p>
      <text:p text:style-name="P531">function Prepare(transaction: ITransaction; sql: AnsiString; </text:p>
      <text:p text:style-name="P531"><text:s text:c="32"/>aSQLDialect: integer): IStatement; overload;</text:p>
      <text:p text:style-name="P531">function Prepare(transaction: ITransaction; sql: AnsiString): IStatement; overload;</text:p>
      <text:p text:style-name="P531">function PrepareWithNamedParameters(transaction: ITransaction; sql: AnsiString;</text:p>
      <text:p text:style-name="P531"><text:s text:c="23"/>aSQLDialect: integer; GenerateParamNames: boolean=false;</text:p>
      <text:p text:style-name="P531"><text:s text:c="23"/>): IStatement; overload;</text:p>
      <text:p text:style-name="P531">function PrepareWithNamedParameters(transaction: ITransaction; sql: AnsiString;</text:p>
      <text:p text:style-name="P531"><text:s text:c="23"/>GenerateParamNames: boolean=false;</text:p>
      <text:p text:style-name="P531"><text:s text:c="23"/>): IStatement; overload;</text:p>
      <text:p text:style-name="P243">As shown above, four variants of the <text:span text:style-name="T64">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4">prepare</text:span><text:span text:style-name="T85"> variant simply avoids the processing overhead of parsing the SQL in the client API.</text:span></text:p>
      <text:p text:style-name="P228">The other variation is whether or not the SQL Dialect is given explicitly or defaults to the default connection SQL Dialect.</text:p>
      <text:p text:style-name="P248"><text:span text:style-name="T85">When statements are prepared with named parameters i</text:span><text:span text:style-name="T89">t</text:span><text:span text:style-name="T85"> is also possible to set </text:span><text:span text:style-name="T87">GenerateParamNames </text:span><text:span text:style-name="T85">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851" text:outline-level="3"><text:bookmark-start text:name="__RefNumPara__11386_1140111131"/><text:bookmark-start text:name="__RefHeading__7775_436722458"/>Input Parameter Metadata<text:bookmark-end text:name="__RefNumPara__11386_1140111131"/><text:bookmark-end text:name="__RefHeading__7775_436722458"/></text:h>
      <text:p text:style-name="P84"><text:span text:style-name="T85">After the completion of the prepare step, the IStatement interface can be queried to determine the input parameter metadata, if any, using the IStatement.SQLParams property. </text:span><text:span text:style-name="T88">This property</text:span><text:span text:style-name="T85"> returns an ISQLParams interface:</text:span></text:p>
      <text:p text:style-name="P659"><text:s text:c="2"/>ISQLParams = interface</text:p>
      <text:p text:style-name="P695"><text:s text:c="4"/>function getCount: integer;</text:p>
      <text:p text:style-name="P695"><text:s text:c="4"/>function getSQLParam(index: integer): ISQLParam;</text:p>
      <text:p text:style-name="P695"><text:s text:c="4"/>function ByName(Idx: AnsiString): ISQLParam ;</text:p>
      <text:p text:style-name="P695"><text:s text:c="4"/>function GetModified: Boolean;</text:p>
      <text:p text:style-name="P554"><text:s text:c="4"/>function GetHasCaseSensitiveParams: Boolean;</text:p>
      <text:p text:style-name="P695"><text:s text:c="4"/>property Modified: Boolean read GetModified;</text:p>
      <text:p text:style-name="P695"><text:s text:c="4"/>property Params[index: integer]: ISQLParam read getSQLParam; default;</text:p>
      <text:p text:style-name="P695"><text:s text:c="4"/>property Count: integer read getCount;</text:p>
      <text:p text:style-name="P695"><text:soft-page-break/><text:s text:c="2"/>end;</text:p>
      <text:p text:style-name="P244"><text:span text:style-name="T85">The ISQLParams interface identifies how many input parameters were found (the </text:span><text:span text:style-name="T64">Count</text:span><text:span text:style-name="T85"> property) and allows access to each one, either by position or by name (named parameter statements only). </text:span><text:span text:style-name="T88">If there are no input parameters the </text:span><text:span text:style-name="T66">Count</text:span><text:span text:style-name="T88"> </text:span><text:span text:style-name="T92">property returns</text:span><text:span text:style-name="T88"> zero.</text:span><text:span text:style-name="T85"> </text:span></text:p>
      <text:p text:style-name="P229">Each parameter is returned as an ISQLParam interface:</text:p>
      <text:p text:style-name="P663">IParamMetaData = interface</text:p>
      <text:p text:style-name="P701"><text:s text:c="4"/>function GetSQLType: cardinal;</text:p>
      <text:p text:style-name="P701"><text:s text:c="4"/>function GetSQLTypeName: AnsiString;</text:p>
      <text:p text:style-name="P701"><text:s text:c="4"/>function getSubtype: integer;</text:p>
      <text:p text:style-name="P701"><text:s text:c="4"/>function getScale: integer;</text:p>
      <text:p text:style-name="P701"><text:s text:c="4"/>function getCharSetID: cardinal;</text:p>
      <text:p text:style-name="P701"><text:s text:c="4"/>function getCodePage: TSystemCodePage;</text:p>
      <text:p text:style-name="P701"><text:s text:c="4"/>function getIsNullable: boolean;</text:p>
      <text:p text:style-name="P701"><text:s text:c="4"/>function GetSize: cardinal;</text:p>
      <text:p text:style-name="P701"><text:s text:c="4"/>property SQLType: cardinal read GetSQLType;</text:p>
      <text:p text:style-name="P701"><text:s text:c="2"/>end;</text:p>
      <text:p text:style-name="P701"/>
      <text:p text:style-name="P701"><text:s text:c="2"/>ISQLParam = interface(IParamMetaData)</text:p>
      <text:p text:style-name="P701"><text:s text:c="4"/>function getColMetadata: IParamMetaData;</text:p>
      <text:p text:style-name="P701"><text:s text:c="4"/>function GetIndex: integer;</text:p>
      <text:p text:style-name="P701"><text:s text:c="4"/>function getName: AnsiString;</text:p>
      <text:p text:style-name="P701"><text:s text:c="4"/>function GetAsBoolean: boolean;</text:p>
      <text:p text:style-name="P701"><text:s text:c="4"/>function GetAsCurrency: Currency;</text:p>
      <text:p text:style-name="P701"><text:s text:c="4"/>function GetAsInt64: Int64;</text:p>
      <text:p text:style-name="P701"><text:s text:c="4"/>function GetAsDateTime: TDateTime; overload;</text:p>
      <text:p text:style-name="P701"><text:s text:c="4"/>procedure GetAsDateTime(var aDateTime: TDateTime; var dstOffset: smallint; </text:p>
      <text:p text:style-name="P555"><text:s text:c="8"/>var aTimezoneID: TFBTimeZoneID); overload;</text:p>
      <text:p text:style-name="P701"><text:s text:c="4"/>procedure GetAsDateTime(var aDateTime: TDateTime; var dstOffset: smallint; </text:p>
      <text:p text:style-name="P555"><text:s text:c="8"/>var aTimezone: AnsiString); overload;</text:p>
      <text:p text:style-name="P701"><text:s text:c="4"/>procedure GetAsTime(var aTime: TDateTime; var dstOffset: smallint; </text:p>
      <text:p text:style-name="P555"><text:s text:c="8"/>var aTimezoneID: TFBTimeZoneID; OnDate: TDateTime); overload;</text:p>
      <text:p text:style-name="P701"><text:s text:c="4"/>procedure GetAsTime(var aTime: TDateTime; var dstOffset: smallint; </text:p>
      <text:p text:style-name="P555"><text:s text:c="8"/>var aTimezone: AnsiString; OnDate: TDateTime); overload;</text:p>
      <text:p text:style-name="P701"><text:s text:c="4"/>procedure GetAsTime(var aTime: TDateTime; var dstOffset: smallint; </text:p>
      <text:p text:style-name="P555"><text:s text:c="8"/>var aTimezoneID: TFBTimeZoneID); overload;</text:p>
      <text:p text:style-name="P701"><text:s text:c="4"/>procedure GetAsTime(var aTime: TDateTime; var dstOffset: smallint; </text:p>
      <text:p text:style-name="P555"><text:s text:c="8"/>var aTimezone: AnsiString); overload;</text:p>
      <text:p text:style-name="P701"><text:s text:c="4"/>function GetAsUTCDateTime: TDateTime;</text:p>
      <text:p text:style-name="P701"><text:s text:c="4"/>function GetAsDouble: Double;</text:p>
      <text:p text:style-name="P701"><text:s text:c="4"/>function GetAsFloat: Float;</text:p>
      <text:p text:style-name="P701"><text:s text:c="4"/>function GetAsLong: Long;</text:p>
      <text:p text:style-name="P701"><text:s text:c="4"/>function GetAsPointer: Pointer;</text:p>
      <text:p text:style-name="P701"><text:s text:c="4"/>function GetAsQuad: TISC_QUAD;</text:p>
      <text:p text:style-name="P701"><text:s text:c="4"/>function GetAsShort: short;</text:p>
      <text:p text:style-name="P701"><text:s text:c="4"/>function GetAsString: AnsiString;</text:p>
      <text:p text:style-name="P701"><text:s text:c="4"/>function GetIsNull: boolean;</text:p>
      <text:p text:style-name="P701"><text:s text:c="4"/>function GetAsVariant: Variant;</text:p>
      <text:p text:style-name="P701"><text:s text:c="4"/>function GetAsBlob: IBlob;</text:p>
      <text:p text:style-name="P701"><text:s text:c="4"/>function GetAsArray: IArray;</text:p>
      <text:p text:style-name="P701"><text:s text:c="4"/>function GetAsBCD: tBCD;</text:p>
      <text:p text:style-name="P701"><text:s text:c="4"/>function GetStatement: IStatement;</text:p>
      <text:p text:style-name="P701"><text:s text:c="4"/>function GetTransaction: ITransaction;</text:p>
      <text:p text:style-name="P701"><text:s text:c="4"/>procedure Clear;</text:p>
      <text:p text:style-name="P701"><text:s text:c="4"/>function GetModified: boolean;</text:p>
      <text:p text:style-name="P701"><text:s text:c="4"/>procedure SetAsBoolean(AValue: boolean);</text:p>
      <text:p text:style-name="P701"><text:s text:c="4"/>procedure SetAsCurrency(aValue: Currency);</text:p>
      <text:p text:style-name="P701"><text:s text:c="4"/>procedure SetAsInt64(aValue: Int64);</text:p>
      <text:p text:style-name="P701"><text:s text:c="4"/>procedure SetAsDate(aValue: TDateTime);</text:p>
      <text:p text:style-name="P701"><text:s text:c="4"/>procedure SetAsLong(aValue: Long);</text:p>
      <text:p text:style-name="P701"><text:s text:c="4"/>procedure SetAsTime(aValue: TDateTime); overload;</text:p>
      <text:p text:style-name="P701"><text:s text:c="4"/>procedure SetAsTime(aValue: TDateTime; OnDate: TDateTime; </text:p>
      <text:p text:style-name="P555"><text:s text:c="8"/>aTimeZoneID: TFBTimeZoneID); overload;</text:p>
      <text:p text:style-name="P701"><text:s text:c="4"/>procedure SetAsTime(aValue: TDateTime; OnDate: TDateTime; </text:p>
      <text:p text:style-name="P555"><text:soft-page-break/><text:s text:c="7"/>aTimeZone: AnsiString); overload;</text:p>
      <text:p text:style-name="P701"><text:s text:c="4"/>procedure SetAsTime(aValue: TDateTime; aTimeZoneID: TFBTimeZoneID); overload;</text:p>
      <text:p text:style-name="P701"><text:s text:c="4"/>procedure SetAsTime(aValue: TDateTime; aTimeZone: AnsiString); overload;</text:p>
      <text:p text:style-name="P701"><text:s text:c="4"/>procedure SetAsDateTime(aValue: TDateTime); overload;</text:p>
      <text:p text:style-name="P701"><text:s text:c="4"/>procedure SetAsDateTime(aValue: TDateTime; aTimeZoneID: TFBTimeZoneID); overload;</text:p>
      <text:p text:style-name="P701"><text:s text:c="4"/>procedure SetAsDateTime(aValue: TDateTime; aTimeZone: AnsiString); overload;</text:p>
      <text:p text:style-name="P701"><text:s text:c="4"/>procedure SetAsUTCDateTime(aUTCTime: TDateTime);</text:p>
      <text:p text:style-name="P701"><text:s text:c="4"/>procedure SetAsDouble(aValue: Double);</text:p>
      <text:p text:style-name="P701"><text:s text:c="4"/>procedure SetAsFloat(aValue: Float);</text:p>
      <text:p text:style-name="P701"><text:s text:c="4"/>procedure SetAsPointer(aValue: Pointer);</text:p>
      <text:p text:style-name="P701"><text:s text:c="4"/>procedure SetAsShort(aValue: Short);</text:p>
      <text:p text:style-name="P701"><text:s text:c="4"/>procedure SetAsString(aValue: AnsiString);</text:p>
      <text:p text:style-name="P701"><text:s text:c="4"/>procedure SetAsVariant(aValue: Variant);</text:p>
      <text:p text:style-name="P701"><text:s text:c="4"/>procedure SetIsNull(aValue: Boolean);</text:p>
      <text:p text:style-name="P701"><text:s text:c="4"/>procedure SetAsBlob(aValue: IBlob);</text:p>
      <text:p text:style-name="P701"><text:s text:c="4"/>procedure SetAsArray(anArray: IArray);</text:p>
      <text:p text:style-name="P701"><text:s text:c="4"/>procedure SetAsQuad(aValue: TISC_QUAD);</text:p>
      <text:p text:style-name="P701"><text:s text:c="4"/>procedure SetCharSetID(aValue: cardinal);</text:p>
      <text:p text:style-name="P701"><text:s text:c="4"/>procedure SetAsBcd(aValue: tBCD);</text:p>
      <text:p text:style-name="P701"><text:s text:c="4"/>property AsDate: TDateTime read GetAsDateTime write SetAsDate;</text:p>
      <text:p text:style-name="P701"><text:s text:c="4"/>property AsBoolean:boolean read GetAsBoolean write SetAsBoolean;</text:p>
      <text:p text:style-name="P701"><text:s text:c="4"/>property AsTime: TDateTime read GetAsDateTime write SetAsTime;</text:p>
      <text:p text:style-name="P701"><text:s text:c="4"/>property AsDateTime: TDateTime read GetAsDateTime write SetAsDateTime;</text:p>
      <text:p text:style-name="P701"><text:s text:c="4"/>property AsDouble: Double read GetAsDouble write SetAsDouble;</text:p>
      <text:p text:style-name="P701"><text:s text:c="4"/>property AsFloat: Float read GetAsFloat write SetAsFloat;</text:p>
      <text:p text:style-name="P701"><text:s text:c="4"/>property AsCurrency: Currency read GetAsCurrency write SetAsCurrency;</text:p>
      <text:p text:style-name="P701"><text:s text:c="4"/>property AsInt64: Int64 read GetAsInt64 write SetAsInt64;</text:p>
      <text:p text:style-name="P701"><text:s text:c="4"/>property AsInteger: Integer read GetAsLong write SetAsLong;</text:p>
      <text:p text:style-name="P701"><text:s text:c="4"/>property AsLong: Long read GetAsLong write SetAsLong;</text:p>
      <text:p text:style-name="P701"><text:s text:c="4"/>property AsPointer: Pointer read GetAsPointer write SetAsPointer;</text:p>
      <text:p text:style-name="P701"><text:s text:c="4"/>property AsShort: Short read GetAsShort write SetAsShort;</text:p>
      <text:p text:style-name="P701"><text:s text:c="4"/>property AsString: AnsiString read GetAsString write SetAsString;</text:p>
      <text:p text:style-name="P701"><text:s text:c="4"/>property AsVariant: Variant read GetAsVariant write SetAsVariant;</text:p>
      <text:p text:style-name="P701"><text:s text:c="4"/>property AsBlob: IBlob read GetAsBlob write SetAsBlob;</text:p>
      <text:p text:style-name="P701"><text:s text:c="4"/>property AsArray: IArray read GetAsArray write SetAsArray;</text:p>
      <text:p text:style-name="P701"><text:s text:c="4"/>property AsBCD: tBCD read GetAsBCD write SetAsBCD;</text:p>
      <text:p text:style-name="P701"><text:s text:c="4"/>property AsQuad: TISC_QUAD read GetAsQuad write SetAsQuad;</text:p>
      <text:p text:style-name="P701"><text:s text:c="4"/>property Value: Variant read GetAsVariant write SetAsVariant;</text:p>
      <text:p text:style-name="P701"><text:s text:c="4"/>property IsNull: Boolean read GetIsNull write SetIsNull;</text:p>
      <text:p text:style-name="P701"><text:s text:c="4"/>property IsNullable: Boolean read GetIsNullable;</text:p>
      <text:p text:style-name="P701"><text:s text:c="4"/>property Modified: Boolean read getModified;</text:p>
      <text:p text:style-name="P701"><text:s text:c="4"/>property Name: AnsiString read GetName;</text:p>
      <text:p text:style-name="P701"><text:s text:c="2"/>end; <text:s text:c="5"/></text:p>
      <text:p text:style-name="P245">The ISQLParam interface is a large interface, as it provides <text:span text:style-name="T114">both type information and</text:span> setters and getters as well as corresponding properties for each data type supported. <text:span text:style-name="T129">It provides both the input parameter metadata as well as a means of setting each parameter. </text:span></text:p>
      <text:p text:style-name="P245">The caller may use the <text:span text:style-name="T64">SQLType</text:span><text:span text:style-name="T85"> property to determine the actual data type of the parameter. </text:span><text:span text:style-name="T88">The Firebird Data Definition Guide should be consulted for information on SQL Types and use of the </text:span><text:span text:style-name="T66">scale</text:span><text:span text:style-name="T88"> property for fixed point types. </text:span><text:span text:style-name="T92">Constants for the available SQL Types are defined in the “IB” unit.</text:span></text:p>
      <text:p text:style-name="P360"><text:span text:style-name="T92">N</text:span><text:span text:style-name="T85">ote that parameter metadata is mutable and may change after a value is set. For example, the underlying column SQL type could be VARCHAR. When the interface is first accessed the SQLType returns SLQ_VARYING. However, after a call to SetAsInteger, this will change to SQL_LONG. Firebird will convert the value to a string type when the statement is executed.</text:span></text:p>
      <text:p text:style-name="P360"><text:span text:style-name="T85">The underlying column metadata can always be accessed using the metadata returned by </text:span><text:span text:style-name="T64">getColMetadata. </text:span><text:span text:style-name="T85">This is not affected by setting the parameter value.</text:span></text:p>
      <text:p text:style-name="P244"><text:soft-page-break/><text:span text:style-name="T85">The use of this interface is discussed below in </text:span><text:span text:style-name="T85"><text:bookmark-ref text:reference-format="number" text:ref-name="__RefHeading__5095_70736377">6.4</text:bookmark-ref></text:span><text:span text:style-name="T85">, and is typically used to set the values of the input parameters. For example:</text:span></text:p>
      <text:p text:style-name="P531">MyStatement := MyAttachment.Prepare(MyTransaction,</text:p>
      <text:p text:style-name="P531"><text:s text:c="36"/>'Select * From MyTable where rowid = ?');</text:p>
      <text:p text:style-name="P531">if (MyStatement.SQLParams.Count &gt; 0) and </text:p>
      <text:p text:style-name="P531"><text:s text:c="13"/>(MyStatement.SQLParams[0].SQLType = SQL_INTEGER) then</text:p>
      <text:p text:style-name="P531"><text:s text:c="2"/>MyStatement.SQLParams[0].AsInteger := 1;</text:p>
      <text:p text:style-name="P243">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310">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49">Time and timestamp columns with a Time Zone were also added in Firebird 4. The underlying concepts, Getter Methods and support functions for time zones are described in <text:bookmark-ref text:reference-format="number" text:ref-name="__RefHeading___Toc9700_843720358">6.6</text:bookmark-ref>. The ISQLParam interface also provides setter methods that allow a TDateTime to included a time zone ID or time zone name, or to be provided as a UTC time or timestamp.</text:p>
      <text:list xml:id="list1556062964" text:style-name="L25">
        <text:list-item>
          <text:p text:style-name="P964">The SetAsDate method should be used when the data type is DATE.</text:p>
        </text:list-item>
        <text:list-item>
          <text:p text:style-name="P964">The SetAsDateTime methods should be used when the data type is TIMESTAMP or TIMESTAMP WITH TIME ZONE. <text:span text:style-name="T299">In the latter case, a <text:s/>a time zone ID or time zone name must be provided.</text:span></text:p>
        </text:list-item>
        <text:list-item>
          <text:p text:style-name="P965">The SetAsTime methods should be used when the data type is TIME or TIME WITH TIME ZONE. In the latter case, a <text:s/><text:span text:style-name="T300">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843" text:outline-level="3"><text:bookmark-start text:name="__RefHeading__7585_436722458"/>Output Metadata<text:bookmark-end text:name="__RefHeading__7585_436722458"/></text:h>
      <text:p text:style-name="P85"><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91"><text:soft-page-break/>IMetaData = interface</text:p>
      <text:p text:style-name="P491"><text:s text:c="4"/>function getCount: integer;</text:p>
      <text:p text:style-name="P491"><text:s text:c="4"/>function getColumnMetaData(index: integer): IColumnMetaData;</text:p>
      <text:p text:style-name="P491"><text:s text:c="4"/>function GetUniqueRelationName: AnsiString; </text:p>
      <text:p text:style-name="P491"><text:s text:c="33"/>{<text:span text:style-name="T188">Non empty</text:span> if all columns come from the same table}</text:p>
      <text:p text:style-name="P491"><text:s text:c="4"/>function ByName(Idx: AnsiString): IColumnMetaData;</text:p>
      <text:p text:style-name="P491"><text:s text:c="4"/>property ColMetaData[index: integer]: IColumnMetaData </text:p>
      <text:p text:style-name="P491"><text:s text:c="46"/>read getColumnMetaData; default;</text:p>
      <text:p text:style-name="P491"><text:s text:c="4"/>property Count: integer read getCount;</text:p>
      <text:p text:style-name="P491">end;</text:p>
      <text:p text:style-name="P214">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665">IColumnMetaData = interface</text:p>
      <text:p text:style-name="P706"><text:s text:c="4"/>function GetIndex: integer;</text:p>
      <text:p text:style-name="P706"><text:s text:c="4"/>function GetSQLType: cardinal;</text:p>
      <text:p text:style-name="P706"><text:s text:c="4"/>function GetSQLTypeName: AnsiString;</text:p>
      <text:p text:style-name="P706"><text:s text:c="4"/>function getSubtype: integer;</text:p>
      <text:p text:style-name="P706"><text:s text:c="4"/>function getRelationName: AnsiString;</text:p>
      <text:p text:style-name="P706"><text:s text:c="4"/>function getOwnerName: AnsiString;</text:p>
      <text:p text:style-name="P706"><text:s text:c="4"/>function getSQLName: AnsiString; <text:s text:c="3"/>{Name of the column <text:span text:style-name="T186">in original table</text:span>}</text:p>
      <text:p text:style-name="P706"><text:s text:c="4"/>function getAliasName: AnsiString; <text:s/>{Alias Name of column or Column Name </text:p>
      <text:p text:style-name="P706"><text:s text:c="37"/>if no alias}</text:p>
      <text:p text:style-name="P708"><text:s text:c="4"/>function getName: AnsiString; <text:s text:c="6"/>{Disambiguated uppercase Field Name </text:p>
      <text:p text:style-name="P493"><text:s text:c="39"/>– <text:span text:style-name="T186">see </text:span><text:span text:style-name="T186"><text:bookmark-ref text:reference-format="number" text:ref-name="__RefHeading__29622_627404695">6.1.2</text:bookmark-ref></text:span>}</text:p>
      <text:p text:style-name="P706"><text:s text:c="4"/>function getScale: integer;</text:p>
      <text:p text:style-name="P706"><text:s text:c="4"/>function getCharSetID: cardinal;</text:p>
      <text:p text:style-name="P706"><text:s text:c="4"/>function getCodePage: TSystemCodePage;</text:p>
      <text:p text:style-name="P706"><text:s text:c="4"/>function getIsNullable: boolean;</text:p>
      <text:p text:style-name="P706"><text:s text:c="4"/>function GetSize: cardinal;</text:p>
      <text:p text:style-name="P706"><text:s text:c="4"/>function GetArrayMetaData: IArrayMetaData; {Valid only for Array SQL Type}</text:p>
      <text:p text:style-name="P706"><text:s text:c="4"/>function GetBlobMetaData: IBlobMetaData; {Valid only for Blob SQL Type}</text:p>
      <text:p text:style-name="P498"><text:s text:c="4"/>function GetDateTimeStrLength(DateTimeFormat: TIBDateTimeFormats): integer;</text:p>
      <text:p text:style-name="P707"><text:s text:c="4"/>function GetStatement: IStatement;</text:p>
      <text:p text:style-name="P492"><text:s text:c="4"/>function GetTransaction: ITransaction;</text:p>
      <text:p text:style-name="P492"><text:s text:c="4"/>property Name: AnsiString read GetName;</text:p>
      <text:p text:style-name="P706"><text:s text:c="4"/>property Size: cardinal read GetSize;</text:p>
      <text:p text:style-name="P706"><text:s text:c="4"/>property SQLType: cardinal read GetSQLType;</text:p>
      <text:p text:style-name="P706"><text:s text:c="4"/>property Scale: integer read getScale;</text:p>
      <text:p text:style-name="P706"><text:s text:c="4"/>property SQLSubtype: integer read getSubtype;</text:p>
      <text:p text:style-name="P706"><text:s text:c="4"/>property IsNullable: Boolean read GetIsNullable;</text:p>
      <text:p text:style-name="P706">end; </text:p>
      <text:p text:style-name="P244"><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2323157445" text:style-name="L26">
        <text:list-item>
          <text:p text:style-name="P995">The SQLTypeName is the textual representation of the SQL Type</text:p>
        </text:list-item>
        <text:list-item>
          <text:p text:style-name="P995">The subtype applies only to Blobs and distinguishes different Blob types.</text:p>
        </text:list-item>
        <text:list-item>
          <text:p text:style-name="P995">The Relation Name is the original table name from which the column is sourced.</text:p>
        </text:list-item>
        <text:list-item>
          <text:p text:style-name="P995">The Owner Name is the login user name of the table owner.</text:p>
        </text:list-item>
        <text:list-item>
          <text:p text:style-name="P995">The SQL Name is the column name used in the SQL Statement (may not be unique).</text:p>
        </text:list-item>
        <text:list-item>
          <text:p text:style-name="P995">The Alias Name is the alias given in the SQL Statement (must be unique)</text:p>
        </text:list-item>
        <text:list-item>
          <text:p text:style-name="P995">The Name property is the unique name of the column used in “ByName” lookups.</text:p>
        </text:list-item>
        <text:list-item>
          <text:p text:style-name="P995">The Character Set ID applies to text data and is the Firebird Character set id for the text.</text:p>
        </text:list-item>
        <text:list-item>
          <text:p text:style-name="P995">The Code Page is the system code page that corresponds to the Firebird Character Set.</text:p>
        </text:list-item>
        <text:list-item>
          <text:p text:style-name="P996"><text:soft-page-break/>The Size property depends on the data type. For variable length strings, it is the maximum string length.</text:p>
        </text:list-item>
        <text:list-item>
          <text:p text:style-name="P997">GetDateTimeStrLength is used to return the maximum number of characters returned when, respectively, an SQL type TIMESTAMP, DATETIME or TIME column is returned as a formatted string.</text:p>
        </text:list-item>
      </text:list>
      <text:h text:style-name="P809" text:outline-level="2"><text:bookmark-start text:name="__RefHeading__5095_70736377"/>SQL Statements with input parameters only<text:bookmark-end text:name="__RefHeading__5095_70736377"/></text:h>
      <text:p text:style-name="P86">Examples of SQL Statements that have input parameters but no output include Insert, Update and Delete Statements. <text:span text:style-name="T183">In the general case. T</text:span>hese statement must be prepared, as discussed above and then executed using the IStatement.Execute method <text:span text:style-name="T183">(although a short cut does exist – see below)</text:span>:</text:p>
      <text:p text:style-name="P556">function Execute(aTransaction: ITransaction=nil): IResults;</text:p>
      <text:p text:style-name="P247">If the <text:span text:style-name="T64">aTransaction</text:span> parameter is omitted or set to nil, the same transaction that was used to prepare the statement is used to execute it. However, it is possible to use <text:span text:style-name="T120">a</text:span>n (e.g. long lived) transaction to prepare a statement and then use a different (e.g. short lived) transaction to execute the statement, as long as the first transaction is still active. This approach <text:span text:style-name="T120">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1">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46">For example:</text:p>
      <text:p text:style-name="P532">MyStatement := MyAttachment.Prepare(MyTransaction,</text:p>
      <text:p text:style-name="P532"><text:s text:c="31"/>'<text:span text:style-name="T115">Update</text:span> MyTable <text:span text:style-name="T115">Set MyText = ? </text:span>where rowid = ?');</text:p>
      <text:p text:style-name="P532">MyStatement.SQLParams[0].As<text:span text:style-name="T115">String</text:span> := <text:span text:style-name="T115">'Some new text'</text:span>;</text:p>
      <text:p text:style-name="P532">MyStatement.SQLParams[<text:span text:style-name="T115">1</text:span>].AsInteger := 1;</text:p>
      <text:p text:style-name="P556">MyStatement.Execute;</text:p>
      <text:p text:style-name="P556">MyTransaction.CommitRetaining;</text:p>
      <text:p text:style-name="P246">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51">Note that an error is raised if any of the input parameters have not been given a value when the statement is executed.</text:p>
      <text:h text:style-name="P852" text:outline-level="3"><text:bookmark-start text:name="__RefHeading__21273_627404695"/>The IAttachment.ExecuteSQL method<text:bookmark-end text:name="__RefHeading__21273_627404695"/></text:h>
      <text:p text:style-name="P149">The IAttachment ExecuteSQL method provides a short cut for the above which is often more appropriate than having separate steps to prepare, assign parameter and execute a statement. There are a set of ExecuteSQL methods available:</text:p>
      <text:p text:style-name="P674"><text:soft-page-break/><text:s text:c="4"/>function ExecuteSQL(TPB: array of byte; sql: AnsiString; SQLDialect: integer; </text:p>
      <text:p text:style-name="P723"><text:s text:c="36"/>params: array of const): IResults; overload;</text:p>
      <text:p text:style-name="P723"><text:s text:c="4"/>function ExecuteSQL(transaction: ITransaction; sql: AnsiString; </text:p>
      <text:p text:style-name="P723"><text:s text:c="15"/>SQLDialect: integer; params: array of const): IResults; overload;</text:p>
      <text:p text:style-name="P723"><text:s text:c="4"/>function ExecuteSQL(TPB: array of byte; sql: AnsiString; </text:p>
      <text:p text:style-name="P723"><text:s text:c="36"/>params: array of const): IResults; overload;</text:p>
      <text:p text:style-name="P723"><text:s text:c="4"/>function ExecuteSQL(transaction: ITransaction; sql: AnsiString; </text:p>
      <text:p text:style-name="P723"><text:s text:c="36"/>params: array of const): IResults; overload;</text:p>
      <text:p text:style-name="P294">These vary by whether or not the connection default SQL Dialect is used, or whether an existing transaction is used or whether the statement is executed and commited in a single step with the transaction parameters provided as a list TPB constants.</text:p>
      <text:p text:style-name="P294">An Execute SQL statement may have positional parameters and if so, the parameter values are provided as an array of const. For example:</text:p>
      <text:p text:style-name="P622">Attachment.ExecuteSQL(Transaction, 'Execute Procedure DELETE_EMPLOYEE ?', [8]);</text:p>
      <text:p text:style-name="P294">The ExecuteSQL statement can return a single row of results in the IResults interface. See below.</text:p>
      <text:h text:style-name="P811" text:outline-level="2"><text:bookmark-start text:name="__RefHeading__4346_1590345102"/>SQL Statements with Output<text:bookmark-end text:name="__RefHeading__4346_1590345102"/></text:h>
      <text:p text:style-name="P87">An SQL Statement with output is defined here as a non-select SQL Statement that returns a single row of data values. An example of such a statement is “Insert ….Returning”. In this case, the IResults interface returned by the IStatement.Execute <text:span text:style-name="T183">or IAttachment.ExecuteSQL </text:span>method<text:span text:style-name="T183">s</text:span> provides the returned data.</text:p>
      <text:p text:style-name="P561">IResults = interface</text:p>
      <text:p text:style-name="P561"><text:s text:c="3"/>function getCount: integer;</text:p>
      <text:p text:style-name="P566"><text:s text:c="3"/>function GetStatement: IStatement;</text:p>
      <text:p text:style-name="P566"><text:s text:c="3"/>function GetTransaction: ITransaction;</text:p>
      <text:p text:style-name="P562"><text:s text:c="3"/>function ByName(Idx: AnsiString): ISQLData;</text:p>
      <text:p text:style-name="P561"><text:s text:c="3"/>function getSQLData(index: integer): ISQLData;</text:p>
      <text:p text:style-name="P618"><text:s text:c="3"/>procedure GetData(index: integer; var IsNull:boolean; </text:p>
      <text:p text:style-name="P618"><text:s text:c="40"/>var len: short; var data: <text:span text:style-name="T202">PByte</text:span>); <text:s text:c="2"/></text:p>
      <text:p text:style-name="P564"><text:span text:style-name="T177"><text:s text:c="3"/>procedure SetRetainInterfaces(aValue: boolean); {see </text:span><text:span text:style-name="T177"><text:bookmark-ref text:reference-format="number" text:ref-name="__RefHeading__6876_906373321">6.11</text:bookmark-ref></text:span><text:span text:style-name="T177">}</text:span></text:p>
      <text:p text:style-name="P563"><text:s text:c="3"/>property Data[index: integer]: ISQLData read getSQLData; default;</text:p>
      <text:p text:style-name="P561"><text:s text:c="3"/>property Count: integer read getCount;</text:p>
      <text:p text:style-name="P561">end;</text:p>
      <text:p text:style-name="P292">This interface may be used to determine how many data items are returned (<text:span text:style-name="T64">Count </text:span><text:span text:style-name="T85">property) and allows each data item to be accessed either by position o</text:span><text:span text:style-name="T89">r</text:span><text:span text:style-name="T85"> by name, where the data item name is the output column name. </text:span><text:span text:style-name="T94">It can also be used to get direct access to the raw data for each column </text:span><text:span text:style-name="T95">by position</text:span><text:span text:style-name="T94"> (using the </text:span><text:span text:style-name="T69">GetData</text:span><text:span text:style-name="T94"> method). This returns a null indicator, the length of the data and a pointer to the raw data </text:span><text:span text:style-name="T100">(i.e. in Firebird encoding)</text:span><text:span text:style-name="T94"> returned from the database. When the data type is SQL_TEXT or SQL_VARYING, the pointer is always to the first character in the string (of length </text:span><text:span text:style-name="T69">len</text:span><text:span text:style-name="T94"> bytes).</text:span></text:p>
      <text:h text:style-name="P853" text:outline-level="3"><text:bookmark-start text:name="__RefHeading___Toc11959_1423906865"/>The ISQLData Interface<text:bookmark-end text:name="__RefHeading___Toc11959_1423906865"/></text:h>
      <text:p text:style-name="P291"><text:span text:style-name="T85">Each data item </text:span><text:span text:style-name="T94">may </text:span><text:span text:style-name="T97">also </text:span><text:span text:style-name="T94">be </text:span><text:span text:style-name="T85">accessed </text:span><text:span text:style-name="T94">as a properly format</text:span><text:span text:style-name="T96">t</text:span><text:span text:style-name="T94">ed type </text:span><text:span text:style-name="T85">via an ISQLData interface:</text:span></text:p>
      <text:p text:style-name="P662"><text:s text:c="2"/>ISQLData = interface(IColumnMetaData)</text:p>
      <text:p text:style-name="P537"><text:soft-page-break/><text:s text:c="4"/>function GetStrDataLength: short;</text:p>
      <text:p text:style-name="P537"><text:s text:c="4"/>function GetAsBoolean: boolean;</text:p>
      <text:p text:style-name="P537"><text:s text:c="4"/>function GetAsCurrency: Currency;</text:p>
      <text:p text:style-name="P537"><text:s text:c="4"/>function GetAsInt64: Int64;</text:p>
      <text:p text:style-name="P537"><text:s text:c="4"/>function GetAsDateTime: TDateTime; overload;</text:p>
      <text:p text:style-name="P540"><text:s text:c="4"/>procedure GetAsDateTime(var aDateTime: TDateTime; var dstOffset: smallint; </text:p>
      <text:p text:style-name="P540"><text:s text:c="23"/>var aTimezoneID: TFBTimeZoneID); overload;</text:p>
      <text:p text:style-name="P540"><text:s text:c="4"/>procedure GetAsDateTime(var aDateTime: TDateTime; var dstOffset: smallint; </text:p>
      <text:p text:style-name="P540"><text:s text:c="23"/>var aTimezone: AnsiString); overload;</text:p>
      <text:p text:style-name="P540"><text:s text:c="4"/>procedure GetAsTime(var aTime: TDateTime; var dstOffset: smallint;</text:p>
      <text:p text:style-name="P540"><text:s text:c="23"/>var aTimezoneID: TFBTimeZoneID; OnDate: TDateTime); overload;</text:p>
      <text:p text:style-name="P540"><text:s text:c="4"/>procedure GetAsTime(var aTime: TDateTime; var dstOffset: smallint;</text:p>
      <text:p text:style-name="P540"><text:s text:c="23"/>var aTimezone: AnsiString; OnDate: TDateTime); overload;</text:p>
      <text:p text:style-name="P540"><text:s text:c="4"/>procedure GetAsTime(var aTime: TDateTime; var dstOffset: smallint; </text:p>
      <text:p text:style-name="P540"><text:s text:c="23"/>var aTimezoneID: TFBTimeZoneID); overload;</text:p>
      <text:p text:style-name="P540"><text:s text:c="4"/>procedure GetAsTime(var aTime: TDateTime; var dstOffset: smallint; </text:p>
      <text:p text:style-name="P540"><text:s text:c="24"/>var aTimezone: AnsiString); overload;</text:p>
      <text:p text:style-name="P537"><text:s text:c="4"/>function GetAsUTCDateTime: TDateTime;</text:p>
      <text:p text:style-name="P537"><text:s text:c="4"/>function GetAsDouble: Double;</text:p>
      <text:p text:style-name="P537"><text:s text:c="4"/>function GetAsFloat: Float;</text:p>
      <text:p text:style-name="P537"><text:s text:c="4"/>function GetAsLong: Long;</text:p>
      <text:p text:style-name="P537"><text:s text:c="4"/>function GetAsPointer: Pointer;</text:p>
      <text:p text:style-name="P537"><text:s text:c="4"/>function GetAsQuad: TISC_QUAD;</text:p>
      <text:p text:style-name="P537"><text:s text:c="4"/>function GetAsShort: short;</text:p>
      <text:p text:style-name="P537"><text:s text:c="4"/>function GetAsString: AnsiString;</text:p>
      <text:p text:style-name="P537"><text:s text:c="4"/>function GetIsNull: Boolean;</text:p>
      <text:p text:style-name="P537"><text:s text:c="4"/>function GetAsVariant: Variant;</text:p>
      <text:p text:style-name="P537"><text:s text:c="4"/>function GetAsBlob: IBlob; overload;</text:p>
      <text:p text:style-name="P537"><text:s text:c="4"/>function GetAsBlob(BPB: IBPB): IBlob; overload;</text:p>
      <text:p text:style-name="P537"><text:s text:c="4"/>function GetAsArray: IArray;</text:p>
      <text:p text:style-name="P537"><text:s text:c="4"/>function GetAsBCD: tBCD;</text:p>
      <text:p text:style-name="P537"><text:s text:c="4"/>property AsDate: TDateTime read GetAsDateTime;</text:p>
      <text:p text:style-name="P537"><text:s text:c="4"/>property AsBoolean:boolean read GetAsBoolean;</text:p>
      <text:p text:style-name="P537"><text:s text:c="4"/>property AsTime: TDateTime read GetAsDateTime;</text:p>
      <text:p text:style-name="P537"><text:s text:c="4"/>property AsDateTime: TDateTime read GetAsDateTime ;</text:p>
      <text:p text:style-name="P537"><text:s text:c="4"/>property AsDouble: Double read GetAsDouble;</text:p>
      <text:p text:style-name="P537"><text:s text:c="4"/>property AsFloat: Float read GetAsFloat;</text:p>
      <text:p text:style-name="P537"><text:s text:c="4"/>property AsCurrency: Currency read GetAsCurrency;</text:p>
      <text:p text:style-name="P537"><text:s text:c="4"/>property AsInt64: Int64 read GetAsInt64 ;</text:p>
      <text:p text:style-name="P537"><text:s text:c="4"/>property AsInteger: Integer read GetAsLong;</text:p>
      <text:p text:style-name="P537"><text:s text:c="4"/>property AsLong: Long read GetAsLong;</text:p>
      <text:p text:style-name="P537"><text:s text:c="4"/>property AsPointer: Pointer read GetAsPointer;</text:p>
      <text:p text:style-name="P537"><text:s text:c="4"/>property AsQuad: TISC_QUAD read GetAsQuad;</text:p>
      <text:p text:style-name="P537"><text:s text:c="4"/>property AsShort: short read GetAsShort;</text:p>
      <text:p text:style-name="P537"><text:s text:c="4"/>property AsString: AnsiString read GetAsString;</text:p>
      <text:p text:style-name="P537"><text:s text:c="4"/>property AsVariant: Variant read GetAsVariant ;</text:p>
      <text:p text:style-name="P537"><text:s text:c="4"/>property AsBlob: IBlob read GetAsBlob;</text:p>
      <text:p text:style-name="P537"><text:s text:c="4"/>property AsArray: IArray read GetAsArray;</text:p>
      <text:p text:style-name="P537"><text:s text:c="4"/>property AsBCD: tBCD read GetAsBCD;</text:p>
      <text:p text:style-name="P537"><text:s text:c="4"/>property IsNull: Boolean read GetIsNull;</text:p>
      <text:p text:style-name="P537"><text:s text:c="4"/>property Value: Variant read GetAsVariant;</text:p>
      <text:p text:style-name="P537"><text:s text:c="2"/>end;</text:p>
      <text:p text:style-name="P307">ISQLData is primarily a set of getters for each data type. Type conversion is performed where possible. For example, all scaler types and dates can be returned as strings. <text:span text:style-name="T190">AsDouble and AsCurrency automatically adjust fixed point types to reflect the “scale” specified in the metadata.</text:span></text:p>
      <text:p text:style-name="P308">The GetAsBCD call <text:span text:style-name="T284">was</text:span> added in support of new Firebird 4 data types. GetAsBCD must be used for the <text:span text:style-name="T237">DECFloat16, DECFloat34, </text:span><text:span text:style-name="T333">INT128</text:span><text:span text:style-name="T237">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text:soft-page-break/>Note that the ISQLData interface inherits from the <text:span text:style-name="T85">IColumnMetaData interface. It thus also provides direct access to the data item's metadata. An ISQLData interface is simply an <text:s/>IColumnMetaData interface plus getter methods for each data type supported and corresponding properties.</text:span></text:p>
      <text:p text:style-name="P683">For example:</text:p>
      <text:p text:style-name="P536">var <text:span text:style-name="T116">theResults: IResults;</text:span></text:p>
      <text:p text:style-name="P536"/>
      <text:p text:style-name="P537">begin</text:p>
      <text:p text:style-name="P533"><text:s text:c="2"/>MyStatement := MyAttachment.<text:span text:style-name="T116">PrepareWithNamedParameters</text:span>(MyTransaction,</text:p>
      <text:p text:style-name="P533"><text:s text:c="10"/>'<text:span text:style-name="T116">Insert into</text:span> MyTable <text:span text:style-name="T116">(MyText, RowID) Values (:INITIALTEXT,:ROWID</text:span>) <text:span text:style-name="T116">'+</text:span></text:p>
      <text:p text:style-name="P533"><text:s text:c="12"/><text:span text:style-name="T116">'Returning RowID'</text:span>;</text:p>
      <text:p text:style-name="P533"><text:s text:c="2"/>MyStatement.SQLParams.<text:span text:style-name="T116">ByName('INITIALTEXT')</text:span>.As<text:span text:style-name="T115">String</text:span> := <text:span text:style-name="T115">'Some text'</text:span>;</text:p>
      <text:p text:style-name="P533"><text:s text:c="2"/>MyStatement.SQLParams.<text:span text:style-name="T116">ByName('ROWID')</text:span>.AsInteger := 1;</text:p>
      <text:p text:style-name="P557"><text:s text:c="2"/><text:span text:style-name="T116">theResults := </text:span>MyStatement.Execute;</text:p>
      <text:p text:style-name="P678"><text:s text:c="2"/><text:span text:style-name="T116">writeln('Insert completed with Rowid = ',theResults[0].AsInteger);</text:span></text:p>
      <text:h text:style-name="Heading_20_2" text:outline-level="2"><text:bookmark-start text:name="__RefHeading___Toc9700_843720358"/>Date and Time Column Types<text:bookmark-end text:name="__RefHeading___Toc9700_843720358"/></text:h>
      <text:p text:style-name="P171">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Highlighted">Note that a time zone can be represented as either a displacement (in minutes) from GMT, or as a time zone name (e.g. Europe/London <text:span text:style-name="T240">or EDT, etc.</text:span>). There is a subtle difference in the <text:span text:style-name="T233">semantics</text:span> of the two representations. <text:span text:style-name="T235">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6">y</text:span> the time difference in hours and minutes between the local time given by the time value and GMT. <text:span text:style-name="T236">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33">ll</text:span><text:span text:style-name="T236"> differ depending on whether or not daylight savings time is in effect.</text:span></text:p>
      <text:p text:style-name="P173">The ISQLData interface returns the value of a Date, Time or Timestamp column through the <text:span text:style-name="T333">default</text:span> GetAsDateTime getter method. This returns the column value as a TDateTime. This does not include any time zone information.</text:p>
      <text:p text:style-name="P173">When the time or timestamp column also contains a timestamp, the extended GetAsDateTime <text:span text:style-name="T298">or GetAsTime</text:span> methods must be used to additionally return the timezone as a Time Zone Name or Identifier <text:span text:style-name="T284">plus the offset in minutes from GMT</text:span>. </text:p>
      <text:p text:style-name="P757">Note: the I<text:span text:style-name="T284">TimeZoneServices</text:span> interface provides utility functions to translate between a Time Zone Name and Identifier, and to return the current ti<text:span text:style-name="T334">m</text:span>e zone displacement from GMT taking into account daylight savings time.</text:p>
      <text:p text:style-name="P309">GetAsDate<text:span text:style-name="T298">Time and GetAsTime</text:span> return the local time for the time zone. GetAsUTCTime is used to return the same time as UTC time (in this context, the same as GMT).</text:p>
      <text:p text:style-name="P350">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84"><text:soft-page-break/>The following date/time and timezone support functions are also available in the IBUtils unit:</text:p>
      <text:p text:style-name="Pascal">function ParseDateTimeTZString(aDateTimeStr: Ansistring; var aDateTime: TDateTime;</text:p>
      <text:p text:style-name="P639"><text:s text:c="14"/>var aTimezone: AnsiString; aFormatSettings: TFormatSettings; </text:p>
      <text:p text:style-name="P639"><text:s text:c="14"/>TimeOnly: boolean=false): boolean; overload;</text:p>
      <text:p text:style-name="Pascal">function ParseDateTimeTZString(aDateTimeStr: Ansistring; var aDateTime: TDateTime;</text:p>
      <text:p text:style-name="P639"><text:s text:c="14"/>var aTimezone: AnsiString; </text:p>
      <text:p text:style-name="P639"><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639">procedure FBDecodeTime(aTime: TDateTime; var Hour, Minute, Second: word; </text:p>
      <text:p text:style-name="P639"><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309">Respectively, the above may be used to:</text:p>
      <text:list xml:id="list1910653970" text:style-name="L27">
        <text:list-item>
          <text:p text:style-name="P966">Parse a timestamp with time zone string into a TDateTime and Time Zone Name using either the provided format settings or the defaults.</text:p>
        </text:list-item>
        <text:list-item>
          <text:p text:style-name="P966">Retrieve time zone information from the remote server.</text:p>
        </text:list-item>
        <text:list-item>
          <text:p text:style-name="P966">Decode and Encode a TDateTime using Hours, Minutes, Seconds and Decimilliseconds. Note the standard functions <text:span text:style-name="T303">(EncodeTime and DecodeTime) </text:span>are only of millisecond resolution and hence do not permit full use of Firebird's deci-millisecond resolution.</text:p>
        </text:list-item>
        <text:list-item>
          <text:p text:style-name="P966">Extend the standard FormatDateTime function to support a four digit format ('zzzz') for the fractional part of a second (i.e. deci-millisecond resolution).</text:p>
        </text:list-item>
        <text:list-item>
          <text:p text:style-name="P966">Render a time zone offset (in minutes relative to GMT) as a string.</text:p>
        </text:list-item>
        <text:list-item>
          <text:p text:style-name="P967">Decode a time zone offset <text:span text:style-name="T334">(e.g. '-08:00')</text:span>.</text:p>
        </text:list-item>
      </text:list>
      <text:h text:style-name="P812" text:outline-level="2"><text:bookmark-start text:name="__RefNumPara__19065_3040055137"/><text:bookmark-start text:name="__RefHeading___Toc19078_3040055137"/>The Numeric Data Type<text:bookmark-end text:name="__RefNumPara__19065_3040055137"/><text:bookmark-end text:name="__RefHeading___Toc19078_3040055137"/></text:h>
      <text:p text:style-name="P207">Firebird supports Fixed Point numbers. That is numbers that are held internally as integers but with a scale factor where the actual value is evaluated as:</text:p>
      <text:p text:style-name="P207">&lt;value&gt; = &lt;integer value&gt; * 10^(scale factor)</text:p>
      <text:p text:style-name="P207">The scale factor is normally negative and corresponds to the number of decimal places. For example, the Pascal <text:span text:style-name="T12">currency</text:span> type is held internally as a 64-bit signed integer with a scale factor or -4 i.e. four decimal places.</text:p>
      <text:p text:style-name="P207">Fixed point arithmetic can be more accurate than floating point arithmetic and is preferred in some situations e.g. for Financial Computations.</text:p>
      <text:p text:style-name="P207">Firebird declares fixed point type as Numeric or Decimal with a precision and number of decimal places. For example:</text:p>
      <text:p text:style-name="P207">Numeric(10,4)</text:p>
      <text:p text:style-name="P208"><text:span text:style-name="T384">declares a data type that has a precision of </text:span><text:span text:style-name="T315">ten</text:span><text:span text:style-name="T384"> digits including four decimal places. Firebird internally holds numerics as 16-bit, 32-bit or 64-bit integers plus scale factor, with the integer precision depending on the number of decimal digits requested when the data type is declared. </text:span><text:soft-page-break/><text:span text:style-name="T384">From Firebird 4 onwards, the DECFLOAT data type can be used to support even larger numbers of decimal places that can be supported by a 64-bit integer.</text:span></text:p>
      <text:p text:style-name="P209">In order to support Fixed Point numbers without loss of precision, the Firebird Pascal API has defined the IFBNumeric interface:</text:p>
      <text:p text:style-name="Pascal"><text:s text:c="2"/>IFBNumeric = interface</text:p>
      <text:p text:style-name="Pascal"><text:s text:c="4"/>['{8bdccfe9-d552-446b-bd82-844ca264455d}']</text:p>
      <text:p text:style-name="Pascal"><text:s text:c="4"/>function getRawValue: Int64;</text:p>
      <text:p text:style-name="Pascal"><text:s text:c="4"/>function getScale: integer;</text:p>
      <text:p text:style-name="Pascal"><text:s text:c="4"/>function AdjustScaleTo(aNewScale: integer): IFBNumeric;</text:p>
      <text:p text:style-name="Pascal"><text:s text:c="4"/>function getAsString: AnsiString;</text:p>
      <text:p text:style-name="Pascal"><text:s text:c="4"/>function getAsDouble: double;</text:p>
      <text:p text:style-name="Pascal"><text:s text:c="4"/>function getAsBCD: TBCD;</text:p>
      <text:p text:style-name="Pascal"><text:s text:c="4"/>function getAsInt64: Int64; {scaled}</text:p>
      <text:p text:style-name="Pascal"><text:s text:c="4"/>function getAsInteger: integer; {scaled - may be truncated}</text:p>
      <text:p text:style-name="Pascal"><text:s text:c="4"/>function getAsSmallInt: SmallInt; {scaled - may be truncated}</text:p>
      <text:p text:style-name="Pascal"><text:s text:c="4"/>function getAsCurrency: Currency;</text:p>
      <text:p text:style-name="Pascal"><text:s text:c="2"/>end;</text:p>
      <text:p text:style-name="P373">The underlying implementation of this interface holds the fixed point value as a 64-bit integer plus scale factor. The FBNumeric unit also contains a set of factory functions that can create and return IFBNumerics i.e.</text:p>
      <text:p text:style-name="Pascal">function StrToNumeric(aValue: AnsiString): IFBNumeric;</text:p>
      <text:p text:style-name="Pascal">function DoubleToNumeric(aValue: double): IFBNumeric;</text:p>
      <text:p text:style-name="Pascal">function BCDToNumeric(aValue: TBCD): IFBNumeric;</text:p>
      <text:p text:style-name="Pascal">function CurrToNumeric(aValue: currency): IFBNumeric;</text:p>
      <text:p text:style-name="Pascal">function IntToNumeric(aValue: Int64): IFBNumeric;</text:p>
      <text:p text:style-name="Pascal">function NumericFromRawValues(aValue: Int64; aScale: integer): IFBNumeric;</text:p>
      <text:p text:style-name="P373">The ISQLData.GetAsNumeric function returns an IFBNumeric.</text:p>
      <text:p text:style-name="P373">ISQLParam supports both GetAsNumeric and SetAsNumeric to, respectively, return the param value as an IFBNumeric and to set the param from a numeric. <text:span text:style-name="T386">A set of functions is also available for numeric operations:</text:span></text:p>
      <text:p text:style-name="P680">{Numeric Arithmetic}</text:p>
      <text:p text:style-name="P731">function NumericAdd(x,y: IFBNumeric): IFBNumeric; overload; {returns x + y}</text:p>
      <text:p text:style-name="P731">function NumericSubtract(x,y: IFBNumeric): IFBNumeric; overload; {returns x - y}</text:p>
      <text:p text:style-name="P731">function NumericMultiply(x,y: IFBNumeric): IFBNumeric; overload; {returns x * y}</text:p>
      <text:p text:style-name="P731">function NumericDivide(x,y: IFBNumeric): IFBNumeric; overload; {returns x div y}</text:p>
      <text:p text:style-name="P732">function NumericCompare(x,y: IFBNumeric): integer; overload; {returns -1: x &lt; y; 0: x = y;</text:p>
      <text:p text:style-name="P655"><text:s text:c="63"/>1: x &gt; y}</text:p>
      <text:p text:style-name="P731">function Negate(x: IFBNumeric): IFBNumeric; overload; {returns -x}</text:p>
      <text:p text:style-name="P731"/>
      <text:p text:style-name="P731">{integer operations}</text:p>
      <text:p text:style-name="P731">function NumericAdd(x: IFBNumeric; y: int64): IFBNumeric; overload; {returns x + y}</text:p>
      <text:p text:style-name="P731">function NumericSubtract(x: IFBNumeric; y: int64): IFBNumeric; overload; {returns x - y}</text:p>
      <text:p text:style-name="P731">function NumericSubtract(x: int64; y: IFBNumeric): IFBNumeric; overload; {returns x - y}</text:p>
      <text:p text:style-name="P731">function NumericMultiply(x: IFBNumeric; y: int64): IFBNumeric; overload; {returns x * y}</text:p>
      <text:p text:style-name="P731">function NumericDivide(x: IFBNumeric; y: int64): IFBNumeric; overload; {returns x div y}</text:p>
      <text:p text:style-name="P731">function NumericDivide(x: int64; y: IFBNumeric): IFBNumeric; overload; {returns x div y}</text:p>
      <text:p text:style-name="P732">function NumericCompare(x: IFBNumeric; y: int64): integer; overload; {returns -1: x &lt; y; </text:p>
      <text:p text:style-name="P655"><text:s text:c="67"/>0: x = y; 1: x &gt; y}</text:p>
      <text:p text:style-name="P731"/>
      <text:p text:style-name="P731">{floating point operations}</text:p>
      <text:p text:style-name="P731">function NumericAdd(x: IFBNumeric; y: double): IFBNumeric; overload; {returns x + y}</text:p>
      <text:p text:style-name="P731">function NumericSubtract(x: IFBNumeric; y: double): IFBNumeric; overload; {returns x - y}</text:p>
      <text:p text:style-name="P731">function NumericSubtract(x: double; y: IFBNumeric): IFBNumeric; overload; {returns x - y}</text:p>
      <text:p text:style-name="P731">function NumericMultiply(x: IFBNumeric; y: double): IFBNumeric; overload; {returns x * y}</text:p>
      <text:p text:style-name="P731">function NumericDivide(x: IFBNumeric; y: double): IFBNumeric; overload; {returns x div y}</text:p>
      <text:p text:style-name="P731">function NumericDivide(x: double; y: IFBNumeric): IFBNumeric; overload; {returns x div y}</text:p>
      <text:p text:style-name="P732">function NumericCompare(x: IFBNumeric; y: double): integer; overload; {returns -1: x &lt; y; 0: x = y; 1: x &gt; y} </text:p>
      <text:h text:style-name="P809" text:outline-level="2"><text:bookmark-start text:name="__RefHeading__5097_70736377"/><text:bookmark-start text:name="__RefNumPara__13105_954045858"/><text:soft-page-break/>Query Statements <text:bookmark-end text:name="__RefHeading__5097_70736377"/><text:bookmark-end text:name="__RefNumPara__13105_954045858"/></text:h>
      <text:p text:style-name="P88">A query statement is an SQL Select Statement. It may or may not have input parameter<text:span text:style-name="T120">s</text:span> and can return zero, one or more rows of data. A query statement's metadata describes each column in the results set.</text:p>
      <text:p text:style-name="P89">A query statement is prepared and has its input parameters, if any, set in the same way as any other SQL Statement. The difference comes when it is executed. </text:p>
      <text:p text:style-name="Highlighted"><text:span text:style-name="T120">Note: </text:span>A query statement can be distinguished from other SQL Statements, by checking the IStatement.SQLStatementType property. A query statement has an SQL Statement Type of SQLSelect.</text:p>
      <text:p text:style-name="P88">A query statement is executed using the IStatement.OpenCursor the method:</text:p>
      <text:p text:style-name="P664">function OpenCursor(aTransaction: ITransaction=nil): IResultSet;</text:p>
      <text:p text:style-name="P249">This is very similar to the execute statement, except that it returns an IResultSet interface instead of an IResults interface:</text:p>
      <text:p text:style-name="P565">IResultSet = interface(IResults)</text:p>
      <text:p text:style-name="P567"><text:s text:c="4"/>function FetchNext: boolean; {fetch next record}</text:p>
      <text:p text:style-name="P567"><text:s text:c="4"/>function FetchPrior: boolean; {fetch previous record}</text:p>
      <text:p text:style-name="P567"><text:s text:c="4"/>function FetchFirst:boolean; {fetch first record}</text:p>
      <text:p text:style-name="P567"><text:s text:c="4"/>function FetchLast: boolean; {fetch last record}</text:p>
      <text:p text:style-name="P567"><text:s text:c="4"/>function FetchAbsolute(position: Integer): boolean; {fetch record by its absolute <text:s text:c="12"/></text:p>
      <text:p text:style-name="P567"><text:s text:c="57"/>position in result set}</text:p>
      <text:p text:style-name="P567"><text:s text:c="4"/>function FetchRelative(offset: Integer): boolean; {fetch record by position</text:p>
      <text:p text:style-name="P567"><text:s text:c="55"/>relative to current}</text:p>
      <text:p text:style-name="P567"><text:s text:c="4"/>function GetCursorName: AnsiString;</text:p>
      <text:p text:style-name="P567"><text:s text:c="4"/>function IsBof: boolean;</text:p>
      <text:p text:style-name="P567"><text:s text:c="4"/>function IsEof: boolean;</text:p>
      <text:p text:style-name="P565"><text:s text:c="4"/>procedure Close;</text:p>
      <text:p text:style-name="P565">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749">Note: with Firebird 3, the cursor name is always empty.</text:p>
      <text:p text:style-name="P250">When the results set is first returned, it is not focused on any row of the dataset and any attempt to access any <text:span text:style-name="T120">inherited</text:span> IResults methods or properties will result in an error. The <text:span text:style-name="T64">FetchNext</text:span> method must <text:span text:style-name="T120">first </text:span>be called to advance the cursor to the first row. This will return false if there are no more rows in the dataset. </text:p>
      <text:p text:style-name="Highlighted">Note that the <text:span text:style-name="T64">IsEof</text:span> method always returns false until FetchNext is called for the first time, even when the dataset is empty.</text:p>
      <text:h text:style-name="P854" text:outline-level="3"><text:bookmark-start text:name="__RefHeading___Toc11930_3235793879"/>Scrollable Cursors<text:bookmark-end text:name="__RefHeading___Toc11930_3235793879"/></text:h>
      <text:p text:style-name="P361">If a scrollable cursor is selected then:</text:p>
      <text:list xml:id="list2151086919" text:style-name="L28">
        <text:list-item>
          <text:p text:style-name="P1007">FetchPrior may be called to fetch the previous record</text:p>
        </text:list-item>
        <text:list-item>
          <text:p text:style-name="P999">FetchFirst may be called to fetch the first record in the dataset.</text:p>
        </text:list-item>
        <text:list-item>
          <text:p text:style-name="P1000"><text:span text:style-name="T358">FetchLast <text:s/>may be called to fetch the </text:span><text:span text:style-name="T325">last</text:span><text:span text:style-name="T358"> record in the dataset.</text:span></text:p>
        </text:list-item>
        <text:list-item>
          <text:p text:style-name="P1000">FetchAbsolute <text:span text:style-name="T358">may called to fetch by record number.</text:span></text:p>
        </text:list-item>
        <text:list-item>
          <text:p text:style-name="P999">FetchRelative <text:s/>may called to fetch by the relative record number.</text:p>
        </text:list-item>
      </text:list>
      <text:p text:style-name="P362">Note: scrollable cursors are only supported for local databases at present (Firebird limitation).</text:p>
      <text:h text:style-name="P854" text:outline-level="3"><text:bookmark-start text:name="__RefHeading___Toc11932_3235793879"/><text:soft-page-break/>Usage Notes<text:bookmark-end text:name="__RefHeading___Toc11932_3235793879"/></text:h>
      <text:p text:style-name="P251">The interface design is intended to facilitate the following processing:, using a while loop</text:p>
      <text:p text:style-name="P541">var <text:span text:style-name="T116">theResults: IResultSet;</text:span></text:p>
      <text:p text:style-name="P541"/>
      <text:p text:style-name="P538">begin</text:p>
      <text:p text:style-name="P534"><text:s text:c="2"/>MyStatement := MyAttachment.<text:span text:style-name="T116">Prepare</text:span>(MyTransaction,</text:p>
      <text:p text:style-name="P534"><text:s text:c="22"/>'<text:span text:style-name="T117">Select * From MyTable Where MyText like ?')</text:span>;</text:p>
      <text:p text:style-name="P534"><text:s text:c="2"/>MyStatement.SQLParams<text:span text:style-name="T117">[0]</text:span>.As<text:span text:style-name="T115">String</text:span> := <text:span text:style-name="T115">'%text%'</text:span>;</text:p>
      <text:p text:style-name="P558"><text:s text:c="2"/><text:span text:style-name="T116">theResults := </text:span>MyStatement.<text:span text:style-name="T117">OpenCursor</text:span>;</text:p>
      <text:p text:style-name="P558"><text:s text:c="2"/><text:span text:style-name="T117">while theResults.FetchNext do</text:span></text:p>
      <text:p text:style-name="P558"><text:s text:c="4"/><text:span text:style-name="T117">writeln('Row ',theResults.ByName('ROWID').AsInteger,</text:span></text:p>
      <text:p text:style-name="P565"><text:s text:c="12"/>' has text ',theResults[1].AsString);</text:p>
      <text:p text:style-name="P558"><text:s text:c="2"/><text:span text:style-name="T117">theResults.Close;</text:span></text:p>
      <text:p text:style-name="Highlighted">Note that the IResultSet should be closed after use by calling the <text:span text:style-name="T64">Close</text:span> method. However, this is not essential as the result set is automatically closed when the interface goes out of scope.</text:p>
      <text:p text:style-name="P252">If the empty dataset case needs to be handled separately, then the following may be used:</text:p>
      <text:p text:style-name="P660">var <text:span text:style-name="T116">theResults: IResultSet;</text:span></text:p>
      <text:p text:style-name="P698"/>
      <text:p text:style-name="P696">begin</text:p>
      <text:p text:style-name="P704"><text:s text:c="2"/>MyStatement := MyAttachment.<text:span text:style-name="T116">Prepare</text:span>(MyTransaction,</text:p>
      <text:p text:style-name="P704"><text:s text:c="22"/>'<text:span text:style-name="T117">Select * From MyTable Where MyText like ?')</text:span>;</text:p>
      <text:p text:style-name="P704"><text:s text:c="2"/>MyStatement.SQLParams<text:span text:style-name="T117">[0]</text:span>.As<text:span text:style-name="T115">String</text:span> := <text:span text:style-name="T115">'%text%'</text:span>;</text:p>
      <text:p text:style-name="P702"><text:s text:c="2"/><text:span text:style-name="T116">theResults := </text:span>MyStatement.<text:span text:style-name="T117">OpenCursor</text:span>;</text:p>
      <text:p text:style-name="P702"><text:s text:c="2"/><text:span text:style-name="T118">if not theResults.FetchNext then</text:span></text:p>
      <text:p text:style-name="P702"><text:s text:c="3"/><text:span text:style-name="T118">writeln('The Dataset was empty!')</text:span></text:p>
      <text:p text:style-name="P702"><text:s text:c="2"/><text:span text:style-name="T118">else</text:span></text:p>
      <text:p text:style-name="P702"><text:s text:c="2"/><text:span text:style-name="T118">repeat</text:span></text:p>
      <text:p text:style-name="P702"><text:s text:c="4"/><text:span text:style-name="T117">writeln('Row ',theResults.ByName('ROWID').AsInteger,</text:span></text:p>
      <text:p text:style-name="P710"><text:s text:c="12"/>' has text ',theResults[1].AsString);</text:p>
      <text:p text:style-name="P702"><text:s text:c="2"/><text:span text:style-name="T118">until not theResults.FetchNext;</text:span></text:p>
      <text:p text:style-name="P702"><text:s text:c="2"/><text:span text:style-name="T117">theResults.Close;</text:span></text:p>
      <text:h text:style-name="P809" text:outline-level="2"><text:bookmark-start text:name="__RefHeading__5092_70736377"/>Simplified Queries<text:bookmark-end text:name="__RefHeading__5092_70736377"/></text:h>
      <text:p text:style-name="P90">While some queries do return large and complex datasets, others return much simpler information sets and sometimes only a single data item. For this latter case, <text:span text:style-name="T12">fbintf</text:span> offers convenience functions that avoid the user having to proceed through all the above steps in order to, for example, count all the rows in a table.</text:p>
      <text:p text:style-name="P685">The<text:span text:style-name="T358">ses are the OpenCursor and OpenCursorAtStart</text:span> methods <text:span text:style-name="T358">that </text:span>are all provided by the IAttachment interface <text:span text:style-name="T358">(see </text:span><text:span text:style-name="T358"><text:bookmark-ref text:reference-format="number" text:ref-name="__RefNumPara__12949_1545400344">4.12</text:bookmark-ref></text:span><text:span text:style-name="T358">)</text:span> and are intended to be used in cases where the result set is relatively simple. There are two main variants:</text:p>
      <text:list xml:id="list1714689602" text:style-name="L29">
        <text:list-item>
          <text:p text:style-name="P969">The OpenCursor methods prepare and execute the SQL statement with the provided transaction and return the result set.</text:p>
        </text:list-item>
        <text:list-item>
          <text:p text:style-name="P968"><text:span text:style-name="T119">The OpenCursorAtStart group do the same, but additionally call </text:span><text:span text:style-name="T358">s</text:span><text:span text:style-name="T67">fetchNext</text:span><text:span text:style-name="T119"> on the results set before returning.</text:span></text:p>
        </text:list-item>
      </text:list>
      <text:p text:style-name="P253"><text:span text:style-name="T191">These also vary by whether the default SQL Dialect is used or if the transaction is given as a parameter or a list of TPB attributes, or simply a default transaction. When a default transaction is used</text:span>, <text:span text:style-name="T191">the method</text:span> creates its own transaction with parameters: isc_tpb_read, isc_tpb_wait and <text:soft-page-break/>isc_tpb_concurrency and returns the result. For example, to get a count of all the rows in a table, the following expression can be used:</text:p>
      <text:p text:style-name="P568">int rowCount;</text:p>
      <text:p text:style-name="P568">begin</text:p>
      <text:p text:style-name="P568"><text:s text:c="2"/>rowCount := MyAttachment.OpenCursorAtStart(</text:p>
      <text:p text:style-name="P568"><text:s text:c="33"/>'Select count(*) from MyTable')[0].AsInteger;</text:p>
      <text:p text:style-name="P253">This works because on return, the result set has been advanced to the first and only row, and the first and only data item in that row is an integer value i.e. the row count.</text:p>
      <text:p text:style-name="P293">Positional parameters in queries are supported. If present, then an array of const “params” must be provided with one parameter value for each positional parameter and in positional order. The parameter values must be type compatible with each parameter .e.g.</text:p>
      <text:p text:style-name="P621">var employees: integer;</text:p>
      <text:p text:style-name="P621">begin</text:p>
      <text:p text:style-name="P621"><text:s text:c="2"/>employees := Attachment.OpenCursorAtStart(</text:p>
      <text:p text:style-name="P621"><text:s text:c="8"/>'Select count(*) As Counter from EMPLOYEE Where EMP_NO &lt; ?',[8])[0].AsInteger</text:p>
      <text:h text:style-name="P813" text:outline-level="2"><text:bookmark-start text:name="__RefNumPara__17357_1545400344"/><text:bookmark-start text:name="__RefHeading___Toc17366_1545400344"/>Batch Update/Insert<text:bookmark-end text:name="__RefNumPara__17357_1545400344"/><text:bookmark-end text:name="__RefHeading___Toc17366_1545400344"/></text:h>
      <text:p text:style-name="P194">Firebird 4 introduces the Batch Execution interface. This applies to Update and Insert queries only (<text:span text:style-name="T344">i.e. </text:span>not update/insert returning) and can be used to batch up many <text:span text:style-name="T344">separate </text:span>queries to be executed as a single operation. This can be used to minimise the client/server interfaces and to optimise server update/insert times.</text:p>
      <text:p text:style-name="P198"><text:span text:style-name="T339">This interface is largely hidden by the Firebird Pascal API and is primarily visible as </text:span><text:span text:style-name="T311">six</text:span><text:span text:style-name="T339"> I</text:span><text:span text:style-name="T340">S</text:span><text:span text:style-name="T339">tatement method</text:span><text:span text:style-name="T352">s</text:span><text:span text:style-name="T339">. Th</text:span><text:span text:style-name="T352">ese are</text:span></text:p>
      <text:p text:style-name="Pascal">procedure AddToBatch;</text:p>
      <text:p text:style-name="Pascal">function ExecuteBatch(aTransaction: ITransaction=nil): IBatchCompletion;</text:p>
      <text:p text:style-name="Pascal">procedure CancelBatch;</text:p>
      <text:p text:style-name="Pascal">function GetBatchCompletion: IBatchCompletion;</text:p>
      <text:p text:style-name="Pascal">function GetBatchRowLimit: integer;</text:p>
      <text:p text:style-name="Pascal">procedure SetBatchRowLimit(aLimit: integer); </text:p>
      <text:p text:style-name="P357"><text:span text:style-name="T340">A batched update/insert query is </text:span><text:span text:style-name="T323">prepared</text:span><text:span text:style-name="T340"> in the same way a a single execute update/insert query. </text:span><text:span text:style-name="T354">However,</text:span><text:span text:style-name="T340"> </text:span><text:span text:style-name="T352">instead of executing the query, the AddToBatch method is called to save the current </text:span><text:span text:style-name="T340">set of SQL param</text:span><text:span text:style-name="T352"> values. </text:span></text:p>
      <text:p text:style-name="P354"><text:span text:style-name="T340">A new set of SQL Param values can now be </text:span><text:span text:style-name="T322">assigned</text:span><text:span text:style-name="T340"> and </text:span><text:span text:style-name="T322">AddToBatch</text:span><text:span text:style-name="T340"> called again to save the values. This continues until the last param </text:span><text:span text:style-name="T321">values have</text:span><text:span text:style-name="T340"> been </text:span><text:span text:style-name="T322">saved</text:span><text:span text:style-name="T340">, when Execute</text:span><text:span text:style-name="T352">Batch</text:span><text:span text:style-name="T340"> is called to execute the whole batch in a single operation.</text:span></text:p>
      <text:p text:style-name="P358">If, for some reason, the batch updates are to be discarded rather than applied, the CancelBatch method can be called to discard all saved parameter values.</text:p>
      <text:p text:style-name="P762">Note: An IStatement prepared using an Insert or Update Query can be used in either Batch or Normal mode, but not simultaneously. <text:span text:style-name="T353">However, after a call to <text:s/></text:span>ExecuteBatch or CancelBatch, <text:span text:style-name="T353">it is possible to update (or leave in place) the SQL Parameter values and then call Execute in order to apply the Insert or Update i.e. without having to use batch mode again.</text:span></text:p>
      <text:h text:style-name="P855" text:outline-level="3"><text:bookmark-start text:name="__RefHeading___Toc17368_1545400344"/><text:soft-page-break/>Example<text:bookmark-end text:name="__RefHeading___Toc17368_1545400344"/></text:h>
      <text:p text:style-name="P354"><text:span text:style-name="T340">For example, and using the Firebird employee database, the following code illustrates a batch </text:span><text:span text:style-name="T321">insert</text:span><text:span text:style-name="T340">. </text:span><text:span text:style-name="T344">The first two inserted rows are saved and only once the third row has been specified are all three rows inserted in a single operation.</text:span></text:p>
      <text:p text:style-name="Pascal"><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text:span text:style-name="T318">AddToBatch</text:span>;</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648"><text:s text:c="2"/>Statement.<text:span text:style-name="T318">AddToBatch</text:span>;</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648"><text:s text:c="2"/>Statement.<text:span text:style-name="T318">AddToBatch</text:span>;</text:p>
      <text:p text:style-name="Pascal"><text:s text:c="2"/>Statement.Execute<text:span text:style-name="T354">Batch</text:span>;</text:p>
      <text:p text:style-name="P761">Note<text:span text:style-name="T344">s</text:span>:</text:p>
      <text:list xml:id="list1772092240" text:style-name="L30">
        <text:list-item>
          <text:p text:style-name="P885">The parameter values are not automatically cleared following a call to <text:span text:style-name="T354">AddToBatch</text:span>. This means that only those that change for each row need be updated.</text:p>
        </text:list-item>
        <text:list-item>
          <text:p text:style-name="P884"><text:span text:style-name="T340">The same SQL type must be used for each row in a batch update. For example, in the second insert the line ByName('HIRE_DATE').AsString := '..' </text:span><text:span text:style-name="T328">would</text:span><text:span text:style-name="T340"> cause an error as this implies a change in SQL Type from SQL_TIMESTAMP </text:span><text:span text:style-name="T344">(in the first row) </text:span><text:span text:style-name="T340">to SQL_VARYING </text:span><text:span text:style-name="T344">in the second</text:span><text:span text:style-name="T340">.</text:span></text:p>
        </text:list-item>
        <text:list-item>
          <text:p text:style-name="P886"><text:soft-page-break/>In line blobs (i.e. where the param value is set using SetAsString - see <text:bookmark-ref text:reference-format="number" text:ref-name="__RefNumPara__12905_1545400344">7.7</text:bookmark-ref>) are supported.</text:p>
        </text:list-item>
      </text:list>
      <text:h text:style-name="P857" text:outline-level="3"><text:bookmark-start text:name="__RefHeading___Toc12498_4823041"/><text:bookmark-start text:name="__RefNumPara__11148_1172954625"/>The Batch Row Limit<text:bookmark-end text:name="__RefHeading___Toc12498_4823041"/><text:bookmark-end text:name="__RefNumPara__11148_1172954625"/></text:h>
      <text:p text:style-name="P199">The underlying Firebird 4 buffer used to save the updates prior to their being applied is finite. By default, the buffer size is 16 MB but can be increased to 256 MB. Before adding each row to the underlying buffer, AddToBatch checks for buffer overflow and if adding the row would overflow the buffer, a EIBBatchBufferOverflow exception is raised.</text:p>
      <text:p text:style-name="P199">This exception may be caught and the current buffer contents applied to the database with a call to ExecuteBatch. AddToBatch may be called again to add the row to the now empty buffer. For example:</text:p>
      <text:p text:style-name="P649">while … do</text:p>
      <text:p text:style-name="P649">begin</text:p>
      <text:p text:style-name="P649"><text:s text:c="2"/>{update SQLParams for next row}</text:p>
      <text:p text:style-name="P649"><text:s text:c="2"/>try</text:p>
      <text:p text:style-name="P649"><text:s text:c="4"/>MyStatement.AddToBatch;</text:p>
      <text:p text:style-name="P649"><text:s text:c="2"/>except on E: EIBBatchBufferOverflow do</text:p>
      <text:p text:style-name="P649"><text:s text:c="4"/>begin</text:p>
      <text:p text:style-name="P649"><text:s text:c="6"/>MyStatement.ExecuteBatch;</text:p>
      <text:p text:style-name="P649"><text:s text:c="6"/>{you might want to check the batch completion info here - see <text:bookmark-ref text:reference-format="number" text:ref-name="__RefNumPara__11866_4823041">6.10.3</text:bookmark-ref>}</text:p>
      <text:p text:style-name="P649"><text:s text:c="6"/><text:span text:style-name="T355">M</text:span>yStatement.AddToBatch;</text:p>
      <text:p text:style-name="P649"><text:s text:c="4"/>end;</text:p>
      <text:p text:style-name="P649"><text:s text:c="4"/>else</text:p>
      <text:p text:style-name="P649"><text:s text:c="6"/>raise;</text:p>
      <text:p text:style-name="P649"><text:s text:c="2"/>end;</text:p>
      <text:p text:style-name="P649">end;</text:p>
      <text:p text:style-name="P650">MyStatement.ExecuteBatch;</text:p>
      <text:p text:style-name="Text_20_body"><text:bookmark-start text:name="__RefNumPara__16830_1545400344"/><text:bookmark-start text:name="__RefHeading___Toc17370_1545400344"/>See Test20 in the testsuite for an example of the above.<text:bookmark-end text:name="__RefNumPara__16830_1545400344"/><text:bookmark-end text:name="__RefHeading___Toc17370_1545400344"/></text:p>
      <text:p text:style-name="P372">The SetBatchRowLimit method may be used to set an underlying buffer size appropriate to the application. This sets the number of rows that can be safety written before a buffer overflow occurs. The actual message buffer size will depend upon the number of SQL parameters and their type. The BatchRowLimit is used to compute the minimum buffer size required for the given row limit.</text:p>
      <text:p text:style-name="P371">The default row limit is 1000. </text:p>
      <text:p text:style-name="P371">The minimum buffer size requested is never less than 16 MB or greater than 256 MB. An exception is raised on an initial call to AddToBatch and where the computed buffer size is greater than 256 MB. <text:span text:style-name="T383">If the row limit is set to maxint then the maximum allowable buffer size is allocated.</text:span></text:p>
      <text:h text:style-name="P856" text:outline-level="3"><text:bookmark-start text:name="__RefHeading___Toc12500_4823041"/><text:bookmark-start text:name="__RefNumPara__11866_4823041"/>The Batch Completion Interface<text:bookmark-end text:name="__RefHeading___Toc12500_4823041"/><text:bookmark-end text:name="__RefNumPara__11866_4823041"/></text:h>
      <text:p text:style-name="P197"><text:span text:style-name="T349">After the batch query has been executed, the performance statistics (see </text:span><text:span text:style-name="T349"><text:bookmark-ref text:reference-format="number" text:ref-name="__RefNumPara__15343_1545400344">6.12</text:bookmark-ref></text:span><text:span text:style-name="T341">) can be accessed to see how many updates/inserts have been performed. However, </text:span><text:span text:style-name="T346">if an error occurred mid-way through processing a batch </text:span><text:span text:style-name="T310">then</text:span><text:span text:style-name="T346"> you need to be able to find out on which update the failure occurred.</text:span></text:p>
      <text:p text:style-name="P196">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195">Once a batch operation has completed, <text:span text:style-name="T346">either successfully or not</text:span>, the batch completion interface can be accessed using the IStatement GetBatchCompletion method:</text:p>
      <text:p text:style-name="Pascal"><text:soft-page-break/><text:s text:c="4"/>function GetBatchCompletion: I<text:span text:style-name="T341">B</text:span>atchCompletion;</text:p>
      <text:p text:style-name="P355">This returns an IBatchCompletion interface. This is declared as:</text:p>
      <text:p text:style-name="Pascal"><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47"><text:s text:c="4"/>function getErrorStatus(var RowNo: integer; var status: IStatus): boolean;</text:p>
      <text:p text:style-name="P647"><text:s/>end;</text:p>
      <table:table table:name="Table24" table:style-name="Table24">
        <table:table-column table:style-name="Table24.A"/>
        <table:table-column table:style-name="Table24.B"/>
        <table:table-row table:style-name="TableLine94279291669504">
          <table:table-cell table:style-name="Table24.A1" office:value-type="string">
            <text:p text:style-name="P390">Method</text:p>
          </table:table-cell>
          <table:table-cell table:style-name="Table24.B1" office:value-type="string">
            <text:p text:style-name="P390">Description</text:p>
          </table:table-cell>
        </table:table-row>
        <table:table-row table:style-name="TableLine94279291025408">
          <table:table-cell table:style-name="Table24.A2" office:value-type="string">
            <text:p text:style-name="P435">getTotalProcessed</text:p>
          </table:table-cell>
          <table:table-cell table:style-name="Table24.B2" office:value-type="string">
            <text:p text:style-name="P473"><text:span text:style-name="T342">Returns </text:span><text:span text:style-name="T308">the total number of rows processed</text:span><text:span text:style-name="T342">.</text:span></text:p>
          </table:table-cell>
        </table:table-row>
        <table:table-row table:style-name="TableLine94279291032624">
          <table:table-cell table:style-name="Table24.A2" office:value-type="string">
            <text:p text:style-name="P435">getState</text:p>
          </table:table-cell>
          <table:table-cell table:style-name="Table24.B2" office:value-type="string">
            <text:p text:style-name="P474">Returns the completion state of each update/insert row. The updateNo is zero based.</text:p>
          </table:table-cell>
        </table:table-row>
        <table:table-row table:style-name="TableLine94279291035472">
          <table:table-cell table:style-name="Table24.A2" office:value-type="string">
            <text:p text:style-name="P435">getStatusMessage</text:p>
          </table:table-cell>
          <table:table-cell table:style-name="Table24.B2" office:value-type="string">
            <text:p text:style-name="P475">Returns the text of any status message to explain an execution failure for a given row. The updateNo is zero based.</text:p>
          </table:table-cell>
        </table:table-row>
        <table:table-row table:style-name="TableLine94279291039024">
          <table:table-cell table:style-name="Table24.A2" office:value-type="string">
            <text:p text:style-name="P435">getUpdated</text:p>
          </table:table-cell>
          <table:table-cell table:style-name="Table24.B2" office:value-type="string">
            <text:p text:style-name="P474">Returns the number of successful row update/inserts.</text:p>
          </table:table-cell>
        </table:table-row>
        <table:table-row table:style-name="TableLine94279291041552">
          <table:table-cell table:style-name="Table24.A2" office:value-type="string">
            <text:p text:style-name="P435"><text:span text:style-name="T345">g</text:span>etErrorStatus</text:p>
          </table:table-cell>
          <table:table-cell table:style-name="Table24.B2" office:value-type="string">
            <text:p text:style-name="P479">Returns true if at least one row update has failed, and</text:p>
            <text:list xml:id="list4260748329" text:style-name="L31">
              <text:list-item>
                <text:p text:style-name="P957">RowNo is set to the (one based) row number of the first failed update.</text:p>
              </text:list-item>
              <text:list-item>
                <text:p text:style-name="P957">Status provides an IStatus object containing the error information.</text:p>
              </text:list-item>
            </text:list>
          </table:table-cell>
        </table:table-row>
      </table:table>
      <text:h text:style-name="P873" text:outline-level="3"><text:bookmark-start text:name="__RefNumPara__18000_1545400344"/><text:bookmark-start text:name="__RefHeading___Toc18019_1545400344"/>Information Services<text:bookmark-end text:name="__RefNumPara__18000_1545400344"/><text:bookmark-end text:name="__RefHeading___Toc18019_1545400344"/></text:h>
      <text:p text:style-name="P766">The IStatement interface provides the following methods for support of batch updates:</text:p>
      <text:p text:style-name="P646"><text:s text:c="4"/>function HasBatchMode: boolean;</text:p>
      <text:p text:style-name="P646"><text:s text:c="4"/>function IsInBatchMode: boolean;</text:p>
      <text:p text:style-name="Text_20_body"/>
      <table:table table:name="Table25" table:style-name="Table25">
        <table:table-column table:style-name="Table25.A"/>
        <table:table-column table:style-name="Table25.B"/>
        <table:table-row table:style-name="TableLine94279291056336">
          <table:table-cell table:style-name="Table25.A1" office:value-type="string">
            <text:p text:style-name="P391">Method</text:p>
          </table:table-cell>
          <table:table-cell table:style-name="Table25.B1" office:value-type="string">
            <text:p text:style-name="P391">Description</text:p>
          </table:table-cell>
        </table:table-row>
        <table:table-row table:style-name="TableLine94279291102576">
          <table:table-cell table:style-name="Table25.A2" office:value-type="string">
            <text:p text:style-name="P436">HasBatchMode</text:p>
          </table:table-cell>
          <table:table-cell table:style-name="Table25.B2" office:value-type="string">
            <text:p text:style-name="P477"><text:span text:style-name="T342">Returns </text:span><text:span text:style-name="T309">true if batch mode operations are supported</text:span><text:span text:style-name="T342">.</text:span></text:p>
          </table:table-cell>
        </table:table-row>
        <table:table-row table:style-name="TableLine94279291107936">
          <table:table-cell table:style-name="Table25.A2" office:value-type="string">
            <text:p text:style-name="P436">IsInBatchMode</text:p>
          </table:table-cell>
          <table:table-cell table:style-name="Table25.B2" office:value-type="string">
            <text:p text:style-name="P478">Returns true if a Batch Operation is in progress. i.e. Execute(eaDefer) has been called and the batch has not yet been <text:soft-page-break/>applied.</text:p>
          </table:table-cell>
        </table:table-row>
      </table:table>
      <text:h text:style-name="P832" text:outline-level="2"><text:bookmark-start text:name="__RefHeading__6876_906373321"/>Performance Optimisation<text:bookmark-end text:name="__RefHeading__6876_906373321"/></text:h>
      <text:p text:style-name="P146">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6">Both the IResults (and IResultsSet) and the IStatement interface have a <text:span text:style-name="T64">SetRetainInterfaces</text:span> method that allows an internal flag to be set indicating whether or not subordinate interfaces are to be retained rather than automatically destroyed when they go out of scope:</text:p>
      <text:list xml:id="list2694266784" text:style-name="L32">
        <text:list-item>
          <text:p text:style-name="P936">If the IResults.<text:span text:style-name="T85">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937">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44">Setting either flag to false releases all held interfaces (that are already out of scope) and the interface no longer retains the subordinate interfaces.</text:p>
      <text:p text:style-name="Highlighted"><text:span text:style-name="T93">Note: </text:span><text:span text:style-name="T85">If this optimisation is used then it is important that the <text:s/>SetRetainInterfaces flag is explicitly set to false </text:span><text:span text:style-name="T93">when the interface is no longer required</text:span><text:span text:style-name="T85">. Otherwise the retained interfaces will never be released, </text:span><text:span text:style-name="T93">even when the parent interface goes out of scope</text:span><text:span text:style-name="T85"> and a memory leak will result.</text:span></text:p>
      <text:h text:style-name="P814" text:outline-level="2"><text:bookmark-start text:name="__RefHeading___Toc7525_1203846793"/><text:bookmark-start text:name="__RefNumPara__15343_1545400344"/>Performance Statistics<text:bookmark-end text:name="__RefHeading___Toc7525_1203846793"/><text:bookmark-end text:name="__RefNumPara__15343_1545400344"/></text:h>
      <text:p text:style-name="Text_20_body">The <text:span text:style-name="T198">IStatement interface also allows access to performance statistics. These are collected each time a statement is executed or a cursor opened.</text:span></text:p>
      <text:p text:style-name="P300">Statistics collection is disabled by default. To enable statistics collection for a statement, call the EnableStatistics procedure setting the parameter to true.</text:p>
      <text:p text:style-name="P300">Once enabled, the performance statistics for the mostly recently executed statement or cursor opened (by this IStatement interface) can be obtained by a call to GetPerfStatistics. For example, to report statistics in an ISQL fashion:</text:p>
      <text:p text:style-name="P626"><text:soft-page-break/>var stats: TPerfCounters;</text:p>
      <text:p text:style-name="P626">begin</text:p>
      <text:p text:style-name="P626"><text:s text:c="2"/>…</text:p>
      <text:p text:style-name="P626"><text:s text:c="2"/>if Statement.GetPerfStatistics(stats) then</text:p>
      <text:p text:style-name="P626"><text:s text:c="2"/>begin</text:p>
      <text:p text:style-name="P626"><text:s text:c="4"/>writeln('Current memory = ', stats[psCurrentMemory]);</text:p>
      <text:p text:style-name="P626"><text:s text:c="4"/>writeln('Delta memory = ', stats[psDeltaMemory]);</text:p>
      <text:p text:style-name="P626"><text:s text:c="4"/>writeln('Max memory = ', stats[psMaxMemory]);</text:p>
      <text:p text:style-name="P626"><text:s text:c="4"/>writeln('Elapsed time= ', FormatFloat('#0.000',stats[psRealTime]/1000),' sec');</text:p>
      <text:p text:style-name="P626"><text:s text:c="4"/>writeln('Cpu = ', FormatFloat('#0.000',stats[psUserTime]/1000),' sec');</text:p>
      <text:p text:style-name="P626"><text:s text:c="4"/>writeln('Buffers = ', stats[psBuffers]);</text:p>
      <text:p text:style-name="P626"><text:s text:c="4"/>writeln('Reads = ', stats[psReads]);</text:p>
      <text:p text:style-name="P626"><text:s text:c="4"/>writeln('Writes = ', stats[psWrites]);</text:p>
      <text:p text:style-name="P626"><text:s text:c="4"/>writeln('Fetches = ', stats[psFetches]);</text:p>
      <text:p text:style-name="P626"><text:s text:c="2"/>end;</text:p>
      <text:p text:style-name="P626">end;</text:p>
      <text:p text:style-name="P300">TPerfCounters is defined as an array:</text:p>
      <text:p text:style-name="P676">TPerfStats = (psCurrentMemory, psMaxMemory,</text:p>
      <text:p text:style-name="P726"><text:s text:c="16"/>psRealTime, psUserTime, psBuffers,</text:p>
      <text:p text:style-name="P726"><text:s text:c="16"/>psReads, psWrites, psFetches,psDeltaMemory);</text:p>
      <text:p text:style-name="P726"/>
      <text:p text:style-name="P726"><text:s text:c="2"/>TPerfCounters = array[TPerfStats] of Int64; <text:s text:c="8"/></text:p>
      <text:p text:style-name="P733">Where the counter indexes reference the following counters:</text:p>
      <table:table table:name="Table2" table:style-name="Table2">
        <table:table-column table:style-name="Table2.A"/>
        <table:table-column table:style-name="Table2.B"/>
        <table:table-row table:style-name="TableLine94279291126448">
          <table:table-cell table:style-name="Table2.A1" office:value-type="string">
            <text:p text:style-name="P443">psCurrentMemory</text:p>
          </table:table-cell>
          <table:table-cell table:style-name="Table2.B1" office:value-type="string">
            <text:p text:style-name="P443">Current server memory used in bytes</text:p>
          </table:table-cell>
        </table:table-row>
        <table:table-row table:style-name="TableLine94279291270704">
          <table:table-cell table:style-name="Table2.A2" office:value-type="string">
            <text:p text:style-name="P443">psMaxMemory</text:p>
          </table:table-cell>
          <table:table-cell table:style-name="Table2.B2" office:value-type="string">
            <text:p text:style-name="P443">Max server memory used in bytes</text:p>
          </table:table-cell>
        </table:table-row>
        <table:table-row table:style-name="TableLine94279291275744">
          <table:table-cell table:style-name="Table2.A2" office:value-type="string">
            <text:p text:style-name="P443">psRealTime</text:p>
          </table:table-cell>
          <table:table-cell table:style-name="Table2.B2" office:value-type="string">
            <text:p text:style-name="P443">Local Query Execution elapsed time in milliseconds</text:p>
          </table:table-cell>
        </table:table-row>
        <table:table-row table:style-name="TableLine94279291277296">
          <table:table-cell table:style-name="Table2.A2" office:value-type="string">
            <text:p text:style-name="P443">psUserTime</text:p>
          </table:table-cell>
          <table:table-cell table:style-name="Table2.B2" office:value-type="string">
            <text:p text:style-name="P443">Local CPU time for execution in milliseconds</text:p>
          </table:table-cell>
        </table:table-row>
        <table:table-row table:style-name="TableLine94279291281040">
          <table:table-cell table:style-name="Table2.A2" office:value-type="string">
            <text:p text:style-name="P443">psBuffers</text:p>
          </table:table-cell>
          <table:table-cell table:style-name="Table2.B2" office:value-type="string">
            <text:p text:style-name="P443">Buffers in use after query execution</text:p>
          </table:table-cell>
        </table:table-row>
        <table:table-row table:style-name="TableLine94279291286576">
          <table:table-cell table:style-name="Table2.A2" office:value-type="string">
            <text:p text:style-name="P443">psReads</text:p>
          </table:table-cell>
          <table:table-cell table:style-name="Table2.B2" office:value-type="string">
            <text:p text:style-name="P443">Number of database reads during execution.</text:p>
          </table:table-cell>
        </table:table-row>
        <table:table-row table:style-name="TableLine94279291288496">
          <table:table-cell table:style-name="Table2.A2" office:value-type="string">
            <text:p text:style-name="P443">psWrites</text:p>
          </table:table-cell>
          <table:table-cell table:style-name="Table2.B2" office:value-type="string">
            <text:p text:style-name="P443">Number of database writes during execution</text:p>
          </table:table-cell>
        </table:table-row>
        <table:table-row table:style-name="TableLine94279291290800">
          <table:table-cell table:style-name="Table2.A2" office:value-type="string">
            <text:p text:style-name="P443">psFetches</text:p>
          </table:table-cell>
          <table:table-cell table:style-name="Table2.B2" office:value-type="string">
            <text:p text:style-name="P443">Number of database fetches during execution</text:p>
          </table:table-cell>
        </table:table-row>
        <table:table-row table:style-name="TableLine94279291293072">
          <table:table-cell table:style-name="Table2.A2" office:value-type="string">
            <text:p text:style-name="P443">psDeltaMemory</text:p>
          </table:table-cell>
          <table:table-cell table:style-name="Table2.B2" office:value-type="string">
            <text:p text:style-name="P443">Different in server memory used before and after query execution.</text:p>
          </table:table-cell>
        </table:table-row>
      </table:table>
      <text:p text:style-name="P300"/>
      <text:h text:style-name="P815" text:outline-level="2"><text:bookmark-start text:name="__RefNumPara__11388_1172954625"/><text:bookmark-start text:name="__RefHeading___Toc11955_1172954625"/>Stale Reference Checks<text:bookmark-end text:name="__RefNumPara__11388_1172954625"/><text:bookmark-end text:name="__RefHeading___Toc11955_1172954625"/></text:h>
      <text:p text:style-name="P200"><text:span text:style-name="T101">It is possible to execute a query with a different transaction to that which was used to prepare the query. If the transaction used to prepare the query is committed or rolled back before the query is executed then there is a risk that the </text:span><text:span text:style-name="T316">Binary Language Representation (BLR) of the compiled query will be out-of-date when it is executed with undefined results.</text:span></text:p>
      <text:p text:style-name="P201"><text:soft-page-break/>The stale reference check by default prevents this from happening by raising an exception if a query is executed and the transaction used to prepare the query is no longer active.</text:p>
      <text:p text:style-name="P201">In some cases where it is known to be unlikely that the database schema will change between preparing a query and executing it and there is a performance penalty from keeping the “prepare transaction” active, it is possible to modify the default behaviour and to suspend the stale reference check.</text:p>
      <text:p text:style-name="P201">The IStatement methods:</text:p>
      <text:p text:style-name="P657"><text:s text:c="4"/>procedure SetStaleReferenceChecks(Enable:boolean); {default true}</text:p>
      <text:p text:style-name="Pascal"><text:s text:c="4"/>function GetStaleReferenceChecks: boolean;</text:p>
      <text:p text:style-name="P359"><text:span text:style-name="T356">are used to respectively enable/disable the stale reference check, and to </text:span><text:span text:style-name="T324">determine if the stale reference check is currently enabled.</text:span></text:p>
      <text:h text:style-name="P816" text:outline-level="2"><text:bookmark-start text:name="__RefHeading___Toc10862_2641498334"/><text:bookmark-start text:name="__RefNumPara__12455_954045858"/>Reference<text:bookmark-end text:name="__RefHeading___Toc10862_2641498334"/><text:bookmark-end text:name="__RefNumPara__12455_954045858"/></text:h>
      <text:p text:style-name="P546">IStatement = interface</text:p>
      <text:p text:style-name="P546"><text:s text:c="4"/>function GetMetaData: IMetaData; <text:s/>{Output Metadata}</text:p>
      <text:p text:style-name="P546"><text:s text:c="4"/>function GetSQLParams: ISQLParams;{Statement Parameters}</text:p>
      <text:p text:style-name="P546"><text:s text:c="4"/>function GetPlan: AnsiString;</text:p>
      <text:p text:style-name="P546"><text:s text:c="4"/>function GetRowsAffected(var SelectCount, InsertCount, </text:p>
      <text:p text:style-name="P546"><text:s text:c="30"/>UpdateCount, DeleteCount: integer): boolean;</text:p>
      <text:p text:style-name="P546"><text:s text:c="4"/>function GetSQLStatementType: TIBSQLStatementTypes;</text:p>
      <text:p text:style-name="P546"><text:s text:c="4"/>function GetSQLText: AnsiString;</text:p>
      <text:p text:style-name="P546"><text:s text:c="4"/>function GetSQLDialect: integer;</text:p>
      <text:p text:style-name="P546"><text:s text:c="4"/>function IsPrepared: boolean;</text:p>
      <text:p text:style-name="P549"><text:s text:c="4"/>function IsInBatchMode: boolean;</text:p>
      <text:p text:style-name="P549"><text:s text:c="4"/>function HasBatchMode: boolean;</text:p>
      <text:p text:style-name="P549"><text:s text:c="4"/>procedure Prepare(aTransaction: Itransaction=nil); <text:span text:style-name="T358">overload;</text:span></text:p>
      <text:p text:style-name="P552"><text:s text:c="4"/>procedure Prepare(CursorName: AnsiString; </text:p>
      <text:p text:style-name="P552"><text:s text:c="28"/>aTransaction: ITransaction=nil); overload;</text:p>
      <text:p text:style-name="P546"><text:s text:c="4"/>function Execute(aTransaction: ITransaction=nil): IResults;</text:p>
      <text:p text:style-name="P546"><text:s text:c="4"/>function OpenCursor(aTransaction: ITransaction=nil): IResultSet; <text:span text:style-name="T358">overload;</text:span></text:p>
      <text:p text:style-name="P552"><text:s text:c="4"/>function OpenCursor(Scrollable: boolean; </text:p>
      <text:p text:style-name="P552"><text:s text:c="19"/>aTransaction: ITransaction=nil): IResultSet; overload;</text:p>
      <text:p text:style-name="P550"><text:s text:c="4"/>function AddToBatch(ExceptionOnError: boolean=true): TStatusCode;</text:p>
      <text:p text:style-name="P550"><text:s text:c="4"/>function ExecuteBatch(aTransaction: ITransaction=nil): IBatchCompletion;</text:p>
      <text:p text:style-name="P550"><text:s text:c="4"/>procedure CancelBatch; <text:s text:c="3"/>function GetAttachment: IAttachment;</text:p>
      <text:p text:style-name="P546"><text:s text:c="4"/>function GetTransaction: ITransaction;</text:p>
      <text:p text:style-name="P547"><text:s text:c="4"/>procedure <text:span text:style-name="T198">SetRetainInterfaces</text:span>(aValue: boolean);</text:p>
      <text:p text:style-name="P553"><text:s text:c="4"/>procedure EnableStatistics(aValue: boolean);</text:p>
      <text:p text:style-name="P553"><text:s text:c="4"/>function GetPerfStatistics(var stats: TPerfCounters): boolean;</text:p>
      <text:p text:style-name="P548"><text:s text:c="4"/>function GetBatchCompletion: I<text:span text:style-name="T343">B</text:span>atchCompletion;</text:p>
      <text:p text:style-name="P551"><text:s text:c="4"/>function GetBatchRowLimit: integer;</text:p>
      <text:p text:style-name="P551"><text:s text:c="4"/>procedure SetBatchRowLimit(aLimit: integer);</text:p>
      <text:p text:style-name="P551"><text:s text:c="4"/>procedure SetStaleReferenceChecks(Enable:boolean); {default true}</text:p>
      <text:p text:style-name="P551"><text:s text:c="4"/>function GetStaleReferenceChecks: boolean;</text:p>
      <text:p text:style-name="P551"><text:s text:c="4"/>property MetaData: IMetaData read GetMetaData;</text:p>
      <text:p text:style-name="P546"><text:s text:c="4"/>property SQLParams: ISQLParams read GetSQLParams;</text:p>
      <text:p text:style-name="P546"><text:s text:c="4"/>property SQLStatementType: TIBSQLStatementTypes read GetSQLStatementType;</text:p>
      <text:p text:style-name="P546">end; <text:s text:c="8"/></text:p>
      <table:table table:name="Table1" table:style-name="Table1">
        <table:table-column table:style-name="Table1.A"/>
        <table:table-column table:style-name="Table1.B"/>
        <table:table-header-rows>
          <table:table-row table:style-name="TableLine94279291311072">
            <table:table-cell table:style-name="Table1.A1" office:value-type="string">
              <text:p text:style-name="P389">Method</text:p>
            </table:table-cell>
            <table:table-cell table:style-name="Table1.B1" office:value-type="string">
              <text:p text:style-name="P389">Description</text:p>
            </table:table-cell>
          </table:table-row>
        </table:table-header-rows>
        <table:table-row table:style-name="TableLine94279291587040">
          <table:table-cell table:style-name="Table1.A2" office:value-type="string">
            <text:p text:style-name="P433">GetMetaData</text:p>
          </table:table-cell>
          <table:table-cell table:style-name="Table1.B2" office:value-type="string">
            <text:p text:style-name="P432">Returns an interface to the query metadata.</text:p>
          </table:table-cell>
        </table:table-row>
        <table:table-row table:style-name="TableLine94279291590912">
          <table:table-cell table:style-name="Table1.A2" office:value-type="string">
            <text:p text:style-name="P433">GetSQLParams</text:p>
          </table:table-cell>
          <table:table-cell table:style-name="Table1.B2" office:value-type="string">
            <text:p text:style-name="P432">Returns an interface to the query parameters</text:p>
          </table:table-cell>
        </table:table-row>
        <text:soft-page-break/>
        <table:table-row table:style-name="TableLine94279291599568">
          <table:table-cell table:style-name="Table1.A2" office:value-type="string">
            <text:p text:style-name="P434">GetPlan</text:p>
          </table:table-cell>
          <table:table-cell table:style-name="Table1.B2" office:value-type="string">
            <text:p text:style-name="P432">Returns the query plan</text:p>
          </table:table-cell>
        </table:table-row>
        <table:table-row table:style-name="TableLine94279291604800">
          <table:table-cell table:style-name="Table1.A2" office:value-type="string">
            <text:p text:style-name="P434">GetRowsAffected</text:p>
          </table:table-cell>
          <table:table-cell table:style-name="Table1.B2" office:value-type="string">
            <text:p text:style-name="P432">Returns the number of rows affected by the last query execution, analysed by query type. </text:p>
          </table:table-cell>
        </table:table-row>
        <table:table-row table:style-name="TableLine94279291627424">
          <table:table-cell table:style-name="Table1.A2" office:value-type="string">
            <text:p text:style-name="P433">GetSQLStatementType</text:p>
          </table:table-cell>
          <table:table-cell table:style-name="Table1.B2" office:value-type="string">
            <text:p text:style-name="P432">Returns the SQL Statement Type</text:p>
          </table:table-cell>
        </table:table-row>
        <table:table-row table:style-name="TableLine94279291635088">
          <table:table-cell table:style-name="Table1.A2" office:value-type="string">
            <text:p text:style-name="P434">GetSQLText</text:p>
          </table:table-cell>
          <table:table-cell table:style-name="Table1.B2" office:value-type="string">
            <text:p text:style-name="P432">Returns the SQL Statement as plain text</text:p>
          </table:table-cell>
        </table:table-row>
        <table:table-row table:style-name="TableLine94279291637552">
          <table:table-cell table:style-name="Table1.A2" office:value-type="string">
            <text:p text:style-name="P434">IsPrepared</text:p>
          </table:table-cell>
          <table:table-cell table:style-name="Table1.B2" office:value-type="string">
            <text:p text:style-name="P432">Returns true if the query is still in its prepared state</text:p>
          </table:table-cell>
        </table:table-row>
        <table:table-row table:style-name="TableLine94279291641904">
          <table:table-cell table:style-name="Table1.A2" office:value-type="string">
            <text:p text:style-name="P434">IsInBatchMode</text:p>
          </table:table-cell>
          <table:table-cell table:style-name="Table1.B2" office:value-type="string">
            <text:p text:style-name="P478">See <text:bookmark-ref text:reference-format="number" text:ref-name="__RefNumPara__18000_1545400344">6.10.4</text:bookmark-ref></text:p>
          </table:table-cell>
        </table:table-row>
        <table:table-row table:style-name="TableLine94279291645008">
          <table:table-cell table:style-name="Table1.A2" office:value-type="string">
            <text:p text:style-name="P434">HasBatchMode</text:p>
          </table:table-cell>
          <table:table-cell table:style-name="Table1.B2" office:value-type="string">
            <text:p text:style-name="P478">See <text:bookmark-ref text:reference-format="number" text:ref-name="__RefNumPara__18000_1545400344">6.10.4</text:bookmark-ref></text:p>
          </table:table-cell>
        </table:table-row>
        <table:table-row table:style-name="TableLine94279291647760">
          <table:table-cell table:style-name="Table1.A2" office:value-type="string">
            <text:p text:style-name="P434">Prepare</text:p>
          </table:table-cell>
          <table:table-cell table:style-name="Table1.B2" office:value-type="string">
            <text:p text:style-name="P432">Reprepare a query, optionally with a different transaction, <text:span text:style-name="T358">and/or Cursor Name (ignored if not a select query)</text:span>.</text:p>
          </table:table-cell>
        </table:table-row>
        <table:table-row table:style-name="TableLine94279291650160">
          <table:table-cell table:style-name="Table1.A2" office:value-type="string">
            <text:p text:style-name="P434">Execute</text:p>
          </table:table-cell>
          <table:table-cell table:style-name="Table1.B2" office:value-type="string">
            <text:p text:style-name="P432">Execute a non-select query</text:p>
          </table:table-cell>
        </table:table-row>
        <table:table-row table:style-name="TableLine94279291654848">
          <table:table-cell table:style-name="Table1.A2" office:value-type="string">
            <text:p text:style-name="P434">OpenCursor</text:p>
          </table:table-cell>
          <table:table-cell table:style-name="Table1.B2" office:value-type="string">
            <text:p text:style-name="P432">Executes a select query and returns the results se<text:span text:style-name="T346">t. </text:span><text:span text:style-name="T358">If “scrollable” is true then a bi-directional cursor is opened (if supported by the Firebird Server).</text:span></text:p>
            <text:p text:style-name="P484">Note: scrollable cursors are only supported for local databases at present (Firebird limitation).</text:p>
          </table:table-cell>
        </table:table-row>
        <table:table-row table:style-name="TableLine94279291657360">
          <table:table-cell table:style-name="Table1.A2" office:value-type="string">
            <text:p text:style-name="P434">AddToBatch</text:p>
          </table:table-cell>
          <table:table-cell table:style-name="Table1.B2" office:value-type="string">
            <text:p text:style-name="P481">Called to save the current set of SQL parameter values. Starts batch mode when first called. Will raise an exception on error unless called with an argument of false.</text:p>
            <text:p text:style-name="P481">Returns the IB Error Code (0 on success).</text:p>
          </table:table-cell>
        </table:table-row>
        <table:table-row table:style-name="TableLine94279291659824">
          <table:table-cell table:style-name="Table1.A2" office:value-type="string">
            <text:p text:style-name="P434">ExecuteBatch</text:p>
          </table:table-cell>
          <table:table-cell table:style-name="Table1.B2" office:value-type="string">
            <text:p text:style-name="P481">Executes the query applying all saved SQL parameter value sets. On completion, the batch context is cleared. Returns the Batch Completion status.</text:p>
          </table:table-cell>
        </table:table-row>
        <table:table-row table:style-name="TableLine94279291665472">
          <table:table-cell table:style-name="Table1.A2" office:value-type="string">
            <text:p text:style-name="P437">CancelBatch</text:p>
          </table:table-cell>
          <table:table-cell table:style-name="Table1.B2" office:value-type="string">
            <text:p text:style-name="P481">Cancels the current batch context and discards all saved SQL parameter value sets.</text:p>
          </table:table-cell>
        </table:table-row>
        <table:table-row table:style-name="TableLine94279291687808">
          <table:table-cell table:style-name="Table1.A2" office:value-type="string">
            <text:p text:style-name="P434">GetAttachment</text:p>
          </table:table-cell>
          <table:table-cell table:style-name="Table1.B2" office:value-type="string">
            <text:p text:style-name="P432">Returns a reference to the connection used by the statement</text:p>
          </table:table-cell>
        </table:table-row>
        <table:table-row table:style-name="TableLine94279291690368">
          <table:table-cell table:style-name="Table1.A2" office:value-type="string">
            <text:p text:style-name="P434">GetTransaction</text:p>
          </table:table-cell>
          <table:table-cell table:style-name="Table1.B2" office:value-type="string">
            <text:p text:style-name="P432">Returns a reference to the transaction used to prepare the query</text:p>
          </table:table-cell>
        </table:table-row>
        <text:soft-page-break/>
        <table:table-row table:style-name="TableLine94279291692288">
          <table:table-cell table:style-name="Table1.A2" office:value-type="string">
            <text:p text:style-name="P433">SetRetainInterfaces</text:p>
          </table:table-cell>
          <table:table-cell table:style-name="Table1.B2" office:value-type="string">
            <text:p text:style-name="P432">See <text:bookmark-ref text:reference-format="number" text:ref-name="__RefHeading__6876_906373321">6.11</text:bookmark-ref></text:p>
          </table:table-cell>
        </table:table-row>
        <table:table-row table:style-name="TableLine94279291694592">
          <table:table-cell table:style-name="Table1.A2" office:value-type="string">
            <text:p text:style-name="Table_20_Contents">EnableStatistics</text:p>
          </table:table-cell>
          <table:table-cell table:style-name="Table1.B2" office:value-type="string">
            <text:p text:style-name="P443">See <text:bookmark-ref text:reference-format="number" text:ref-name="__RefHeading___Toc7525_1203846793">6.12</text:bookmark-ref></text:p>
          </table:table-cell>
        </table:table-row>
        <table:table-row table:style-name="TableLine94279291702016">
          <table:table-cell table:style-name="Table1.A2" office:value-type="string">
            <text:p text:style-name="Table_20_Contents">GetPerfStatistics</text:p>
          </table:table-cell>
          <table:table-cell table:style-name="Table1.B2" office:value-type="string">
            <text:p text:style-name="P443">See <text:bookmark-ref text:reference-format="number" text:ref-name="__RefHeading___Toc7525_1203846793">6.12</text:bookmark-ref></text:p>
          </table:table-cell>
        </table:table-row>
        <table:table-row table:style-name="TableLine94279291712144">
          <table:table-cell table:style-name="Table1.A2" office:value-type="string">
            <text:p text:style-name="Table_20_Contents">GetBatchCompletion</text:p>
          </table:table-cell>
          <table:table-cell table:style-name="Table1.B2" office:value-type="string">
            <text:p text:style-name="P476">See <text:bookmark-ref text:reference-format="number" text:ref-name="__RefNumPara__11866_4823041">6.10.3</text:bookmark-ref></text:p>
          </table:table-cell>
        </table:table-row>
        <table:table-row table:style-name="TableLine94279291714064">
          <table:table-cell table:style-name="Table1.A2" office:value-type="string">
            <text:p text:style-name="Table_20_Contents">GetBatchRowLimit</text:p>
          </table:table-cell>
          <table:table-cell table:style-name="Table1.B2" office:value-type="string">
            <text:p text:style-name="P482">See <text:bookmark-ref text:reference-format="number" text:ref-name="__RefNumPara__11148_1172954625">6.10.2</text:bookmark-ref></text:p>
          </table:table-cell>
        </table:table-row>
        <table:table-row table:style-name="TableLine94279291726000">
          <table:table-cell table:style-name="Table1.A2" office:value-type="string">
            <text:p text:style-name="Table_20_Contents"><text:span text:style-name="T356">S</text:span>etBatchRowLimit</text:p>
          </table:table-cell>
          <table:table-cell table:style-name="Table1.B2" office:value-type="string">
            <text:p text:style-name="P482">See <text:bookmark-ref text:reference-format="number" text:ref-name="__RefNumPara__11148_1172954625">6.10.2</text:bookmark-ref></text:p>
          </table:table-cell>
        </table:table-row>
        <table:table-row table:style-name="TableLine94279291719408">
          <table:table-cell table:style-name="Table1.A2" office:value-type="string">
            <text:p text:style-name="Table_20_Contents">SetStaleReferenceChecks</text:p>
          </table:table-cell>
          <table:table-cell table:style-name="Table1.B2" office:value-type="string">
            <text:p text:style-name="P482">See <text:bookmark-ref text:reference-format="number" text:ref-name="__RefNumPara__11388_1172954625">6.13</text:bookmark-ref></text:p>
          </table:table-cell>
        </table:table-row>
        <table:table-row table:style-name="TableLine94279291703856">
          <table:table-cell table:style-name="Table1.A2" office:value-type="string">
            <text:p text:style-name="Table_20_Contents"><text:span text:style-name="T356">G</text:span>etStaleReferenceChecks</text:p>
          </table:table-cell>
          <table:table-cell table:style-name="Table1.B2" office:value-type="string">
            <text:p text:style-name="P482">See <text:bookmark-ref text:reference-format="number" text:ref-name="__RefNumPara__11388_1172954625">6.13</text:bookmark-ref></text:p>
          </table:table-cell>
        </table:table-row>
      </table:table>
      <text:h text:style-name="P775" text:outline-level="1"><text:bookmark-start text:name="__RefHeading__3979_1590345102"/><text:line-break/>Working with Blob Data<text:bookmark-end text:name="__RefHeading__3979_1590345102"/></text:h>
      <text:p text:style-name="P91">Binary Large Objects (Blob<text:span text:style-name="T126">s</text:span>) are containers for almost unlimited amounts of binary data held within a Firebird Database. In practice, Blobs are limited by the database architectural limits and available disk storage but, perhaps the most important point is that their <text:span text:style-name="T127">individual</text:span> size limit is not part of the metadata.</text:p>
      <text:p text:style-name="P91">Blobs can be created and written outside of the handling of SQL Statements. Once created, a Blob is given a unique, database generated, identifier which can <text:span text:style-name="T124">be </text:span>stored in a database column and with a different value for each row. This identifier is composed of two four byte non-negative integers and is given the type name ISC_QUAD. </text:p>
      <text:p text:style-name="P91">A Blob is normally accessed by reading a database row, retrieving the ISC_QUAD identifier and then using this to read the Blob itself. <text:span text:style-name="T124">The</text:span> Blob field is updated by creating a new one and assigning its ISC_QUAD identifier to the field<text:note text:id="ftn3" text:note-class="footnote"><text:note-citation>3</text:note-citation><text:note-body><text:p text:style-name="P742">The instance of a column value in each row is referred to here as a “field”.</text:p></text:note-body></text:note> and committing the change to the database. Blobs do not have to be explicitly deleted as Blobs that are not referenced from any table <text:span text:style-name="T127">or active transaction </text:span>are automatically removed as part of database garbage collection.</text:p>
      <text:p text:style-name="P112">Text mode Blobs can also be read and written to using the ISQLData.AsString and ISQLParam.AsString properties and without the need to use the IBlob interface. However, there are <text:span text:style-name="T168">issues with</text:span> the latter case (see <text:bookmark-ref text:reference-format="number" text:ref-name="__RefHeading__8931_1898674618">9.6</text:bookmark-ref>).</text:p>
      <text:h text:style-name="P809" text:outline-level="2"><text:bookmark-start text:name="__RefHeading__5111_70736377"/>Blob MetaData<text:bookmark-end text:name="__RefHeading__5111_70736377"/></text:h>
      <text:h text:style-name="P858" text:outline-level="3"><text:bookmark-start text:name="__RefHeading___Toc10864_2641498334"/>Output Metadata<text:bookmark-end text:name="__RefHeading___Toc10864_2641498334"/></text:h>
      <text:p text:style-name="P91">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92">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1">ID for the text data</text:span><text:span text:style-name="T121"><text:note text:id="ftn4" text:note-class="footnote"><text:note-citation>4</text:note-citation><text:note-body><text:p text:style-name="P740">Note that this is not necessarily the character set used to store the Blob. If the database connection has a default character set defined then this will take precedence and the Blob text is returned using this character set, <text:span text:style-name="T124">unless the Blob character set is “none” or “octets”</text:span>.</text:p></text:note-body></text:note></text:span><text:span text:style-name="T121">.</text:span></text:p>
      <text:p text:style-name="P93">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94">IBlobMetaData = interface</text:p>
      <text:p text:style-name="P494"><text:s text:c="4"/>function GetSubType: integer;</text:p>
      <text:p text:style-name="P494"><text:s text:c="4"/>function GetCharSetID: cardinal;</text:p>
      <text:p text:style-name="P494"><text:s text:c="4"/>function GetCodePage: TSystemCodePage;</text:p>
      <text:p text:style-name="P494"><text:s text:c="4"/>function GetSegmentSize: cardinal;</text:p>
      <text:p text:style-name="P494"><text:s text:c="4"/>function GetRelationName: AnsiString;</text:p>
      <text:p text:style-name="P494"><text:s text:c="4"/>function GetColumnName: AnsiString;</text:p>
      <text:p text:style-name="P494">end;</text:p>
      <text:p text:style-name="P254"><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844" text:outline-level="3"><text:bookmark-start text:name="__RefHeading___Toc10866_2641498334"/>Input Metadata<text:bookmark-end text:name="__RefHeading___Toc10866_2641498334"/></text:h>
      <text:p text:style-name="P93"><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809" text:outline-level="2"><text:bookmark-start text:name="__RefHeading__4582_1898674618"/>The IBlob Interface<text:bookmark-end text:name="__RefHeading__4582_1898674618"/></text:h>
      <text:p text:style-name="P93">A Blob is accessed, read and written, using the IBlob Interface:</text:p>
      <text:p text:style-name="P569">IBlob = interface(IBlobMetaData)</text:p>
      <text:p text:style-name="P569"><text:s text:c="4"/>function GetBPB: IBPB;</text:p>
      <text:p text:style-name="P569"><text:s text:c="4"/>procedure Cancel;</text:p>
      <text:p text:style-name="P569"><text:s text:c="4"/>procedure Close;</text:p>
      <text:p text:style-name="P569"><text:s text:c="4"/>function GetBlobID: TISC_QUAD;</text:p>
      <text:p text:style-name="P569"><text:s text:c="4"/>function GetBlobMode: TFBBlobMode;</text:p>
      <text:p text:style-name="P569"><text:s text:c="4"/>function GetBlobSize: Int64;</text:p>
      <text:p text:style-name="P569"><text:s text:c="4"/>procedure GetInfo(var NumSegments: Int64; var MaxSegmentSize,</text:p>
      <text:p text:style-name="P569"><text:s text:c="22"/>TotalSize: Int64; var BlobType: TBlobType);</text:p>
      <text:p text:style-name="P569"><text:s text:c="4"/>function Read(var Buffer; Count: Longint): Longint;</text:p>
      <text:p text:style-name="P569"><text:s text:c="4"/>function Write(const Buffer; Count: Longint): Longint;</text:p>
      <text:p text:style-name="P569"><text:s text:c="4"/>function LoadFromFile(Filename: AnsiString): IBlob;</text:p>
      <text:p text:style-name="P569"><text:s text:c="4"/>function LoadFromStream(S: TStream) : IBlob;</text:p>
      <text:p text:style-name="P576"><text:s text:c="4"/>function SaveToFile(Filename: AnsiString): IBlob;</text:p>
      <text:p text:style-name="P576"><text:s text:c="4"/>function SaveToStream(S: TStream): IBlob;</text:p>
      <text:p text:style-name="P570"><text:s text:c="4"/>function GetAsString: rawbytestring;</text:p>
      <text:p text:style-name="P569"><text:s text:c="4"/>procedure SetAsString(aValue: rawbytestring);</text:p>
      <text:p text:style-name="P569"><text:s text:c="4"/>function SetString(aValue: rawbytestring): IBlob;</text:p>
      <text:p text:style-name="P569"><text:s text:c="4"/>function GetAttachment: IAttachment;</text:p>
      <text:p text:style-name="P569"><text:s text:c="4"/>function GetTransaction: ITransaction;</text:p>
      <text:p text:style-name="P569"><text:s text:c="4"/>property AsString: rawbytestring read GetAsString write SetAsString;</text:p>
      <text:p text:style-name="P569">end;</text:p>
      <text:p text:style-name="Highlighted">Note that the IBlob interface inherits from <text:span text:style-name="T121">I</text:span>B<text:span text:style-name="T121">lobMetaData </text:span>and hence Blob metadata is also available through the IBlob interface.</text:p>
      <text:p text:style-name="P255">Blobs of all subtypes can be read and written to as strings. For anything other than subtype 1 <text:span text:style-name="T124">(text)</text:span>, the string is simply raw data. For text Blobs, transliteration may take place when assigning to <text:soft-page-break/>the AsString property if the source string has a different code page to the one defined for the Blob in its metadata.</text:p>
      <text:p text:style-name="P255">Blobs may be read from or written to files and TStream descendents.</text:p>
      <text:h text:style-name="P859"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279291732368">
            <table:table-cell table:style-name="Table13.A1" office:value-type="string">
              <text:p text:style-name="P382">Method</text:p>
            </table:table-cell>
            <table:table-cell table:style-name="Table13.B1" office:value-type="string">
              <text:p text:style-name="P382">Description</text:p>
            </table:table-cell>
          </table:table-row>
        </table:table-header-rows>
        <table:table-row table:style-name="TableLine94279291409408">
          <table:table-cell table:style-name="Table13.A2" office:value-type="string">
            <text:p text:style-name="P406">GetBPB</text:p>
          </table:table-cell>
          <table:table-cell table:style-name="Table13.B2" office:value-type="string">
            <text:p text:style-name="P406">Returns the BPB, if any, used to create/open the Blob</text:p>
          </table:table-cell>
        </table:table-row>
        <table:table-row table:style-name="TableLine94279291405568">
          <table:table-cell table:style-name="Table13.A2" office:value-type="string">
            <text:p text:style-name="P406">Cancel</text:p>
          </table:table-cell>
          <table:table-cell table:style-name="Table13.B2" office:value-type="string">
            <text:p text:style-name="P406">Cancels the creation of a new blob. The IBlob interface should not be used after a call to this method and any further use is undefined.</text:p>
          </table:table-cell>
        </table:table-row>
        <table:table-row table:style-name="TableLine94279291419472">
          <table:table-cell table:style-name="Table13.A2" office:value-type="string">
            <text:p text:style-name="P406">Close</text:p>
          </table:table-cell>
          <table:table-cell table:style-name="Table13.B2" office:value-type="string">
            <text:p text:style-name="P406">Completes the creation of a new blob. The Blob may not be written to after a call to Close.</text:p>
          </table:table-cell>
        </table:table-row>
        <table:table-row table:style-name="TableLine94279291644128">
          <table:table-cell table:style-name="Table13.A2" office:value-type="string">
            <text:p text:style-name="P406">GetBlobID</text:p>
          </table:table-cell>
          <table:table-cell table:style-name="Table13.B2" office:value-type="string">
            <text:p text:style-name="P406">Returns the BlobID assigned to the Blob</text:p>
          </table:table-cell>
        </table:table-row>
        <table:table-row table:style-name="TableLine94279291217360">
          <table:table-cell table:style-name="Table13.A2" office:value-type="string">
            <text:p text:style-name="P406">GetBlobMode</text:p>
          </table:table-cell>
          <table:table-cell table:style-name="Table13.B2" office:value-type="string">
            <text:p text:style-name="P406">Returns read or write (fbmRead,fbmWrite)</text:p>
          </table:table-cell>
        </table:table-row>
        <table:table-row table:style-name="TableLine94279291734288">
          <table:table-cell table:style-name="Table13.A2" office:value-type="string">
            <text:p text:style-name="P406">GetBlobSize</text:p>
          </table:table-cell>
          <table:table-cell table:style-name="Table13.B2" office:value-type="string">
            <text:p text:style-name="P406">Returns the current size of the Blob in bytes as held within the database (undefined for Blobs in write mode).</text:p>
          </table:table-cell>
        </table:table-row>
        <table:table-row table:style-name="TableLine94279291417744">
          <table:table-cell table:style-name="Table13.A2" office:value-type="string">
            <text:p text:style-name="P406">GetInfo</text:p>
          </table:table-cell>
          <table:table-cell table:style-name="Table13.B2" office:value-type="string">
            <text:p text:style-name="P406">Returns basic Blob information from the server (undefined for Blobs in write mode).</text:p>
          </table:table-cell>
        </table:table-row>
        <table:table-row table:style-name="TableLine94279291214800">
          <table:table-cell table:style-name="Table13.A2" office:value-type="string">
            <text:p text:style-name="P406">Read</text:p>
          </table:table-cell>
          <table:table-cell table:style-name="Table13.B2" office:value-type="string">
            <text:p text:style-name="P406">Read the requested number of bytes from the Blob, starting at the current position. May return fewer bytes if less than the requested number remain.</text:p>
          </table:table-cell>
        </table:table-row>
        <table:table-row table:style-name="TableLine94279291739744">
          <table:table-cell table:style-name="Table13.A2" office:value-type="string">
            <text:p text:style-name="P406">Write</text:p>
          </table:table-cell>
          <table:table-cell table:style-name="Table13.B2" office:value-type="string">
            <text:p text:style-name="P406">Append the buffer contents to the Blob.</text:p>
          </table:table-cell>
        </table:table-row>
        <table:table-row table:style-name="TableLine94279291757328">
          <table:table-cell table:style-name="Table13.A2" office:value-type="string">
            <text:p text:style-name="P406">LoadFromFile</text:p>
          </table:table-cell>
          <table:table-cell table:style-name="Table13.B2" office:value-type="string">
            <text:p text:style-name="P406">Opens and copies (appends) all data from the file to the Blob (write mode only)</text:p>
          </table:table-cell>
        </table:table-row>
        <table:table-row table:style-name="TableLine94279291062832">
          <table:table-cell table:style-name="Table13.A2" office:value-type="string">
            <text:p text:style-name="P406">LoadFromStream</text:p>
          </table:table-cell>
          <table:table-cell table:style-name="Table13.B2" office:value-type="string">
            <text:p text:style-name="P406">As above, but reads from a stream</text:p>
          </table:table-cell>
        </table:table-row>
        <table:table-row table:style-name="TableLine94279291737712">
          <table:table-cell table:style-name="Table13.A2" office:value-type="string">
            <text:p text:style-name="P406">SaveToFile</text:p>
          </table:table-cell>
          <table:table-cell table:style-name="Table13.B2" office:value-type="string">
            <text:p text:style-name="P406">Creates the specified file and copies all data from the Blob to the file (read mode only).</text:p>
          </table:table-cell>
        </table:table-row>
        <table:table-row table:style-name="TableLine94279291736848">
          <table:table-cell table:style-name="Table13.A2" office:value-type="string">
            <text:p text:style-name="P406">SaveToStream</text:p>
          </table:table-cell>
          <table:table-cell table:style-name="Table13.B2" office:value-type="string">
            <text:p text:style-name="P406">As above, but copies to a stream.</text:p>
          </table:table-cell>
        </table:table-row>
        <table:table-row table:style-name="TableLine94279291761744">
          <table:table-cell table:style-name="Table13.A2" office:value-type="string">
            <text:p text:style-name="P406">GetAsString</text:p>
          </table:table-cell>
          <table:table-cell table:style-name="Table13.B2" office:value-type="string">
            <text:p text:style-name="P406">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279291793568">
          <table:table-cell table:style-name="Table13.A2" office:value-type="string">
            <text:p text:style-name="P406">SetAsString</text:p>
          </table:table-cell>
          <table:table-cell table:style-name="Table13.B2" office:value-type="string">
            <text:p text:style-name="P406">Writes (appends) all data in the string to the Blob. If the Blob subtype is 1 (text), transliteration may take place if the string's code page is different from that required for the Blob. (write mode only).</text:p>
          </table:table-cell>
        </table:table-row>
        <table:table-row table:style-name="TableLine94279291762240">
          <table:table-cell table:style-name="Table13.A2" office:value-type="string">
            <text:p text:style-name="P406">GetAttachment</text:p>
          </table:table-cell>
          <table:table-cell table:style-name="Table13.B2" office:value-type="string">
            <text:p text:style-name="P406">Returns the database IAttachment interface for the Blob</text:p>
          </table:table-cell>
        </table:table-row>
        <table:table-row table:style-name="TableLine94279291819008">
          <table:table-cell table:style-name="Table13.A2" office:value-type="string">
            <text:p text:style-name="P406">GetTransaction</text:p>
          </table:table-cell>
          <table:table-cell table:style-name="Table13.B2" office:value-type="string">
            <text:p text:style-name="P406">Returns the transaction used to create/open the Blob.</text:p>
          </table:table-cell>
        </table:table-row>
      </table:table>
      <text:p text:style-name="P101"/>
      <text:h text:style-name="P809" text:outline-level="2"><text:bookmark-start text:name="__RefHeading__5105_70736377"/>Reading Blob Data<text:bookmark-end text:name="__RefHeading__5105_70736377"/></text:h>
      <text:p text:style-name="P94">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2">assuming that MyTable has an integer RowID column and a Blob column named MyBlobColumn</text:span>:</text:p>
      <text:p text:style-name="P542">var <text:span text:style-name="T116">theResults: IResultSet;</text:span></text:p>
      <text:p text:style-name="P542"><text:s text:c="4"/><text:span text:style-name="T122">theBlob: IBlob;</text:span></text:p>
      <text:p text:style-name="P542"/>
      <text:p text:style-name="P539">begin</text:p>
      <text:p text:style-name="P535"><text:s text:c="2"/>MyStatement := MyAttachment.<text:span text:style-name="T116">Prepare</text:span>(MyTransaction,</text:p>
      <text:p text:style-name="P535"><text:s text:c="22"/>'<text:span text:style-name="T117">Select MyBlobColumn,RowID From MyTable Where RowID &lt; ?')</text:span>;</text:p>
      <text:p text:style-name="P535"><text:s text:c="2"/>MyStatement.SQLParams<text:span text:style-name="T117">[0]</text:span>.A<text:span text:style-name="T122">sInteger := 10</text:span>;</text:p>
      <text:p text:style-name="P559"><text:s text:c="2"/><text:span text:style-name="T116">theResults := </text:span>MyStatement.<text:span text:style-name="T117">OpenCursor</text:span>;</text:p>
      <text:p text:style-name="P559"><text:s text:c="2"/><text:span text:style-name="T117">while theResults.FetchNext do</text:span></text:p>
      <text:p text:style-name="P559"><text:s text:c="2"/><text:span text:style-name="T122">begin</text:span></text:p>
      <text:p text:style-name="P559"><text:s text:c="4"/><text:span text:style-name="T122">theBlob := theResults[0].AsBlob;</text:span></text:p>
      <text:p text:style-name="P559"><text:s text:c="4"/><text:span text:style-name="T122">theBlob.SaveToFile('someFileName' + theResults[1].AsString);</text:span></text:p>
      <text:p text:style-name="P559"><text:s text:c="2"/><text:span text:style-name="T122">end;</text:span></text:p>
      <text:p text:style-name="P559"><text:s text:c="2"/><text:span text:style-name="T117">theResults.Close;</text:span></text:p>
      <text:p text:style-name="P256">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74">function OpenBlob(transaction: ITransaction; RelationName, </text:p>
      <text:p text:style-name="P574"><text:s text:c="14"/>ColumnName: AnsiString; BlobID: TISC_QUAD; BPB: IBPB=nil): IBlob; </text:p>
      <text:p text:style-name="P260">This method access<text:span text:style-name="T12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809" text:outline-level="2"><text:bookmark-start text:name="__RefHeading__5103_70736377"/>Creating or Modifying a Blob<text:bookmark-end text:name="__RefHeading__5103_70736377"/></text:h>
      <text:p text:style-name="P96">As indicated above, the API user cannot check the ISQLParam to determine the correct <text:span text:style-name="T124">character set id</text:span> for <text:span text:style-name="T124">text</text:span> blob<text:span text:style-name="T124">s </text:span>when assigning a new blob to a field. Instead, an appropriate Blob has to be created using <text:span text:style-name="T12">a priori</text:span><text:span text:style-name="T26"> knowledge. A Blob is created using the IAttachment.CreateBlob method:</text:span></text:p>
      <text:p text:style-name="P495"><text:soft-page-break/>function CreateBlob(transaction: ITransaction; RelationName,</text:p>
      <text:p text:style-name="P495"><text:s text:c="23"/>ColumnName: AnsiString; BPB: IBPB=nil): IBlob; overload;</text:p>
      <text:p text:style-name="P495">function CreateBlob(transaction: ITransaction; </text:p>
      <text:p text:style-name="P495"><text:s text:c="14"/>BlobMetaData: IBlobMetaData; BPB: IBPB=nil): IBlob; overload;</text:p>
      <text:p text:style-name="P495">function CreateBlob(transaction: ITransaction; SubType: integer; </text:p>
      <text:p text:style-name="P495"><text:s text:c="20"/>CharSetID: cardinal=0; BPB: IBPB=nil): IBlob; overload;</text:p>
      <text:p text:style-name="P212">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56"><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212">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212">Once a Blob has been created, data can be written to the Blob and the Blob identifier assigned to a field in a database table. For example:</text:p>
      <text:p text:style-name="P495">var MyBlob: IBlob;</text:p>
      <text:p text:style-name="P495"><text:s text:c="4"/>MyStatement: IStatement;</text:p>
      <text:p text:style-name="P495">begin</text:p>
      <text:p text:style-name="P495"><text:s text:c="2"/>MyBlob := MyAttachment.CreateBlob(MyTransaction,'MyTable','MyBlobColumn');</text:p>
      <text:p text:style-name="P495"><text:s text:c="2"/>MyBlob.LoadFromFile('path to source file');</text:p>
      <text:p text:style-name="P495"><text:s text:c="2"/>MyStatement := MyAttachment.Prepare(MyTransaction,</text:p>
      <text:p text:style-name="P495"><text:s text:c="8"/>'Update MyTable Set MyBlobColumn = ? Where RowID = ?');</text:p>
      <text:p text:style-name="P495"><text:s text:c="2"/>MyStatement.SQLParams[0].AsBlob := MyBlob;</text:p>
      <text:p text:style-name="P495"><text:s text:c="2"/>MyStatement.SQLParams[1].AsInteger := 1;</text:p>
      <text:p text:style-name="P495"><text:s text:c="2"/>MyStatement.Execute;</text:p>
      <text:p text:style-name="P256"><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809" text:outline-level="2"><text:bookmark-start text:name="__RefHeading___Toc10870_2641498334"/>Removing a Blob<text:bookmark-end text:name="__RefHeading___Toc10870_2641498334"/></text:h>
      <text:p text:style-name="P98">An existing Blob is simply removed by either replacing it with a new Blob in an update statement, or using an Update Statement to set the field to NULL.</text:p>
      <text:h text:style-name="P817" text:outline-level="2"><text:bookmark-start text:name="__RefHeading__4960_70736377"/><text:bookmark-start text:name="__RefNumPara__12960_1545400344"/>Using Blob Filters<text:bookmark-end text:name="__RefHeading__4960_70736377"/><text:bookmark-end text:name="__RefNumPara__12960_1545400344"/></text:h>
      <text:p text:style-name="P100">Blob Filters may be used to convert a Blob from one data type to another. As described in the InterBase 6.0 API Guide, there are both built-in and user defined Blob Filters. A Blob Filter is <text:span text:style-name="T125">requested</text:span> by <text:span text:style-name="T125">providing </text:span>a Blob Parameter Block (BPB) <text:span text:style-name="T125">when the Blob is Opened or Created</text:span>:</text:p>
      <text:p text:style-name="P571"><text:soft-page-break/>IBPB = interface</text:p>
      <text:p text:style-name="P571"><text:s text:c="4"/>function getCount: integer;</text:p>
      <text:p text:style-name="P571"><text:s text:c="4"/>function Add(ParamType: byte): IBPBItem;</text:p>
      <text:p text:style-name="P571"><text:s text:c="4"/>function getItems(index: integer): IBPBItem;</text:p>
      <text:p text:style-name="P571"><text:s text:c="4"/>function Find(ParamType: byte): IBPBItem;</text:p>
      <text:p text:style-name="P572"><text:s text:c="4"/><text:span text:style-name="T146">property Count: integer read getCount;</text:span></text:p>
      <text:p text:style-name="P571"><text:s text:c="4"/>property Items[index: integer]: IBPBItem read getItems; default;</text:p>
      <text:p text:style-name="P571">end;</text:p>
      <text:p text:style-name="P258">An empty BPB is returned using the IAttachment.AllocateBPB method and, as shown above, follows the same approach as the IDPB and ITPB interfaces <text:span text:style-name="T146">(see </text:span><text:span text:style-name="T146"><text:bookmark-ref text:reference-format="number" text:ref-name="__RefHeading__5587_1379030791">13.2.2.3</text:bookmark-ref></text:span><text:span text:style-name="T146">)</text:span>. Each parameter in the BPB is access using the IBPBItem interface:</text:p>
      <text:p text:style-name="P600">IBPBItem = interface (IParameterBlockItem) end;</text:p>
      <text:p text:style-name="P258">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279291777504">
          <table:table-cell table:style-name="Table12.A1" office:value-type="string">
            <text:p text:style-name="P381">Parameter</text:p>
          </table:table-cell>
          <table:table-cell table:style-name="Table12.A1" office:value-type="string">
            <text:p text:style-name="P381">Type</text:p>
          </table:table-cell>
          <table:table-cell table:style-name="Table12.C1" office:value-type="string">
            <text:p text:style-name="P381">Interpretation</text:p>
          </table:table-cell>
        </table:table-row>
        <table:table-row table:style-name="TableLine94279291994080">
          <table:table-cell table:style-name="Table12.A2" office:value-type="string">
            <text:p text:style-name="P403">isc_bpb_target_type</text:p>
          </table:table-cell>
          <table:table-cell table:style-name="Table12.A2" office:value-type="string">
            <text:p text:style-name="P404">integer</text:p>
          </table:table-cell>
          <table:table-cell table:style-name="Table12.C2" office:value-type="string">
            <text:p text:style-name="P405">The subtype identifier for the result of the conversion.</text:p>
          </table:table-cell>
        </table:table-row>
        <table:table-row table:style-name="TableLine94279292003584">
          <table:table-cell table:style-name="Table12.A2" office:value-type="string">
            <text:p text:style-name="P403">isc_bpb_target_interp</text:p>
          </table:table-cell>
          <table:table-cell table:style-name="Table12.A2" office:value-type="string">
            <text:p text:style-name="P404">integer</text:p>
          </table:table-cell>
          <table:table-cell table:style-name="Table12.C2" office:value-type="string">
            <text:p text:style-name="P405">When the target subtype is 1 (text), this identifies the target character set id.</text:p>
          </table:table-cell>
        </table:table-row>
        <table:table-row table:style-name="TableLine94279292006144">
          <table:table-cell table:style-name="Table12.A2" office:value-type="string">
            <text:p text:style-name="P403">isc_bpb_source_type</text:p>
          </table:table-cell>
          <table:table-cell table:style-name="Table12.A2" office:value-type="string">
            <text:p text:style-name="P404">Integer </text:p>
          </table:table-cell>
          <table:table-cell table:style-name="Table12.C2" office:value-type="string">
            <text:p text:style-name="P405">The subtype identifier for the source data</text:p>
          </table:table-cell>
        </table:table-row>
        <table:table-row table:style-name="TableLine94279292008704">
          <table:table-cell table:style-name="Table12.A2" office:value-type="string">
            <text:p text:style-name="P403">isc_bpb_source_interp</text:p>
          </table:table-cell>
          <table:table-cell table:style-name="Table12.A2" office:value-type="string">
            <text:p text:style-name="P404">Integer </text:p>
          </table:table-cell>
          <table:table-cell table:style-name="Table12.C2" office:value-type="string">
            <text:p text:style-name="P405">When the source subtype is 1 (text), this identifies the source character set id.</text:p>
          </table:table-cell>
        </table:table-row>
      </table:table>
      <text:p text:style-name="P258"/>
      <text:p text:style-name="P258">When a Blob Filter is defined for the CreateBlob method, the source sub type should be appropriate for the data written to the Blob. The target sub type should be compatible with the Blob <text:s/>column.</text:p>
      <text:p text:style-name="P259">Blob Filters can also be used when a Blob is read from the database. In this case, it is not possible to use the ISQLData.AsBlob property to get the Blob interface as this provides no means to set a BPB. Instead the ISQLData.<text:span text:style-name="T123">GetAs</text:span>Blob method must be used:</text:p>
      <text:p text:style-name="P573">function GetAsBlob(BPB: IBPB): IBlob;</text:p>
      <text:p text:style-name="P352">This method also returns an IBlob interface, but with the requested Blob Filter used to read and convert the Blob Data.</text:p>
      <text:h text:style-name="P818" text:outline-level="2"><text:bookmark-start text:name="__RefNumPara__12905_1545400344"/><text:bookmark-start text:name="__RefHeading___Toc17372_1545400344"/>Inline Blobs<text:bookmark-end text:name="__RefNumPara__12905_1545400344"/><text:bookmark-end text:name="__RefHeading___Toc17372_1545400344"/></text:h>
      <text:p text:style-name="P193">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38">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193">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193">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193">For example, consider a table defined by:</text:p>
      <text:p text:style-name="P738">Create Table BLOBTEST(</text:p>
      <text:p text:style-name="P738"><text:s text:c="2"/>Rowid integer not null,</text:p>
      <text:p text:style-name="P738"><text:s text:c="2"/>MyText Blob sub_type 1,</text:p>
      <text:p text:style-name="P738"><text:s text:c="2"/>Primary Key (Rowid)</text:p>
      <text:p text:style-name="P738">);</text:p>
      <text:p text:style-name="P353">and with the following insert statement:</text:p>
      <text:p text:style-name="P738">INSERT INTO BLOBTEST(Rowid,MyText) Values(:Rowid,:MyText);</text:p>
      <text:p text:style-name="P353">The following pascal code inserts a row using an inline blob for MyText:</text:p>
      <text:p text:style-name="P643">var Statement: IStatement;</text:p>
      <text:p text:style-name="P644">{assume that MyAttachment and MyTransaction exist and have been correctly created}</text:p>
      <text:p text:style-name="P643">begin</text:p>
      <text:p text:style-name="P643"><text:s text:c="2"/>Statement := <text:span text:style-name="T337">My</text:span>Attachment.<text:span text:style-name="T337">Prepare(myTransaction,'the above insert statement');</text:span></text:p>
      <text:p text:style-name="P643"><text:s text:c="2"/><text:span text:style-name="T337">Statement.SQLParams.ByName('Rowid').AsInteger := 1;</text:span></text:p>
      <text:p text:style-name="P643"><text:s text:c="2"/><text:span text:style-name="T337">Statement.SQLParams.ByName('MyText').AsString := 'This is a test';</text:span></text:p>
      <text:p text:style-name="P643"><text:s text:c="2"/><text:span text:style-name="T337">Statement.Execute;</text:span></text:p>
      <text:p text:style-name="P760">Note: From Firebird 4.0 onwards, the underlying Firebird API also provides an inline blob capability specific to batch updates. This is not the same as the above mechanism.</text:p>
      <text:p text:style-name="P356">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39">(see </text:span><text:span text:style-name="T339"><text:bookmark-ref text:reference-format="number" text:ref-name="__RefNumPara__12949_1545400344">4.12</text:bookmark-ref></text:span><text:span text:style-name="T339">)</text:span>. </text:p>
      <text:p text:style-name="Highlighted">Note: Firebird imposes a maximum <text:span text:style-name="T351">string length of 32KB. Inline blobs can be problematic with segmented blobs.</text:span></text:p>
      <text:h text:style-name="P775" text:outline-level="1"><text:bookmark-start text:name="__RefHeading__3981_1590345102"/><text:line-break/>Working with Array Data<text:bookmark-end text:name="__RefHeading__3981_1590345102"/></text:h>
      <text:p text:style-name="P102">Firebird also supports arrays, where an array column is defined as a multi-dimensional table of a single data type with well defined bounds on each dimension. Each row may contain a different array of values.</text:p>
      <text:p text:style-name="P102">The implementation of arrays closely follows that of Blobs, such that an array can be understood as a structured Blob, where the structure is that of the array. A user could implement their own arrays using Blobs, or use the built in support.</text:p>
      <text:h text:style-name="P809" text:outline-level="2"><text:bookmark-start text:name="__RefHeading__5113_70736377"/>Array Metadata<text:bookmark-end text:name="__RefHeading__5113_70736377"/></text:h>
      <text:p text:style-name="P102">Array metadata is available for each column that has an SQLType of SQL_ARRAY. The array metadata interface is returned by the IColumnMetaData.GetArrayMetaData method and is:</text:p>
      <text:p text:style-name="P578"><text:s/>TArrayBound = record</text:p>
      <text:p text:style-name="P578"><text:s text:c="4"/>UpperBound: short;</text:p>
      <text:p text:style-name="P578"><text:s text:c="4"/>LowerBound: short;</text:p>
      <text:p text:style-name="P578"><text:s text:c="2"/>end;</text:p>
      <text:p text:style-name="P578">TArrayBounds = array of TArrayBound;</text:p>
      <text:p text:style-name="P578"/>
      <text:p text:style-name="P578">IArrayMetaData = interface</text:p>
      <text:p text:style-name="P578"><text:s text:c="4"/>function GetSQLType: cardinal;</text:p>
      <text:p text:style-name="P578"><text:s text:c="4"/>function GetSQLTypeName: AnsiString;</text:p>
      <text:p text:style-name="P578"><text:s text:c="4"/>function GetScale: integer;</text:p>
      <text:p text:style-name="P578"><text:s text:c="4"/>function GetSize: cardinal;</text:p>
      <text:p text:style-name="P578"><text:s text:c="4"/>function GetCharSetID: cardinal;</text:p>
      <text:p text:style-name="P578"><text:s text:c="4"/>function GetTableName: AnsiString;</text:p>
      <text:p text:style-name="P578"><text:s text:c="4"/>function GetColumnName: AnsiString;</text:p>
      <text:p text:style-name="P578"><text:s text:c="4"/>function GetDimensions: integer;</text:p>
      <text:p text:style-name="P578"><text:s text:c="4"/>function GetBounds: TArrayBounds;</text:p>
      <text:p text:style-name="P578">end;</text:p>
      <text:p text:style-name="P297">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98">It is also possible to create an IArrayMetadata from supplied parameters using IAttachment.CreateArrayMetaData.</text:p>
      <text:h text:style-name="P809" text:outline-level="2"><text:bookmark-start text:name="__RefHeading___Toc9503_674303311"/>The IArray Interface<text:bookmark-end text:name="__RefHeading___Toc9503_674303311"/></text:h>
      <text:p text:style-name="P103">An array of data values is accessed using the IArray interface.</text:p>
      <text:p text:style-name="P675">IArray = interface<text:span text:style-name="T133">(IArrayMetaData)</text:span></text:p>
      <text:p text:style-name="P724"><text:s text:c="4"/>function GetArrayID: TISC_QUAD;</text:p>
      <text:p text:style-name="P724"><text:s text:c="4"/>procedure Clear;</text:p>
      <text:p text:style-name="P724"><text:s text:c="4"/>function IsEmpty: boolean;</text:p>
      <text:p text:style-name="P724"><text:s text:c="4"/>procedure PreLoad;</text:p>
      <text:p text:style-name="P724"><text:s text:c="4"/>procedure CancelChanges;</text:p>
      <text:p text:style-name="P724"><text:s text:c="4"/>procedure SaveChanges;</text:p>
      <text:p text:style-name="P724"><text:s text:c="4"/>function GetMetaData: IArrayMetaData;</text:p>
      <text:p text:style-name="P724"><text:s text:c="4"/>function GetAsInteger(index: array of integer): integer;</text:p>
      <text:p text:style-name="P724"><text:s text:c="4"/>function GetAsBoolean(index: array of integer): boolean;</text:p>
      <text:p text:style-name="P724"><text:s text:c="4"/>function GetAsCurrency(index: array of integer): Currency;</text:p>
      <text:p text:style-name="P724"><text:s text:c="4"/>function GetAsInt64(index: array of integer): Int64;</text:p>
      <text:p text:style-name="P724"><text:s text:c="4"/>function GetAsDateTime(index: array of integer): TDateTime;</text:p>
      <text:p text:style-name="P725"><text:s text:c="4"/>procedure GetAsDateTime(index: array of integer; var aDateTime: TDateTime; </text:p>
      <text:p text:style-name="P580"><text:s text:c="15"/>var dstOffset: smallint; var aTimezoneID: TFBTimeZoneID); overload;</text:p>
      <text:p text:style-name="P580"><text:s text:c="4"/>procedure GetAsDateTime(index: array of integer; var aDateTime: TDateTime; </text:p>
      <text:p text:style-name="P580"><text:s text:c="15"/>var dstOffset: smallint; var aTimezone: AnsiString); overload;</text:p>
      <text:p text:style-name="P580"><text:s text:c="4"/>procedure GetAsTime(index: array of integer; var aTime: TDateTime; </text:p>
      <text:p text:style-name="P580"><text:s text:c="15"/>var dstOffset: smallint; var aTimezoneID: TFBTimeZoneID; </text:p>
      <text:p text:style-name="P580"><text:s text:c="15"/>OnDate: TDateTime); overload;</text:p>
      <text:p text:style-name="P580"><text:s text:c="4"/>procedure GetAsTime(index: array of integer; var aTime: TDateTime; </text:p>
      <text:p text:style-name="P580"><text:s text:c="15"/>var dstOffset: smallint; var aTimezone: AnsiString; </text:p>
      <text:p text:style-name="P580"><text:s text:c="15"/>OnDate: TDateTime); overload;</text:p>
      <text:p text:style-name="P580"><text:s text:c="4"/>function GetAsUTCDateTime(index: array of integer): TDateTime;</text:p>
      <text:p text:style-name="P580"><text:s text:c="4"/>function GetAsDouble(index: array of integer): Double;</text:p>
      <text:p text:style-name="P724"><text:s text:c="4"/>function GetAsFloat(index: array of integer): Float;</text:p>
      <text:p text:style-name="P724"><text:s text:c="4"/>function GetAsLong(index: array of integer): Long;</text:p>
      <text:p text:style-name="P724"><text:s text:c="4"/>function GetAsShort(index: array of integer): Short;</text:p>
      <text:p text:style-name="P724"><text:s text:c="4"/>function GetAsString(index: array of integer): AnsiString;</text:p>
      <text:p text:style-name="P724"><text:s text:c="4"/>function GetAsVariant(index: array of integer): Variant;</text:p>
      <text:p text:style-name="P581"><text:s text:c="4"/>function GetAsBCD(index: array of integer): tBCD;</text:p>
      <text:p text:style-name="P724"><text:s text:c="4"/>procedure SetAsInteger(index: array of integer; AValue: integer);</text:p>
      <text:p text:style-name="P724"><text:s text:c="4"/>procedure SetAsBoolean(index: array of integer; AValue: boolean);</text:p>
      <text:p text:style-name="P724"><text:s text:c="4"/>procedure SetAsCurrency(index: array of integer; Value: Currency);</text:p>
      <text:p text:style-name="P724"><text:s text:c="4"/>procedure SetAsInt64(index: array of integer; Value: Int64);</text:p>
      <text:p text:style-name="P724"><text:s text:c="4"/>procedure SetAsDate(index: array of integer; Value: TDateTime);</text:p>
      <text:p text:style-name="P724"><text:s text:c="4"/>procedure SetAsLong(index: array of integer; Value: Long);</text:p>
      <text:p text:style-name="P724"><text:s text:c="4"/>procedure SetAsDateTime(index: array of integer; Value: TDateTime);</text:p>
      <text:p text:style-name="P725"><text:s text:c="4"/>procedure SetAsDateTime(index: array of integer; aValue: TDateTime; </text:p>
      <text:p text:style-name="P580"><text:s text:c="16"/>aTimeZoneID: TFBTimeZoneID); overload;</text:p>
      <text:p text:style-name="P580"><text:s text:c="4"/>procedure SetAsDateTime(index: array of integer; aValue: TDateTime; </text:p>
      <text:p text:style-name="P580"><text:s text:c="14"/>aTimeZone: AnsiString); overload;</text:p>
      <text:p text:style-name="P580"><text:s text:c="4"/>procedure SetAsTime(index: array of integer; Value: TDateTime); overload;</text:p>
      <text:p text:style-name="P580"><text:s text:c="4"/>procedure SetAsTime(index: array of integer; aValue: TDateTime; </text:p>
      <text:p text:style-name="P580"><text:s text:c="14"/>OnDate: TDateTime; aTimeZoneID: TFBTimeZoneID); overload;</text:p>
      <text:p text:style-name="P580"><text:s text:c="4"/>procedure SetAsTime(index: array of integer; aValue: TDateTime; </text:p>
      <text:p text:style-name="P580"><text:s text:c="14"/>OnDate: TDateTime; aTimeZone: AnsiString); overload;</text:p>
      <text:p text:style-name="P580"><text:s text:c="4"/>procedure SetAsUTCDateTime(index: array of integer; aUTCTime: TDateTime); <text:s text:c="7"/></text:p>
      <text:p text:style-name="P580"><text:s text:c="4"/>procedure SetAsDouble(index: array of integer; Value: Double);</text:p>
      <text:p text:style-name="P724"><text:s text:c="4"/>procedure SetAsFloat(index: array of integer; Value: Float);</text:p>
      <text:p text:style-name="P724"><text:s text:c="4"/>procedure SetAsShort(index: array of integer; Value: Short);</text:p>
      <text:p text:style-name="P724"><text:s text:c="4"/>procedure SetAsString(index: array of integer; Value: AnsiString);</text:p>
      <text:p text:style-name="P724"><text:s text:c="4"/>procedure SetAsVariant(index: array of integer; Value: Variant);</text:p>
      <text:p text:style-name="P724"><text:s text:c="4"/>procedure SetBounds(dim, UpperBound, LowerBound: integer);</text:p>
      <text:p text:style-name="P724"><text:s text:c="4"/>function GetAttachment: IAttachment;</text:p>
      <text:p text:style-name="P724"><text:soft-page-break/><text:s text:c="4"/>function GetTransaction: ITransaction;</text:p>
      <text:p text:style-name="P724"><text:s text:c="4"/>procedure AddEventHandler(Handler: TArrayEventHandler);</text:p>
      <text:p text:style-name="P724"><text:s text:c="4"/>procedure RemoveEventHandler(Handler: TArrayEventHandler);</text:p>
      <text:p text:style-name="P724"><text:s text:c="2"/>end; </text:p>
      <text:p text:style-name="P262">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30">Automatic type conversion takes place whenever types are compatible and follows the same rules as for ISQLData and ISQLParam. IArray inherits from <text:s/>IArrayMetaData.</text:span></text:p>
      <text:p text:style-name="P263">Additionally:</text:p>
      <table:table table:name="Table14" table:style-name="Table14">
        <table:table-column table:style-name="Table14.A"/>
        <table:table-column table:style-name="Table14.B"/>
        <table:table-header-rows>
          <table:table-row table:style-name="TableLine94279292086672">
            <table:table-cell table:style-name="Table14.A1" office:value-type="string">
              <text:p text:style-name="P383">Method</text:p>
            </table:table-cell>
            <table:table-cell table:style-name="Table14.B1" office:value-type="string">
              <text:p text:style-name="P383">Description</text:p>
            </table:table-cell>
          </table:table-row>
        </table:table-header-rows>
        <table:table-row table:style-name="TableLine94279292085296">
          <table:table-cell table:style-name="Table14.A2" office:value-type="string">
            <text:p text:style-name="Table_20_Contents">GetArrayID</text:p>
          </table:table-cell>
          <table:table-cell table:style-name="Table14.B2" office:value-type="string">
            <text:p text:style-name="P407">Returns the internal array ID. This is an ISC_QUAD (see Blobs). Any changes will be saved at this point.</text:p>
          </table:table-cell>
        </table:table-row>
        <table:table-row table:style-name="TableLine94279292091344">
          <table:table-cell table:style-name="Table14.A2" office:value-type="string">
            <text:p text:style-name="P407">Clear</text:p>
          </table:table-cell>
          <table:table-cell table:style-name="Table14.B2" office:value-type="string">
            <text:p text:style-name="P407">Re-initialises the array to an empty array</text:p>
          </table:table-cell>
        </table:table-row>
        <table:table-row table:style-name="TableLine94279292092864">
          <table:table-cell table:style-name="Table14.A2" office:value-type="string">
            <text:p text:style-name="P407">IsEmpty</text:p>
          </table:table-cell>
          <table:table-cell table:style-name="Table14.B2" office:value-type="string">
            <text:p text:style-name="P407">Returns true if the array is empty; an array is empty when it is first created or after a call to “clear”.</text:p>
          </table:table-cell>
        </table:table-row>
        <table:table-row table:style-name="TableLine94279292095744">
          <table:table-cell table:style-name="Table14.A2" office:value-type="string">
            <text:p text:style-name="P407">PreLoad</text:p>
          </table:table-cell>
          <table:table-cell table:style-name="Table14.B2" office:value-type="string">
            <text:p text:style-name="P407">Normally an array only reads its data from the database the first time a getter method is called. PreLoad forces a database read before any getter method is called.</text:p>
          </table:table-cell>
        </table:table-row>
        <table:table-row table:style-name="TableLine94279292098240">
          <table:table-cell table:style-name="Table14.A2" office:value-type="string">
            <text:p text:style-name="P407">CancelChanges</text:p>
          </table:table-cell>
          <table:table-cell table:style-name="Table14.B2" office:value-type="string">
            <text:p text:style-name="P407">Cancel any unsaved changes and restores the array to its initial state (new arrays) or refreshes the array from the database.</text:p>
          </table:table-cell>
        </table:table-row>
        <table:table-row table:style-name="TableLine94279292100592">
          <table:table-cell table:style-name="Table14.A2" office:value-type="string">
            <text:p text:style-name="P407">SaveChanges</text:p>
          </table:table-cell>
          <table:table-cell table:style-name="Table14.B2" office:value-type="string">
            <text:p text:style-name="P407">Forces a write to the database of any changes to the array.</text:p>
          </table:table-cell>
        </table:table-row>
        <table:table-row table:style-name="TableLine94279292103216">
          <table:table-cell table:style-name="Table14.A2" office:value-type="string">
            <text:p text:style-name="P407">SetBounds</text:p>
          </table:table-cell>
          <table:table-cell table:style-name="Table14.B2" office:value-type="string">
            <text:p text:style-name="P407">Restricts the IArray to a subrange of the array held in the database.</text:p>
          </table:table-cell>
        </table:table-row>
        <table:table-row table:style-name="TableLine94279292105664">
          <table:table-cell table:style-name="Table14.A2" office:value-type="string">
            <text:p text:style-name="P406">GetAttachment</text:p>
          </table:table-cell>
          <table:table-cell table:style-name="Table14.B2" office:value-type="string">
            <text:p text:style-name="P406">Returns the database IAttachment interface for the Blob</text:p>
          </table:table-cell>
        </table:table-row>
        <table:table-row table:style-name="TableLine94279292108832">
          <table:table-cell table:style-name="Table14.A2" office:value-type="string">
            <text:p text:style-name="P406">GetTransaction</text:p>
          </table:table-cell>
          <table:table-cell table:style-name="Table14.B2" office:value-type="string">
            <text:p text:style-name="P406">Returns the transaction used to create/open the Blob.</text:p>
          </table:table-cell>
        </table:table-row>
        <table:table-row table:style-name="TableLine94279292111424">
          <table:table-cell table:style-name="Table14.A2" office:value-type="string">
            <text:p text:style-name="P407">AddEventHandler</text:p>
          </table:table-cell>
          <table:table-cell table:style-name="Table14.B2" office:value-type="string">
            <text:p text:style-name="P407">See <text:bookmark-ref text:reference-format="number" text:ref-name="__RefHeading__6127_1898674618">8.7</text:bookmark-ref></text:p>
          </table:table-cell>
        </table:table-row>
        <table:table-row table:style-name="TableLine94279292114064">
          <table:table-cell table:style-name="Table14.A2" office:value-type="string">
            <text:p text:style-name="P407">RemoveEventHandler</text:p>
          </table:table-cell>
          <table:table-cell table:style-name="Table14.B2" office:value-type="string">
            <text:p text:style-name="P407">See <text:bookmark-ref text:reference-format="number" text:ref-name="__RefHeading__6127_1898674618">8.7</text:bookmark-ref></text:p>
          </table:table-cell>
        </table:table-row>
      </table:table>
      <text:p text:style-name="P263"/>
      <text:h text:style-name="P809" text:outline-level="2"><text:bookmark-start text:name="__RefHeading__5109_70736377"/>Reading Array Data<text:bookmark-end text:name="__RefHeading__5109_70736377"/></text:h>
      <text:p text:style-name="P104">Array data is read from the database in much the same way as blob data.</text:p>
      <text:p text:style-name="P95"><text:soft-page-break/>When a dataset's column has an SQL Type of SQL_<text:span text:style-name="T131">ARRAY</text:span> and the field in the current row is non-null, then the ISQLData's <text:span text:style-name="T131">AsArray</text:span> property (see <text:bookmark-ref text:reference-format="number" text:ref-name="__RefHeading__4346_1590345102">6.5</text:bookmark-ref>) may be used to access the <text:span text:style-name="T131">array</text:span> using the <text:span text:style-name="T131">IArray</text:span> interface. For example, <text:span text:style-name="T122">assuming that MyTable has an integer RowID column and an array column named MyArrayColumn, for an one dimensional array of integers</text:span>:</text:p>
      <text:p text:style-name="P661">var <text:span text:style-name="T116">theResults: IResultSet;</text:span></text:p>
      <text:p text:style-name="P699"><text:s text:c="4"/><text:span text:style-name="T131">theArray: IArray;</text:span></text:p>
      <text:p text:style-name="P700"><text:s text:c="4"/>Bounds: TArrayBounds;</text:p>
      <text:p text:style-name="P543"><text:s text:c="4"/>i,j: integer;</text:p>
      <text:p text:style-name="P697">begin</text:p>
      <text:p text:style-name="P705"><text:s text:c="2"/>MyStatement := MyAttachment.<text:span text:style-name="T116">Prepare</text:span>(MyTransaction,</text:p>
      <text:p text:style-name="P705"><text:s text:c="20"/>'<text:span text:style-name="T117">Select MyArrayColumn,RowID From MyTable Where RowID &lt; ?')</text:span>;</text:p>
      <text:p text:style-name="P705"><text:s text:c="2"/>MyStatement.SQLParams<text:span text:style-name="T117">[0]</text:span>.A<text:span text:style-name="T122">sInteger := 10</text:span>;</text:p>
      <text:p text:style-name="P703"><text:s text:c="2"/><text:span text:style-name="T116">theResults := </text:span>MyStatement.<text:span text:style-name="T117">OpenCursor</text:span>;</text:p>
      <text:p text:style-name="P703"><text:s text:c="2"/><text:span text:style-name="T117">while theResults.FetchNext do</text:span></text:p>
      <text:p text:style-name="P703"><text:s text:c="2"/><text:span text:style-name="T122">begin</text:span></text:p>
      <text:p text:style-name="P703"><text:s text:c="4"/><text:span text:style-name="T68">theArray</text:span><text:span text:style-name="T122"> := theResults[0].AsArray;</text:span></text:p>
      <text:p text:style-name="P703"><text:s text:c="4"/><text:span text:style-name="T131">if theArray.GetDimensions = 1 then</text:span></text:p>
      <text:p text:style-name="P560"><text:s text:c="4"/><text:span text:style-name="T131">begin</text:span></text:p>
      <text:p text:style-name="P560"><text:s text:c="5"/><text:span text:style-name="T131">Bounds := theArray.GetBounds;</text:span></text:p>
      <text:p text:style-name="P582"><text:s text:c="5"/>for i := Bounds[0].LowerBound to Bounds[0].UpperBound do</text:p>
      <text:p text:style-name="P582"><text:s text:c="8"/>write('(',i,': ',theArray.GetAsString([i]),') '); <text:s/></text:p>
      <text:p text:style-name="P560"><text:s text:c="5"/><text:span text:style-name="T131">writeln;</text:span></text:p>
      <text:p text:style-name="P560"><text:s text:c="4"/><text:span text:style-name="T131">end;</text:span></text:p>
      <text:p text:style-name="P703"><text:s text:c="2"/><text:span text:style-name="T122">end;</text:span></text:p>
      <text:p text:style-name="P703"><text:s text:c="2"/><text:span text:style-name="T117">theResults.Close;</text:span></text:p>
      <text:p text:style-name="P264">The above will write out all array values and their index. Although an integer array is assumed for the example, the above should work for all array types that can be converted to strings.</text:p>
      <text:p text:style-name="P743">Note that an alternative method exists for accessing <text:span text:style-name="T132">an array</text:span> using the IAttachment.Open<text:span text:style-name="T132">Array</text:span> method.</text:p>
      <text:p text:style-name="P591">function OpenArray(transaction: ITransaction; </text:p>
      <text:p text:style-name="P575"><text:span text:style-name="T132"><text:s text:c="14"/>RelationName, ColumnName: AnsiString; ArrayID: TISC_QUAD): IArray;</text:span> </text:p>
      <text:p text:style-name="P261">This method access<text:span text:style-name="T128">es</text:span> <text:span text:style-name="T132">an array</text:span> and returns an <text:span text:style-name="T132">IArray</text:span> interface to it provided that the Relation (Table) Name, Column Name and the <text:span text:style-name="T132">ArrayID</text:span> is known. The <text:span text:style-name="T132">ArrayID</text:span> is returned using the ISQLData.AsQuad property This method allows for <text:span text:style-name="T132">ArrayID</text:span> to be read and stored for later use, opening the <text:span text:style-name="T132">array</text:span> only when required.</text:p>
      <text:h text:style-name="P809" text:outline-level="2"><text:bookmark-start text:name="__RefHeading__12775_1133990803"/>Creating or Modifying an Array<text:bookmark-end text:name="__RefHeading__12775_1133990803"/></text:h>
      <text:p text:style-name="P97"><text:span text:style-name="T134">T</text:span>he API user cannot <text:span text:style-name="T134">use</text:span> the ISQLParam <text:span text:style-name="T169">interface </text:span>to determine <text:span text:style-name="T134">array metadata</text:span>. Instead, an appropriate <text:span text:style-name="T134">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97">function CreateArray(transaction: ITransaction; RelationName, </text:p>
      <text:p text:style-name="P497"><text:s text:c="40"/>ColumnName: AnsiString): IArray; overload;</text:p>
      <text:p text:style-name="P497">function CreateArray(transaction: ITransaction; </text:p>
      <text:p text:style-name="P497"><text:s text:c="29"/>ArrayMetaData: IArrayMetaData): IArray; overload; </text:p>
      <text:p text:style-name="P213"><text:span text:style-name="T134">Two</text:span> variations are defined which differ in the way that the <text:span text:style-name="T134">array metadata is identified</text:span>. The first variant provides a relation (i.e. table) name and a column name in that table. Database metadata is then looked up and used to create <text:span text:style-name="T134">an array</text:span> of a type compatible with the column definition.</text:p>
      <text:p text:style-name="P257"><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text:span><text:soft-page-break/><text:span text:style-name="T26">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65"><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666">var <text:span text:style-name="T134">MyArray: IArray</text:span>;</text:p>
      <text:p text:style-name="P709"><text:s text:c="4"/>MyStatement: IStatement;</text:p>
      <text:p text:style-name="P709">begin</text:p>
      <text:p text:style-name="P709"><text:s text:c="2"/><text:span text:style-name="T134">MyArray</text:span> := MyAttachment.Create<text:span text:style-name="T207">Array</text:span>(MyTransaction,'MyTable','My<text:span text:style-name="T134">Array</text:span>Column');</text:p>
      <text:p text:style-name="P709"><text:s text:c="2"/><text:span text:style-name="T134">MyArray.SetAsInteger([0],1);</text:span></text:p>
      <text:p text:style-name="P496"><text:s text:c="2"/><text:span text:style-name="T134">{other array element values may also be assigned here}</text:span></text:p>
      <text:p text:style-name="P496"/>
      <text:p text:style-name="P709"><text:s text:c="2"/>MyStatement := MyAttachment.Prepare(MyTransaction,</text:p>
      <text:p text:style-name="P709"><text:s text:c="8"/>'Update MyTable Set My<text:span text:style-name="T134">Array</text:span>Column = ? Where RowID = ?');</text:p>
      <text:p text:style-name="P709"><text:s text:c="2"/>MyStatement.SQLParams[0].<text:span text:style-name="T134">AsArray</text:span> := <text:span text:style-name="T134">MyArray</text:span>;</text:p>
      <text:p text:style-name="P709"><text:s text:c="2"/>MyStatement.SQLParams[1].AsInteger := 1;</text:p>
      <text:p text:style-name="P709"><text:s text:c="2"/>MyStatement.Execute;</text:p>
      <text:p text:style-name="P257"><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744"><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809" text:outline-level="2"><text:bookmark-start text:name="__RefHeading___Toc10872_2641498334"/>Reducing Array Bounds<text:bookmark-end text:name="__RefHeading___Toc10872_2641498334"/></text:h>
      <text:p text:style-name="P105">If only a small subrange of a very large array needs to be accessed or modified, the IArray interface provide the <text:span text:style-name="T64">SetBounds</text:span> method to reduce the amount of data transferred between client and servier.</text:p>
      <text:p text:style-name="P579">procedure SetBounds(dim, UpperBound, LowerBound: integer);</text:p>
      <text:p text:style-name="P266">This method may be called once per dimension in order to reduce the upper and/or lower bounds of the array. This does not change the definition of the array in the database or its metadata. It just reduces the range in which the IArray operates.</text:p>
      <text:p text:style-name="P266">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809" text:outline-level="2"><text:bookmark-start text:name="__RefHeading___Toc10874_2641498334"/>Removing an Array<text:bookmark-end text:name="__RefHeading___Toc10874_2641498334"/></text:h>
      <text:p text:style-name="P99">An existing <text:span text:style-name="T135">array</text:span> is simply removed by either replacing it with a new <text:span text:style-name="T135">array</text:span> in an update statement, or using an Update Statement to set the field to NULL.</text:p>
      <text:h text:style-name="P819" text:outline-level="2"><text:bookmark-start text:name="__RefHeading__6127_1898674618"/>Event Handlers<text:bookmark-end text:name="__RefHeading__6127_1898674618"/></text:h>
      <text:p text:style-name="P106">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6"><text:soft-page-break/>Each event handler must be a typed procedure as follows:</text:p>
      <text:p text:style-name="P583">TArrayEventReason = (arChanging,arChanged);</text:p>
      <text:p text:style-name="P583">TArrayEventHandler = procedure(Sender: IArray; </text:p>
      <text:p text:style-name="P583"><text:s text:c="40"/>Reason: TArrayEventReason) of object;</text:p>
      <text:p text:style-name="Text_20_body"><text:s/><text:span text:style-name="T136">As implied by the Event Reason parameter, the event handler is called once before a change is applied and once after it is applied.</text:span></text:p>
      <text:h text:style-name="P775" text:outline-level="1"><text:bookmark-start text:name="__RefHeading___Toc10876_2641498334"/><text:line-break/>Working with <text:span text:style-name="T102">Character Sets</text:span><text:bookmark-end text:name="__RefHeading___Toc10876_2641498334"/></text:h>
      <text:p text:style-name="P268">Ideally all applications and databases would work with the same universal character set (e.g. UTF8). However, while increasingly this is true, the<text:span text:style-name="T137">re</text:span> will always be exceptions due to legacy databases and applications, and to handle characters that are for one reason or another outside of UTF8.</text:p>
      <text:p text:style-name="P267">A Firebird Database can specify a wide range of character sets for character and text mode blob columns. A client application can choose to read each column in its native character set or to have the Firebird Client library transliterate on its behalf. </text:p>
      <text:p text:style-name="P268">Furthermore, from <text:span text:style-name="T90">FPC 3.0.0 </text:span><text:span text:style-name="T85">onwards,</text:span><text:span text:style-name="T90"> </text:span><text:span text:style-name="T91">FPC </text:span><text:span text:style-name="T90">AnsiStrings </text:span><text:span text:style-name="T85">have</text:span><text:span text:style-name="T90"> the</text:span><text:span text:style-name="T85">ir</text:span><text:span text:style-name="T90"> code page as a property of the string </text:span><text:span text:style-name="T86">(see </text:span><text:a xlink:type="simple" xlink:href="http://wiki.freepascal.org/FPC_Unicode_support#DefaultSystemCodePage" text:style-name="Internet_20_link" text:visited-style-name="Visited_20_Internet_20_Link"><text:span text:style-name="T86">http://wiki.freepascal.org/FPC_Unicode_support#DefaultSystemCodePage</text:span></text:a><text:span text:style-name="T86">)</text:span><text:span text:style-name="T90">, </text:span><text:span text:style-name="T85">where the code page identifies the character set held by the string (e.g. UTF8, ASCII, WIN1252, etc).</text:span></text:p>
      <text:p text:style-name="P230">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820" text:outline-level="2"><text:bookmark-start text:name="__RefHeading___Toc10878_2641498334"/>Firebird Character Sets<text:bookmark-end text:name="__RefHeading___Toc10878_2641498334"/></text:h>
      <text:p text:style-name="P107">Mainly for legacy reasons, Firebird supports a wide range of character sets including UTF8, ASCII, ISO 8859 variants, <text:span text:style-name="T170">Cyrillic, </text:span>Chinese, <text:span text:style-name="T170">Thai, Korean and Japanese</text:spa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7">The character set determines both text data semantics and collation ordering.</text:span></text:p>
      <text:p text:style-name="P107">The character sets supported by a Firebird database can be listed by the query:</text:p>
      <text:p text:style-name="P736">Select RDB$CHARACTER_SET_NAME,RDB$CHARACTER_SET_ID </text:p>
      <text:p text:style-name="P736"><text:s text:c="43"/>from RDB$CHARACTER_SETS order by 2</text:p>
      <text:p text:style-name="P269"><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821" text:outline-level="2"><text:bookmark-start text:name="__RefHeading___Toc10880_2641498334"/>Character Set Usage<text:bookmark-end text:name="__RefHeading___Toc10880_2641498334"/></text:h>
      <text:p text:style-name="P167">There are at least 3 ways that character sets are <text:span text:style-name="T217">used</text:span> in Firebird:</text:p>
      <text:list xml:id="list2698926590" text:style-name="L33">
        <text:list-item>
          <text:p text:style-name="P938">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48">the current default character set </text:span>does not affect any existing column.</text:p>
        </text:list-item>
        <text:list-item>
          <text:p text:style-name="P938">There is the character set specified for each text column. The character set is normally the default character set when the column is defined, but a different character set can be given. </text:p>
        </text:list-item>
        <text:list-item>
          <text:p text:style-name="P938"><text:span text:style-name="T217">T</text:span>here is the <text:span text:style-name="T217">(optional)</text:span> connection character set specified when you connect to a database. It is only available when you connect to a database. It is not available with the services API. </text:p>
        </text:list-item>
      </text:list>
      <text:h text:style-name="P820" text:outline-level="2"><text:bookmark-start text:name="__RefHeading___Toc10882_2641498334"/>The Database Connection and the Default Character Set<text:bookmark-end text:name="__RefHeading___Toc10882_2641498334"/></text:h>
      <text:p text:style-name="P108">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8">Likewise, all data sent to the database is expected to be in the connection default character set and may, if necessary, be transliterated when it is saved if the target column's character set is different.</text:p>
      <text:p text:style-name="P109">A connection default character set is defined by adding an <text:span text:style-name="T75">isc_dpb_lc_ctype </text:span>parameter to the DPB used to connect to the database, and setting its value to the character set name. The character set name must be a character set name recognised by Firebird. e.g.</text:p>
      <text:p text:style-name="P509">MyDPB.Add(isc_dpb_lc_ctype).AsString :<text:span text:style-name="T78">= </text:span>'UTF8';</text:p>
      <text:p text:style-name="P270">When no default connection character set is defined then all text is returned in whatever character set is stored in the database. No transliteration takes place. Similarly, all data sent to the database is assumed to be in the correct character set.</text:p>
      <text:p text:style-name="P745">Note that if the text data sent to the database contains invalid byte sequences for the column's character set or the default connection character set, if any, then a Database Engine error will be raised indicating a transliteration error.</text:p>
      <text:h text:style-name="P822" text:outline-level="2"><text:bookmark-start text:name="__RefHeading___Toc10884_2641498334"/>Code Pages<text:bookmark-end text:name="__RefHeading___Toc10884_2641498334"/></text:h>
      <text:p text:style-name="P110">The term “code page” refers to the character set and associated collation rules used for an entire application or for each string processed by the application.</text:p>
      <text:p text:style-name="P110">FPC from 3.0.0 onwards associates a code page with each AnsiString. The default is usually UTF8, referred to by the symbolic constant CP_UTF8. Many other code pages exist including the <text:soft-page-break/>CP_NONE code page which is used for untyped string data. AnsiStrings carry the codepage with them. It is also possible to transliterate a string from one code page to another if necessary.</text:p>
      <text:p text:style-name="P110">In Lazarus, it is generally advisable to keep to UTF8 as many LCL routines implicitly assume UTF8.</text:p>
      <text:h text:style-name="P820" text:outline-level="2"><text:bookmark-start text:name="__RefHeading___Toc7699_2026083771"/>Transliteration Rules<text:bookmark-end text:name="__RefHeading___Toc7699_2026083771"/></text:h>
      <text:p text:style-name="P110">For all text columns including text mode Blobs, the IColumnMetadata provides the character set applicable to the text and the associated code page. The character set will be either:</text:p>
      <text:list xml:id="list2796516280" text:style-name="L34">
        <text:list-item>
          <text:p text:style-name="P950">The connection default character set, or</text:p>
        </text:list-item>
        <text:list-item>
          <text:p text:style-name="P950">Character set 0 (NONE) or 1 (OCTETS), when the original column has a character set of NONE or OCTETS </text:p>
        </text:list-item>
        <text:list-item>
          <text:p text:style-name="P950">The character set used to define the column, if no connection default character set is specified.</text:p>
        </text:list-item>
      </text:list>
      <text:p text:style-name="P271">The code page indicated in the IColumnMetadata is always the code page associated with the Firebird Character Set. The <text:span text:style-name="T218">IAttachment</text:span> interface provides a set of functions that can be used to query the mapping table between the two. i.e.</text:p>
      <text:p text:style-name="P584">function GetCharsetName(CharSetID: integer): AnsiString;</text:p>
      <text:p text:style-name="P584">function CharSetID2CodePage(CharSetID: integer; </text:p>
      <text:p text:style-name="P584"><text:s text:c="40"/>var CodePage: TSystemCodePage): boolean;</text:p>
      <text:p text:style-name="P584">function CodePage2CharSetID(CodePage: TSystemCodePage; </text:p>
      <text:p text:style-name="P584"><text:s text:c="40"/>var CharSetID: integer): boolean;</text:p>
      <text:p text:style-name="P584">function CharSetName2CharSetID(CharSetName: AnsiString; </text:p>
      <text:p text:style-name="P584"><text:s text:c="37"/>var CharSetID: integer): boolean;</text:p>
      <text:p text:style-name="P584">function CharSetWidth(CharSetID: integer; var Width: integer): boolean;</text:p>
      <text:p text:style-name="Text_20_body">When a <text:span text:style-name="T138">string is returned from the Firebird Pascal API (e.g. using ISQLData.AsString), the string's code page will be set to the code page given by the column metadata.</text:span></text:p>
      <text:p text:style-name="P271">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1">d</text:span> to codepage CP_NONE. The former reflects the fact it occurs typically in legacy databases where the system default character set is assumed, while the latter is used for untyped binary data.</text:p>
      <text:h text:style-name="P820" text:outline-level="2"><text:bookmark-start text:name="__RefHeading__8931_1898674618"/>Text Blob Handling<text:bookmark-end text:name="__RefHeading__8931_1898674618"/></text:h>
      <text:p text:style-name="P111">Text Mode Blobs generally behave the same as fixed length and variable length text columns in respect of character sets, code pages and transliteration. The Blob metadata identifies both the character set and code page used to transfer the Blob. </text:p>
      <text:p text:style-name="P163"><text:span text:style-name="T175">However, w</text:span>hen Blob Filters are used for text mode Blobs, no transliteration takes place regardless of the code page of the string or database column. If you use a Blob Filter for a text mode Blob, the API assumes that you know what you are doing.</text:p>
      <text:h text:style-name="P823" text:outline-level="2"><text:bookmark-start text:name="__RefHeading___Toc10886_2641498334"/><text:soft-page-break/>User Defined Character Sets<text:bookmark-end text:name="__RefHeading___Toc10886_2641498334"/></text:h>
      <text:p text:style-name="P162">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2647416550" text:style-name="L35">
        <text:list-item>
          <text:p text:style-name="P901">An entry in Firebird's intl.conf must exist for the user defined character set, and</text:p>
        </text:list-item>
        <text:list-item>
          <text:p text:style-name="P901">the stored procedure <text:span text:style-name="T12">sp_register_character_set</text:span> provided in most Firebird distributions under misc/intl.sql must be used to add the character set name to the RDB$CHARACTER_SETS (system) table.</text:p>
        </text:list-item>
      </text:list>
      <text:p text:style-name="P162">When no default database character set is used, the Firebird Pascal Client API also needs to know about the user character set so that it can be properly related to a system code page. This is performed using the IAttachment.RegisterCharSet procedure.</text:p>
      <text:p text:style-name="P162">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279292120768">
          <table:table-cell table:style-name="Table20.A1" office:value-type="string">
            <text:p text:style-name="P446">CharSetName</text:p>
          </table:table-cell>
          <table:table-cell table:style-name="Table20.B1" office:value-type="string">
            <text:p text:style-name="P446">The case insensitive name of the character set and used to locate the character set in the system table.</text:p>
          </table:table-cell>
        </table:table-row>
        <table:table-row table:style-name="TableLine94279292138336">
          <table:table-cell table:style-name="Table20.A2" office:value-type="string">
            <text:p text:style-name="P446">CodePage</text:p>
          </table:table-cell>
          <table:table-cell table:style-name="Table20.B2" office:value-type="string">
            <text:p text:style-name="P446">The System Code Page that corresponds to the character set.</text:p>
          </table:table-cell>
        </table:table-row>
        <table:table-row table:style-name="TableLine94279292131728">
          <table:table-cell table:style-name="Table20.A2" office:value-type="string">
            <text:p text:style-name="P446">AllowReverseLookup</text:p>
          </table:table-cell>
          <table:table-cell table:style-name="Table20.B2" office:value-type="string">
            <text:p text:style-name="P446">If true then the specified code page can be used to lookup the character set name and character width. This can be useful when multiple character sets map to the same code page.</text:p>
          </table:table-cell>
        </table:table-row>
      </table:table>
      <text:p text:style-name="P162"/>
      <text:p text:style-name="P162"><text:span text:style-name="T206">O</text:span>n completion, the procedure returns the assigned (by Firebird) character set id for the user defined character set, in the “charsetid” output parameter.</text:p>
      <text:h text:style-name="P775" text:outline-level="1"><text:bookmark-start text:name="__RefHeading___Toc10888_2641498334"/><text:line-break/>Handling Error Conditions<text:bookmark-end text:name="__RefHeading___Toc10888_2641498334"/></text:h>
      <text:p text:style-name="P74"><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500"><text:s text:c="2"/>EIBError = class(EDatabaseError)</text:p>
      <text:p text:style-name="P500"><text:s text:c="3"/>private</text:p>
      <text:p text:style-name="P500"><text:s text:c="5"/>FSQLCode: Long;</text:p>
      <text:p text:style-name="P500"><text:s text:c="3"/>public</text:p>
      <text:p text:style-name="P500"><text:s text:c="5"/>constructor Create(ASQLCode: Long; Msg: AnsiString);</text:p>
      <text:p text:style-name="P500"><text:s text:c="5"/>property SQLCode: Long read FSQLCode;</text:p>
      <text:p text:style-name="P500"><text:s text:c="3"/>end;</text:p>
      <text:p text:style-name="P522"/>
      <text:p text:style-name="P500"><text:s text:c="3"/>{ EIBInterBaseError - Firebird Engine errors}</text:p>
      <text:p text:style-name="P522"/>
      <text:p text:style-name="P500"><text:s text:c="3"/>EIBInterBaseError = class(EIBError)</text:p>
      <text:p text:style-name="P500"><text:s text:c="3"/>private</text:p>
      <text:p text:style-name="P500"><text:s text:c="5"/>FIBErrorCode: Long;</text:p>
      <text:p text:style-name="P500"><text:s text:c="3"/>public</text:p>
      <text:p text:style-name="P500"><text:s text:c="5"/>constructor Create(Status: IStatus); overload;</text:p>
      <text:p text:style-name="P500"><text:s text:c="5"/>constructor Create(ASQLCode: Long; AIBErrorCode: Long; Msg: AnsiString); overload;</text:p>
      <text:p text:style-name="P500"><text:s text:c="5"/>property IBErrorCode: Long read FIBErrorCode;</text:p>
      <text:p text:style-name="P500"><text:s text:c="3"/>end;</text:p>
      <text:p text:style-name="P522"/>
      <text:p text:style-name="P500"><text:s text:c="3"/>{IB Client Exceptions}</text:p>
      <text:p text:style-name="P500"><text:s text:c="3"/>EIBClientError = class(EIBError);</text:p>
      <text:p text:style-name="P231"><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217">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10">Exceptional </text:span>Error Handling <text:span text:style-name="T110">Cases</text:span><text:bookmark-end text:name="__RefHeading___Toc10890_2641498334"/></text:h>
      <text:p text:style-name="P75"><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61">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5"><text:span text:style-name="T54">The IStatus interface is returned from a call for the </text:span><text:span text:style-name="T51">GetStatus</text:span><text:span text:style-name="T54"> method of the IFirebirdAPI. It is defined as:</text:span></text:p>
      <text:p text:style-name="P500"><text:s text:c="2"/>IStatus = interface</text:p>
      <text:p text:style-name="P500"><text:s text:c="4"/>function GetIBErrorCode: Long;</text:p>
      <text:p text:style-name="P500"><text:s text:c="4"/>function Getsqlcode: Long;</text:p>
      <text:p text:style-name="P500"><text:s text:c="4"/>function GetMessage: AnsiString;</text:p>
      <text:p text:style-name="P500"><text:s text:c="4"/>function CheckStatusVector(ErrorCodes: array of TFBStatusCode): Boolean;</text:p>
      <text:p text:style-name="P500"><text:s text:c="4"/>function GetIBDataBaseErrorMessages: TIBDataBaseErrorMessages;</text:p>
      <text:p text:style-name="P500"><text:s text:c="4"/>procedure SetIBDataBaseErrorMessages(Value:</text:p>
      <text:p text:style-name="P500"><text:tab/><text:tab/><text:tab/><text:tab/> TIBDataBaseErrorMessages);</text:p>
      <text:p text:style-name="P500"><text:s text:c="2"/>end;</text:p>
      <text:p text:style-name="P61">The <text:s/>GetIBErrorCode and <text:s/>Getsqlcode methods can be used to query the Firebird Engine Code and SQL Error Code returned by the last Firebird Client API call, and GetMessage can be used to query the text version of the error.</text:p>
      <text:p text:style-name="P61">It is also possible to raise a <text:s/>EIBInterBaseError exception from an IStatus interface by the following code:</text:p>
      <text:p text:style-name="P520">var Status: IStatus;</text:p>
      <text:p text:style-name="P520">…</text:p>
      <text:p text:style-name="P520">Status := FirebirdAPI.GetStatus;</text:p>
      <text:p text:style-name="P500">raise EIBInterBaseError.Create(Status);</text:p>
      <text:p text:style-name="P232"><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500">TIBDataBaseErrorMessage <text:s text:c="3"/>= (ShowSQLCode,</text:p>
      <text:p text:style-name="P500"><text:s text:c="34"/>ShowIBMessage,</text:p>
      <text:p text:style-name="P500"><text:s text:c="34"/>ShowSQLMessage);</text:p>
      <text:list xml:id="list2342776231" text:style-name="L36">
        <text:list-item>
          <text:p text:style-name="P1001"><text:span text:style-name="T54">ShowSQLCode </text:span><text:span text:style-name="T56">adds the integer value of the SQL Error Code.</text:span></text:p>
        </text:list-item>
        <text:list-item>
          <text:p text:style-name="P1001"><text:span text:style-name="T54">ShowSQLMessage </text:span><text:span text:style-name="T56">adds the text message associated with the SQL Error Code.</text:span></text:p>
        </text:list-item>
        <text:list-item>
          <text:p text:style-name="P998">ShowIBMessage adds the error message correspondiing to the EngineCode.</text:p>
        </text:list-item>
      </text:list>
      <text:p text:style-name="P216">By default the generated error message contains all parts.</text:p>
      <text:h text:style-name="P775" text:outline-level="1"><text:bookmark-start text:name="__RefHeading___Toc10892_2641498334"/><text:line-break/>Working with Events<text:bookmark-end text:name="__RefHeading___Toc10892_2641498334"/></text:h>
      <text:p text:style-name="P112">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824" text:outline-level="2"><text:bookmark-start text:name="__RefHeading__5101_70736377"/>The IEvents Interface<text:bookmark-end text:name="__RefHeading__5101_70736377"/></text:h>
      <text:p text:style-name="P112">The IEvents interface is used to register for one or more named events and to wait either synchronously or asynchronously for the event.</text:p>
      <text:p text:style-name="P585">IEvents = interface</text:p>
      <text:p text:style-name="P585"><text:s text:c="4"/>procedure GetEvents(EventNames: TStrings);</text:p>
      <text:p text:style-name="P585"><text:s text:c="4"/>procedure SetEvents(EventNames: TStrings); overload;</text:p>
      <text:p text:style-name="P585"><text:s text:c="4"/>procedure SetEvents(EventName: AnsiString); overload;</text:p>
      <text:p text:style-name="P585"><text:s text:c="4"/>procedure Cancel;</text:p>
      <text:p text:style-name="P585"><text:s text:c="4"/>function ExtractEventCounts: TEventCounts;</text:p>
      <text:p text:style-name="P585"><text:s text:c="4"/>procedure WaitForEvent;</text:p>
      <text:p text:style-name="P585"><text:s text:c="4"/>procedure AsyncWaitForEvent(EventHandler: TEventHandler);</text:p>
      <text:p text:style-name="P585"><text:s text:c="4"/>function GetAttachment: IAttachment;</text:p>
      <text:p text:style-name="P585">end;</text:p>
      <text:p text:style-name="P272">An IEvents interface is returned by IAttachment.GetEventHandler </text:p>
      <text:p text:style-name="P585">function GetEventHandler(Events: TStrings): IEvents; overload;</text:p>
      <text:p text:style-name="P585">function GetEventHandler(Event: AnsiString): IEvents; overload; </text:p>
      <text:p text:style-name="P272">Two variants of GetEventHandler are provided, creating an event handler for either one named event or for a list of events. Although an IEvents interface is created for one or more named events, <text:span text:style-name="T140">the events on which the interface is waiting</text:span> can be modified at any time using IEvents.SetEvents.</text:p>
      <text:h text:style-name="P824" text:outline-level="2"><text:bookmark-start text:name="__RefHeading___Toc10894_2641498334"/><text:soft-page-break/>Asynchronous Event Handling<text:bookmark-end text:name="__RefHeading___Toc10894_2641498334"/></text:h>
      <text:p text:style-name="P113">Creating an IEvents interface does not of itself cause the client to register for any events. This only happens when the caller explicitly waits for an event. To wait for an event asynchronously, the <text:s/><text:span text:style-name="T139">AsyncWaitForEvent </text:span>method is called specifying an event callback with the type:</text:p>
      <text:p text:style-name="P586">TEventHandler = procedure(Sender: IEvents) of object</text:p>
      <text:p text:style-name="P113"><text:span text:style-name="T139">AsyncWaitForEvent </text:span>always returns immediately. When an alert is received from the database server for any of the named events handled by the IEvents, the event handler callback is called.</text:p>
      <text:p text:style-name="P746">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73">When a callback procedure is called, it should, at some point call IEvents.<text:span text:style-name="T139">ExtractEventCounts </text:span>to determine which event has been posted and, if necessary to check the event counts. IEvents.<text:span text:style-name="T139">ExtractEventCounts</text:span> returns a TEventCounts array, with one element for each event.</text:p>
      <text:p text:style-name="P586">TEventInfo = record</text:p>
      <text:p text:style-name="P586"><text:s text:c="4"/>EventName: AnsiString;</text:p>
      <text:p text:style-name="P586"><text:s text:c="4"/>Count: integer;</text:p>
      <text:p text:style-name="P586">end;</text:p>
      <text:p text:style-name="P586"/>
      <text:p text:style-name="P586">TEventCounts = array of TEventInfo;</text:p>
      <text:p text:style-name="P273">For each event, a counter is returned giving the number of times the event has been seen on this connection. An increased event count from the last callback indicates that the named event has been raised.</text:p>
      <text:p text:style-name="P113"><text:span text:style-name="T139">AsyncWaitForEvent </text:span>is a “one shot”. Once a callback has occurred, another call to <text:span text:style-name="T139">AsyncWaitForEvent </text:span>must be made in order to wait for more events.</text:p>
      <text:p text:style-name="P113"><text:span text:style-name="T139">AsyncWaitForEvent </text:span>can be cancelled using the IEvents.Cancel method.</text:p>
      <text:p text:style-name="P115">Changing the event names using IEvents.SetEvents is also an implicit Cancel and <text:s/><text:span text:style-name="T139">AsyncWaitForEvent </text:span>should be called after changing the set of event names.</text:p>
      <text:h text:style-name="P824" text:outline-level="2"><text:bookmark-start text:name="__RefHeading___Toc10896_2641498334"/>Synchronous Event Handling<text:bookmark-end text:name="__RefHeading___Toc10896_2641498334"/></text:h>
      <text:p text:style-name="P113">The IEvents interface also supports a synchronous wait <text:span text:style-name="T140">with</text:span> the calling thread becom<text:span text:style-name="T140">ing</text:span> blocked until an alert is received. It is unlikely that this will ever be used in an application's main thread, but may be appropriate for multi-threaded applications.</text:p>
      <text:p text:style-name="P113">The IEvents.<text:span text:style-name="T139">WaitForEvent </text:span>method is used for a synchronous wait and returns only when an alert is raised. IEvents.<text:span text:style-name="T139">ExtractEventCounts </text:span>must still be used to check which event was raised.</text:p>
      <text:p text:style-name="P114">IEvents.Cancel should allow a separate thread to cancel a synchronous wait.</text:p>
      <text:h text:style-name="P779" text:outline-level="1"><text:bookmark-start text:name="__RefHeading___Toc10898_2641498334"/><text:line-break/>Working with Services<text:bookmark-end text:name="__RefHeading___Toc10898_2641498334"/></text:h>
      <text:p text:style-name="P116">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50">requires</text:span> a Service Parameter Block (SPB).</text:p>
      <text:h text:style-name="P803" text:outline-level="2"><text:bookmark-start text:name="__RefHeading__1143_586067017"/>The Service Parameter Block (SPB)<text:bookmark-end text:name="__RefHeading__1143_586067017"/></text:h>
      <text:p text:style-name="P116">An SPB is allocated using the IFirebirdAPI.AllocateSPB method and has the <text:span text:style-name="T146">usual</text:span> set of meth<text:span text:style-name="T146">o</text:span>ds <text:span text:style-name="T146">for a parameter block</text:span> <text:span text:style-name="T146">(see </text:span><text:span text:style-name="T146"><text:bookmark-ref text:reference-format="number" text:ref-name="__RefHeading__5587_1379030791">13.2.2.3</text:bookmark-ref></text:span><text:span text:style-name="T146">)</text:span>:</text:p>
      <text:p text:style-name="P587">ISPB = interface</text:p>
      <text:p text:style-name="P587"><text:s text:c="4"/>function getCount: integer;</text:p>
      <text:p text:style-name="P587"><text:s text:c="4"/>function Add(ParamType: byte): ISPBItem;</text:p>
      <text:p text:style-name="P587"><text:s text:c="4"/>function getItems(index: integer): ISPBItem;</text:p>
      <text:p text:style-name="P587"><text:s text:c="4"/>function Find(ParamType: byte): ISPBItem;</text:p>
      <text:p text:style-name="P588"><text:s text:c="4"/><text:span text:style-name="T146">property Count: integer read getCount;</text:span></text:p>
      <text:p text:style-name="P587"><text:s text:c="4"/>property Items[index: integer]: ISPBItem read getItems; default;</text:p>
      <text:p text:style-name="P587">end;</text:p>
      <text:p text:style-name="P234">This interface follows the pattern established for the DPB (see <text:bookmark-ref text:reference-format="number" text:ref-name="__RefHeading__5587_1379030791">13.2.2.3</text:bookmark-ref>), with the Add method <text:span text:style-name="T111">used</text:span> to add a new item, a Find method to locate an existing item and the means <text:span text:style-name="T111">provided</text:span> to <text:span text:style-name="T111">enumerate</text:span> a <text:span text:style-name="T141">S</text:span>PB. <text:span text:style-name="T141">The ISPBItem is subclass of the IParameterBlockItem interface (see </text:span><text:span text:style-name="T141"><text:bookmark-ref text:reference-format="number" text:ref-name="__RefHeading__5587_1379030791">13.2.2.3</text:bookmark-ref></text:span><text:span text:style-name="T141">):</text:span></text:p>
      <text:p text:style-name="P668">ISPBItem = interface(IParameterBlockItem) end; <text:s/></text:p>
      <text:p text:style-name="P274">For example:</text:p>
      <text:p text:style-name="P589"><text:soft-page-break/>var MySPB: ISPB;</text:p>
      <text:p text:style-name="P589">begin</text:p>
      <text:p text:style-name="P590"><text:s text:c="2"/><text:span text:style-name="T141">MySPB</text:span> := FirebirdAPI.AllocateSPB;</text:p>
      <text:p text:style-name="P590"><text:s text:c="2"/><text:span text:style-name="T141">MySPB</text:span>.Add(isc_spb_user_name).AsString :<text:span text:style-name="T141">= 'SYSDBA'</text:span>;</text:p>
      <text:p text:style-name="P590"><text:s text:c="2"/><text:span text:style-name="T141">MySPB</text:span>.Add(isc_spb_password).AsString :<text:span text:style-name="T141">= 'masterkey'</text:span>;</text:p>
      <text:p text:style-name="P274">This example creates an SPB and adds a user name and password to the SPB. This provides the login credentials. The login user must have sufficient privilege to use the Service Manager for the intended purpose.</text:p>
      <text:h text:style-name="P803" text:outline-level="2"><text:bookmark-start text:name="__RefHeading__1146_586067017"/>Attaching to the Service Manager<text:bookmark-end text:name="__RefHeading__1146_586067017"/></text:h>
      <text:p text:style-name="P117">A connection is established with the Service Manager on a given Firebird Server using the IFirebirdAPI.GetServiceManager method:</text:p>
      <text:p text:style-name="P589">function GetServiceManager(ServerName: AnsiString; Protocol: TProtocol; </text:p>
      <text:p text:style-name="P589"><text:s text:c="46"/>SPB: ISPB): IServiceManager; <text:span text:style-name="T215">overload;</text:span></text:p>
      <text:p text:style-name="P634">function GetServiceManager(ServerName: AnsiString; Port: AnsiString; </text:p>
      <text:p text:style-name="P633"><text:s text:c="25"/>Protocol: TProtocol; SPB: ISPB): IServiceManager; overload;</text:p>
      <text:p text:style-name="P117">This method requires the name of the server, the protocol use to connect to the server and the SPB. <text:span text:style-name="T142">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8">The <text:s/><text:span text:style-name="T141">IFirebirdAPI.GetServiceManager method </text:span>returns an <text:span text:style-name="T141">IServiceManager </text:span>interface:</text:p>
      <text:p text:style-name="P593">IServiceManager = interface</text:p>
      <text:p text:style-name="P594"><text:s text:c="4"/><text:span text:style-name="T223">function getFirebirdAPI: IFirebirdAPI;</text:span></text:p>
      <text:p text:style-name="P635"><text:s text:c="4"/>function getSPB: ISPB;</text:p>
      <text:p text:style-name="P635"><text:s text:c="4"/>function getServerName: AnsiString;</text:p>
      <text:p text:style-name="P635"><text:s text:c="4"/>function getProtocol: TProtocol;</text:p>
      <text:p text:style-name="P635"><text:s text:c="4"/>function getPortNo: AnsiString;</text:p>
      <text:p text:style-name="P635"><text:s text:c="4"/>procedure Attach;</text:p>
      <text:p text:style-name="P635"><text:s text:c="4"/>procedure Detach(Force: boolean=false);</text:p>
      <text:p text:style-name="P635"><text:s text:c="4"/>function IsAttached: boolean;</text:p>
      <text:p text:style-name="P635"><text:s text:c="4"/>function AllocateSRB: ISRB;</text:p>
      <text:p text:style-name="P635"><text:s text:c="4"/>function AllocateSQPB: ISQPB;</text:p>
      <text:p text:style-name="P635"><text:s text:c="4"/>function Start(Request: ISRB; RaiseExceptionOnError: boolean=true): boolean;</text:p>
      <text:p text:style-name="P635"><text:s text:c="4"/>function Query(SQPB: ISQPB; Request: ISRB; RaiseExceptionOnError:</text:p>
      <text:p text:style-name="P635"><text:s text:c="37"/>boolean=true) :IServiceQueryResults; overload;</text:p>
      <text:p text:style-name="P635"><text:s text:c="4"/>function Query(Request: ISRB; </text:p>
      <text:p text:style-name="P635"><text:s text:c="14"/>RaiseExceptionOnError: boolean=true) :IServiceQueryResults; overload;</text:p>
      <text:p text:style-name="P592">end;</text:p>
      <text:h text:style-name="P860"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279292443776">
          <table:table-cell table:style-name="Table15.A1" office:value-type="string">
            <text:p text:style-name="P384">Method Name</text:p>
          </table:table-cell>
          <table:table-cell table:style-name="Table15.B1" office:value-type="string">
            <text:p text:style-name="P384">Description</text:p>
          </table:table-cell>
        </table:table-row>
        <table:table-row table:style-name="TableLine94279292388016">
          <table:table-cell table:style-name="Table15.A2" office:value-type="string">
            <text:p text:style-name="P458">getFirebirdAPI</text:p>
          </table:table-cell>
          <table:table-cell table:style-name="Table15.B2" office:value-type="string">
            <text:p text:style-name="P458">Returns the IFirebirdAPI that provided the <text:span text:style-name="T143">IServiceManager</text:span></text:p>
          </table:table-cell>
        </table:table-row>
        <table:table-row table:style-name="TableLine94279292396928">
          <table:table-cell table:style-name="Table15.A2" office:value-type="string">
            <text:p text:style-name="Table_20_Contents">getSPB</text:p>
          </table:table-cell>
          <table:table-cell table:style-name="Table15.B2" office:value-type="string">
            <text:p text:style-name="P408">Returns the SPB used to attached to the service manager</text:p>
          </table:table-cell>
        </table:table-row>
        <table:table-row table:style-name="TableLine94279292402144">
          <table:table-cell table:style-name="Table15.A2" office:value-type="string">
            <text:p text:style-name="P438">getServerName</text:p>
          </table:table-cell>
          <table:table-cell table:style-name="Table15.B2" office:value-type="string">
            <text:p text:style-name="P439">Returns the attached Server Name</text:p>
          </table:table-cell>
        </table:table-row>
        <table:table-row table:style-name="TableLine94279292403840">
          <table:table-cell table:style-name="Table15.A2" office:value-type="string">
            <text:p text:style-name="P453">getProtocol</text:p>
          </table:table-cell>
          <table:table-cell table:style-name="Table15.B2" office:value-type="string">
            <text:p text:style-name="P453">Returns the connection protoco<text:span text:style-name="T223">l</text:span><text:soft-page-break/></text:p>
          </table:table-cell>
        </table:table-row>
        <table:table-row table:style-name="TableLine94279292406224">
          <table:table-cell table:style-name="Table15.A2" office:value-type="string">
            <text:p text:style-name="P453">getPortNo</text:p>
          </table:table-cell>
          <table:table-cell table:style-name="Table15.B2" office:value-type="string">
            <text:p text:style-name="P453">Returns the port number (or symbolic name) used to connect to the server.</text:p>
          </table:table-cell>
        </table:table-row>
        <table:table-row table:style-name="TableLine94279292408384">
          <table:table-cell table:style-name="Table15.A2" office:value-type="string">
            <text:p text:style-name="P408">Attach</text:p>
          </table:table-cell>
          <table:table-cell table:style-name="Table15.B2" office:value-type="string">
            <text:p text:style-name="P408">Reattach to the service manager</text:p>
          </table:table-cell>
        </table:table-row>
        <table:table-row table:style-name="TableLine94279292411840">
          <table:table-cell table:style-name="Table15.A2" office:value-type="string">
            <text:p text:style-name="P408">Detach</text:p>
          </table:table-cell>
          <table:table-cell table:style-name="Table15.B2" office:value-type="string">
            <text:p text:style-name="P408">Detach from the service manager</text:p>
          </table:table-cell>
        </table:table-row>
        <table:table-row table:style-name="TableLine94279292417376">
          <table:table-cell table:style-name="Table15.A2" office:value-type="string">
            <text:p text:style-name="P408">IsAttached</text:p>
          </table:table-cell>
          <table:table-cell table:style-name="Table15.B2" office:value-type="string">
            <text:p text:style-name="P408">Returns true if a connection exists to the service manager</text:p>
          </table:table-cell>
        </table:table-row>
        <table:table-row table:style-name="TableLine94279292421792">
          <table:table-cell table:style-name="Table15.A2" office:value-type="string">
            <text:p text:style-name="P410">AllocateSRB</text:p>
          </table:table-cell>
          <table:table-cell table:style-name="Table15.B2" office:value-type="string">
            <text:p text:style-name="P408">Returns an empty Service Request Block (SRB)</text:p>
          </table:table-cell>
        </table:table-row>
        <table:table-row table:style-name="TableLine94279292423824">
          <table:table-cell table:style-name="Table15.A2" office:value-type="string">
            <text:p text:style-name="Table_20_Contents">AllocateSQPB</text:p>
          </table:table-cell>
          <table:table-cell table:style-name="Table15.B2" office:value-type="string">
            <text:p text:style-name="P408">Returns an empty Service Query Parameter Block (SQPB)</text:p>
          </table:table-cell>
        </table:table-row>
        <table:table-row table:style-name="TableLine94279292425744">
          <table:table-cell table:style-name="Table15.A2" office:value-type="string">
            <text:p text:style-name="Table_20_Contents">Start</text:p>
          </table:table-cell>
          <table:table-cell table:style-name="Table15.B2" office:value-type="string">
            <text:p text:style-name="P409">Starts the service requested by the SRB. <text:span text:style-name="T219">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279292428688">
          <table:table-cell table:style-name="Table15.A2" office:value-type="string">
            <text:p text:style-name="P408">Query</text:p>
          </table:table-cell>
          <table:table-cell table:style-name="Table15.B2" office:value-type="string">
            <text:p text:style-name="P409">Queries an active service, <text:span text:style-name="T170">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9"/>
      <text:h text:style-name="Heading_20_2" text:outline-level="2"><text:bookmark-start text:name="__RefHeading___Toc10900_2641498334"/>Starting a Service<text:bookmark-end text:name="__RefHeading___Toc10900_2641498334"/></text:h>
      <text:p text:style-name="P118">A service is started using the <text:span text:style-name="T141">IServiceManager.</text:span>Start method and by providing an appropriate Service Request Bloc<text:span text:style-name="T144">k</text:span> (SRB). <text:span text:style-name="T144">The SRB specifies the service to run and any parameters needed.</text:span></text:p>
      <text:p text:style-name="P120">The method returns when the service is started or raises an exception if it is unable to start the requested service.</text:p>
      <text:h text:style-name="P861" text:outline-level="3"><text:bookmark-start text:name="__RefHeading___Toc10902_2641498334"/>The Service Request Block (SRB)<text:bookmark-end text:name="__RefHeading___Toc10902_2641498334"/></text:h>
      <text:p text:style-name="P120">An empty SRB is created by the <text:span text:style-name="T143">IServiceManager.</text:span>AllocateSRB method, which returns an ISRB interface to the SRB. </text:p>
      <text:p text:style-name="P595">ISRB = interface</text:p>
      <text:p text:style-name="P595"><text:s text:c="4"/>function getCount: integer;</text:p>
      <text:p text:style-name="P595"><text:s text:c="4"/>function Add(ParamType: byte): ISRBItem;</text:p>
      <text:p text:style-name="P595"><text:s text:c="4"/>function getItems(index: integer): ISRBItem;</text:p>
      <text:p text:style-name="P595"><text:s text:c="4"/>function Find(ParamType: byte): ISRBItem;</text:p>
      <text:p text:style-name="P595"><text:s text:c="4"/>property Items[index: integer]: ISRBItem read getItems; default;</text:p>
      <text:p text:style-name="P595">end;</text:p>
      <text:p text:style-name="P276">This follows the same approach for creating and maintaining parameter blocks as used for other parameter blocks, such as the DPB (see <text:bookmark-ref text:reference-format="number" text:ref-name="__RefHeading__5587_1379030791">13.2.2.3</text:bookmark-ref>). New SRB items are added using the Add <text:soft-page-break/>method and can be returned by type using the find method. The SRB items may also be enumerated using the Items property. An SRB item is accessed using the ISRBItem interface, <text:span text:style-name="T146">which is a subclass of the IParameterBlockItem interface </text:span>(see <text:bookmark-ref text:reference-format="number" text:ref-name="__RefHeading__5587_1379030791">13.2.2.3</text:bookmark-ref>)</text:p>
      <text:p text:style-name="P600">ISRBItem = interface(IParameterBlockItem) end;</text:p>
      <text:p text:style-name="P275">For example:</text:p>
      <text:p text:style-name="P667"><text:s text:c="2"/>Req := Service.AllocateSRB;</text:p>
      <text:p text:style-name="P711"><text:s text:c="2"/>Req.Add(isc_action_svc_backup); <text:span text:style-name="T150">{Request the backup service}</text:span></text:p>
      <text:p text:style-name="P712"><text:s text:c="2"/>Req.Add(isc_spb_dbname).AsString := 'MyDatabase'; <text:span text:style-name="T171">{this is assumed to be an</text:span></text:p>
      <text:p text:style-name="P616"><text:s text:c="53"/>alias}</text:p>
      <text:p text:style-name="P711"><text:s text:c="2"/>Req.Add(isc_spb_bkp_file).AsString := '/home/backups/mydatabase.gbk';</text:p>
      <text:p text:style-name="P711"><text:s text:c="2"/>try</text:p>
      <text:p text:style-name="P711"><text:s text:c="4"/>Service.Start(Req);</text:p>
      <text:p text:style-name="P275">starts a backup service and requests that “MyDatabase” on “MyServer” is backed up to the file '/home/backups/mydatabase.gbk' on the server.</text:p>
      <text:h text:style-name="P863" text:outline-level="3"><text:bookmark-start text:name="__RefHeading___Toc10904_2641498334"/>List of Services<text:bookmark-end text:name="__RefHeading___Toc10904_2641498334"/></text:h>
      <text:p text:style-name="P123">The following services may be started on the Service Manager. In each case, the service is requested by creating an SRB, adding the symbolic constant for the service (no value), and then adding each parameter (and parameter value) as specified for the service.</text:p>
      <text:p text:style-name="P123"/>
      <table:table table:name="Table17" table:style-name="Table17">
        <table:table-column table:style-name="Table17.A"/>
        <table:table-column table:style-name="Table17.B"/>
        <table:table-column table:style-name="Table17.C"/>
        <table:table-row table:style-name="TableLine94279292439392">
          <table:table-cell table:style-name="Table17.A1" office:value-type="string">
            <text:p text:style-name="P386">Service</text:p>
          </table:table-cell>
          <table:table-cell table:style-name="Table17.A1" office:value-type="string">
            <text:p text:style-name="P386">Parameters</text:p>
          </table:table-cell>
          <table:table-cell table:style-name="Table17.C1" office:value-type="string">
            <text:p text:style-name="P386">Purpose</text:p>
          </table:table-cell>
        </table:table-row>
        <table:table-row table:style-name="TableLine94279292529152">
          <table:table-cell table:style-name="Table17.A2" office:value-type="string">
            <text:p text:style-name="P419">isc_action_svc_display_user</text:p>
          </table:table-cell>
          <table:table-cell table:style-name="Table17.A2" office:value-type="string">
            <text:p text:style-name="P419"/>
          </table:table-cell>
          <table:table-cell table:style-name="Table17.C2" office:value-type="string">
            <text:p text:style-name="P419">List active users</text:p>
          </table:table-cell>
        </table:table-row>
        <table:table-row table:style-name="TableLine94279292531232">
          <table:table-cell table:style-name="Table17.A2" office:value-type="string">
            <text:p text:style-name="P419">isc_action_svc_db_stats</text:p>
          </table:table-cell>
          <table:table-cell table:style-name="Table17.A2" office:value-type="string">
            <text:p text:style-name="P419">isc_spb_dbname, isc_spb_options</text:p>
          </table:table-cell>
          <table:table-cell table:style-name="Table17.C2" office:value-type="string">
            <text:p text:style-name="P419">Requesting Database Statistics</text:p>
          </table:table-cell>
        </table:table-row>
        <table:table-row table:style-name="TableLine94279292532032">
          <table:table-cell table:style-name="Table17.A2" office:value-type="string">
            <text:p text:style-name="P419">isc_action_svc_backup</text:p>
          </table:table-cell>
          <table:table-cell table:style-name="Table17.A2" office:value-type="string">
            <text:p text:style-name="P419">isc_spb_dbname, isc_spb_bkp_file, isc_spb_bkp_length, isc_spb_bkp_factor,<text:line-break/>isc_spb_options,<text:line-break/>isc_spb_verbose</text:p>
          </table:table-cell>
          <table:table-cell table:style-name="Table17.C2" office:value-type="string">
            <text:p text:style-name="P419">Database backup</text:p>
          </table:table-cell>
        </table:table-row>
        <table:table-row table:style-name="TableLine94279292532960">
          <table:table-cell table:style-name="Table17.A2" office:value-type="string">
            <text:p text:style-name="P419">isc_action_svc_restore</text:p>
          </table:table-cell>
          <table:table-cell table:style-name="Table17.A2" office:value-type="string">
            <text:p text:style-name="P419">isc_spb_dbname, isc_spb_bkp_file, isc_spb_res_length, isc_spb_res_buffers, isc_spb_res_page_size, isc_spb_res_access_mode, isc_spb_options,<text:line-break/>isc_spb_verbose</text:p>
          </table:table-cell>
          <table:table-cell table:style-name="Table17.C2" office:value-type="string">
            <text:p text:style-name="P419">Database Restore</text:p>
          </table:table-cell>
        </table:table-row>
      </table:table>
      <text:p text:style-name="P123"/>
      <text:p text:style-name="P124">See the InterBase 6.0 API Guide for a detailed description of each parameter and parameter value</text:p>
      <text:h text:style-name="P803" text:outline-level="2"><text:bookmark-start text:name="__RefHeading___Toc10906_2641498334"/><text:soft-page-break/>Querying a Service<text:bookmark-end text:name="__RefHeading___Toc10906_2641498334"/></text:h>
      <text:p text:style-name="P120">The <text:span text:style-name="T141">IServiceManager.</text:span>Query method is used to either:</text:p>
      <text:list xml:id="list911963080" text:style-name="L37">
        <text:list-item>
          <text:p text:style-name="P939">Query a running service (e.g. a database backup)</text:p>
        </text:list-item>
        <text:list-item>
          <text:p text:style-name="P939">Request information from the service manager.</text:p>
        </text:list-item>
        <text:list-item>
          <text:p text:style-name="P940">Set Database or Server Properties.</text:p>
        </text:list-item>
      </text:list>
      <text:p text:style-name="P121">Two variants of the <text:span text:style-name="T141">IServiceManager.</text:span>Query method are provided. One provides both a Service Query Parameter Block (<text:span text:style-name="T146">S</text:span>QRB) and a Service Request Block (SRB). The other requires only an SRB. Both variants return an interface to <text:span text:style-name="T171">the</text:span> Service Query <text:span text:style-name="T171">Results</text:span> (SQ<text:span text:style-name="T171">R</text:span>). <text:span text:style-name="T146">The SQRB is often not required and hence a variation is defined that omits it from the interface.</text:span></text:p>
      <text:h text:style-name="P863" text:outline-level="3"><text:bookmark-start text:name="__RefHeading___Toc10908_2641498334"/>The Service Query Parameter Block (SQRB)<text:bookmark-end text:name="__RefHeading___Toc10908_2641498334"/></text:h>
      <text:p text:style-name="P125">The Service Query Parameter Block (SQRB) follows the standard pattern for parameter blocks (see <text:bookmark-ref text:reference-format="number" text:ref-name="__RefHeading__6428_1133990803">Error: Reference source not found</text:bookmark-ref>), and is defined as:</text:p>
      <text:p text:style-name="P597"><text:span text:style-name="T151">ISQPB</text:span> = interface</text:p>
      <text:p text:style-name="P597"><text:s text:c="4"/>function getCount: integer;</text:p>
      <text:p text:style-name="P597"><text:s text:c="4"/>function Add(ParamType: byte): <text:span text:style-name="T151">ISQPBItem</text:span>;</text:p>
      <text:p text:style-name="P597"><text:s text:c="4"/>function getItems(index: integer): <text:span text:style-name="T151">ISQPBItem</text:span>;</text:p>
      <text:p text:style-name="P597"><text:s text:c="4"/>function Find(ParamType: byte): <text:span text:style-name="T151">ISQPBItem</text:span>;</text:p>
      <text:p text:style-name="P597"><text:s text:c="4"/>property Count: integer read getCount;</text:p>
      <text:p text:style-name="P597"><text:s text:c="4"/>property Items[index: integer]: <text:span text:style-name="T151">ISQPBItem</text:span> read getItems; default;</text:p>
      <text:p text:style-name="P597">end;</text:p>
      <text:p text:style-name="P597"/>
      <text:p text:style-name="P601">ISQPBItem = interface(IParameterBlockItem)</text:p>
      <text:p text:style-name="P601"><text:s text:c="4"/>function CopyFrom(source: TStream; count: integer): integer;</text:p>
      <text:p text:style-name="P601">end;</text:p>
      <text:p text:style-name="Highlighted">Note that the ISQPBItem interface extends the standard IParameterBlockItem interface to include a CopyFrom (stream) method.</text:p>
      <text:p text:style-name="P283">There are only two current uses for the SQPB:</text:p>
      <text:list xml:id="list2965329027" text:style-name="L38">
        <text:list-item>
          <text:p text:style-name="P970">An SQPB <text:span text:style-name="T171">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971">An SQPB <text:span text:style-name="T171">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83"><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862" text:outline-level="3"><text:bookmark-start text:name="__RefHeading___Toc10910_2641498334"/><text:soft-page-break/>The Service Request Block (SRB)<text:bookmark-end text:name="__RefHeading___Toc10910_2641498334"/></text:h>
      <text:p text:style-name="P127">If a service has already been started and is still active then the SRB is used to request information from the service. Otherwise, it is used to request information or to set database or server properties.</text:p>
      <text:p text:style-name="P126">The <text:span text:style-name="T146">Service Request Block (SRB)</text:span> follows the standard pattern for parameter blocks (see <text:bookmark-ref text:reference-format="number" text:ref-name="__RefHeading__6428_1133990803">Error: Reference source not found</text:bookmark-ref>), and is defined as:</text:p>
      <text:p text:style-name="P671"><text:span text:style-name="T151">ISRB</text:span> = interface</text:p>
      <text:p text:style-name="P714"><text:s text:c="4"/>function getCount: integer;</text:p>
      <text:p text:style-name="P714"><text:s text:c="4"/>function Add(ParamType: byte): <text:span text:style-name="T151">ISRBItem</text:span>;</text:p>
      <text:p text:style-name="P714"><text:s text:c="4"/>function getItems(index: integer): <text:span text:style-name="T151">ISRBItem</text:span>;</text:p>
      <text:p text:style-name="P714"><text:s text:c="4"/>function Find(ParamType: byte): <text:span text:style-name="T151">ISRBItem</text:span>;</text:p>
      <text:p text:style-name="P714"><text:s text:c="4"/>property Count: integer read getCount;</text:p>
      <text:p text:style-name="P714"><text:s text:c="4"/>property Items[index: integer]: <text:span text:style-name="T151">ISRBItem</text:span> read getItems; default;</text:p>
      <text:p text:style-name="P714">end;</text:p>
      <text:p text:style-name="P714"/>
      <text:p text:style-name="P713">ISRBItem = interface(IParameterBlockItem) end; </text:p>
      <text:h text:style-name="P877"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279292533920">
          <table:table-cell table:style-name="Table18.A1" office:value-type="string">
            <text:p text:style-name="P387">Service</text:p>
          </table:table-cell>
          <table:table-cell table:style-name="Table18.A1" office:value-type="string">
            <text:p text:style-name="P387">Request</text:p>
          </table:table-cell>
          <table:table-cell table:style-name="Table18.C1" office:value-type="string">
            <text:p text:style-name="P387">Information Requested</text:p>
          </table:table-cell>
        </table:table-row>
        <table:table-row table:style-name="TableLine94279292612736">
          <table:table-cell table:style-name="Table18.A2" office:value-type="string">
            <text:p text:style-name="P420">List Users</text:p>
          </table:table-cell>
          <table:table-cell table:style-name="Table18.A2" office:value-type="string">
            <text:p text:style-name="P420">isc_info_svc_get_users</text:p>
          </table:table-cell>
          <table:table-cell table:style-name="Table18.C2" office:value-type="string">
            <text:p text:style-name="P421">A list of active users</text:p>
          </table:table-cell>
        </table:table-row>
        <table:table-row table:style-name="TableLine94279292628448">
          <table:table-cell table:style-name="Table18.A2" office:value-type="string">
            <text:p text:style-name="P420">Database Statistics</text:p>
          </table:table-cell>
          <table:table-cell table:style-name="Table18.A2" office:value-type="string">
            <text:p text:style-name="P420">isc_info_svc_line</text:p>
          </table:table-cell>
          <table:table-cell table:style-name="Table18.C2" office:value-type="string">
            <text:p text:style-name="P421">Returns the next line of (plain text) output from the database statistics service</text:p>
          </table:table-cell>
        </table:table-row>
        <table:table-row table:style-name="TableLine94279292629088">
          <table:table-cell table:style-name="Table18.A2" table:number-rows-spanned="2" office:value-type="string">
            <text:p text:style-name="P420">Database Backup</text:p>
          </table:table-cell>
          <table:table-cell table:style-name="Table18.A2" office:value-type="string">
            <text:p text:style-name="P420">isc_info_svc_line</text:p>
          </table:table-cell>
          <table:table-cell table:style-name="Table18.C2" office:value-type="string">
            <text:p text:style-name="P421">The next line of (plain text) output from the database backup service (backup to server file only)</text:p>
          </table:table-cell>
        </table:table-row>
        <table:table-row table:style-name="TableLine94279292630016">
          <table:covered-table-cell/>
          <table:table-cell table:style-name="Table18.A2" office:value-type="string">
            <text:p text:style-name="P420">isc_info_svc_to_eof</text:p>
          </table:table-cell>
          <table:table-cell table:style-name="Table18.C2" office:value-type="string">
            <text:p text:style-name="P421">The next chunk of the backup archive (backup to stdout only).</text:p>
          </table:table-cell>
        </table:table-row>
        <table:table-row table:style-name="TableLine94279292631184">
          <table:table-cell table:style-name="Table18.A2" table:number-rows-spanned="2" office:value-type="string">
            <text:p text:style-name="P420">Database Restore</text:p>
          </table:table-cell>
          <table:table-cell table:style-name="Table18.A2" office:value-type="string">
            <text:p text:style-name="P420">isc_info_svc_line</text:p>
          </table:table-cell>
          <table:table-cell table:style-name="Table18.C2" office:value-type="string">
            <text:p text:style-name="P421">The next line of (plain text) output from the database restore service</text:p>
          </table:table-cell>
        </table:table-row>
        <table:table-row table:style-name="TableLine94279292632368">
          <table:covered-table-cell/>
          <table:table-cell table:style-name="Table18.A2" office:value-type="string">
            <text:p text:style-name="P420">isc_info_svc_stdin</text:p>
          </table:table-cell>
          <table:table-cell table:style-name="Table18.C2" office:value-type="string">
            <text:p text:style-name="P421">The maximum acceptable byte count to return as stdin data.</text:p>
          </table:table-cell>
        </table:table-row>
      </table:table>
      <text:p text:style-name="P127"/>
      <text:h text:style-name="P878"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279292635136">
          <table:table-cell table:style-name="Table19.A1" office:value-type="string">
            <text:p text:style-name="P388">Information Group</text:p>
          </table:table-cell>
          <table:table-cell table:style-name="Table19.A1" office:value-type="string">
            <text:p text:style-name="P388">Request</text:p>
          </table:table-cell>
          <table:table-cell table:style-name="Table19.C1" office:value-type="string">
            <text:p text:style-name="P388">Information Returned</text:p>
          </table:table-cell>
        </table:table-row>
        <table:table-row table:style-name="TableLine94279292659776">
          <table:table-cell table:style-name="Table19.A2" table:number-rows-spanned="3" office:value-type="string">
            <text:p text:style-name="P422">Version Information</text:p>
          </table:table-cell>
          <table:table-cell table:style-name="Table19.A2" office:value-type="string">
            <text:p text:style-name="P422">isc_info_svc_version</text:p>
          </table:table-cell>
          <table:table-cell table:style-name="Table19.C2" office:value-type="string">
            <text:p text:style-name="P423">The version of the Services <text:soft-page-break/>Manager</text:p>
          </table:table-cell>
        </table:table-row>
        <table:table-row table:style-name="TableLine94279292661488">
          <table:covered-table-cell/>
          <table:table-cell table:style-name="Table19.A2" office:value-type="string">
            <text:p text:style-name="P422">isc_info_svc_server_version</text:p>
          </table:table-cell>
          <table:table-cell table:style-name="Table19.C2" office:value-type="string">
            <text:p text:style-name="P423">The version of the Firebird server</text:p>
          </table:table-cell>
        </table:table-row>
        <table:table-row table:style-name="TableLine94279292662336">
          <table:covered-table-cell/>
          <table:table-cell table:style-name="Table19.A2" office:value-type="string">
            <text:p text:style-name="P422">isc_info_svc_implementation</text:p>
          </table:table-cell>
          <table:table-cell table:style-name="Table19.C2" office:value-type="string">
            <text:p text:style-name="P423">The implementation string, or platform, of the server</text:p>
          </table:table-cell>
        </table:table-row>
        <table:table-row table:style-name="Table19.5">
          <table:table-cell table:style-name="Table19.A2" table:number-rows-spanned="5" office:value-type="string">
            <text:p text:style-name="P422">Configuration Parameters</text:p>
          </table:table-cell>
          <table:table-cell table:style-name="Table19.A2" office:value-type="string">
            <text:p text:style-name="P422">isc_info_svc_get_env_lock</text:p>
          </table:table-cell>
          <table:table-cell table:style-name="Table19.C2" office:value-type="string">
            <text:p text:style-name="P423">The location of the Firebird lock manager file on the server</text:p>
          </table:table-cell>
        </table:table-row>
        <table:table-row table:style-name="Table19.5">
          <table:covered-table-cell/>
          <table:table-cell table:style-name="Table19.A2" office:value-type="string">
            <text:p text:style-name="P422">isc_info_svc_get_config</text:p>
          </table:table-cell>
          <table:table-cell table:style-name="Table19.C2" office:value-type="string">
            <text:p text:style-name="P423">Contents of Firebird.conf</text:p>
          </table:table-cell>
        </table:table-row>
        <table:table-row table:style-name="Table19.5">
          <table:covered-table-cell/>
          <table:table-cell table:style-name="Table19.A2" office:value-type="string">
            <text:p text:style-name="P422">isc_info_svc_get_env</text:p>
          </table:table-cell>
          <table:table-cell table:style-name="Table19.C2" office:value-type="string">
            <text:p text:style-name="P423">Location of the Firebird root directory on the server</text:p>
          </table:table-cell>
        </table:table-row>
        <table:table-row table:style-name="Table19.5">
          <table:covered-table-cell/>
          <table:table-cell table:style-name="Table19.A2" office:value-type="string">
            <text:p text:style-name="P422">isc_info_svc_get_env_msg</text:p>
          </table:table-cell>
          <table:table-cell table:style-name="Table19.C2" office:value-type="string">
            <text:p text:style-name="P423">Location of the Firebird messages file on the server.</text:p>
          </table:table-cell>
        </table:table-row>
        <table:table-row table:style-name="Table19.5">
          <table:covered-table-cell/>
          <table:table-cell table:style-name="Table19.A2" office:value-type="string">
            <text:p text:style-name="P422">isc_info_svc_user_dbpath</text:p>
          </table:table-cell>
          <table:table-cell table:style-name="Table19.C2" office:value-type="string">
            <text:p text:style-name="P423">Location of the security database on the server</text:p>
          </table:table-cell>
        </table:table-row>
        <table:table-row table:style-name="Table19.5">
          <table:table-cell table:style-name="Table19.A2" office:value-type="string">
            <text:p text:style-name="P424">Database Information</text:p>
          </table:table-cell>
          <table:table-cell table:style-name="Table19.A2" office:value-type="string">
            <text:p text:style-name="P424">isc_info_svc_svr_db_info</text:p>
          </table:table-cell>
          <table:table-cell table:style-name="Table19.C2" office:value-type="string">
            <text:p text:style-name="P425">The number of database attachments and databases currently active on the server</text:p>
          </table:table-cell>
        </table:table-row>
        <table:table-row table:style-name="Table19.5">
          <table:table-cell table:style-name="Table19.A2" office:value-type="string">
            <text:p text:style-name="P424">Limbo Transactions</text:p>
          </table:table-cell>
          <table:table-cell table:style-name="Table19.A2" office:value-type="string">
            <text:p text:style-name="P424">isc_info_svc_limbo_trans</text:p>
          </table:table-cell>
          <table:table-cell table:style-name="Table19.C2" office:value-type="string">
            <text:p text:style-name="P425">Limbo transaction information for unresolved distributed transactions</text:p>
          </table:table-cell>
        </table:table-row>
      </table:table>
      <text:p text:style-name="P128"/>
      <text:h text:style-name="P879" text:outline-level="4"><text:bookmark-start text:name="__RefHeading___Toc10916_2641498334"/>Setting Properties<text:bookmark-end text:name="__RefHeading___Toc10916_2641498334"/></text:h>
      <text:p text:style-name="P129">These requests correspond to the options of the gfix command line utility and are described in the InterBase 6.0 API Guid<text:span text:style-name="T152">e Table 12.5</text:span></text:p>
      <text:h text:style-name="P864" text:outline-level="3"><text:bookmark-start text:name="__RefHeading___Toc10918_2641498334"/>The Query Response<text:bookmark-end text:name="__RefHeading___Toc10918_2641498334"/></text:h>
      <text:p text:style-name="P130">The Query method, on successful completion, returns an <text:span text:style-name="T143">IServiceQueryResults</text:span> interface to the Service Query Response. This can be enumerated to determine and process the query results. This interface is defined as:</text:p>
      <text:p text:style-name="P602"><text:soft-page-break/>IServiceQueryResults = interface</text:p>
      <text:p text:style-name="P602"><text:s text:c="4"/>function getCount: integer;</text:p>
      <text:p text:style-name="P602"><text:s text:c="4"/>function getItem(index: integer): IServiceQueryResultItem;</text:p>
      <text:p text:style-name="P602"><text:s text:c="4"/>function find(ItemType: byte): IServiceQueryResultItem;</text:p>
      <text:p text:style-name="P602"><text:s text:c="4"/>property Items[index: integer]: IServiceQueryResultItem </text:p>
      <text:p text:style-name="P602"><text:s text:c="53"/>read getItem; default;</text:p>
      <text:p text:style-name="P602"><text:s text:c="4"/>property Count: integer read getCount;</text:p>
      <text:p text:style-name="P602">end; </text:p>
      <text:p text:style-name="P284">The main use of this interface is to process “Count” items in turn. However, it may also be used to locate (find) a specific response item by its symbolic constant. Each response item is return as an IServiceQueryResultItem interface.</text:p>
      <text:p text:style-name="P602">IServiceQueryResultSubItem = interface</text:p>
      <text:p text:style-name="P602"><text:s text:c="4"/>function getItemType: byte;</text:p>
      <text:p text:style-name="P602"><text:s text:c="4"/>function getSize: integer;</text:p>
      <text:p text:style-name="P602"><text:s text:c="4"/>procedure getRawBytes(var Buffer);</text:p>
      <text:p text:style-name="P602"><text:s text:c="4"/>function getAsString: AnsiString;</text:p>
      <text:p text:style-name="P602"><text:s text:c="4"/>function getAsInteger: integer;</text:p>
      <text:p text:style-name="P602"><text:s text:c="4"/>function getAsByte: byte;</text:p>
      <text:p text:style-name="P619"><text:s text:c="4"/>function CopyTo(stream: TStream; count: integer): integer;</text:p>
      <text:p text:style-name="P603"><text:s text:c="4"/>property AsString: AnsiString read getAsString;</text:p>
      <text:p text:style-name="P602"><text:s text:c="4"/>property AsInteger: integer read getAsInteger;</text:p>
      <text:p text:style-name="P602"><text:s text:c="4"/>property AsByte: byte read getAsByte;</text:p>
      <text:p text:style-name="P602"><text:s text:c="2"/>end;</text:p>
      <text:p text:style-name="P602"/>
      <text:p text:style-name="P602">IServiceQueryResultItem = interface(IServiceQueryResultSubItem)</text:p>
      <text:p text:style-name="P602"><text:s text:c="4"/>function getCount: integer;</text:p>
      <text:p text:style-name="P602"><text:s text:c="4"/>function getItem(index: integer): IServiceQueryResultSubItem;</text:p>
      <text:p text:style-name="P602"><text:s text:c="4"/>function find(ItemType: byte): IServiceQueryResultSubItem;</text:p>
      <text:p text:style-name="P602"><text:s text:c="4"/>property Items[index: integer]: IServiceQueryResultSubItem </text:p>
      <text:p text:style-name="P602"><text:s text:c="56"/>read getItem; default;</text:p>
      <text:p text:style-name="P602"><text:s text:c="4"/>property Count: integer read getCount;</text:p>
      <text:p text:style-name="P602">end; <text:s text:c="9"/></text:p>
      <text:p text:style-name="P284">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84">The responses that may be expected for each service request are identif<text:span text:style-name="T180">i</text:span>ed in the InterBase 6.0 API Guide. <text:bookmark-ref text:reference-format="number" text:ref-name="__RefHeading__7766_1133990803">Appendix B</text:bookmark-ref><text:s/><text:span text:style-name="T153">provides an example of the enumeration of a service response. The </text:span><text:span text:style-name="T70">CopyTo</text:span><text:span text:style-name="T153"> method applies to string item types only and writes the contents of the string to the supplied stream.</text:span></text:p>
      <text:h text:style-name="P803" text:outline-level="2"><text:bookmark-start text:name="__RefHeading___Toc10920_2641498334"/>Detaching from the Service Manager<text:bookmark-end text:name="__RefHeading___Toc10920_2641498334"/></text:h>
      <text:p text:style-name="P131">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825" text:outline-level="2"><text:bookmark-start text:name="__RefHeading__6433_1133990803"/>Backup and Restore Services<text:bookmark-end text:name="__RefHeading__6433_1133990803"/></text:h>
      <text:p text:style-name="P132">Database backup and restore may be performed either to or from a file on the server, or to and from a file on the client system.</text:p>
      <text:h text:style-name="P865" text:outline-level="3"><text:bookmark-start text:name="__RefHeading___Toc10922_2641498334"/><text:soft-page-break/>Backup and Restore on the Server<text:bookmark-end text:name="__RefHeading___Toc10922_2641498334"/></text:h>
      <text:p text:style-name="P132">Backup and restore to or from a file on the server is the simple case. All that is necessary is to specify the name of the database and backup file(s) and to monitor the output of the process until completion. For example, for backup:</text:p>
      <text:p text:style-name="P669">var SPB: ISPB;</text:p>
      <text:p text:style-name="P716"><text:s text:c="4"/>Service: IServiceManager;</text:p>
      <text:p text:style-name="P716"><text:s text:c="4"/>Req: ISRB;</text:p>
      <text:p text:style-name="P716"><text:s text:c="4"/>Results: I<text:span text:style-name="T154">s</text:span>erviceQueryResults;</text:p>
      <text:p text:style-name="P717"><text:s text:c="4"/><text:span text:style-name="T154">Response: IServiceQueryResultSubItem;</text:span></text:p>
      <text:p text:style-name="P716"><text:s text:c="4"/>line: AnsiString;</text:p>
      <text:p text:style-name="P716">begin</text:p>
      <text:p text:style-name="P716"><text:s text:c="2"/>SPB := FirebirdAPI.AllocateSPB;</text:p>
      <text:p text:style-name="P716"><text:s text:c="2"/>SPB.Add(isc_spb_user_name).setAsString('SYSDBA');</text:p>
      <text:p text:style-name="P716"><text:s text:c="2"/>SPB.Add(isc_spb_password).setAsString('masterkey');</text:p>
      <text:p text:style-name="P716"><text:s text:c="2"/>Service := FirebirdAPI.GetServiceManager('myserver domain name',TCP,SPB);</text:p>
      <text:p text:style-name="P716"/>
      <text:p text:style-name="P716"><text:s text:c="2"/>Req := Service.AllocateSRB;</text:p>
      <text:p text:style-name="P716"><text:s text:c="2"/>Req.Add(isc_action_svc_backup);</text:p>
      <text:p text:style-name="P716"><text:s text:c="2"/>Req.Add(isc_spb_dbname).AsString := 'MyDatabase';</text:p>
      <text:p text:style-name="P716"><text:s text:c="2"/>Req.Add(isc_spb_bkp_file).AsString := 'path to backup file';</text:p>
      <text:p text:style-name="P716"><text:s text:c="2"/>Req.Add(isc_spb_verbose);</text:p>
      <text:p text:style-name="P716"><text:s text:c="2"/>try</text:p>
      <text:p text:style-name="P716"><text:s text:c="4"/>Service.Start(Req);</text:p>
      <text:p text:style-name="P716"><text:s text:c="4"/>Req := Service.AllocateSRB;</text:p>
      <text:p text:style-name="P716"><text:s text:c="4"/>Req.Add(isc_info_svc_line);</text:p>
      <text:p text:style-name="P716"><text:s text:c="4"/>repeat</text:p>
      <text:p text:style-name="P716"><text:s text:c="6"/>line := '';</text:p>
      <text:p text:style-name="P716"><text:s text:c="6"/>Results := Service.Query(Req);</text:p>
      <text:p text:style-name="P717"><text:s text:c="6"/><text:span text:style-name="T154">Response := </text:span>Results.Find(isc_info_svc_line);</text:p>
      <text:p text:style-name="P717"><text:s text:c="6"/>if <text:span text:style-name="T154">Response &lt;&gt; nil</text:span> then</text:p>
      <text:p text:style-name="P716"><text:s text:c="6"/>begin</text:p>
      <text:p text:style-name="P717"><text:s text:c="8"/>line := <text:s/><text:span text:style-name="T154">Response</text:span>.AsString;</text:p>
      <text:p text:style-name="P716"><text:s text:c="8"/>writeln(line);</text:p>
      <text:p text:style-name="P716"><text:s text:c="6"/>end;</text:p>
      <text:p text:style-name="P716"><text:s text:c="4"/>until line = '';</text:p>
      <text:p text:style-name="P716"><text:s text:c="4"/>writeln('Backup Complete');</text:p>
      <text:p text:style-name="P716"><text:s text:c="2"/>except on E: Exception do</text:p>
      <text:p text:style-name="P716"><text:s text:c="4"/>writeln('Backup Service Error: ',E.Message);</text:p>
      <text:p text:style-name="P716"><text:s text:c="2"/>end;</text:p>
      <text:p text:style-name="P716">end;</text:p>
      <text:p text:style-name="P285">The above example, starts the service and then loops round issuing queries until there is no response. Database restore follows the same pattern.</text:p>
      <text:h text:style-name="P865" text:outline-level="3"><text:bookmark-start text:name="__RefHeading___Toc7950_1057136492"/>Backup and Restore using a File on the Client System<text:bookmark-end text:name="__RefHeading___Toc7950_1057136492"/></text:h>
      <text:p text:style-name="P132">In principle, this is the same as the above except that the backup file is set to 'stdout' (for backup) or 'stdin' for restore. The client additionally has to process the stdout data or to provide the stdin data.</text:p>
      <text:p text:style-name="P132">The stdout data for backup is provided by the isc_info_svc_to_eof request item. This is mutually exclusive with verbose output. The following example illustrates how backup to stdout is processed.</text:p>
      <text:p text:style-name="P669">var SPB: ISPB;</text:p>
      <text:p text:style-name="P716"><text:s text:c="4"/>Service: IServiceManager;</text:p>
      <text:p text:style-name="P716"><text:s text:c="4"/>Req: ISRB;</text:p>
      <text:p text:style-name="P716"><text:s text:c="4"/>Results: I<text:span text:style-name="T181">S</text:span>erviceQueryResults;</text:p>
      <text:p text:style-name="P717"><text:s text:c="4"/><text:span text:style-name="T154">Response: IServiceQueryResultSubItem;</text:span></text:p>
      <text:p text:style-name="P716"><text:soft-page-break/><text:s text:c="4"/>bakfile: T<text:span text:style-name="T181">F</text:span>ileStream;</text:p>
      <text:p text:style-name="P619"><text:s text:c="4"/>bytesWritten: integer;</text:p>
      <text:p text:style-name="P716">begin</text:p>
      <text:p text:style-name="P716"><text:s text:c="2"/>SPB := FirebirdAPI.AllocateSPB;</text:p>
      <text:p text:style-name="P716"><text:s text:c="2"/>SPB.Add(isc_spb_user_name).setAsString('SYSDBA');</text:p>
      <text:p text:style-name="P716"><text:s text:c="2"/>SPB.Add(isc_spb_password).setAsString('masterkey');</text:p>
      <text:p text:style-name="P716"><text:s text:c="2"/>Service := FirebirdAPI.GetServiceManager('myserver domain name',TCP,SPB);</text:p>
      <text:p text:style-name="P716"/>
      <text:p text:style-name="P716"><text:s text:c="2"/>bakfile := TFileStream.Create('path to backup file',fmCreate);</text:p>
      <text:p text:style-name="P716"><text:s text:c="2"/>Req := Service.AllocateSRB;</text:p>
      <text:p text:style-name="P716"><text:s text:c="2"/>Req.Add(isc_action_svc_backup);</text:p>
      <text:p text:style-name="P716"><text:s text:c="2"/>Req.Add(isc_spb_dbname).AsString := 'MyDatabase';</text:p>
      <text:p text:style-name="P716"><text:s text:c="2"/>Req.Add(isc_spb_bkp_file).AsString := 'stdout';</text:p>
      <text:p text:style-name="P716"><text:s text:c="2"/>try</text:p>
      <text:p text:style-name="P716"><text:s text:c="4"/>Service.Start(Req);</text:p>
      <text:p text:style-name="P716"><text:s text:c="4"/>Req := Service.AllocateSRB;</text:p>
      <text:p text:style-name="P717"><text:s text:c="4"/>Req.Add(<text:span text:style-name="T154">isc_info_svc_to_eof</text:span>);</text:p>
      <text:p text:style-name="P716"><text:s text:c="4"/>repeat</text:p>
      <text:p text:style-name="P719"><text:s text:c="6"/><text:span text:style-name="T180">bytesWritten</text:span> := <text:span text:style-name="T180">0</text:span>;</text:p>
      <text:p text:style-name="P716"><text:s text:c="6"/>Results := Service.Query(Req);</text:p>
      <text:p text:style-name="P717"><text:s text:c="6"/><text:span text:style-name="T154">Response := </text:span>Results.Find(<text:span text:style-name="T154">isc_info_svc_to_eof</text:span>);</text:p>
      <text:p text:style-name="P717"><text:s text:c="6"/>if <text:span text:style-name="T154">Response &lt;&gt; nil</text:span> then</text:p>
      <text:p text:style-name="P606"><text:s text:c="8"/><text:span text:style-name="T180">bytesWritten := Response.CopyTo(</text:span>bakfile<text:span text:style-name="T180">,0);</text:span></text:p>
      <text:p text:style-name="P720"><text:s text:c="4"/>until <text:span text:style-name="T212">(bytesWritten = 0) and (Results.Find(isc_info_svc_timeout) = nil)</text:span>;</text:p>
      <text:p text:style-name="P716"><text:s text:c="4"/>writeln('Backup Complete');</text:p>
      <text:p text:style-name="P716"><text:s text:c="2"/>except on E: Exception do</text:p>
      <text:p text:style-name="P716"><text:s text:c="3"/>begin</text:p>
      <text:p text:style-name="P716"><text:s text:c="4"/>writeln('Backup Service Error: ',E.Message);</text:p>
      <text:p text:style-name="P716"><text:s text:c="4"/>bakfile.free;</text:p>
      <text:p text:style-name="P717"><text:s text:c="4"/>DeleteFile('path to backup file'<text:span text:style-name="T154">);</text:span></text:p>
      <text:p text:style-name="P716"><text:s text:c="3"/>end;</text:p>
      <text:p text:style-name="P716"><text:s text:c="2"/>end;</text:p>
      <text:p text:style-name="P716"><text:s text:c="2"/>bakfile.free;</text:p>
      <text:p text:style-name="P716">end;</text:p>
      <text:p text:style-name="P286">Restore to stdin is more complex and requires use of the Service Query Parameter Block to upload the data, as shown in the following example:</text:p>
      <text:p text:style-name="P670">var SPB: ISPB;</text:p>
      <text:p text:style-name="P604"><text:s text:c="4"/>Service: IServiceManager;</text:p>
      <text:p text:style-name="P604"><text:s text:c="4"/>Req: ISRB;</text:p>
      <text:p text:style-name="P604"><text:s text:c="4"/>Results: I<text:span text:style-name="T155">S</text:span>erviceQueryResults;</text:p>
      <text:p text:style-name="P604"><text:s text:c="4"/>bakfile: TFileStream;</text:p>
      <text:p text:style-name="P607"><text:s text:c="4"/>bytesWritten: integer;</text:p>
      <text:p text:style-name="P607"><text:s text:c="4"/>bytesAvailable: integer;</text:p>
      <text:p text:style-name="P607"><text:s text:c="4"/>i: integer;</text:p>
      <text:p text:style-name="P607"><text:s text:c="4"/>ReqLength: integer;</text:p>
      <text:p text:style-name="P607"><text:s text:c="4"/>SQPB: ISQPB; <text:s/></text:p>
      <text:p text:style-name="P604">begin</text:p>
      <text:p text:style-name="P604"><text:s text:c="2"/>SPB := FirebirdAPI.AllocateSPB;</text:p>
      <text:p text:style-name="P604"><text:s text:c="2"/>SPB.Add(isc_spb_user_name).setAsString('SYSDBA');</text:p>
      <text:p text:style-name="P604"><text:s text:c="2"/>SPB.Add(isc_spb_password).setAsString('masterkey');</text:p>
      <text:p text:style-name="P604"><text:s text:c="2"/>Service := FirebirdAPI.GetServiceManager('myserver domain name',TCP,SPB);</text:p>
      <text:p text:style-name="P604"/>
      <text:p text:style-name="P604"><text:s text:c="2"/>bakfile := TFileStream.Create('path to backup file',<text:span text:style-name="T155">fmOpenRead</text:span>);</text:p>
      <text:p text:style-name="P605"><text:s text:c="2"/><text:span text:style-name="T156">bytesAvailable := BakFile.Size; </text:span></text:p>
      <text:p text:style-name="P604"><text:s text:c="2"/>Req := Service.AllocateSRB;</text:p>
      <text:p text:style-name="P718"><text:s text:c="2"/>Req.Add(isc_action_svc_<text:span text:style-name="T155">restore</text:span>);</text:p>
      <text:p text:style-name="P718"><text:s text:c="2"/>Req.Add(isc_spb_dbname).AsString := 'MyDatabase';</text:p>
      <text:p text:style-name="P718"><text:s text:c="2"/>Req.Add(isc_spb_bkp_file).AsString := 'std<text:span text:style-name="T155">in</text:span>';</text:p>
      <text:p text:style-name="P604"><text:s text:c="2"/>Req.Add(isc_spb_verbose);</text:p>
      <text:p text:style-name="P721"><text:s text:c="2"/>Req.Add(isc_spb_options).SetAsInteger(isc_spb_res_create);</text:p>
      <text:p text:style-name="P604"><text:s text:c="2"/>try</text:p>
      <text:p text:style-name="P721"><text:s text:c="6"/>ReqLength := 0;</text:p>
      <text:p text:style-name="P673"><text:s text:c="6"/>repeat</text:p>
      <text:p text:style-name="P721"><text:s text:c="8"/>SQPB := Service.AllocateSQPB;</text:p>
      <text:p text:style-name="P721"><text:soft-page-break/><text:s text:c="8"/>if ReqLength &gt; 0 then</text:p>
      <text:p text:style-name="P721"><text:s text:c="12"/>bytesWritten :=</text:p>
      <text:p text:style-name="P607"><text:s text:c="21"/>SQPB.Add(isc_info_svc_line).CopyFrom(BakFile,ReqLength);</text:p>
      <text:p text:style-name="P721"><text:s text:c="8"/>bytesAvailable -= bytesWritten;</text:p>
      <text:p text:style-name="P721"><text:s text:c="8"/>Req := Service.AllocateSRB;</text:p>
      <text:p text:style-name="P721"><text:s text:c="8"/>Req.Add(isc_info_svc_stdin);</text:p>
      <text:p text:style-name="P721"><text:s text:c="8"/>Req.Add(isc_info_svc_line);</text:p>
      <text:p text:style-name="P721"><text:s text:c="8"/>Results := Service.Query(SQPB,Req);</text:p>
      <text:p text:style-name="P604"/>
      <text:p text:style-name="P604"><text:s text:c="8"/><text:span text:style-name="T156">{Now process the query response}</text:span></text:p>
      <text:p text:style-name="P604"><text:s text:c="8"/><text:span text:style-name="T156">for i := 0 to Results.Count – 1 do</text:span></text:p>
      <text:p text:style-name="P605"><text:s text:c="8"/><text:span text:style-name="T156">case Results[i].getItemType of</text:span></text:p>
      <text:p text:style-name="P721"><text:s text:c="8"/>isc_info_svc_stdin:</text:p>
      <text:p text:style-name="P722"><text:s text:c="10"/>ReqLength := Results[i].AsInteger;</text:p>
      <text:p text:style-name="P605"><text:s text:c="8"/>isc_info_svc_line:</text:p>
      <text:p text:style-name="P605"><text:s text:c="10"/><text:span text:style-name="T156">writeln(Results[i]</text:span>.AsString<text:span text:style-name="T156">)</text:span>;</text:p>
      <text:p text:style-name="P605"><text:s text:c="8"/><text:span text:style-name="T156">end;</text:span></text:p>
      <text:p text:style-name="P722"><text:s text:c="5"/>until (ReqLength = 0) ;</text:p>
      <text:p text:style-name="P718"><text:span text:style-name="T155"><text:s text:c="6"/>writeln('Local Restore Complete');</text:span> <text:s/></text:p>
      <text:p text:style-name="P604"><text:s text:c="3"/>except on E: Exception do</text:p>
      <text:p text:style-name="P718"><text:s text:c="3"/>begin</text:p>
      <text:p text:style-name="P718"><text:s text:c="4"/>writeln('<text:span text:style-name="T171">Restore</text:span> Service Error: ',E.Message);</text:p>
      <text:p text:style-name="P718"><text:s text:c="4"/>bakfile.free;</text:p>
      <text:p text:style-name="P718"><text:s text:c="3"/>end;</text:p>
      <text:p text:style-name="P718"><text:s text:c="2"/>end;</text:p>
      <text:p text:style-name="P718"><text:s text:c="2"/>bakfile.free;</text:p>
      <text:p text:style-name="P718">end;</text:p>
      <text:h text:style-name="P781" text:outline-level="1"><text:bookmark-start text:name="__RefHeading__7083_1427526951"/><text:line-break/><text:span text:style-name="T126">Deployment Guidelines</text:span><text:bookmark-end text:name="__RefHeading__7083_1427526951"/></text:h>
      <text:p text:style-name="P133">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826" text:outline-level="2"><text:bookmark-start text:name="__RefHeading___Toc10924_2641498334"/>Deployment on Windows<text:bookmark-end text:name="__RefHeading___Toc10924_2641498334"/></text:h>
      <text:p text:style-name="P133">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66" text:outline-level="3"><text:bookmark-start text:name="__RefHeading___Toc10926_2641498334"/>Firebird 2.5 and Earlier<text:bookmark-end text:name="__RefHeading___Toc10926_2641498334"/></text:h>
      <text:h text:style-name="P880" text:outline-level="4"><text:bookmark-start text:name="__RefHeading___Toc10928_2641498334"/>Firebird Client Only<text:bookmark-end text:name="__RefHeading___Toc10928_2641498334"/></text:h>
      <text:p text:style-name="P133">This is the simplest case where your application will be running on a client system accessing a database on a remote server. In this case, all you need to do is to install, in the same folder as your application is installed, the following Firebird files:</text:p>
      <text:list xml:id="list109066968" text:style-name="L39">
        <text:list-item>
          <text:p text:style-name="P1008">fbclient.dll</text:p>
        </text:list-item>
        <text:list-item>
          <text:p text:style-name="P1002">firebird.msg</text:p>
        </text:list-item>
        <text:list-item>
          <text:p text:style-name="P1002">firebird.conf</text:p>
        </text:list-item>
      </text:list>
      <text:p text:style-name="P133">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text:span text:style-name="T347">i</text:span>ed and as originally distributed.</text:p>
      <text:p text:style-name="P133"><text:soft-page-break/>The advantages of this deployment are that your application distributable is minimised and avoids the stealth upgrade problem should the Firebird installation be upgraded unexpectedly and to an incompatible version. </text:p>
      <text:h text:style-name="P880" text:outline-level="4"><text:bookmark-start text:name="__RefHeading___Toc10930_2641498334"/>The Embedded Firebird Server<text:bookmark-end text:name="__RefHeading___Toc10930_2641498334"/></text:h>
      <text:p text:style-name="P287">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87"><text:span text:style-name="T158">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867" text:outline-level="3"><text:bookmark-start text:name="__RefHeading___Toc10932_2641498334"/>Firebird 3.0 and Later<text:bookmark-end text:name="__RefHeading___Toc10932_2641498334"/></text:h>
      <text:p text:style-name="P134">Firebird 3.0 has introduced the concept of “plugins”. Plugins can determine various capabilities and, in particular, whether an installation is client only or includes the embedded server. There is no separate distributable for the Firebird Embedded Server. </text:p>
      <text:h text:style-name="P881" text:outline-level="4"><text:bookmark-start text:name="__RefHeading___Toc10934_2641498334"/>Firebird Client Only<text:bookmark-end text:name="__RefHeading___Toc10934_2641498334"/></text:h>
      <text:p text:style-name="P135">As with Firebird 2.5 and earlier, the same basic files are required, and copied <text:span text:style-name="T172">from the Firebird distribution zip </text:span>to your application's installation folder:</text:p>
      <text:list xml:id="list93951255506649" text:continue-numbering="true" text:style-name="L39">
        <text:list-item>
          <text:p text:style-name="P1009">fbclient.dll</text:p>
        </text:list-item>
        <text:list-item>
          <text:p text:style-name="P1003">firebird.msg</text:p>
        </text:list-item>
        <text:list-item>
          <text:p text:style-name="P1004">firebird.conf</text:p>
        </text:list-item>
      </text:list>
      <text:p text:style-name="Text_20_body">However, <text:span text:style-name="T159">the firebird.conf file will need to be edited to reflect the plugins provided. In a minimal configuration, the “Providers” parameter line will need to be edited to ensure that the “engine12” plugin is removed i.e.</text:span></text:p>
      <text:p text:style-name="P288">Providers = Remote,Loopback</text:p>
      <text:p text:style-name="P288">The AuthClient parameter line should also reflect the authentication plugins installed. If the server is known to be Firebird 3, then this can be reduced to:</text:p>
      <text:p text:style-name="P288">AuthClient = Srp <text:span text:style-name="T347">(or SRP256 for Firebird 3.0.5 or later)</text:span></text:p>
      <text:p text:style-name="P288">Finally, subfolder should be created for your application install folder and called “plugins” as a minimum, this should contain the “srp.dll” file copied from the Firebird distribution <text:span text:style-name="T160">zip</text:span>.</text:p>
      <text:h text:style-name="P882" text:outline-level="4"><text:bookmark-start text:name="__RefHeading___Toc10936_2641498334"/>Firebird Embedded Server<text:bookmark-end text:name="__RefHeading___Toc10936_2641498334"/></text:h>
      <text:p text:style-name="P290">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5">In Firebird 3.0, the key difference is that, in addition to <text:span text:style-name="T172">what has been described</text:span> above <text:span text:style-name="T172">for a client installation</text:span>, the “engine12.dll” should also be copied to the “plugins” subfolder and the <text:span text:style-name="T347">(firebird.conf) </text:span>Providers Parameter line should be:</text:p>
      <text:p text:style-name="P136"><text:soft-page-break/>Providers = Remote,Engine12,Loopback</text:p>
      <text:p text:style-name="P136">However, for a working installation, additional files will be required from the Firebird Distribution zip.</text:p>
      <text:list xml:id="list3406700056" text:style-name="L40">
        <text:list-item>
          <text:p text:style-name="P941">All “.conf”, “.dat” and “.dll” files should be copied from the top level zip folder to your application's installation folder.</text:p>
        </text:list-item>
        <text:list-item>
          <text:p text:style-name="P941">“udr_engine.conf” and “udr_engine.dll” should be copied from the “plugins” folder in the Firebird Distribution zip to the <text:span text:style-name="T159">“plugins” subfolder </text:span>in your application's installation folder.</text:p>
        </text:list-item>
        <text:list-item>
          <text:p text:style-name="P941">The “intl” and “udf” folders in the Firebird Distribution zip should be copied to your application's installation folder.</text:p>
        </text:list-item>
      </text:list>
      <text:h text:style-name="P868" text:outline-level="3"><text:bookmark-start text:name="__RefHeading___Toc10938_2641498334"/>Firebird 4 and later<text:bookmark-end text:name="__RefHeading___Toc10938_2641498334"/></text:h>
      <text:p text:style-name="P184">The time zone data files must also be present in server and embedded server deployments. These are placed in the tzdata folder under the <text:s/><text:span text:style-name="T160">application's installation folder.</text:span></text:p>
      <text:p text:style-name="P184">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827" text:outline-level="2"><text:bookmark-start text:name="__RefHeading___Toc10940_2641498334"/>Deployment on Linux<text:bookmark-end text:name="__RefHeading___Toc10940_2641498334"/></text:h>
      <text:p text:style-name="P137">As with Windows, p<text:span text:style-name="T157">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7">http://www.firebirdsql.org</text:span></text:a><text:span text:style-name="T157">. </text:span>However, Firebird usually comes as a package and as part of your Linux Distribution and use of these packages is the recommended approach<text:span text:style-name="T157">.</text:span></text:p>
      <text:h text:style-name="P869" text:outline-level="3"><text:bookmark-start text:name="__RefHeading___Toc10942_2641498334"/>Firebird 2.5 and Earlier<text:bookmark-end text:name="__RefHeading___Toc10942_2641498334"/></text:h>
      <text:h text:style-name="P883" text:outline-level="4"><text:bookmark-start text:name="__RefHeading___Toc10944_2641498334"/>Firebird Client only<text:bookmark-end text:name="__RefHeading___Toc10944_2641498334"/></text:h>
      <text:p text:style-name="P139"><text:span text:style-name="T161">Your application installation should require the installation of the libfbclient2 package (debian) or the </text:span>libfbclient.so.2 <text:span text:style-name="T161">rpm (Fedora).</text:span></text:p>
      <text:h text:style-name="P883" text:outline-level="4"><text:bookmark-start text:name="__RefHeading___Toc10946_2641498334"/>Firebird Embedded Server<text:bookmark-end text:name="__RefHeading___Toc10946_2641498334"/></text:h>
      <text:p text:style-name="P139"><text:span text:style-name="T161">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845" text:outline-level="3"><text:bookmark-start text:name="__RefHeading___Toc10948_2641498334"/>Firebird 3.0 and Later<text:bookmark-end text:name="__RefHeading___Toc10948_2641498334"/></text:h>
      <text:h text:style-name="P876" text:outline-level="4"><text:bookmark-start text:name="__RefHeading___Toc10950_2641498334"/>Firebird Client Only<text:bookmark-end text:name="__RefHeading___Toc10950_2641498334"/></text:h>
      <text:p text:style-name="P58">Your application installation should require the installation of the libfbclient2 package (debian) or the libfbclient2 rpm (Fedora).</text:p>
      <text:h text:style-name="P876" text:outline-level="4"><text:bookmark-start text:name="__RefHeading___Toc10952_2641498334"/><text:soft-page-break/>Firebird Embedded Server<text:bookmark-end text:name="__RefHeading___Toc10952_2641498334"/></text:h>
      <text:p text:style-name="P139"><text:span text:style-name="T42">Your application installation should require the installation of the firebird3.0-server-core package (debian) or the firebird-3.0.1</text:span><text:span text:style-name="T43"> </text:span><text:span text:style-name="T42">rpm or later (Fedora).</text:span></text:p>
      <text:p text:style-name="P138"><text:span text:style-name="T42">N</text:span><text:span text:style-name="T26">ote that under Debian, the full server is not installed as this additionally requires the firebird3.0-server package.</text:span></text:p>
      <text:h text:style-name="Heading_20_4" text:outline-level="4"><text:bookmark-start text:name="__RefHeading__5587_1379030791"/><text:s/><text:span text:style-name="T347">Firebird 4</text:span><text:bookmark-end text:name="__RefHeading__5587_1379030791"/></text:h>
      <text:p text:style-name="P202">The above recommendations should be followed but using the Firebird 4 equivalent packages instead.</text:p>
      <text:h text:style-name="Heading_20_1" text:outline-level="1"><text:bookmark-start text:name="__RefHeading___Toc14835_1656227443"/><text:bookmark-start text:name="__RefNumPara__18857_1656227443"/><text:line-break/><text:span text:style-name="T360">Client Side Journaling</text:span><text:bookmark-end text:name="__RefHeading___Toc14835_1656227443"/><text:bookmark-end text:name="__RefNumPara__18857_1656227443"/></text:h>
      <text:p text:style-name="P363">Client side journaling creates a per database attachment file recording each read/write transaction start and end, and <text:span text:style-name="T378">each </text:span>SQL query that modifies data in the database. It can optionally record each read only transaction and queries that do not modify data (e.g. select queries).</text:p>
      <text:p text:style-name="P363">The purpose of client side journaling is:</text:p>
      <text:list xml:id="list3825783048" text:style-name="L41">
        <text:list-item>
          <text:p text:style-name="P972">To create <text:span text:style-name="T378">a </text:span>transaction and query log that can be used to recover from a lost database connection or server crash, and/<text:span text:style-name="T378">or</text:span> </text:p>
        </text:list-item>
        <text:list-item>
          <text:p text:style-name="P972">To provide a record of database activity for debugging purposes.</text:p>
        </text:list-item>
      </text:list>
      <text:h text:style-name="P828" text:outline-level="2"><text:bookmark-start text:name="__RefHeading___Toc14837_1656227443"/>Using Client Side Journaling<text:bookmark-end text:name="__RefHeading___Toc14837_1656227443"/></text:h>
      <text:p text:style-name="P363">Client side journaling is <text:span text:style-name="T361">controlled through the following IAttachment functions:</text:span></text:p>
      <text:p text:style-name="P536">{Journaling options. Default is [joReadWriteTransactions,joModifyQueries] }</text:p>
      <text:p text:style-name="Pascal"/>
      <text:p text:style-name="Pascal"><text:s text:c="3"/>TJournalOption = (joReadOnlyTransactions, joReadWriteTransactions,</text:p>
      <text:p text:style-name="Pascal"><text:s text:c="21"/>joModifyQueries, joReadOnlyQueries,joNoServerTable);</text:p>
      <text:p text:style-name="Pascal"/>
      <text:p text:style-name="Pascal"><text:s text:c="3"/>TJournalOptions = set of TJournalOption; <text:s/></text:p>
      <text:p text:style-name="Pascal"/>
      <text:p text:style-name="Pascal"><text:s text:c="4"/>function JournalingActive: boolean;</text:p>
      <text:p text:style-name="Pascal"><text:s text:c="4"/>function GetJournalOptions: TJournalOptions;</text:p>
      <text:p text:style-name="Pascal"><text:s text:c="4"/>function StartJournaling(aJournalLogFile: AnsiString): integer; overload;</text:p>
      <text:p text:style-name="P651"><text:s text:c="4"/>function StartJournaling(aJournalLogFile: AnsiString; </text:p>
      <text:p text:style-name="P651"><text:s text:c="32"/>Options: TJournalOptions): integer; overload;</text:p>
      <text:p text:style-name="P651"><text:s text:c="4"/>function StartJournaling(S: TStream; Options: TjournalOptions</text:p>
      <text:p text:style-name="P651"><text:s text:c="56"/>): integer; overload;</text:p>
      <text:p text:style-name="Pascal"><text:s text:c="4"/>procedure StopJournaling(RetainJournal: boolean);</text:p>
      <text:p text:style-name="P364">Call StartJournaling to enable journaling to the specified file. </text:p>
      <text:list xml:id="list2809353802" text:style-name="L42">
        <text:list-item>
          <text:p text:style-name="P973">The Options determine the scope of the journaling. </text:p>
        </text:list-item>
        <text:list-item>
          <text:p text:style-name="P973"><text:soft-page-break/>By default, only re<text:span text:style-name="T362">a</text:span>d/write transactions and queries that modify the database data are journaled. This can be extended to include read only and other queries by specifying an appropriate set of options.</text:p>
        </text:list-item>
        <text:list-item>
          <text:p text:style-name="P974">Include joNoServerTable in the options if journaling is for debugging only.</text:p>
        </text:list-item>
      </text:list>
      <text:p text:style-name="P364"><text:span text:style-name="T360">If joNoServerTable is not included in the Options then w</text:span>hen the function is called, a unique session id is returned by the function <text:span text:style-name="T378">(see </text:span><text:span text:style-name="T378"><text:bookmark-ref text:reference-format="number-no-superior" text:ref-name="__RefNumPara__14794_1656227443">14.4.2</text:bookmark-ref></text:span><text:span text:style-name="T378">)</text:span>. <text:span text:style-name="T360">Otherwise, the Session ID is always -1.</text:span></text:p>
      <text:p text:style-name="P367"><text:span text:style-name="T361">When StopJournaling is called, or the attachment closed, the journal file is closed. </text:span><text:span text:style-name="T363">If</text:span><text:span text:style-name="T366"> RetainJournal </text:span><text:span text:style-name="T362">is false then the Journal File is deleted.</text:span></text:p>
      <text:p text:style-name="Highlighted">Note: StopJournaling is called implicitly when the database connection is closed or the database dropped:</text:p>
      <text:list xml:id="list2478219582" text:style-name="L43">
        <text:list-item>
          <text:p text:style-name="P887">If the database connected is closed as a result of the interface going out of scope the RetainJournal is true</text:p>
        </text:list-item>
        <text:list-item>
          <text:p text:style-name="P887">On a Forced disconnection, RetainJournal is true.</text:p>
        </text:list-item>
        <text:list-item>
          <text:p text:style-name="P887">If the database connection is closed by DropDatabase then RetainJournal is false.</text:p>
        </text:list-item>
      </text:list>
      <text:h text:style-name="P828" text:outline-level="2"><text:bookmark-start text:name="__RefHeading___Toc14839_1656227443"/>Journal File Syntax<text:bookmark-end text:name="__RefHeading___Toc14839_1656227443"/></text:h>
      <text:p text:style-name="P369">The journal file is a text file and is intended to be human readable. Each record in the journal starts with an asterisk and is terminated by a line separator. Each record is identified by a single character immediately after the asterisk, followed by a timestamp, session i<text:span text:style-name="T367">d</text:span> and transaction id. </text:p>
      <text:p text:style-name="Highlighted">Note that the timestamp uses the current default format settings for shortdate and longtime, <text:span text:style-name="T329">to a precision of a 10</text:span><text:span text:style-name="T331">th</text:span><text:span text:style-name="T329"> millisecond.</text:span></text:p>
      <text:p text:style-name="P369">The following records are defined:</text:p>
      <text:h text:style-name="P870" text:outline-level="3"><text:bookmark-start text:name="__RefHeading___Toc14841_1656227443"/>Transaction Start:<text:bookmark-end text:name="__RefHeading___Toc14841_1656227443"/></text:h>
      <text:p text:style-name="P651"><text:span text:style-name="T368">*</text:span>S:&lt;date/time&gt;,&lt;session id&gt;,&lt;transaction no.&gt;,&lt;string length&gt;:&lt;transaction Name&gt;,&lt;string length&gt;:&lt;TPB&gt;,&lt;default Completion&gt;</text:p>
      <text:p text:style-name="P369">This journal entry records when I<text:span text:style-name="T369">T</text:span>ransaction.StartTransaction is called (explicitly or implicitly). It additionally records:</text:p>
      <text:list xml:id="list85096428" text:style-name="L44">
        <text:list-item>
          <text:p text:style-name="P1010">The transaction number as returned by Firebird</text:p>
        </text:list-item>
        <text:list-item>
          <text:p text:style-name="P1011">A Local Transaction Name as specified when the ITransaction interface is created.</text:p>
        </text:list-item>
        <text:list-item>
          <text:p text:style-name="P1011">The Transaction Parameter Block (TPB) in text format, and</text:p>
        </text:list-item>
        <text:list-item>
          <text:p text:style-name="P1011">the default completion (Rollback (0) or Commit(1)).</text:p>
        </text:list-item>
      </text:list>
      <text:h text:style-name="Heading_20_3" text:outline-level="3"><text:bookmark-start text:name="__RefHeading___Toc14843_1656227443"/>Transaction Commit <text:s/>:<text:bookmark-end text:name="__RefHeading___Toc14843_1656227443"/></text:h>
      <text:p text:style-name="P651">*C:&lt;date/time&gt;,&lt;session id&gt;,&lt;transaction no.&gt; </text:p>
      <text:p text:style-name="P369">This journal entry records when I<text:span text:style-name="T369">T</text:span>ransaction.<text:span text:style-name="T369">Commit is called (explicitly or implicitly).</text:span></text:p>
      <text:h text:style-name="Heading_20_3" text:outline-level="3"><text:bookmark-start text:name="__RefHeading___Toc14845_1656227443"/>Transaction Commit retaining :<text:bookmark-end text:name="__RefHeading___Toc14845_1656227443"/></text:h>
      <text:p text:style-name="P651">*c:&lt;date/time&gt;,&lt;session id&gt;,&lt;transaction no.&gt;,&lt;old transaction no.&gt; </text:p>
      <text:p text:style-name="P369">This journal entry records when I<text:span text:style-name="T369">T</text:span>ransaction.<text:span text:style-name="T369">CommitRetaining is called.</text:span></text:p>
      <text:h text:style-name="Heading_20_3" text:outline-level="3"><text:bookmark-start text:name="__RefHeading___Toc14847_1656227443"/><text:soft-page-break/>Transaction Rollback:<text:bookmark-end text:name="__RefHeading___Toc14847_1656227443"/></text:h>
      <text:p text:style-name="P651">*R:&lt;date/time&gt;,&lt;session id&gt;,&lt;transaction no.&gt;</text:p>
      <text:p text:style-name="P367"><text:span text:style-name="T368">This journal entry records when I</text:span><text:span text:style-name="T369">T</text:span><text:span text:style-name="T368">ransaction.</text:span><text:span text:style-name="T365">Rollback</text:span><text:span text:style-name="T369"> is called (explicitly or implicitly).</text:span></text:p>
      <text:h text:style-name="Heading_20_3" text:outline-level="3"><text:bookmark-start text:name="__RefHeading___Toc14849_1656227443"/>Transaction Rollback retaining:<text:bookmark-end text:name="__RefHeading___Toc14849_1656227443"/></text:h>
      <text:p text:style-name="P651">*r:&lt;date/time&gt;,&lt;session id&gt;,&lt;transaction no.&gt;,&lt;old transaction no.&gt;</text:p>
      <text:p text:style-name="P369">This journal entry records when I<text:span text:style-name="T369">T</text:span>ransaction.<text:span text:style-name="T371">Rollback</text:span><text:span text:style-name="T369">Retaining is called.</text:span></text:p>
      <text:h text:style-name="P870" text:outline-level="3"><text:bookmark-start text:name="__RefHeading___Toc14851_1656227443"/>Update/Insert/Delete<text:bookmark-end text:name="__RefHeading___Toc14851_1656227443"/></text:h>
      <text:p text:style-name="P651">*Q:&lt;date/time&gt;,&lt;session id&gt;,&lt;transaction no.&gt;,&lt;length of query text in bytes&gt;:&lt;query text&gt;</text:p>
      <text:p text:style-name="P368">This journal entry records a query execution. The query text is the original SQL query with the parameter names or placeholders substituted with the literal value of each parameter. In the case of binary blobs and arrays, the TIBXScript syntax is used <text:span text:style-name="T378">to encode the value as text</text:span>.</text:p>
      <text:h text:style-name="P829" text:outline-level="2"><text:bookmark-start text:name="__RefHeading___Toc14853_1656227443"/>Reading the Journal File<text:bookmark-end text:name="__RefHeading___Toc14853_1656227443"/></text:h>
      <text:p text:style-name="P367"><text:span text:style-name="T367">The journal is intended to be both human and machine readable. In order to support programmatic parsing of the journal file, the class TJournalProcessor may be found in the IBUtils unit. </text:span><text:span text:style-name="T367"><text:sequence-ref text:reference-format="category-and-value" text:ref-name="refFigure0">Figure 1</text:sequence-ref></text:span><text:span text:style-name="T367"><text:s/></text:span><text:span text:style-name="T367"><text:sequence-ref text:reference-format="direction" text:ref-name="refFigure0">above</text:sequence-ref></text:span><text:span text:style-name="T367"><text:s/></text:span><text:span text:style-name="T375">provides an example of a class used to </text:span><text:span text:style-name="T326">format</text:span><text:span text:style-name="T375"> a journal file.</text:span></text:p>
      <text:h text:style-name="P831" text:outline-level="2"><text:bookmark-start text:name="__RefHeading___Toc14855_1656227443"/>Using a Journal File for Failure Recovery<text:bookmark-end text:name="__RefHeading___Toc14855_1656227443"/></text:h>
      <text:p text:style-name="P203">It is possible to read and replay a journal file in order to repeat the activity on a transaction that has been otherwise lost. However, there will always be an uncertainty about whether the last transaction commit recorded in the journal was applied on the server prior to the crash. </text:p>
      <text:p text:style-name="P203">In order to remove this uncertainty, a server side database table is used to record actual transaction completion and may be used to resolve any ambiguity during recover. This table (IBX$JOURNALS) is used when joNoServerTable is not present in the Journal File Options.</text:p>
      <text:h text:style-name="P871" text:outline-level="3"><text:bookmark-start text:name="__RefHeading___Toc14857_1656227443"/>Database Scheme Dependencies<text:bookmark-end text:name="__RefHeading___Toc14857_1656227443"/></text:h>
      <text:p text:style-name="P366">The following table and generator must be present in the database in order to support journaling <text:span text:style-name="T378">when </text:span><text:span text:style-name="T375">joNoServerTable is not present in the Journal File Options</text:span>:</text:p>
      <text:p text:style-name="P652"><text:s text:c="4"/>Create Table <text:span text:style-name="T372">IBX$JOURNALS</text:span>(</text:p>
      <text:p text:style-name="P652"><text:s text:c="6"/>IBX$SessionID Integer not null, </text:p>
      <text:p text:style-name="P652"><text:s text:c="6"/>IBX$TransactionID Integer not null, </text:p>
      <text:p text:style-name="P652"><text:s text:c="6"/>IBX$OldTransactionID Integer, </text:p>
      <text:p text:style-name="P652"><text:s text:c="6"/>IBX$USER VarChar(32) Default CURRENT_USER, </text:p>
      <text:p text:style-name="P652"><text:s text:c="6"/>IBX$TIMESTAMP TIMESTAMP Default CURRENT_TIMESTAMP, </text:p>
      <text:p text:style-name="P652"><text:s text:c="6"/>Primary Key(IBX$SessionID,IBX$TransactionID)</text:p>
      <text:p text:style-name="P652"><text:s text:c="4"/>);</text:p>
      <text:p text:style-name="P652"><text:s text:c="2"/>CREATE SEQUENCE IBX$SESSIONS;</text:p>
      <text:p text:style-name="P365">If these tables are not present when journaling is enabled, the client will attempt to create the tables. However, it is recommended that they are created as part of the database schema in order to avoid having to give potentially every client table creation privilege.</text:p>
      <text:h text:style-name="P872" text:outline-level="3"><text:bookmark-start text:name="__RefHeading___Toc14859_1656227443"/><text:bookmark-start text:name="__RefNumPara__14794_1656227443"/>Use of <text:s/>IBX$JOURNALS and IBX$SESSIONS<text:bookmark-end text:name="__RefHeading___Toc14859_1656227443"/><text:bookmark-end text:name="__RefNumPara__14794_1656227443"/></text:h>
      <text:list xml:id="list1395469913" text:style-name="L45">
        <text:list-item>
          <text:p text:style-name="P975"><text:span text:style-name="T361">When the </text:span><text:span text:style-name="T376">StartJournaling </text:span><text:span text:style-name="T361">function is called, a unique session id is obtained using the database's IBX$SESSIONS generator. </text:span><text:span text:style-name="T376">The session id is returned as the result of the function. </text:span><text:span text:style-name="T378">It is used for all IBX$JOURNAL rows inserted for the current session.</text:span></text:p>
        </text:list-item>
        <text:list-item>
          <text:p text:style-name="P975"><text:span text:style-name="T363">If</text:span><text:span text:style-name="T366"> RetainJournal </text:span><text:span text:style-name="T362">is false </text:span><text:span text:style-name="T327">when StopJournaling is called</text:span><text:span text:style-name="T362">, the IBX$JOURNALS entry for the current session </text:span><text:span text:style-name="T376">is </text:span><text:span text:style-name="T362">removed.</text:span></text:p>
        </text:list-item>
        <text:list-item>
          <text:p text:style-name="P976">On transaction start: <text:span text:style-name="T377">A row in the IBX$JOURNALS table is created with the session id and transaction no as its primary key. The row is created using th</text:span><text:span text:style-name="T370">e newly started</text:span><text:span text:style-name="T377"> transaction and will only become visible to other transactions once the transaction is commit</text:span><text:span text:style-name="T370">ted</text:span><text:span text:style-name="T377">. The idea is that this entry can be used to determine if a transaction in the journal file has or has not been fully committed to the database. </text:span></text:p>
        </text:list-item>
        <text:list-item>
          <text:p text:style-name="P976">On Transaction Commit Retaining: <text:span text:style-name="T364">A new</text:span><text:span text:style-name="T369"> IBX$JOURNALS entry </text:span><text:span text:style-name="T367">is made recording both the new transaction no. and the old transaction no</text:span><text:span text:style-name="T369">. </text:span><text:span text:style-name="T367">Note that while the context is retained, a new transaction is otherwise started </text:span><text:span text:style-name="T370">following a commit retaining, </text:span><text:span text:style-name="T367">and has a new transaction no.</text:span></text:p>
        </text:list-item>
        <text:list-item>
          <text:p text:style-name="P976">On Transaction Rollback Retaining: <text:span text:style-name="T364">A new</text:span><text:span text:style-name="T369"> IBX$JOURNALS entry </text:span><text:span text:style-name="T367">is made recording both the new transaction no. and the old transaction no</text:span><text:span text:style-name="T369">. </text:span><text:span text:style-name="T367">Note that while the context is retained, a new transaction is otherwise started </text:span><text:span text:style-name="T370">following a commit retaining, </text:span><text:span text:style-name="T367">and has a new transaction no.</text:span></text:p>
        </text:list-item>
      </text:list>
      <text:h text:style-name="P874" text:outline-level="3"><text:bookmark-start text:name="__RefHeading___Toc14861_1656227443"/>Use of the IBX$JOURNALS Table for Recovery<text:bookmark-end text:name="__RefHeading___Toc14861_1656227443"/></text:h>
      <text:p text:style-name="P204">When a transaction is committed, the corresponding row for the transaction becomes visible to other users and is now permanently present until explicitly removed. This provides a clear indication that the transaction successfully completed and all changes were committed to the database.</text:p>
      <text:p text:style-name="P204">Correspondingly, if a transaction is recorded in the journal file and, even if this includes a Transaction Commit, the absence of the corresponding row in the IBX$JOURNALS table implies that the transaction had not successfully completed at the time of the failure and should be repeated using the journaled activity for that transaction.</text:p>
      <text:list xml:id="list1757337334" text:style-name="WW8Num2">
        <text:list-item>
          <text:h text:style-name="P774" text:outline-level="1"><text:bookmark-start text:name="__RefHeading___Toc10954_2641498334"/><text:bookmark-start text:name="__RefNumPara__7801_628015621"/><text:line-break/><text:line-break/>Parameter Blocks<text:bookmark-end text:name="__RefHeading___Toc10954_2641498334"/><text:bookmark-end text:name="__RefNumPara__7801_628015621"/></text:h>
        </text:list-item>
      </text:list>
      <text:p text:style-name="P18">Many of the Firebird API calls require the use of parameter blocks in order to pass the various parameters and options that the user may set. These include:</text:p>
      <text:list xml:id="list2103934878" text:style-name="L46">
        <text:list-item>
          <text:p text:style-name="P951">The Database Parameter Block (DPB)</text:p>
        </text:list-item>
        <text:list-item>
          <text:p text:style-name="P951">The Transaction Parameter Block (TPB)</text:p>
        </text:list-item>
        <text:list-item>
          <text:p text:style-name="P951">The Service Parameter Block (SPB)</text:p>
        </text:list-item>
        <text:list-item>
          <text:p text:style-name="P951">The Service Request Block (SRB)</text:p>
        </text:list-item>
        <text:list-item>
          <text:p text:style-name="P951">The Service Query Parameter Block (SQRB)</text:p>
        </text:list-item>
        <text:list-item>
          <text:p text:style-name="P951">The Blob Parameter Block (BPB).</text:p>
        </text:list-item>
      </text:list>
      <text:p text:style-name="P122">Each has a slightly different format with, for example, variations in the way that integers and strings are encoded, <text:span text:style-name="T148">and with no obvious pattern</text:span>. The <text:span text:style-name="T12">fbintf</text:span> aims to hide these differences and <text:span text:style-name="T189">to </text:span>present a standard approach to the user.</text:p>
      <text:p text:style-name="P122">In the <text:span text:style-name="T12">fbintf</text:span>, parameter blocks are managed opaquely through an interface. An API call is provided to provide an interface to an initially empty parameter <text:span text:style-name="T173">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3">said to be </text:span>encoded as a “clumplet”.</text:p>
      <text:p text:style-name="P122">It is possible to enumerate all parameters in a block or to find a parameter by its symbolic constant. The current value of a parameter can also be read.</text:p>
      <text:p text:style-name="P122">Given the variations in encoding, each type of parameter block has its own strongly typed interface, <text:span text:style-name="T149">whilst</text:span> provid<text:span text:style-name="T194">ing</text:span> the same function<text:span text:style-name="T149">s except for the return types</text:span>. <text:span text:style-name="T149">A generic is used</text:span> to define the basic interface <text:span text:style-name="T149">which is</text:span> then specialize<text:span text:style-name="T149">d</text:span> for each <text:span text:style-name="T149">parameter </text:span>block. However, in order to improve the readability of the interface, each <text:span text:style-name="T149">parameter block interface described in this document is presented in its expanded form</text:span>.</text:p>
      <text:p text:style-name="P278">The Parameter Block Interface</text:p>
      <text:p text:style-name="P277">The Database Parameter Block (DPB) is used here as an example and is defined as:</text:p>
      <text:p text:style-name="P596"><text:soft-page-break/>IDPB = interface</text:p>
      <text:p text:style-name="P596"><text:s text:c="4"/>function getCount: integer;</text:p>
      <text:p text:style-name="P596"><text:s text:c="4"/>function Add(ParamType: byte): IDPBItem;</text:p>
      <text:p text:style-name="P596"><text:s text:c="4"/>function getItems(index: integer): IDPBItem;</text:p>
      <text:p text:style-name="P596"><text:s text:c="4"/>function Find(ParamType: byte): IDPBItem;</text:p>
      <text:p text:style-name="P596"><text:s text:c="4"/><text:span text:style-name="T182">procedure Printbuf;</text:span></text:p>
      <text:p text:style-name="P596"><text:s text:c="4"/>property Count: integer read getCount;</text:p>
      <text:p text:style-name="P596"><text:s text:c="4"/>property Items[index: integer]: IDPBItem read getItems; default;</text:p>
      <text:p text:style-name="P596">end; <text:s text:c="5"/></text:p>
      <text:list xml:id="list4186054772" text:style-name="L47">
        <text:list-item>
          <text:p text:style-name="P1005">The <text:s/>getCount method returns the number of items in the block.</text:p>
        </text:list-item>
        <text:list-item>
          <text:p text:style-name="P1005">The Add method adds a new parameter item and returns an interface to it.</text:p>
        </text:list-item>
        <text:list-item>
          <text:p text:style-name="P1005">The getItems method accesses and returns an interface to a parameter by position (in the order the parameters are added.</text:p>
        </text:list-item>
        <text:list-item>
          <text:p text:style-name="P1005">The Find method returns <text:s/>an interface to a parameter by parameter type and returns nil if the requested parameter is not found.</text:p>
        </text:list-item>
        <text:list-item>
          <text:p text:style-name="P1006">PrintBuf is a debugging aid <text:span text:style-name="T189">that </text:span>formats and prints to stdout (using writelns) the output buffer as hex bytes.</text:p>
        </text:list-item>
      </text:list>
      <text:p text:style-name="P281">The interface returned to a parameter block item is also strongly typed and is different for each parameter block. The IDPBItem interface is defined as:</text:p>
      <text:p text:style-name="P598">IDPBItem = interface(IParameterBlockItem) end;</text:p>
      <text:p text:style-name="P281">That is it's a simpl<text:span text:style-name="T173">e</text:span> subclass of the generic <text:s/>IParameterBlockItem interface.</text:p>
      <text:p text:style-name="P279">The IParameterBlockItem Interface</text:p>
      <text:p text:style-name="P281">This is the ancestor for all parameter block item interfaces as is defined as:</text:p>
      <text:p text:style-name="P598">IParameterBlockItem = interface</text:p>
      <text:p text:style-name="P598"><text:s text:c="4"/>function getParamType: byte;</text:p>
      <text:p text:style-name="P598"><text:s text:c="4"/>function getAsInteger: integer;</text:p>
      <text:p text:style-name="P598"><text:s text:c="4"/>function getAsString: AnsiString;</text:p>
      <text:p text:style-name="P598"><text:s text:c="4"/>function getAsByte: byte;</text:p>
      <text:p text:style-name="P598"><text:s text:c="4"/>procedure setAsString(aValue: AnsiString);</text:p>
      <text:p text:style-name="P598"><text:s text:c="4"/>procedure setAsByte(aValue: byte);</text:p>
      <text:p text:style-name="P598"><text:s text:c="4"/>procedure SetAsInteger(aValue: integer);</text:p>
      <text:p text:style-name="P598"><text:s text:c="4"/>property AsString: AnsiString read getAsString write setAsString;</text:p>
      <text:p text:style-name="P598"><text:s text:c="4"/>property AsByte: byte read getAsByte write setAsByte;</text:p>
      <text:p text:style-name="P598"><text:s text:c="4"/>property AsInteger: integer read getAsInteger write SetAsInteger;</text:p>
      <text:p text:style-name="P598">end;</text:p>
      <text:p text:style-name="P281">The interface's methods should be intuitively understood from their names. </text:p>
      <text:list xml:id="list3072481758" text:style-name="L48">
        <text:list-item>
          <text:p text:style-name="P977">The getParamType method returns the value of the symbolic constant used to “add” the parameter.</text:p>
        </text:list-item>
        <text:list-item>
          <text:p text:style-name="P977">There are “getters” and “setters” for integer, byte and string values, as well as corresponding properties.</text:p>
        </text:list-item>
      </text:list>
      <text:p text:style-name="P281">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7">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279293213520">
            <table:table-cell table:style-name="Table16.A1" office:value-type="string">
              <text:p text:style-name="P385">Interface</text:p>
            </table:table-cell>
            <table:table-cell table:style-name="Table16.A1" office:value-type="string">
              <text:p text:style-name="P385">Integer Encoding</text:p>
            </table:table-cell>
            <table:table-cell table:style-name="Table16.A1" office:value-type="string">
              <text:p text:style-name="P385">String Encoding</text:p>
            </table:table-cell>
            <table:table-cell table:style-name="Table16.D1" office:value-type="string">
              <text:p text:style-name="P385">Byte Encoding</text:p>
            </table:table-cell>
          </table:table-row>
        </table:table-header-rows>
        <table:table-row table:style-name="TableLine94279292724688">
          <table:table-cell table:style-name="Table16.A2" office:value-type="string">
            <text:p text:style-name="P411">IDPB</text:p>
          </table:table-cell>
          <table:table-cell table:style-name="Table16.A2" office:value-type="string">
            <text:p text:style-name="P414">No length bytes, (four bytes containing the integer value (LSB first)</text:p>
          </table:table-cell>
          <table:table-cell table:style-name="Table16.A2" office:value-type="string">
            <text:p text:style-name="P412">Max string length 255 bytes. Encoded as one length byte plus variable number of character bytes</text:p>
          </table:table-cell>
          <table:table-cell table:style-name="Table16.D2" office:value-type="string">
            <text:p text:style-name="P412">One length byte (always set to <text:span text:style-name="T149">one</text:span>), plus one byte containing the value.</text:p>
          </table:table-cell>
        </table:table-row>
        <table:table-row table:style-name="TableLine94279292732848">
          <table:table-cell table:style-name="Table16.A2" office:value-type="string">
            <text:p text:style-name="P411">ITPB</text:p>
          </table:table-cell>
          <table:table-cell table:style-name="Table16.A2" office:value-type="string">
            <text:p text:style-name="P417">Not used</text:p>
          </table:table-cell>
          <table:table-cell table:style-name="Table16.A2" office:value-type="string">
            <text:p text:style-name="P415">Max string length 255 bytes. Encoded as one length byte plus variable number of character bytes</text:p>
          </table:table-cell>
          <table:table-cell table:style-name="Table16.D2" office:value-type="string">
            <text:p text:style-name="P417">Not used</text:p>
          </table:table-cell>
        </table:table-row>
        <table:table-row table:style-name="TableLine94279292736000">
          <table:table-cell table:style-name="Table16.A2" office:value-type="string">
            <text:p text:style-name="P411">ISPB</text:p>
          </table:table-cell>
          <table:table-cell table:style-name="Table16.A2" office:value-type="string">
            <text:p text:style-name="P418">Not use<text:span text:style-name="T173">d</text:span></text:p>
          </table:table-cell>
          <table:table-cell table:style-name="Table16.A2" office:value-type="string">
            <text:p text:style-name="P412">Max string length 255 bytes. Encoded as one length byte plus variable number of character bytes</text:p>
          </table:table-cell>
          <table:table-cell table:style-name="Table16.D2" office:value-type="string">
            <text:p text:style-name="P418">Not used</text:p>
          </table:table-cell>
        </table:table-row>
        <table:table-row table:style-name="TableLine94279292740112">
          <table:table-cell table:style-name="Table16.A2" office:value-type="string">
            <text:p text:style-name="P411">ISQRB</text:p>
          </table:table-cell>
          <table:table-cell table:style-name="Table16.A2" office:value-type="string">
            <text:p text:style-name="P412">Two length bytes (always set to four), plus four bytes containing the integer value (LSB first)</text:p>
          </table:table-cell>
          <table:table-cell table:style-name="Table16.A2" office:value-type="string">
            <text:p text:style-name="P413">Max string length 65535 bytes. Encoded as two length bytes plus variable number of character bytes</text:p>
          </table:table-cell>
          <table:table-cell table:style-name="Table16.D2" office:value-type="string">
            <text:p text:style-name="P418">Not used</text:p>
          </table:table-cell>
        </table:table-row>
        <table:table-row table:style-name="TableLine94279292744736">
          <table:table-cell table:style-name="Table16.A2" office:value-type="string">
            <text:p text:style-name="P411">ISRB</text:p>
          </table:table-cell>
          <table:table-cell table:style-name="Table16.A2" office:value-type="string">
            <text:p text:style-name="P412">No length bytes, (four bytes containing the integer value (LSB first)</text:p>
          </table:table-cell>
          <table:table-cell table:style-name="Table16.A2" office:value-type="string">
            <text:p text:style-name="P412">Max string length 65535 bytes. Encoded as two length bytes plus variable number of character bytes</text:p>
          </table:table-cell>
          <table:table-cell table:style-name="Table16.D2" office:value-type="string">
            <text:p text:style-name="P412">No length byte. Single byte value.</text:p>
          </table:table-cell>
        </table:table-row>
        <table:table-row table:style-name="TableLine94279292747696">
          <table:table-cell table:style-name="Table16.A2" office:value-type="string">
            <text:p text:style-name="P411">IBPB</text:p>
          </table:table-cell>
          <table:table-cell table:style-name="Table16.A2" office:value-type="string">
            <text:p text:style-name="P412">One length byte (always set to four), plus four bytes containing the integer value (LSB first)</text:p>
          </table:table-cell>
          <table:table-cell table:style-name="Table16.A2" office:value-type="string">
            <text:p text:style-name="P418">Not used</text:p>
          </table:table-cell>
          <table:table-cell table:style-name="Table16.D2" office:value-type="string">
            <text:p text:style-name="P418">Not used</text:p>
          </table:table-cell>
        </table:table-row>
        <table:table-row table:style-name="TableLine94279292753392">
          <table:table-cell table:style-name="Table16.A2" office:value-type="string">
            <text:p text:style-name="P451">IDIRB</text:p>
          </table:table-cell>
          <table:table-cell table:style-name="Table16.A2" office:value-type="string">
            <text:p text:style-name="P416">Two length bytes (always set to four), plus four bytes containing the integer value (LSB first)</text:p>
          </table:table-cell>
          <table:table-cell table:style-name="Table16.A2" office:value-type="string">
            <text:p text:style-name="P418">Not used</text:p>
          </table:table-cell>
          <table:table-cell table:style-name="Table16.D2" office:value-type="string">
            <text:p text:style-name="P418">Not used</text:p>
          </table:table-cell>
        </table:table-row>
      </table:table>
      <text:p text:style-name="P281"/>
      <text:p text:style-name="P279">Example</text:p>
      <text:p text:style-name="P510"><text:soft-page-break/>var MyDPB: IDPB;</text:p>
      <text:p text:style-name="P510">begin</text:p>
      <text:p text:style-name="P510"><text:s text:c="2"/>MyDPB := FirebirdAPI.AllocateDPB;</text:p>
      <text:p text:style-name="P510"><text:s text:c="2"/>MyDPB.Add(isc_dpb_user_name).AsString :<text:span text:style-name="T78">= </text:span>'SYSDBA';</text:p>
      <text:p text:style-name="P510"><text:s text:c="2"/>MyDPB.Add(isc_dpb_password).AsString :<text:span text:style-name="T78">= </text:span>'masterkey';</text:p>
      <text:p text:style-name="P510"><text:s text:c="2"/>MyDPB.Add(isc_dpb_lc_ctype).AsString :<text:span text:style-name="T78">= </text:span>'UTF8';</text:p>
      <text:p text:style-name="P510"><text:s text:c="2"/>MyDPB.Add(isc_dpb_set_db_SQL_dialect).AsByte :<text:span text:style-name="T78">= </text:span>3;</text:p>
      <text:p text:style-name="P219">is a typical example of the use of IDPB to populate a DPB prior to attaching to the database. Note that the parameter to the <text:span text:style-name="T64">Add</text:span> method is one of the DPB symbolic constants defined by the Firebird API. </text:p>
      <text:p text:style-name="P681">The following provides an example of enumerating a DPB to print out each parameter's value:</text:p>
      <text:p text:style-name="P513">procedure TTestBase.PrintDPB(<text:span text:style-name="T75">MyDPB</text:span>: IDPB);</text:p>
      <text:p text:style-name="P513">var i: integer;</text:p>
      <text:p text:style-name="P513">begin</text:p>
      <text:p text:style-name="P513"><text:s text:c="2"/>writeln('DPB');</text:p>
      <text:p text:style-name="P513"><text:s text:c="2"/>writeln('Count = ', <text:span text:style-name="T75">MyDPB</text:span>.getCount);</text:p>
      <text:p text:style-name="P513"><text:s text:c="2"/>for i := 0 to <text:span text:style-name="T75">MyDPB</text:span>.getCount - 1 do</text:p>
      <text:p text:style-name="P513"><text:s text:c="4"/>writeln(<text:span text:style-name="T75">MyDPB</text:span>[i].getParamType,' = ', <text:span text:style-name="T75">MyDPB</text:span>[i].AsString);</text:p>
      <text:p text:style-name="P513"><text:s text:c="2"/>writeln;</text:p>
      <text:p text:style-name="P513">end;</text:p>
      <text:list xml:id="list93951901220702" text:continue-list="list1757337334" text:style-name="WW8Num2">
        <text:list-item>
          <text:h text:style-name="Appendix" text:outline-level="1"><text:bookmark-start text:name="__RefHeading__7766_1133990803"/><text:line-break/><text:line-break/><text:span text:style-name="T153">Example Parsing of the Service Response Block</text:span><text:bookmark-end text:name="__RefHeading__7766_1133990803"/></text:h>
        </text:list-item>
      </text:list>
      <text:p text:style-name="Highlighted">Note: Forward declarations omitted for clarity.</text:p>
      <text:p text:style-name="P672">function WriteServiceQueryResult(QueryResult: IServiceQueryResults): boolean;</text:p>
      <text:p text:style-name="P715">var i: integer;</text:p>
      <text:p text:style-name="P715"><text:s text:c="4"/>line: AnsiString;</text:p>
      <text:p text:style-name="P715">begin</text:p>
      <text:p text:style-name="P715"><text:s text:c="2"/>Result := true;</text:p>
      <text:p text:style-name="P715"><text:s text:c="2"/>for i := 0 to QueryResult.GetCount - 1 do</text:p>
      <text:p text:style-name="P715"><text:s text:c="2"/>with QueryResult[i] do</text:p>
      <text:p text:style-name="P715"><text:s text:c="2"/>case getItemType of</text:p>
      <text:p text:style-name="P715"><text:s text:c="2"/>isc_info_svc_version:</text:p>
      <text:p text:style-name="P715"><text:s text:c="4"/>writeln('Service Manager Version = ',getAsInteger);</text:p>
      <text:p text:style-name="P715"><text:s text:c="2"/>isc_info_svc_server_version:</text:p>
      <text:p text:style-name="P715"><text:s text:c="4"/>writeln('Server Version = ',getAsString);</text:p>
      <text:p text:style-name="P715"><text:s text:c="2"/>isc_info_svc_implementation:</text:p>
      <text:p text:style-name="P715"><text:s text:c="4"/>writeln('Implementation = ',getAsString);</text:p>
      <text:p text:style-name="P715"><text:s text:c="2"/>isc_info_svc_get_license:</text:p>
      <text:p text:style-name="P715"><text:s text:c="4"/>writeLicence(QueryResult[i]);</text:p>
      <text:p text:style-name="P715"><text:s text:c="2"/>isc_info_svc_get_license_mask:</text:p>
      <text:p text:style-name="P715"><text:s text:c="4"/>writeln('Licence Mask = ',getAsInteger);</text:p>
      <text:p text:style-name="P715"><text:s text:c="2"/>isc_info_svc_capabilities:</text:p>
      <text:p text:style-name="P715"><text:s text:c="4"/>writeln('Capabilities = ',getAsInteger);</text:p>
      <text:p text:style-name="P715"><text:s text:c="2"/>isc_info_svc_get_config:</text:p>
      <text:p text:style-name="P715"><text:s text:c="4"/>WriteConfig(QueryResult[i]);</text:p>
      <text:p text:style-name="P715"><text:s text:c="2"/>isc_info_svc_get_env:</text:p>
      <text:p text:style-name="P715"><text:s text:c="4"/>writeln('Root Directory = ',getAsString);</text:p>
      <text:p text:style-name="P715"><text:s text:c="2"/>isc_info_svc_get_env_lock:</text:p>
      <text:p text:style-name="P715"><text:s text:c="4"/>writeln('Lock Directory = ',getAsString);</text:p>
      <text:p text:style-name="P715"><text:s text:c="2"/>isc_info_svc_get_env_msg:</text:p>
      <text:p text:style-name="P715"><text:s text:c="4"/>writeln('Message File = ',getAsString);</text:p>
      <text:p text:style-name="P715"><text:s text:c="2"/>isc_info_svc_user_dbpath:</text:p>
      <text:p text:style-name="P715"><text:s text:c="4"/>writeln('Security File = ',getAsString);</text:p>
      <text:p text:style-name="P715"><text:s text:c="2"/>isc_info_svc_get_licensed_users:</text:p>
      <text:p text:style-name="P715"><text:s text:c="4"/>writeln('Max Licenced Users = ',getAsInteger);</text:p>
      <text:p text:style-name="P715"><text:s text:c="2"/>isc_info_svc_get_users:</text:p>
      <text:p text:style-name="P715"><text:s text:c="4"/>WriteUsers(QueryResult[i]);</text:p>
      <text:p text:style-name="P715"><text:s text:c="2"/>isc_info_svc_svr_db_info:</text:p>
      <text:p text:style-name="P715"><text:s text:c="4"/>WriteDBAttachments(QueryResult[i]);</text:p>
      <text:p text:style-name="P715"><text:s text:c="2"/>isc_info_svc_line:</text:p>
      <text:p text:style-name="P715"><text:s text:c="4"/>begin</text:p>
      <text:p text:style-name="P715"><text:s text:c="6"/>line := getAsString;</text:p>
      <text:p text:style-name="P715"><text:s text:c="6"/>writeln(line);</text:p>
      <text:p text:style-name="P715"><text:s text:c="6"/>Result := line &lt;&gt; '';</text:p>
      <text:p text:style-name="P715"><text:s text:c="4"/>end;</text:p>
      <text:p text:style-name="P715"><text:s text:c="2"/>isc_info_svc_running:</text:p>
      <text:p text:style-name="P715"><text:s text:c="4"/>writeln('Is Running = ',getAsInteger);</text:p>
      <text:p text:style-name="P715"><text:soft-page-break/><text:s text:c="2"/>isc_info_svc_limbo_trans:</text:p>
      <text:p text:style-name="P715"><text:s text:c="4"/>WriteLimboTransactions(QueryResult[i]);</text:p>
      <text:p text:style-name="P620"><text:s text:c="2"/>isc_info_svc_to_eof,</text:p>
      <text:p text:style-name="P715"><text:s text:c="2"/>isc_info_svc_timeout,</text:p>
      <text:p text:style-name="P715"><text:s text:c="2"/>isc_info_truncated,</text:p>
      <text:p text:style-name="P715"><text:s text:c="2"/>isc_info_data_not_ready,</text:p>
      <text:p text:style-name="P715"><text:s text:c="2"/>isc_info_svc_stdin:</text:p>
      <text:p text:style-name="P715"><text:s text:c="4"/>{ignore};</text:p>
      <text:p text:style-name="P715"><text:s text:c="2"/>else</text:p>
      <text:p text:style-name="P715"><text:s text:c="4"/>writeln('Unknown Service Response Item ', getItemType);</text:p>
      <text:p text:style-name="P715"><text:s text:c="2"/>end;</text:p>
      <text:p text:style-name="P715"><text:s text:c="2"/>writeln;</text:p>
      <text:p text:style-name="P715">end;</text:p>
      <text:p text:style-name="P715"/>
      <text:p text:style-name="P715">procedure WriteDBAttachments(att: IServiceQueryResultItem);</text:p>
      <text:p text:style-name="P715">var i: integer;</text:p>
      <text:p text:style-name="P715">begin</text:p>
      <text:p text:style-name="P715"><text:s text:c="2"/>writeln('DB Attachments');</text:p>
      <text:p text:style-name="P715"><text:s text:c="2"/>for i := 0 to att.getCount - 1 do</text:p>
      <text:p text:style-name="P715"><text:s text:c="2"/>with att[i] do</text:p>
      <text:p text:style-name="P715"><text:s text:c="2"/>case getItemType of</text:p>
      <text:p text:style-name="P715"><text:s text:c="2"/>isc_spb_num_att:</text:p>
      <text:p text:style-name="P715"><text:s text:c="4"/>writeln('No. of Attachments = ',getAsInteger);</text:p>
      <text:p text:style-name="P715"><text:s text:c="2"/>isc_spb_num_db:</text:p>
      <text:p text:style-name="P715"><text:s text:c="4"/>writeln('Databases In Use = ',getAsInteger);</text:p>
      <text:p text:style-name="P715"><text:s text:c="2"/>isc_spb_dbname:</text:p>
      <text:p text:style-name="P715"><text:s text:c="4"/>writeln('DB Name = ',getAsString);</text:p>
      <text:p text:style-name="P715"><text:s text:c="2"/>end;</text:p>
      <text:p text:style-name="P715">end;</text:p>
      <text:p text:style-name="P715"/>
      <text:p text:style-name="P715">procedure WriteLimboTransactions(limbo: IServiceQueryResultItem);</text:p>
      <text:p text:style-name="P715">var i: integer;</text:p>
      <text:p text:style-name="P715">begin</text:p>
      <text:p text:style-name="P715"><text:s text:c="2"/>writeln('Limbo Transactions');</text:p>
      <text:p text:style-name="P715"><text:s text:c="2"/>for i := 0 to limbo.getCount - 1 do</text:p>
      <text:p text:style-name="P715"><text:s text:c="2"/>with limbo[i] do</text:p>
      <text:p text:style-name="P715"><text:s text:c="2"/>case getItemType of</text:p>
      <text:p text:style-name="P715"><text:s text:c="2"/>isc_spb_single_tra_id:</text:p>
      <text:p text:style-name="P715"><text:s text:c="4"/>writeln('Single DB Transaction = ',getAsInteger);</text:p>
      <text:p text:style-name="P715"><text:s text:c="2"/>isc_spb_multi_tra_id:</text:p>
      <text:p text:style-name="P715"><text:s text:c="4"/>writeln('Multi DB Transaction = ',getAsInteger);</text:p>
      <text:p text:style-name="P715"><text:s text:c="2"/>isc_spb_tra_host_site:</text:p>
      <text:p text:style-name="P715"><text:s text:c="4"/>writeln('Host Name = ',getAsString);</text:p>
      <text:p text:style-name="P715"><text:s text:c="2"/>isc_spb_tra_advise:</text:p>
      <text:p text:style-name="P715"><text:s text:c="4"/>writeln('Resolution Advisory = ',getAsInteger);</text:p>
      <text:p text:style-name="P715"><text:s text:c="2"/>isc_spb_tra_remote_site:</text:p>
      <text:p text:style-name="P715"><text:s text:c="4"/>writeln('Server Name = ',getAsString);</text:p>
      <text:p text:style-name="P715"><text:s text:c="2"/>isc_spb_tra_db_path:</text:p>
      <text:p text:style-name="P715"><text:s text:c="4"/>writeln('DB Primary File Name = ',getAsString);</text:p>
      <text:p text:style-name="P715"><text:s text:c="2"/>isc_spb_tra_state:</text:p>
      <text:p text:style-name="P715"><text:s text:c="4"/>begin</text:p>
      <text:p text:style-name="P715"><text:s text:c="6"/>write('State = ');</text:p>
      <text:p text:style-name="P715"><text:s text:c="6"/>case getAsInteger of</text:p>
      <text:p text:style-name="P715"><text:s text:c="8"/>isc_spb_tra_state_limbo:</text:p>
      <text:p text:style-name="P715"><text:s text:c="10"/>writeln('limbo');</text:p>
      <text:p text:style-name="P715"><text:s text:c="8"/>isc_spb_tra_state_commit:</text:p>
      <text:p text:style-name="P715"><text:s text:c="10"/>writeln('commit');</text:p>
      <text:p text:style-name="P715"><text:s text:c="8"/>isc_spb_tra_state_rollback:</text:p>
      <text:p text:style-name="P715"><text:s text:c="10"/>writeln('rollback');</text:p>
      <text:p text:style-name="P715"><text:s text:c="8"/>isc_spb_tra_state_unknown:</text:p>
      <text:p text:style-name="P715"><text:s text:c="10"/>writeln('Unknown');</text:p>
      <text:p text:style-name="P715"><text:s text:c="6"/>end;</text:p>
      <text:p text:style-name="P715"><text:s text:c="4"/>end;</text:p>
      <text:p text:style-name="P715"><text:s text:c="2"/>end;</text:p>
      <text:p text:style-name="P715">end;</text:p>
      <text:p text:style-name="P715"><text:soft-page-break/></text:p>
      <text:p text:style-name="P715">procedure writeLicence(Item: IServiceQueryResultItem);</text:p>
      <text:p text:style-name="P715">var i: integer;</text:p>
      <text:p text:style-name="P715">begin</text:p>
      <text:p text:style-name="P715"><text:s text:c="2"/>for i := 0 to Item.getCount - 1 do</text:p>
      <text:p text:style-name="P715"><text:s text:c="2"/>with Item[i] do</text:p>
      <text:p text:style-name="P715"><text:s text:c="2"/>case getItemType of</text:p>
      <text:p text:style-name="P715"><text:s text:c="4"/>isc_spb_lic_id:</text:p>
      <text:p text:style-name="P715"><text:s text:c="6"/>writeln('Licence ID = ',GetAsString);</text:p>
      <text:p text:style-name="P715"><text:s text:c="4"/>isc_spb_lic_key:</text:p>
      <text:p text:style-name="P715"><text:s text:c="6"/>writeln('Licence Key = ',GetAsString);</text:p>
      <text:p text:style-name="P715"><text:s text:c="2"/>end;</text:p>
      <text:p text:style-name="P715">end;</text:p>
      <text:p text:style-name="P715"/>
      <text:p text:style-name="P715">procedure WriteConfig(config: IServiceQueryResultItem);</text:p>
      <text:p text:style-name="P715">var i: integer;</text:p>
      <text:p text:style-name="P715">begin</text:p>
      <text:p text:style-name="P715"><text:s text:c="2"/>writeln('Firebird Configuration File');</text:p>
      <text:p text:style-name="P715"><text:s text:c="2"/>for i := 0 to config.getCount - 1 do</text:p>
      <text:p text:style-name="P715"><text:s text:c="4"/>writeln('Key = ',config.getItemType,', Value = ',config.getAsInteger);</text:p>
      <text:p text:style-name="P715"><text:s text:c="2"/>writeln;</text:p>
      <text:p text:style-name="P715">end;</text:p>
      <text:p text:style-name="P715"/>
      <text:p text:style-name="P715">procedure WriteUsers(users: IServiceQueryResultItem);</text:p>
      <text:p text:style-name="P715">var i: integer;</text:p>
      <text:p text:style-name="P715">begin</text:p>
      <text:p text:style-name="P715"><text:s text:c="2"/>writeln('Sec. Database User');</text:p>
      <text:p text:style-name="P715"><text:s text:c="2"/>for i := 0 to users.getCount - 1 do</text:p>
      <text:p text:style-name="P715"><text:s text:c="2"/>with users[i] do</text:p>
      <text:p text:style-name="P715"><text:s text:c="2"/>case getItemType of</text:p>
      <text:p text:style-name="P715"><text:s text:c="4"/>isc_spb_sec_username:</text:p>
      <text:p text:style-name="P715"><text:s text:c="6"/>writeln('User Name = ',getAsString);</text:p>
      <text:p text:style-name="P715"><text:s text:c="4"/>isc_spb_sec_firstname:</text:p>
      <text:p text:style-name="P715"><text:s text:c="6"/>writeln('First Name = ',getAsString);</text:p>
      <text:p text:style-name="P715"><text:s text:c="4"/>isc_spb_sec_middlename:</text:p>
      <text:p text:style-name="P715"><text:s text:c="6"/>writeln('Middle Name = ',getAsString);</text:p>
      <text:p text:style-name="P715"><text:s text:c="4"/>isc_spb_sec_lastname:</text:p>
      <text:p text:style-name="P715"><text:s text:c="6"/>writeln('Last Name = ',getAsString);</text:p>
      <text:p text:style-name="P715"><text:s text:c="4"/>isc_spb_sec_userid:</text:p>
      <text:p text:style-name="P715"><text:s text:c="6"/>writeln('User ID = ',getAsInteger);</text:p>
      <text:p text:style-name="P715"><text:s text:c="4"/>isc_spb_sec_groupid:</text:p>
      <text:p text:style-name="P715"><text:s text:c="6"/>writeln('Group ID = ',getAsInteger);</text:p>
      <text:p text:style-name="P715"><text:s text:c="4"/>else</text:p>
      <text:p text:style-name="P715"><text:s text:c="6"/>writeln('Unknown user info ', getItemType);</text:p>
      <text:p text:style-name="P715"><text:s text:c="2"/>end;</text:p>
      <text:p text:style-name="P715"><text:s text:c="2"/>writeln;</text:p>
      <text:p text:style-name="P715">end;</text:p>
      <text:list xml:id="list93951986239683"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74">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93952605403751"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5">Internally, Firebird stores date/time information <text:span text:style-name="T233">as</text:span> <text:span text:style-name="T241">two</text:span> 32-bit signed integers <text:span text:style-name="T241">plus a 16-bit unsigned integer</text:span>:</text:p>
      <text:list xml:id="list2480889093" text:style-name="L49">
        <text:list-item>
          <text:p text:style-name="P942"><text:span text:style-name="T234">Date: In days from </text:span>From 01.01.0001 AD to 31.12.9999 AD <text:span text:style-name="T335">(32 bit signed integer)</text:span></text:p>
        </text:list-item>
        <text:list-item>
          <text:p text:style-name="P943">Time: In deci-milliseconds from 0:00 to 23:59:59.9999 <text:span text:style-name="T335">(32 bit signed integer)</text:span></text:p>
        </text:list-item>
        <text:list-item>
          <text:p text:style-name="P943">Time Zone: <text:span text:style-name="T335">(16 bit unsigned integer)</text:span></text:p>
          <text:list>
            <text:list-item>
              <text:p text:style-name="P943"><text:span text:style-name="T288">The values </text:span>0 to 2878 represent time zone offsets (in minutes) from -23:59 to 23:59</text:p>
            </text:list-item>
            <text:list-item>
              <text:p text:style-name="P943">Higher values identify time zones from the time zone database (see RDB$TIME_ZONES).</text:p>
            </text:list-item>
          </text:list>
        </text:list-item>
      </text:list>
      <text:p text:style-name="P172">Each Date/Time type stores its information in a different combination of the above. <text:span text:style-name="T232">The only combination never used is a Date with a Time Zone. </text:span></text:p>
      <text:list xml:id="list93951911487261" text:continue-list="list93952605403751"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8">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6">A TIMESTAMP WITH TIME ZONE data type is always saved in the database as a GMT timestamp plus a time zone id, regardless of whether it was originally input as GMT or as a local time in the context of some time zone. </text:p>
      <text:p text:style-name="P178"><text:soft-page-break/>Converting a timestamp to a standard time zone (e.g. GMT) makes sense before storing it in a database. <text:span text:style-name="T243">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7">Firebird requires access to a time zone database in order to perform the conversion to and from GMT. <text:span text:style-name="T335">(See </text:span><text:a xlink:type="simple" xlink:href="https://en.wikipedia.org/wiki/Tz_database" text:style-name="Internet_20_link" text:visited-style-name="Visited_20_Internet_20_Link"><text:span text:style-name="T335">https://en.wikipedia.org/wiki/Tz_database</text:span></text:a><text:span text:style-name="T335"> for more information about the tzdata database).</text:span></text:p>
      <text:list xml:id="list93951417488766"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311"><text:span text:style-name="T288">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1016450345" text:style-name="L50">
        <text:list-item>
          <text:p text:style-name="P979">As a time zone database name e.g. Europe/London <text:span text:style-name="T245">or EST5EDT</text:span>.</text:p>
        </text:list-item>
        <text:list-item>
          <text:p text:style-name="P979">As an offset to GMT</text:p>
        </text:list-item>
        <text:list-item>
          <text:p text:style-name="P978"><text:span text:style-name="T244">As an alias to an offset to GMT (e.g. EST or Eastern Standard Time). </text:span><text:span text:style-name="T11">(These are also in the time zone database, but have no daylight savings time info with them)</text:span>.</text:p>
        </text:list-item>
      </text:list>
      <text:p text:style-name="P313"><text:span text:style-name="T245">In all cases, it is possible to convert the timestamp to GMT </text:span>and, indeed this is done when saving the timestamp to the database<text:span text:style-name="T245">. </text:span></text:p>
      <text:p text:style-name="P314">However, consider the following:</text:p>
      <text:list xml:id="list1499600662" text:style-name="L51">
        <text:list-item>
          <text:p text:style-name="P980">01.JUL.2020 7:<text:span text:style-name="T246">00</text:span> America/New_York</text:p>
        </text:list-item>
        <text:list-item>
          <text:p text:style-name="P980">01.JUL.2020 7:<text:span text:style-name="T246">00</text:span> EST5EDT</text:p>
        </text:list-item>
        <text:list-item>
          <text:p text:style-name="P980">01.JUL.2020 06:00 EST</text:p>
        </text:list-item>
        <text:list-item>
          <text:p text:style-name="P980">01.JUL.2020 07:00 -04:00</text:p>
        </text:list-item>
      </text:list>
      <text:p text:style-name="P313"><text:span text:style-name="T245">These are all different ways of entering the same timestamp. </text:span><text:span text:style-name="T242">On the other hand</text:span><text:span text:style-name="T245">, a reader only knows </text:span><text:span text:style-name="T242">that </text:span><text:span text:style-name="T245">they are the same </text:span><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20">are</text:span><text:span text:style-name="T247"> entered and printed out.</text:span></text:p>
      <text:list xml:id="list93951396869571" text:continue-list="list93951417488766"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312">When it comes to rendering a TIMESTAMP WITH TIME ZONE in a report, simply reflecting back the original input data is probably not a useful approach.</text:p>
      <text:p text:style-name="P315">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315"><text:soft-page-break/>Firebird's default is to return a timestamp in the same format as it was entered. However, the report designer <text:span text:style-name="T289">must</text:span> think carefully about whether the original format should be used or, alternatively, <text:span text:style-name="T251">whether </text:span>all timestamps should be rendered in a common format in order to ensure both readability and comparison without the reader having to keep a time zone database in their head.</text:p>
      <text:p text:style-name="Highlighted"><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316">Furthermore, <text:span text:style-name="T254">considering that</text:span>:</text:p>
      <text:list xml:id="list2411939110" text:style-name="L52">
        <text:list-item>
          <text:p text:style-name="P981">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981">A time zone offset alias, such as EST, is independent of daylight savings time. However, it is still necessarily for the reader to know how different time zone aliases relate to GMT when comparing timestamps in different time zones.</text:p>
        </text:list-item>
      </text:list>
      <text:p text:style-name="P313">Either GMT, or local time plus a time zone offset <text:span text:style-name="T304">(e.g. '-05:00') 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17"><text:span text:style-name="T289">The </text:span>IBX <text:span text:style-name="T289">Firebird Pascal Interface </text:span>provides three alternative ways of rendering a TIMESTAMP WITH TIME ZONE as a string:</text:p>
      <text:list xml:id="list1001186491" text:style-name="L53">
        <text:list-item>
          <text:p text:style-name="P982">Default: Timestamp in local time with a time zone offset from GMT.</text:p>
        </text:list-item>
        <text:list-item>
          <text:p text:style-name="P982">Timestamp in GMT (no time zone offset).</text:p>
        </text:list-item>
        <text:list-item>
          <text:p text:style-name="P982">Timestamp with time zone as originally input.</text:p>
        </text:list-item>
      </text:list>
      <text:p text:style-name="P342">The IAttachment extension interface ITimeZoneServices provides methods that may be used to select the way a time zone is rendered as a string. </text:p>
      <text:list xml:id="list93952282605358" text:continue-list="list93951396869571"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19">FB4 introduces the TIME WITH TIME ZONE data type.</text:p>
      <text:p text:style-name="P320">The TIME data type is a longstanding Firebird data type that records a time in the range 0:00..23:59.<text:span text:style-name="T304">9999</text:span> and to a precision of 10<text:span text:style-name="T248">-4</text:span> seconds. The <text:span text:style-name="T255">TIME WITH TIME ZONE data type </text:span>extends this to include a time zone identifier as part of the value saved in the database.</text:p>
      <text:p text:style-name="P175">A TIME WITH TIME ZONE data type is always saved in the database as a GMT timestamp plus a time zone id, regardless of whether it was originally input as GMT or as a local time in the context of some time zone.</text:p>
      <text:p text:style-name="P320">A TIME data type may be used for many purpose:</text:p>
      <text:list xml:id="list4203768318" text:style-name="L54">
        <text:list-item>
          <text:p text:style-name="P983"><text:soft-page-break/>It can be an elapsed time (&lt; 24 hours) as recorded on a stop watch, or a time code on a video stream.</text:p>
        </text:list-item>
        <text:list-item>
          <text:p text:style-name="P983">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983">It can be a scheduled time on some day in the future. This can be any day or a day in a week. For example, shop opening and closing hours may be recorded as a pair of times on a specified day of the week.</text:p>
        </text:list-item>
        <text:list-item>
          <text:p text:style-name="P984">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83">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93951822471787" text:continue-list="list93952282605358" text:style-name="WW8Num2">
        <text:list-item>
          <text:list>
            <text:list-item>
              <text:list>
                <text:list-item>
                  <text:h text:style-name="A3" text:outline-level="3"><text:bookmark-start text:name="__RefHeading___Toc10964_2641498334"/>Input<text:span text:style-name="T258">ting a TIME WITH TIME ZONE Data Type</text:span><text:bookmark-end text:name="__RefHeading___Toc10964_2641498334"/></text:h>
                </text:list-item>
              </text:list>
            </text:list-item>
          </text:list>
        </text:list-item>
      </text:list>
      <text:p text:style-name="P321">The time zone can be given each time a time is entered or set as a session default. Either way, the following applies.</text:p>
      <text:p text:style-name="P179">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279293536512">
          <table:table-cell table:style-name="Table22.A1" office:value-type="string">
            <text:p text:style-name="P392">Original Value </text:p>
          </table:table-cell>
          <table:table-cell table:style-name="Table22.A1" office:value-type="string">
            <text:p text:style-name="P392">Time (GMT)</text:p>
          </table:table-cell>
          <table:table-cell table:style-name="Table22.C1" office:value-type="string">
            <text:p text:style-name="P392">Time Zone ID</text:p>
          </table:table-cell>
        </table:table-row>
        <table:table-row table:style-name="TableLine94279292821584">
          <table:table-cell table:style-name="Table22.A2" office:value-type="string">
            <text:p text:style-name="P464">7:<text:span text:style-name="T258">00</text:span> EST</text:p>
          </table:table-cell>
          <table:table-cell table:style-name="Table22.A2" office:value-type="string">
            <text:p text:style-name="P463">12:00</text:p>
          </table:table-cell>
          <table:table-cell table:style-name="Table22.C2" office:value-type="string">
            <text:p text:style-name="P466">65136 (EST)</text:p>
          </table:table-cell>
        </table:table-row>
        <table:table-row table:style-name="TableLine94279292834688">
          <table:table-cell table:style-name="Table22.A2" office:value-type="string">
            <text:p text:style-name="P464">7:<text:span text:style-name="T258">00</text:span> <text:span text:style-name="T258">EST5</text:span>EDT</text:p>
          </table:table-cell>
          <table:table-cell table:style-name="Table22.A2" office:value-type="string">
            <text:p text:style-name="P463">11:00 <text:span text:style-name="T256">or 12:00</text:span></text:p>
          </table:table-cell>
          <table:table-cell table:style-name="Table22.C2" office:value-type="string">
            <text:p text:style-name="P466">65135 (EST5EDT)</text:p>
          </table:table-cell>
        </table:table-row>
        <table:table-row table:style-name="TableLine94279292831504">
          <table:table-cell table:style-name="Table22.A2" office:value-type="string">
            <text:p text:style-name="P464">7:<text:span text:style-name="T258">00</text:span> -05:00</text:p>
          </table:table-cell>
          <table:table-cell table:style-name="Table22.A2" office:value-type="string">
            <text:p text:style-name="P463">12:00</text:p>
          </table:table-cell>
          <table:table-cell table:style-name="Table22.C2" office:value-type="string">
            <text:p text:style-name="P465">1139 (-05:00)</text:p>
          </table:table-cell>
        </table:table-row>
        <table:table-row table:style-name="TableLine94279292858032">
          <table:table-cell table:style-name="Table22.A2" office:value-type="string">
            <text:p text:style-name="P464">7:<text:span text:style-name="T258">00</text:span> America/New York</text:p>
          </table:table-cell>
          <table:table-cell table:style-name="Table22.A2" office:value-type="string">
            <text:p text:style-name="P463">11:00 or 12:00</text:p>
          </table:table-cell>
          <table:table-cell table:style-name="Table22.C2" office:value-type="string">
            <text:p text:style-name="P466">America/New_York (65361)</text:p>
          </table:table-cell>
        </table:table-row>
      </table:table>
      <text:p text:style-name="P183"/>
      <text:p text:style-name="P180">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81"><text:span text:style-name="T290">Having originally experimented with the current date as the assumed date for a TIME WITH TIME ZONE, </text:span>Firebird <text:span text:style-name="T290">now uses 2020/1/1 as the assumed date for</text:span> when determining whether or not to apply daylight savings time. Hence, <text:span text:style-name="T260">7:</text:span>00<text:span text:style-name="T260"> America/New York </text:span>will <text:span text:style-name="T291">always translate</text:span> <text:s/>to 12:00 GMT.</text:p>
      <text:p text:style-name="P182"><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4">The IBX Firebird Pascal Interface gives the user the option of specifying an alternative to 2020/1/1 (see </text:span><text:span text:style-name="T304"><text:bookmark-ref text:reference-format="number" text:ref-name="__RefHeading___Toc11039_1423906865">C.3.4</text:bookmark-ref></text:span><text:span text:style-name="T304">).</text:span></text:p>
      <text:list xml:id="list93951061818180"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22"><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322">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4">for example,</text:span> be a weather observation, such a temperature and pressure.</text:p>
      <text:p text:style-name="P322"><text:span text:style-name="T261">In this use case example, t</text:span>he tables are in a database of worldwide observations and here it is important to be able to relate observations made in different time zones.</text:p>
      <text:p text:style-name="P323">It may be observed that a serious problem would result if the time zone name format (e.g. America/New_York) was used for data entry, <text:span text:style-name="T261">or its alias EST5EDT</text:span>. </text:p>
      <text:list xml:id="list866519639" text:style-name="L55">
        <text:list-item>
          <text:p text:style-name="P985"><text:span text:style-name="T335">T</text:span>he Current Date is used for the translation to GMT i.e. the date on which the log file data was entered into the database. <text:span text:style-name="T304">However,</text:span> <text:span text:style-name="T304">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985"><text:span text:style-name="T335">A</text:span> standard date such as 2020/1/1 is used then the GMT time may be inappropriate depending on whether or n<text:span text:style-name="T304">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24">A workaround <text:span text:style-name="T304">to avoid either of the above issues </text:span>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324">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25">In order to efficient compare times entered in log files from different time zones, it is still desirable to translate to or save the time in GMT. </text:p>
      <text:p text:style-name="P324"><text:soft-page-break/>The time would <text:span text:style-name="T264">thus either</text:span> have to be explicitly entered in GMT or a trigger defined to translate from local time to GMT using the master record time zone and date. FB4 provides built-in store<text:span text:style-name="T336">d</text:span> procedure “RDB$TIME_ZONE_UTIL.TRANSITIONS” that would support such a trigger.</text:p>
      <text:p text:style-name="P324">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326">CREATE FUNCTION GMT_TO_LOCALTIME(<text:span text:style-name="T265">gmt_</text:span>time TIME, timezone_name CHAR(63), atDate <text:span text:style-name="T264">DATE</text:span>)<text:line-break/>RETURNS TIME;</text:p>
      <text:list xml:id="list93950942265044" text:continue-list="list93951061818180" text:style-name="WW8Num2">
        <text:list-item>
          <text:list>
            <text:list-item>
              <text:list>
                <text:list-item>
                  <text:list>
                    <text:list-item>
                      <text:p text:style-name="A4">Case #2: Scheduled Local Times</text:p>
                    </text:list-item>
                  </text:list>
                </text:list-item>
              </text:list>
            </text:list-item>
          </text:list>
        </text:list-item>
      </text:list>
      <text:p text:style-name="P327"><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327">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28">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329">Here, again, the data entry problem rears its ugly head. </text:p>
      <text:list xml:id="list3310724835" text:style-name="L56">
        <text:list-item>
          <text:p text:style-name="P986">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5">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987">If the opening/closing time is entered with a time zone name (e.g. America/New_York):</text:p>
          <text:list>
            <text:list-item>
              <text:p text:style-name="P987"><text:span text:style-name="T292">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988">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43">None of the above gives a perfect solution and, again<text:span text:style-name="T269">, the problem is due to translating to GMT. In use case #1 this was because the date used for the translation is not necessarily the same as the </text:span><text:soft-page-break/><text:span text:style-name="T269">log file date. In this use case, any translation to GMT should only be done when the time is read from the database or compared with other database entries. This is what “wall clock time” implies.</text:span></text:p>
      <text:p text:style-name="P344">Some might argue that the best result is obtained when entering the opening time with a time zone name. However, the incorrect GMT time that may result will cause problems where comparing the opening times of shops in different time zones.</text:p>
      <text:p text:style-name="P330"><text:span text:style-name="T305">A</text:span>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330">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330">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18">Here, a function such as</text:p>
      <text:p text:style-name="P326">CREATE FUNCTION LOCALTIME_<text:span text:style-name="T265">TO_GMT</text:span>(localtime TIME, timezone_name CHAR(63), atDate <text:span text:style-name="T264">DATE</text:span>)<text:line-break/>RETURNS TIME;</text:p>
      <text:p text:style-name="P318">is needed to allow (e.g.) shop opening/closing times to be compared.</text:p>
      <text:list xml:id="list93952520902028" text:continue-list="list93950942265044"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31">Neither of the above use cases appears to be a case where a TIME WITH TIME ZONE can be usefully used, even though it was expected that they would be. In each case, the problem is due to the translation to GMT.</text:p>
      <text:list xml:id="list2448096409" text:style-name="L57">
        <text:list-item>
          <text:p text:style-name="P989">In use case #1, the problem is that <text:span text:style-name="T293">a different</text:span> date is used as the baseline for the translation rather than the log file date.</text:p>
        </text:list-item>
        <text:list-item>
          <text:p text:style-name="P989">In use case #2, a<text:span text:style-name="T264">ny</text:span> translation to GMT is inappropriate until there is a need to compare times. <text:span text:style-name="T293">This is always true for “wall clock” time.</text:span></text:p>
        </text:list-item>
      </text:list>
      <text:p text:style-name="P331">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18">Also, storing the time as a local time could create some interesting issues for indexes and table joins, and is probably best avoided.</text:p>
      <text:p text:style-name="P331"><text:span text:style-name="T265">On the other hand, u</text:span>se case #1 would benefit from being able to specify the date used for translation to GMT in context. </text:p>
      <text:p text:style-name="P331"><text:soft-page-break/>For use case #2, the proposed workaround is probably the correct solution as long as the <text:span text:style-name="T263">function LOCALTIME_TO_GMT </text:span>or similar is available to support comparing (e.g.) shop opening/closing times.</text:p>
      <text:p text:style-name="P345">There is no value in translating a wall clock time to GMT until it needs to be compared with other wall clock times, and this translation will always be dynamic and needs to take into account the date on which the times are compared.</text:p>
      <text:list xml:id="list93951936949742" text:continue-list="list93952520902028" text:style-name="WW8Num2">
        <text:list-item>
          <text:list>
            <text:list-item>
              <text:list>
                <text:list-item>
                  <text:h text:style-name="P772" text:outline-level="3"><text:bookmark-start text:name="__RefHeading___Toc11039_1423906865"/>The IBX Implementation<text:bookmark-end text:name="__RefHeading___Toc11039_1423906865"/></text:h>
                </text:list-item>
              </text:list>
            </text:list-item>
          </text:list>
        </text:list-item>
      </text:list>
      <text:p text:style-name="P186">The IBX Firebird Pascal Interface includes its own client for converting local times (TIME WITH TIME ZONE) to GMT. </text:p>
      <text:list xml:id="list93952422153481" text:continue-numbering="true" text:style-name="WW8Num2">
        <text:list-item>
          <text:list>
            <text:list-item>
              <text:list>
                <text:list-item>
                  <text:list>
                    <text:list-item>
                      <text:p text:style-name="P773">Setting the data value</text:p>
                    </text:list-item>
                  </text:list>
                </text:list-item>
              </text:list>
            </text:list-item>
          </text:list>
        </text:list-item>
      </text:list>
      <text:p text:style-name="P187">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46">The first variant is used typically with a TIME (without time zone) data type and does not specify any time zone. A server side default will be used if the actual column type is TIME WITH TIME ZONE.</text:p>
      <text:p text:style-name="P346">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46">The current default date is initially 2020/1/1, but may be modified on a per attachment basis using the SetTimeTZDate method of the ITimeZoneServices interface.</text:p>
      <text:list xml:id="list93952526158279" text:continue-numbering="true" text:style-name="WW8Num2">
        <text:list-item>
          <text:list>
            <text:list-item>
              <text:list>
                <text:list-item>
                  <text:list>
                    <text:list-item>
                      <text:p text:style-name="P773">Getting the Data Value</text:p>
                    </text:list-item>
                  </text:list>
                </text:list-item>
              </text:list>
            </text:list-item>
          </text:list>
        </text:list-item>
      </text:list>
      <text:p text:style-name="P347">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47">The GetAsDateTime function is also available and is typically used to read a TIME (without time zone) data type. If used with a TIME WITH TIMEZONE data type then the local time is returned without any time zone context.</text:p>
      <text:p text:style-name="P347">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93952177805678" text:continue-numbering="true" text:style-name="WW8Num2">
        <text:list-item>
          <text:list>
            <text:list-item>
              <text:list>
                <text:list-item>
                  <text:list>
                    <text:list-item>
                      <text:p text:style-name="P773">Text Values</text:p>
                    </text:list-item>
                  </text:list>
                </text:list-item>
              </text:list>
            </text:list-item>
          </text:list>
        </text:list-item>
      </text:list>
      <text:p text:style-name="P188">The SetAsString and GetAsString methods may also be used to respectively set or return time with time zone data values.</text:p>
      <text:p text:style-name="P188">In these cases the current default date is always used to <text:span text:style-name="T294">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93952212732185"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32">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33">The ICU library is deployed as a DLL or Shared Object (.so) and <text:span text:style-name="T271">may be</text:span> <text:span text:style-name="T272">provided</text:span> as part of the Operating System.</text:p>
      <text:list xml:id="list3449330504" text:style-name="L58">
        <text:list-item>
          <text:p text:style-name="P990"><text:span text:style-name="T273">For</text:span> Linux distros, the ICU shared objects are always deployed by the distro and are kept up-to-date as part of the normal <text:span text:style-name="T274">OS </text:span>update cycle.</text:p>
        </text:list-item>
        <text:list-item>
          <text:p text:style-name="P991">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991">For macOS, the ICU shared objects are provided as part of macOS.</text:p>
        </text:list-item>
      </text:list>
      <text:p text:style-name="P339"><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93952612210151" text:continue-list="list93952212732185"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41">The ICU library needs to be up-to-date in order to correctly translate local times to and from GMT. This is because, from time to time, there are legislative changes to time zones and daylight savings times and these need to recorded in the ICU library. </text:p>
      <text:p text:style-name="P334"><text:span text:style-name="T277">In order to avoid having to update the time zone database without also needing a full ICU library update</text:span>, <text:span text:style-name="T276">a Firebird local copy of </text:span>the time zone database files are held in the &lt;firebird root&gt;/tzdata folder, <text:span text:style-name="T276">as</text:span> a set of '*.res' files. <text:span text:style-name="T276">These are used in preference to the time zone database in the ICU DLLs or shared objects. The time zone database can be updated by simply replacing these files.</text:span></text:p>
      <text:p text:style-name="P334"><text:soft-page-break/>When new versions of <text:span text:style-name="T276">the time zone database</text:span> files are released, they are made available at:</text:p>
      <text:p text:style-name="P334"><text:a xlink:type="simple" xlink:href="https://github.com/FirebirdSQL/firebird/tree/master/extern/icu/tzdata" text:style-name="Internet_20_link" text:visited-style-name="Visited_20_Internet_20_Link">https://github.com/FirebirdSQL/firebird/tree/master/extern/icu/tzdata</text:a></text:p>
      <text:p text:style-name="P334">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93950980298860" text:continue-numbering="true" text:style-name="WW8Num2">
        <text:list-item>
          <text:list>
            <text:list-item>
              <text:list>
                <text:list-item>
                  <text:h text:style-name="A3" text:outline-level="3"><text:bookmark-start text:name="__RefHeading___Toc10972_2641498334"/>Updating the <text:span text:style-name="T278">ICU and </text:span>Time Zone Database under <text:span text:style-name="T279">Linux</text:span><text:bookmark-end text:name="__RefHeading___Toc10972_2641498334"/></text:h>
                </text:list-item>
              </text:list>
            </text:list-item>
          </text:list>
        </text:list-item>
      </text:list>
      <text:p text:style-name="P334"><text:span text:style-name="T278">ICU library</text:span> <text:span text:style-name="T280">update </text:span>is performed automatically when an OS update is performed and the update contains an updated ICU <text:span text:style-name="T280">shared object</text:span>. </text:p>
      <text:p text:style-name="P335"><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80">Note: the tzdata or timezone package that is part of most Linux distros also contains a time zone database. However, this is not used by the ICU library.</text:p>
      <text:list xml:id="list93952838214193" text:continue-numbering="true" text:style-name="WW8Num2">
        <text:list-item>
          <text:list>
            <text:list-item>
              <text:list>
                <text:list-item>
                  <text:h text:style-name="A3" text:outline-level="3"><text:bookmark-start text:name="__RefHeading___Toc10974_2641498334"/>Updating the <text:span text:style-name="T278">ICU and </text:span>Time Zone Database under Windows<text:bookmark-end text:name="__RefHeading___Toc10974_2641498334"/></text:h>
                </text:list-item>
              </text:list>
            </text:list-item>
          </text:list>
        </text:list-item>
      </text:list>
      <text:p text:style-name="P336">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34">Hopefully, an installer package will eventually be made available to automate the process. </text:p>
      <text:list xml:id="list93951860149387"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37">The time zone database for both Firebird Server and embedded server installations should be kept up-to-date and the source of the time zone database files regularly checked for updates.</text:p>
      <text:list xml:id="list93951087098436"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38">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38">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40">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40">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4">the Firebird time zone database does not have to be distributed alongside IBX based Firebird Clients</text:span>.</text:p>
      <text:p text:style-name="P340">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4 January 2022</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11</text:user-defined><text:tab/><text:page-number text:select-page="current">63</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136</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336</meta:editing-cycles>
    <meta:editing-duration>P2DT8H16M13S</meta:editing-duration>
    <meta:initial-creator>Tony Whyman</meta:initial-creator>
    <dc:date>2022-01-14T09:39:49.359780648</dc:date>
    <meta:printed-by>Tony Whyman</meta:printed-by>
    <meta:print-date>2016-12-03T09:22:21.117078094</meta:print-date>
    <meta:document-statistic meta:table-count="25" meta:image-count="1" meta:object-count="1" meta:page-count="143" meta:paragraph-count="3762" meta:word-count="38640" meta:character-count="277015" meta:non-whitespace-character-count="231648"/>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